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99"/>
    </style:style>
  </office:automatic-styles>
  <office:body>
    <office:spreadsheet>
      <table:table table:name="Tabelle1" table:style-name="ta1">
        <table:table-column table:style-name="co3" table:number-columns-repeated="100" table:default-cell-style-name="Default"/>
        <table:table-row table:style-name="ro1">
          <table:table-cell table:formula="of:=ROUND((RAND() - 0.5) * 2000)" office:value-type="float" office:value="-906" calcext:value-type="float">
            <text:p>-906</text:p>
          </table:table-cell>
          <table:table-cell table:formula="of:=ROUND((RAND() - 0.5) * 2000)" office:value-type="float" office:value="109" calcext:value-type="float">
            <text:p>109</text:p>
          </table:table-cell>
          <table:table-cell table:formula="of:=ROUND((RAND() - 0.5) * 2000)" office:value-type="float" office:value="-278" calcext:value-type="float">
            <text:p>-278</text:p>
          </table:table-cell>
          <table:table-cell table:formula="of:=ROUND((RAND() - 0.5) * 2000)" office:value-type="float" office:value="708" calcext:value-type="float">
            <text:p>708</text:p>
          </table:table-cell>
          <table:table-cell table:formula="of:=ROUND((RAND() - 0.5) * 2000)" office:value-type="float" office:value="375" calcext:value-type="float">
            <text:p>375</text:p>
          </table:table-cell>
          <table:table-cell table:formula="of:=ROUND((RAND() - 0.5) * 2000)" office:value-type="float" office:value="263" calcext:value-type="float">
            <text:p>263</text:p>
          </table:table-cell>
          <table:table-cell table:formula="of:=ROUND((RAND() - 0.5) * 2000)" office:value-type="float" office:value="-981" calcext:value-type="float">
            <text:p>-981</text:p>
          </table:table-cell>
          <table:table-cell table:formula="of:=ROUND((RAND() - 0.5) * 2000)" office:value-type="float" office:value="27" calcext:value-type="float">
            <text:p>27</text:p>
          </table:table-cell>
          <table:table-cell table:formula="of:=ROUND((RAND() - 0.5) * 2000)" office:value-type="float" office:value="697" calcext:value-type="float">
            <text:p>697</text:p>
          </table:table-cell>
          <table:table-cell table:formula="of:=ROUND((RAND() - 0.5) * 2000)" office:value-type="float" office:value="862" calcext:value-type="float">
            <text:p>862</text:p>
          </table:table-cell>
          <table:table-cell table:formula="of:=ROUND((RAND() - 0.5) * 2000)" office:value-type="float" office:value="-482" calcext:value-type="float">
            <text:p>-482</text:p>
          </table:table-cell>
          <table:table-cell table:formula="of:=ROUND((RAND() - 0.5) * 2000)" office:value-type="float" office:value="-986" calcext:value-type="float">
            <text:p>-986</text:p>
          </table:table-cell>
          <table:table-cell table:formula="of:=ROUND((RAND() - 0.5) * 2000)" office:value-type="float" office:value="680" calcext:value-type="float">
            <text:p>680</text:p>
          </table:table-cell>
          <table:table-cell table:formula="of:=ROUND((RAND() - 0.5) * 2000)" office:value-type="float" office:value="475" calcext:value-type="float">
            <text:p>475</text:p>
          </table:table-cell>
          <table:table-cell table:formula="of:=ROUND((RAND() - 0.5) * 2000)" office:value-type="float" office:value="-379" calcext:value-type="float">
            <text:p>-379</text:p>
          </table:table-cell>
          <table:table-cell table:formula="of:=ROUND((RAND() - 0.5) * 2000)" office:value-type="float" office:value="367" calcext:value-type="float">
            <text:p>367</text:p>
          </table:table-cell>
          <table:table-cell table:formula="of:=ROUND((RAND() - 0.5) * 2000)" office:value-type="float" office:value="580" calcext:value-type="float">
            <text:p>580</text:p>
          </table:table-cell>
          <table:table-cell table:formula="of:=ROUND((RAND() - 0.5) * 2000)" office:value-type="float" office:value="452" calcext:value-type="float">
            <text:p>452</text:p>
          </table:table-cell>
          <table:table-cell table:formula="of:=ROUND((RAND() - 0.5) * 2000)" office:value-type="float" office:value="-290" calcext:value-type="float">
            <text:p>-290</text:p>
          </table:table-cell>
          <table:table-cell table:formula="of:=ROUND((RAND() - 0.5) * 2000)" office:value-type="float" office:value="-541" calcext:value-type="float">
            <text:p>-541</text:p>
          </table:table-cell>
          <table:table-cell table:formula="of:=ROUND((RAND() - 0.5) * 2000)" office:value-type="float" office:value="773" calcext:value-type="float">
            <text:p>773</text:p>
          </table:table-cell>
          <table:table-cell table:formula="of:=ROUND((RAND() - 0.5) * 2000)" office:value-type="float" office:value="-490" calcext:value-type="float">
            <text:p>-490</text:p>
          </table:table-cell>
          <table:table-cell table:formula="of:=ROUND((RAND() - 0.5) * 2000)" office:value-type="float" office:value="-362" calcext:value-type="float">
            <text:p>-362</text:p>
          </table:table-cell>
          <table:table-cell table:formula="of:=ROUND((RAND() - 0.5) * 2000)" office:value-type="float" office:value="47" calcext:value-type="float">
            <text:p>47</text:p>
          </table:table-cell>
          <table:table-cell table:formula="of:=ROUND((RAND() - 0.5) * 2000)" office:value-type="float" office:value="-872" calcext:value-type="float">
            <text:p>-872</text:p>
          </table:table-cell>
          <table:table-cell table:formula="of:=ROUND((RAND() - 0.5) * 2000)" office:value-type="float" office:value="-453" calcext:value-type="float">
            <text:p>-453</text:p>
          </table:table-cell>
          <table:table-cell table:formula="of:=ROUND((RAND() - 0.5) * 2000)" office:value-type="float" office:value="66" calcext:value-type="float">
            <text:p>66</text:p>
          </table:table-cell>
          <table:table-cell table:number-columns-repeated="73"/>
        </table:table-row>
        <table:table-row table:style-name="ro1">
          <table:table-cell/>
          <table:table-cell table:formula="of:=SUM([.A$1:.B$1])" office:value-type="float" office:value="-797" calcext:value-type="float">
            <text:p>-797</text:p>
          </table:table-cell>
          <table:table-cell table:formula="of:=SUM([.B$1:.C$1])" office:value-type="float" office:value="-169" calcext:value-type="float">
            <text:p>-169</text:p>
          </table:table-cell>
          <table:table-cell table:formula="of:=SUM([.C$1:.D$1])" office:value-type="float" office:value="430" calcext:value-type="float">
            <text:p>430</text:p>
          </table:table-cell>
          <table:table-cell table:formula="of:=SUM([.D$1:.E$1])" office:value-type="float" office:value="1083" calcext:value-type="float">
            <text:p>1083</text:p>
          </table:table-cell>
          <table:table-cell table:formula="of:=SUM([.E$1:.F$1])" office:value-type="float" office:value="638" calcext:value-type="float">
            <text:p>638</text:p>
          </table:table-cell>
          <table:table-cell table:formula="of:=SUM([.F$1:.G$1])" office:value-type="float" office:value="-718" calcext:value-type="float">
            <text:p>-718</text:p>
          </table:table-cell>
          <table:table-cell table:formula="of:=SUM([.G$1:.H$1])" office:value-type="float" office:value="-954" calcext:value-type="float">
            <text:p>-954</text:p>
          </table:table-cell>
          <table:table-cell table:formula="of:=SUM([.H$1:.I$1])" office:value-type="float" office:value="724" calcext:value-type="float">
            <text:p>724</text:p>
          </table:table-cell>
          <table:table-cell table:formula="of:=SUM([.I$1:.J$1])" office:value-type="float" office:value="1559" calcext:value-type="float">
            <text:p>1559</text:p>
          </table:table-cell>
          <table:table-cell table:formula="of:=SUM([.J$1:.K$1])" office:value-type="float" office:value="380" calcext:value-type="float">
            <text:p>380</text:p>
          </table:table-cell>
          <table:table-cell table:formula="of:=SUM([.K$1:.L$1])" office:value-type="float" office:value="-1468" calcext:value-type="float">
            <text:p>-1468</text:p>
          </table:table-cell>
          <table:table-cell table:formula="of:=SUM([.L$1:.M$1])" office:value-type="float" office:value="-306" calcext:value-type="float">
            <text:p>-306</text:p>
          </table:table-cell>
          <table:table-cell table:formula="of:=SUM([.M$1:.N$1])" office:value-type="float" office:value="1155" calcext:value-type="float">
            <text:p>1155</text:p>
          </table:table-cell>
          <table:table-cell table:formula="of:=SUM([.N$1:.O$1])" office:value-type="float" office:value="96" calcext:value-type="float">
            <text:p>96</text:p>
          </table:table-cell>
          <table:table-cell table:formula="of:=SUM([.O$1:.P$1])" office:value-type="float" office:value="-12" calcext:value-type="float">
            <text:p>-12</text:p>
          </table:table-cell>
          <table:table-cell table:formula="of:=SUM([.P$1:.Q$1])" office:value-type="float" office:value="947" calcext:value-type="float">
            <text:p>947</text:p>
          </table:table-cell>
          <table:table-cell table:formula="of:=SUM([.Q$1:.R$1])" office:value-type="float" office:value="1032" calcext:value-type="float">
            <text:p>1032</text:p>
          </table:table-cell>
          <table:table-cell table:formula="of:=SUM([.R$1:.S$1])" office:value-type="float" office:value="162" calcext:value-type="float">
            <text:p>162</text:p>
          </table:table-cell>
          <table:table-cell table:formula="of:=SUM([.S$1:.T$1])" office:value-type="float" office:value="-831" calcext:value-type="float">
            <text:p>-831</text:p>
          </table:table-cell>
          <table:table-cell table:formula="of:=SUM([.T$1:.U$1])" office:value-type="float" office:value="232" calcext:value-type="float">
            <text:p>232</text:p>
          </table:table-cell>
          <table:table-cell table:formula="of:=SUM([.U$1:.V$1])" office:value-type="float" office:value="283" calcext:value-type="float">
            <text:p>283</text:p>
          </table:table-cell>
          <table:table-cell table:formula="of:=SUM([.V$1:.W$1])" office:value-type="float" office:value="-852" calcext:value-type="float">
            <text:p>-852</text:p>
          </table:table-cell>
          <table:table-cell table:formula="of:=SUM([.W$1:.X$1])" office:value-type="float" office:value="-315" calcext:value-type="float">
            <text:p>-315</text:p>
          </table:table-cell>
          <table:table-cell table:formula="of:=SUM([.X$1:.Y$1])" office:value-type="float" office:value="-825" calcext:value-type="float">
            <text:p>-825</text:p>
          </table:table-cell>
          <table:table-cell table:formula="of:=SUM([.Y$1:.Z$1])" office:value-type="float" office:value="-1325" calcext:value-type="float">
            <text:p>-1325</text:p>
          </table:table-cell>
          <table:table-cell table:formula="of:=SUM([.Z$1:.AA$1])" office:value-type="float" office:value="-387" calcext:value-type="float">
            <text:p>-387</text:p>
          </table:table-cell>
          <table:table-cell table:number-columns-repeated="73"/>
        </table:table-row>
        <table:table-row table:style-name="ro1">
          <table:table-cell table:number-columns-repeated="2"/>
          <table:table-cell table:formula="of:=SUM([.A$1:.C$1])" office:value-type="float" office:value="-1075" calcext:value-type="float">
            <text:p>-1075</text:p>
          </table:table-cell>
          <table:table-cell table:formula="of:=SUM([.B$1:.D$1])" office:value-type="float" office:value="539" calcext:value-type="float">
            <text:p>539</text:p>
          </table:table-cell>
          <table:table-cell table:formula="of:=SUM([.C$1:.E$1])" office:value-type="float" office:value="805" calcext:value-type="float">
            <text:p>805</text:p>
          </table:table-cell>
          <table:table-cell table:formula="of:=SUM([.D$1:.F$1])" office:value-type="float" office:value="1346" calcext:value-type="float">
            <text:p>1346</text:p>
          </table:table-cell>
          <table:table-cell table:formula="of:=SUM([.E$1:.G$1])" office:value-type="float" office:value="-343" calcext:value-type="float">
            <text:p>-343</text:p>
          </table:table-cell>
          <table:table-cell table:formula="of:=SUM([.F$1:.H$1])" office:value-type="float" office:value="-691" calcext:value-type="float">
            <text:p>-691</text:p>
          </table:table-cell>
          <table:table-cell table:formula="of:=SUM([.G$1:.I$1])" office:value-type="float" office:value="-257" calcext:value-type="float">
            <text:p>-257</text:p>
          </table:table-cell>
          <table:table-cell table:formula="of:=SUM([.H$1:.J$1])" office:value-type="float" office:value="1586" calcext:value-type="float">
            <text:p>1586</text:p>
          </table:table-cell>
          <table:table-cell table:formula="of:=SUM([.I$1:.K$1])" office:value-type="float" office:value="1077" calcext:value-type="float">
            <text:p>1077</text:p>
          </table:table-cell>
          <table:table-cell table:formula="of:=SUM([.J$1:.L$1])" office:value-type="float" office:value="-606" calcext:value-type="float">
            <text:p>-606</text:p>
          </table:table-cell>
          <table:table-cell table:formula="of:=SUM([.K$1:.M$1])" office:value-type="float" office:value="-788" calcext:value-type="float">
            <text:p>-788</text:p>
          </table:table-cell>
          <table:table-cell table:formula="of:=SUM([.L$1:.N$1])" office:value-type="float" office:value="169" calcext:value-type="float">
            <text:p>169</text:p>
          </table:table-cell>
          <table:table-cell table:formula="of:=SUM([.M$1:.O$1])" office:value-type="float" office:value="776" calcext:value-type="float">
            <text:p>776</text:p>
          </table:table-cell>
          <table:table-cell table:formula="of:=SUM([.N$1:.P$1])" office:value-type="float" office:value="463" calcext:value-type="float">
            <text:p>463</text:p>
          </table:table-cell>
          <table:table-cell table:formula="of:=SUM([.O$1:.Q$1])" office:value-type="float" office:value="568" calcext:value-type="float">
            <text:p>568</text:p>
          </table:table-cell>
          <table:table-cell table:formula="of:=SUM([.P$1:.R$1])" office:value-type="float" office:value="1399" calcext:value-type="float">
            <text:p>1399</text:p>
          </table:table-cell>
          <table:table-cell table:formula="of:=SUM([.Q$1:.S$1])" office:value-type="float" office:value="742" calcext:value-type="float">
            <text:p>742</text:p>
          </table:table-cell>
          <table:table-cell table:formula="of:=SUM([.R$1:.T$1])" office:value-type="float" office:value="-379" calcext:value-type="float">
            <text:p>-379</text:p>
          </table:table-cell>
          <table:table-cell table:formula="of:=SUM([.S$1:.U$1])" office:value-type="float" office:value="-58" calcext:value-type="float">
            <text:p>-58</text:p>
          </table:table-cell>
          <table:table-cell table:formula="of:=SUM([.T$1:.V$1])" office:value-type="float" office:value="-258" calcext:value-type="float">
            <text:p>-258</text:p>
          </table:table-cell>
          <table:table-cell table:formula="of:=SUM([.U$1:.W$1])" office:value-type="float" office:value="-79" calcext:value-type="float">
            <text:p>-79</text:p>
          </table:table-cell>
          <table:table-cell table:formula="of:=SUM([.V$1:.X$1])" office:value-type="float" office:value="-805" calcext:value-type="float">
            <text:p>-805</text:p>
          </table:table-cell>
          <table:table-cell table:formula="of:=SUM([.W$1:.Y$1])" office:value-type="float" office:value="-1187" calcext:value-type="float">
            <text:p>-1187</text:p>
          </table:table-cell>
          <table:table-cell table:formula="of:=SUM([.X$1:.Z$1])" office:value-type="float" office:value="-1278" calcext:value-type="float">
            <text:p>-1278</text:p>
          </table:table-cell>
          <table:table-cell table:formula="of:=SUM([.Y$1:.AA$1])" office:value-type="float" office:value="-1259" calcext:value-type="float">
            <text:p>-1259</text:p>
          </table:table-cell>
          <table:table-cell table:number-columns-repeated="73"/>
        </table:table-row>
        <table:table-row table:style-name="ro1">
          <table:table-cell table:number-columns-repeated="3"/>
          <table:table-cell table:formula="of:=SUM([.A$1:.D$1])" office:value-type="float" office:value="-367" calcext:value-type="float">
            <text:p>-367</text:p>
          </table:table-cell>
          <table:table-cell table:formula="of:=SUM([.B$1:.E$1])" office:value-type="float" office:value="914" calcext:value-type="float">
            <text:p>914</text:p>
          </table:table-cell>
          <table:table-cell table:formula="of:=SUM([.C$1:.F$1])" office:value-type="float" office:value="1068" calcext:value-type="float">
            <text:p>1068</text:p>
          </table:table-cell>
          <table:table-cell table:formula="of:=SUM([.D$1:.G$1])" office:value-type="float" office:value="365" calcext:value-type="float">
            <text:p>365</text:p>
          </table:table-cell>
          <table:table-cell table:formula="of:=SUM([.E$1:.H$1])" office:value-type="float" office:value="-316" calcext:value-type="float">
            <text:p>-316</text:p>
          </table:table-cell>
          <table:table-cell table:formula="of:=SUM([.F$1:.I$1])" office:value-type="float" office:value="6" calcext:value-type="float">
            <text:p>6</text:p>
          </table:table-cell>
          <table:table-cell table:formula="of:=SUM([.G$1:.J$1])" office:value-type="float" office:value="605" calcext:value-type="float">
            <text:p>605</text:p>
          </table:table-cell>
          <table:table-cell table:formula="of:=SUM([.H$1:.K$1])" office:value-type="float" office:value="1104" calcext:value-type="float">
            <text:p>1104</text:p>
          </table:table-cell>
          <table:table-cell table:formula="of:=SUM([.I$1:.L$1])" office:value-type="float" office:value="91" calcext:value-type="float">
            <text:p>91</text:p>
          </table:table-cell>
          <table:table-cell table:formula="of:=SUM([.J$1:.M$1])" office:value-type="float" office:value="74" calcext:value-type="float">
            <text:p>74</text:p>
          </table:table-cell>
          <table:table-cell table:formula="of:=SUM([.K$1:.N$1])" office:value-type="float" office:value="-313" calcext:value-type="float">
            <text:p>-313</text:p>
          </table:table-cell>
          <table:table-cell table:formula="of:=SUM([.L$1:.O$1])" office:value-type="float" office:value="-210" calcext:value-type="float">
            <text:p>-210</text:p>
          </table:table-cell>
          <table:table-cell table:formula="of:=SUM([.M$1:.P$1])" office:value-type="float" office:value="1143" calcext:value-type="float">
            <text:p>1143</text:p>
          </table:table-cell>
          <table:table-cell table:formula="of:=SUM([.N$1:.Q$1])" office:value-type="float" office:value="1043" calcext:value-type="float">
            <text:p>1043</text:p>
          </table:table-cell>
          <table:table-cell table:formula="of:=SUM([.O$1:.R$1])" office:value-type="float" office:value="1020" calcext:value-type="float">
            <text:p>1020</text:p>
          </table:table-cell>
          <table:table-cell table:formula="of:=SUM([.P$1:.S$1])" office:value-type="float" office:value="1109" calcext:value-type="float">
            <text:p>1109</text:p>
          </table:table-cell>
          <table:table-cell table:formula="of:=SUM([.Q$1:.T$1])" office:value-type="float" office:value="201" calcext:value-type="float">
            <text:p>201</text:p>
          </table:table-cell>
          <table:table-cell table:formula="of:=SUM([.R$1:.U$1])" office:value-type="float" office:value="394" calcext:value-type="float">
            <text:p>394</text:p>
          </table:table-cell>
          <table:table-cell table:formula="of:=SUM([.S$1:.V$1])" office:value-type="float" office:value="-548" calcext:value-type="float">
            <text:p>-548</text:p>
          </table:table-cell>
          <table:table-cell table:formula="of:=SUM([.T$1:.W$1])" office:value-type="float" office:value="-620" calcext:value-type="float">
            <text:p>-620</text:p>
          </table:table-cell>
          <table:table-cell table:formula="of:=SUM([.U$1:.X$1])" office:value-type="float" office:value="-32" calcext:value-type="float">
            <text:p>-32</text:p>
          </table:table-cell>
          <table:table-cell table:formula="of:=SUM([.V$1:.Y$1])" office:value-type="float" office:value="-1677" calcext:value-type="float">
            <text:p>-1677</text:p>
          </table:table-cell>
          <table:table-cell table:formula="of:=SUM([.W$1:.Z$1])" office:value-type="float" office:value="-1640" calcext:value-type="float">
            <text:p>-1640</text:p>
          </table:table-cell>
          <table:table-cell table:formula="of:=SUM([.X$1:.AA$1])" office:value-type="float" office:value="-1212" calcext:value-type="float">
            <text:p>-1212</text:p>
          </table:table-cell>
          <table:table-cell table:number-columns-repeated="73"/>
        </table:table-row>
        <table:table-row table:style-name="ro1">
          <table:table-cell table:number-columns-repeated="4"/>
          <table:table-cell table:formula="of:=SUM([.A$1:.E$1])" office:value-type="float" office:value="8" calcext:value-type="float">
            <text:p>8</text:p>
          </table:table-cell>
          <table:table-cell table:formula="of:=SUM([.B$1:.F$1])" office:value-type="float" office:value="1177" calcext:value-type="float">
            <text:p>1177</text:p>
          </table:table-cell>
          <table:table-cell table:formula="of:=SUM([.C$1:.G$1])" office:value-type="float" office:value="87" calcext:value-type="float">
            <text:p>87</text:p>
          </table:table-cell>
          <table:table-cell table:formula="of:=SUM([.D$1:.H$1])" office:value-type="float" office:value="392" calcext:value-type="float">
            <text:p>392</text:p>
          </table:table-cell>
          <table:table-cell table:formula="of:=SUM([.E$1:.I$1])" office:value-type="float" office:value="381" calcext:value-type="float">
            <text:p>381</text:p>
          </table:table-cell>
          <table:table-cell table:formula="of:=SUM([.F$1:.J$1])" office:value-type="float" office:value="868" calcext:value-type="float">
            <text:p>868</text:p>
          </table:table-cell>
          <table:table-cell table:formula="of:=SUM([.G$1:.K$1])" office:value-type="float" office:value="123" calcext:value-type="float">
            <text:p>123</text:p>
          </table:table-cell>
          <table:table-cell table:formula="of:=SUM([.H$1:.L$1])" office:value-type="float" office:value="118" calcext:value-type="float">
            <text:p>118</text:p>
          </table:table-cell>
          <table:table-cell table:formula="of:=SUM([.I$1:.M$1])" office:value-type="float" office:value="771" calcext:value-type="float">
            <text:p>771</text:p>
          </table:table-cell>
          <table:table-cell table:formula="of:=SUM([.J$1:.N$1])" office:value-type="float" office:value="549" calcext:value-type="float">
            <text:p>549</text:p>
          </table:table-cell>
          <table:table-cell table:formula="of:=SUM([.K$1:.O$1])" office:value-type="float" office:value="-692" calcext:value-type="float">
            <text:p>-692</text:p>
          </table:table-cell>
          <table:table-cell table:formula="of:=SUM([.L$1:.P$1])" office:value-type="float" office:value="157" calcext:value-type="float">
            <text:p>157</text:p>
          </table:table-cell>
          <table:table-cell table:formula="of:=SUM([.M$1:.Q$1])" office:value-type="float" office:value="1723" calcext:value-type="float">
            <text:p>1723</text:p>
          </table:table-cell>
          <table:table-cell table:formula="of:=SUM([.N$1:.R$1])" office:value-type="float" office:value="1495" calcext:value-type="float">
            <text:p>1495</text:p>
          </table:table-cell>
          <table:table-cell table:formula="of:=SUM([.O$1:.S$1])" office:value-type="float" office:value="730" calcext:value-type="float">
            <text:p>730</text:p>
          </table:table-cell>
          <table:table-cell table:formula="of:=SUM([.P$1:.T$1])" office:value-type="float" office:value="568" calcext:value-type="float">
            <text:p>568</text:p>
          </table:table-cell>
          <table:table-cell table:formula="of:=SUM([.Q$1:.U$1])" office:value-type="float" office:value="974" calcext:value-type="float">
            <text:p>974</text:p>
          </table:table-cell>
          <table:table-cell table:formula="of:=SUM([.R$1:.V$1])" office:value-type="float" office:value="-96" calcext:value-type="float">
            <text:p>-96</text:p>
          </table:table-cell>
          <table:table-cell table:formula="of:=SUM([.S$1:.W$1])" office:value-type="float" office:value="-910" calcext:value-type="float">
            <text:p>-910</text:p>
          </table:table-cell>
          <table:table-cell table:formula="of:=SUM([.T$1:.X$1])" office:value-type="float" office:value="-573" calcext:value-type="float">
            <text:p>-573</text:p>
          </table:table-cell>
          <table:table-cell table:formula="of:=SUM([.U$1:.Y$1])" office:value-type="float" office:value="-904" calcext:value-type="float">
            <text:p>-904</text:p>
          </table:table-cell>
          <table:table-cell table:formula="of:=SUM([.V$1:.Z$1])" office:value-type="float" office:value="-2130" calcext:value-type="float">
            <text:p>-2130</text:p>
          </table:table-cell>
          <table:table-cell table:formula="of:=SUM([.W$1:.AA$1])" office:value-type="float" office:value="-1574" calcext:value-type="float">
            <text:p>-1574</text:p>
          </table:table-cell>
          <table:table-cell table:number-columns-repeated="73"/>
        </table:table-row>
        <table:table-row table:style-name="ro1">
          <table:table-cell table:number-columns-repeated="5"/>
          <table:table-cell table:formula="of:=SUM([.A$1:.F$1])" office:value-type="float" office:value="271" calcext:value-type="float">
            <text:p>271</text:p>
          </table:table-cell>
          <table:table-cell table:formula="of:=SUM([.B$1:.G$1])" office:value-type="float" office:value="196" calcext:value-type="float">
            <text:p>196</text:p>
          </table:table-cell>
          <table:table-cell table:formula="of:=SUM([.C$1:.H$1])" office:value-type="float" office:value="114" calcext:value-type="float">
            <text:p>114</text:p>
          </table:table-cell>
          <table:table-cell table:formula="of:=SUM([.D$1:.I$1])" office:value-type="float" office:value="1089" calcext:value-type="float">
            <text:p>1089</text:p>
          </table:table-cell>
          <table:table-cell table:formula="of:=SUM([.E$1:.J$1])" office:value-type="float" office:value="1243" calcext:value-type="float">
            <text:p>1243</text:p>
          </table:table-cell>
          <table:table-cell table:formula="of:=SUM([.F$1:.K$1])" office:value-type="float" office:value="386" calcext:value-type="float">
            <text:p>386</text:p>
          </table:table-cell>
          <table:table-cell table:formula="of:=SUM([.G$1:.L$1])" office:value-type="float" office:value="-863" calcext:value-type="float">
            <text:p>-863</text:p>
          </table:table-cell>
          <table:table-cell table:formula="of:=SUM([.H$1:.M$1])" office:value-type="float" office:value="798" calcext:value-type="float">
            <text:p>798</text:p>
          </table:table-cell>
          <table:table-cell table:formula="of:=SUM([.I$1:.N$1])" office:value-type="float" office:value="1246" calcext:value-type="float">
            <text:p>1246</text:p>
          </table:table-cell>
          <table:table-cell table:formula="of:=SUM([.J$1:.O$1])" office:value-type="float" office:value="170" calcext:value-type="float">
            <text:p>170</text:p>
          </table:table-cell>
          <table:table-cell table:formula="of:=SUM([.K$1:.P$1])" office:value-type="float" office:value="-325" calcext:value-type="float">
            <text:p>-325</text:p>
          </table:table-cell>
          <table:table-cell table:formula="of:=SUM([.L$1:.Q$1])" office:value-type="float" office:value="737" calcext:value-type="float">
            <text:p>737</text:p>
          </table:table-cell>
          <table:table-cell table:formula="of:=SUM([.M$1:.R$1])" office:value-type="float" office:value="2175" calcext:value-type="float">
            <text:p>2175</text:p>
          </table:table-cell>
          <table:table-cell table:formula="of:=SUM([.N$1:.S$1])" office:value-type="float" office:value="1205" calcext:value-type="float">
            <text:p>1205</text:p>
          </table:table-cell>
          <table:table-cell table:formula="of:=SUM([.O$1:.T$1])" office:value-type="float" office:value="189" calcext:value-type="float">
            <text:p>189</text:p>
          </table:table-cell>
          <table:table-cell table:formula="of:=SUM([.P$1:.U$1])" office:value-type="float" office:value="1341" calcext:value-type="float">
            <text:p>1341</text:p>
          </table:table-cell>
          <table:table-cell table:formula="of:=SUM([.Q$1:.V$1])" office:value-type="float" office:value="484" calcext:value-type="float">
            <text:p>484</text:p>
          </table:table-cell>
          <table:table-cell table:formula="of:=SUM([.R$1:.W$1])" office:value-type="float" office:value="-458" calcext:value-type="float">
            <text:p>-458</text:p>
          </table:table-cell>
          <table:table-cell table:formula="of:=SUM([.S$1:.X$1])" office:value-type="float" office:value="-863" calcext:value-type="float">
            <text:p>-863</text:p>
          </table:table-cell>
          <table:table-cell table:formula="of:=SUM([.T$1:.Y$1])" office:value-type="float" office:value="-1445" calcext:value-type="float">
            <text:p>-1445</text:p>
          </table:table-cell>
          <table:table-cell table:formula="of:=SUM([.U$1:.Z$1])" office:value-type="float" office:value="-1357" calcext:value-type="float">
            <text:p>-1357</text:p>
          </table:table-cell>
          <table:table-cell table:formula="of:=SUM([.V$1:.AA$1])" office:value-type="float" office:value="-2064" calcext:value-type="float">
            <text:p>-2064</text:p>
          </table:table-cell>
          <table:table-cell table:number-columns-repeated="73"/>
        </table:table-row>
        <table:table-row table:style-name="ro1">
          <table:table-cell table:number-columns-repeated="6"/>
          <table:table-cell table:formula="of:=SUM([.A$1:.G$1])" office:value-type="float" office:value="-710" calcext:value-type="float">
            <text:p>-710</text:p>
          </table:table-cell>
          <table:table-cell table:formula="of:=SUM([.B$1:.H$1])" office:value-type="float" office:value="223" calcext:value-type="float">
            <text:p>223</text:p>
          </table:table-cell>
          <table:table-cell table:formula="of:=SUM([.C$1:.I$1])" office:value-type="float" office:value="811" calcext:value-type="float">
            <text:p>811</text:p>
          </table:table-cell>
          <table:table-cell table:formula="of:=SUM([.D$1:.J$1])" office:value-type="float" office:value="1951" calcext:value-type="float">
            <text:p>1951</text:p>
          </table:table-cell>
          <table:table-cell table:formula="of:=SUM([.E$1:.K$1])" office:value-type="float" office:value="761" calcext:value-type="float">
            <text:p>761</text:p>
          </table:table-cell>
          <table:table-cell table:formula="of:=SUM([.F$1:.L$1])" office:value-type="float" office:value="-600" calcext:value-type="float">
            <text:p>-600</text:p>
          </table:table-cell>
          <table:table-cell table:formula="of:=SUM([.G$1:.M$1])" office:value-type="float" office:value="-183" calcext:value-type="float">
            <text:p>-183</text:p>
          </table:table-cell>
          <table:table-cell table:formula="of:=SUM([.H$1:.N$1])" office:value-type="float" office:value="1273" calcext:value-type="float">
            <text:p>1273</text:p>
          </table:table-cell>
          <table:table-cell table:formula="of:=SUM([.I$1:.O$1])" office:value-type="float" office:value="867" calcext:value-type="float">
            <text:p>867</text:p>
          </table:table-cell>
          <table:table-cell table:formula="of:=SUM([.J$1:.P$1])" office:value-type="float" office:value="537" calcext:value-type="float">
            <text:p>537</text:p>
          </table:table-cell>
          <table:table-cell table:formula="of:=SUM([.K$1:.Q$1])" office:value-type="float" office:value="255" calcext:value-type="float">
            <text:p>255</text:p>
          </table:table-cell>
          <table:table-cell table:formula="of:=SUM([.L$1:.R$1])" office:value-type="float" office:value="1189" calcext:value-type="float">
            <text:p>1189</text:p>
          </table:table-cell>
          <table:table-cell table:formula="of:=SUM([.M$1:.S$1])" office:value-type="float" office:value="1885" calcext:value-type="float">
            <text:p>1885</text:p>
          </table:table-cell>
          <table:table-cell table:formula="of:=SUM([.N$1:.T$1])" office:value-type="float" office:value="664" calcext:value-type="float">
            <text:p>664</text:p>
          </table:table-cell>
          <table:table-cell table:formula="of:=SUM([.O$1:.U$1])" office:value-type="float" office:value="962" calcext:value-type="float">
            <text:p>962</text:p>
          </table:table-cell>
          <table:table-cell table:formula="of:=SUM([.P$1:.V$1])" office:value-type="float" office:value="851" calcext:value-type="float">
            <text:p>851</text:p>
          </table:table-cell>
          <table:table-cell table:formula="of:=SUM([.Q$1:.W$1])" office:value-type="float" office:value="122" calcext:value-type="float">
            <text:p>122</text:p>
          </table:table-cell>
          <table:table-cell table:formula="of:=SUM([.R$1:.X$1])" office:value-type="float" office:value="-411" calcext:value-type="float">
            <text:p>-411</text:p>
          </table:table-cell>
          <table:table-cell table:formula="of:=SUM([.S$1:.Y$1])" office:value-type="float" office:value="-1735" calcext:value-type="float">
            <text:p>-1735</text:p>
          </table:table-cell>
          <table:table-cell table:formula="of:=SUM([.T$1:.Z$1])" office:value-type="float" office:value="-1898" calcext:value-type="float">
            <text:p>-1898</text:p>
          </table:table-cell>
          <table:table-cell table:formula="of:=SUM([.U$1:.AA$1])" office:value-type="float" office:value="-1291" calcext:value-type="float">
            <text:p>-1291</text:p>
          </table:table-cell>
          <table:table-cell table:number-columns-repeated="73"/>
        </table:table-row>
        <table:table-row table:style-name="ro1">
          <table:table-cell table:number-columns-repeated="7"/>
          <table:table-cell table:formula="of:=SUM([.A$1:.H$1])" office:value-type="float" office:value="-683" calcext:value-type="float">
            <text:p>-683</text:p>
          </table:table-cell>
          <table:table-cell table:formula="of:=SUM([.B$1:.I$1])" office:value-type="float" office:value="920" calcext:value-type="float">
            <text:p>920</text:p>
          </table:table-cell>
          <table:table-cell table:formula="of:=SUM([.C$1:.J$1])" office:value-type="float" office:value="1673" calcext:value-type="float">
            <text:p>1673</text:p>
          </table:table-cell>
          <table:table-cell table:formula="of:=SUM([.D$1:.K$1])" office:value-type="float" office:value="1469" calcext:value-type="float">
            <text:p>1469</text:p>
          </table:table-cell>
          <table:table-cell table:formula="of:=SUM([.E$1:.L$1])" office:value-type="float" office:value="-225" calcext:value-type="float">
            <text:p>-225</text:p>
          </table:table-cell>
          <table:table-cell table:formula="of:=SUM([.F$1:.M$1])" office:value-type="float" office:value="80" calcext:value-type="float">
            <text:p>80</text:p>
          </table:table-cell>
          <table:table-cell table:formula="of:=SUM([.G$1:.N$1])" office:value-type="float" office:value="292" calcext:value-type="float">
            <text:p>292</text:p>
          </table:table-cell>
          <table:table-cell table:formula="of:=SUM([.H$1:.O$1])" office:value-type="float" office:value="894" calcext:value-type="float">
            <text:p>894</text:p>
          </table:table-cell>
          <table:table-cell table:formula="of:=SUM([.I$1:.P$1])" office:value-type="float" office:value="1234" calcext:value-type="float">
            <text:p>1234</text:p>
          </table:table-cell>
          <table:table-cell table:formula="of:=SUM([.J$1:.Q$1])" office:value-type="float" office:value="1117" calcext:value-type="float">
            <text:p>1117</text:p>
          </table:table-cell>
          <table:table-cell table:formula="of:=SUM([.K$1:.R$1])" office:value-type="float" office:value="707" calcext:value-type="float">
            <text:p>707</text:p>
          </table:table-cell>
          <table:table-cell table:formula="of:=SUM([.L$1:.S$1])" office:value-type="float" office:value="899" calcext:value-type="float">
            <text:p>899</text:p>
          </table:table-cell>
          <table:table-cell table:formula="of:=SUM([.M$1:.T$1])" office:value-type="float" office:value="1344" calcext:value-type="float">
            <text:p>1344</text:p>
          </table:table-cell>
          <table:table-cell table:formula="of:=SUM([.N$1:.U$1])" office:value-type="float" office:value="1437" calcext:value-type="float">
            <text:p>1437</text:p>
          </table:table-cell>
          <table:table-cell table:formula="of:=SUM([.O$1:.V$1])" office:value-type="float" office:value="472" calcext:value-type="float">
            <text:p>472</text:p>
          </table:table-cell>
          <table:table-cell table:formula="of:=SUM([.P$1:.W$1])" office:value-type="float" office:value="489" calcext:value-type="float">
            <text:p>489</text:p>
          </table:table-cell>
          <table:table-cell table:formula="of:=SUM([.Q$1:.X$1])" office:value-type="float" office:value="169" calcext:value-type="float">
            <text:p>169</text:p>
          </table:table-cell>
          <table:table-cell table:formula="of:=SUM([.R$1:.Y$1])" office:value-type="float" office:value="-1283" calcext:value-type="float">
            <text:p>-1283</text:p>
          </table:table-cell>
          <table:table-cell table:formula="of:=SUM([.S$1:.Z$1])" office:value-type="float" office:value="-2188" calcext:value-type="float">
            <text:p>-2188</text:p>
          </table:table-cell>
          <table:table-cell table:formula="of:=SUM([.T$1:.AA$1])" office:value-type="float" office:value="-1832" calcext:value-type="float">
            <text:p>-1832</text:p>
          </table:table-cell>
          <table:table-cell table:number-columns-repeated="73"/>
        </table:table-row>
        <table:table-row table:style-name="ro1">
          <table:table-cell table:number-columns-repeated="8"/>
          <table:table-cell table:formula="of:=SUM([.A$1:.I$1])" office:value-type="float" office:value="14" calcext:value-type="float">
            <text:p>14</text:p>
          </table:table-cell>
          <table:table-cell table:formula="of:=SUM([.B$1:.J$1])" office:value-type="float" office:value="1782" calcext:value-type="float">
            <text:p>1782</text:p>
          </table:table-cell>
          <table:table-cell table:formula="of:=SUM([.C$1:.K$1])" office:value-type="float" office:value="1191" calcext:value-type="float">
            <text:p>1191</text:p>
          </table:table-cell>
          <table:table-cell table:formula="of:=SUM([.D$1:.L$1])" office:value-type="float" office:value="483" calcext:value-type="float">
            <text:p>483</text:p>
          </table:table-cell>
          <table:table-cell table:formula="of:=SUM([.E$1:.M$1])" office:value-type="float" office:value="455" calcext:value-type="float">
            <text:p>455</text:p>
          </table:table-cell>
          <table:table-cell table:formula="of:=SUM([.F$1:.N$1])" office:value-type="float" office:value="555" calcext:value-type="float">
            <text:p>555</text:p>
          </table:table-cell>
          <table:table-cell table:formula="of:=SUM([.G$1:.O$1])" office:value-type="float" office:value="-87" calcext:value-type="float">
            <text:p>-87</text:p>
          </table:table-cell>
          <table:table-cell table:formula="of:=SUM([.H$1:.P$1])" office:value-type="float" office:value="1261" calcext:value-type="float">
            <text:p>1261</text:p>
          </table:table-cell>
          <table:table-cell table:formula="of:=SUM([.I$1:.Q$1])" office:value-type="float" office:value="1814" calcext:value-type="float">
            <text:p>1814</text:p>
          </table:table-cell>
          <table:table-cell table:formula="of:=SUM([.J$1:.R$1])" office:value-type="float" office:value="1569" calcext:value-type="float">
            <text:p>1569</text:p>
          </table:table-cell>
          <table:table-cell table:formula="of:=SUM([.K$1:.S$1])" office:value-type="float" office:value="417" calcext:value-type="float">
            <text:p>417</text:p>
          </table:table-cell>
          <table:table-cell table:formula="of:=SUM([.L$1:.T$1])" office:value-type="float" office:value="358" calcext:value-type="float">
            <text:p>358</text:p>
          </table:table-cell>
          <table:table-cell table:formula="of:=SUM([.M$1:.U$1])" office:value-type="float" office:value="2117" calcext:value-type="float">
            <text:p>2117</text:p>
          </table:table-cell>
          <table:table-cell table:formula="of:=SUM([.N$1:.V$1])" office:value-type="float" office:value="947" calcext:value-type="float">
            <text:p>947</text:p>
          </table:table-cell>
          <table:table-cell table:formula="of:=SUM([.O$1:.W$1])" office:value-type="float" office:value="110" calcext:value-type="float">
            <text:p>110</text:p>
          </table:table-cell>
          <table:table-cell table:formula="of:=SUM([.P$1:.X$1])" office:value-type="float" office:value="536" calcext:value-type="float">
            <text:p>536</text:p>
          </table:table-cell>
          <table:table-cell table:formula="of:=SUM([.Q$1:.Y$1])" office:value-type="float" office:value="-703" calcext:value-type="float">
            <text:p>-703</text:p>
          </table:table-cell>
          <table:table-cell table:formula="of:=SUM([.R$1:.Z$1])" office:value-type="float" office:value="-1736" calcext:value-type="float">
            <text:p>-1736</text:p>
          </table:table-cell>
          <table:table-cell table:formula="of:=SUM([.S$1:.AA$1])" office:value-type="float" office:value="-2122" calcext:value-type="float">
            <text:p>-2122</text:p>
          </table:table-cell>
          <table:table-cell table:number-columns-repeated="73"/>
        </table:table-row>
        <table:table-row table:style-name="ro1">
          <table:table-cell table:number-columns-repeated="9"/>
          <table:table-cell table:formula="of:=SUM([.A$1:.J$1])" office:value-type="float" office:value="876" calcext:value-type="float">
            <text:p>876</text:p>
          </table:table-cell>
          <table:table-cell table:formula="of:=SUM([.B$1:.K$1])" office:value-type="float" office:value="1300" calcext:value-type="float">
            <text:p>1300</text:p>
          </table:table-cell>
          <table:table-cell table:formula="of:=SUM([.C$1:.L$1])" office:value-type="float" office:value="205" calcext:value-type="float">
            <text:p>205</text:p>
          </table:table-cell>
          <table:table-cell table:formula="of:=SUM([.D$1:.M$1])" office:value-type="float" office:value="1163" calcext:value-type="float">
            <text:p>1163</text:p>
          </table:table-cell>
          <table:table-cell table:formula="of:=SUM([.E$1:.N$1])" office:value-type="float" office:value="930" calcext:value-type="float">
            <text:p>930</text:p>
          </table:table-cell>
          <table:table-cell table:formula="of:=SUM([.F$1:.O$1])" office:value-type="float" office:value="176" calcext:value-type="float">
            <text:p>176</text:p>
          </table:table-cell>
          <table:table-cell table:formula="of:=SUM([.G$1:.P$1])" office:value-type="float" office:value="280" calcext:value-type="float">
            <text:p>280</text:p>
          </table:table-cell>
          <table:table-cell table:formula="of:=SUM([.H$1:.Q$1])" office:value-type="float" office:value="1841" calcext:value-type="float">
            <text:p>1841</text:p>
          </table:table-cell>
          <table:table-cell table:formula="of:=SUM([.I$1:.R$1])" office:value-type="float" office:value="2266" calcext:value-type="float">
            <text:p>2266</text:p>
          </table:table-cell>
          <table:table-cell table:formula="of:=SUM([.J$1:.S$1])" office:value-type="float" office:value="1279" calcext:value-type="float">
            <text:p>1279</text:p>
          </table:table-cell>
          <table:table-cell table:formula="of:=SUM([.K$1:.T$1])" office:value-type="float" office:value="-124" calcext:value-type="float">
            <text:p>-124</text:p>
          </table:table-cell>
          <table:table-cell table:formula="of:=SUM([.L$1:.U$1])" office:value-type="float" office:value="1131" calcext:value-type="float">
            <text:p>1131</text:p>
          </table:table-cell>
          <table:table-cell table:formula="of:=SUM([.M$1:.V$1])" office:value-type="float" office:value="1627" calcext:value-type="float">
            <text:p>1627</text:p>
          </table:table-cell>
          <table:table-cell table:formula="of:=SUM([.N$1:.W$1])" office:value-type="float" office:value="585" calcext:value-type="float">
            <text:p>585</text:p>
          </table:table-cell>
          <table:table-cell table:formula="of:=SUM([.O$1:.X$1])" office:value-type="float" office:value="157" calcext:value-type="float">
            <text:p>157</text:p>
          </table:table-cell>
          <table:table-cell table:formula="of:=SUM([.P$1:.Y$1])" office:value-type="float" office:value="-336" calcext:value-type="float">
            <text:p>-336</text:p>
          </table:table-cell>
          <table:table-cell table:formula="of:=SUM([.Q$1:.Z$1])" office:value-type="float" office:value="-1156" calcext:value-type="float">
            <text:p>-1156</text:p>
          </table:table-cell>
          <table:table-cell table:formula="of:=SUM([.R$1:.AA$1])" office:value-type="float" office:value="-1670" calcext:value-type="float">
            <text:p>-1670</text:p>
          </table:table-cell>
          <table:table-cell table:number-columns-repeated="73"/>
        </table:table-row>
        <table:table-row table:style-name="ro1">
          <table:table-cell table:number-columns-repeated="10"/>
          <table:table-cell table:formula="of:=SUM([.A$1:.K$1])" office:value-type="float" office:value="394" calcext:value-type="float">
            <text:p>394</text:p>
          </table:table-cell>
          <table:table-cell table:formula="of:=SUM([.B$1:.L$1])" office:value-type="float" office:value="314" calcext:value-type="float">
            <text:p>314</text:p>
          </table:table-cell>
          <table:table-cell table:formula="of:=SUM([.C$1:.M$1])" office:value-type="float" office:value="885" calcext:value-type="float">
            <text:p>885</text:p>
          </table:table-cell>
          <table:table-cell table:formula="of:=SUM([.D$1:.N$1])" office:value-type="float" office:value="1638" calcext:value-type="float">
            <text:p>1638</text:p>
          </table:table-cell>
          <table:table-cell table:formula="of:=SUM([.E$1:.O$1])" office:value-type="float" office:value="551" calcext:value-type="float">
            <text:p>551</text:p>
          </table:table-cell>
          <table:table-cell table:formula="of:=SUM([.F$1:.P$1])" office:value-type="float" office:value="543" calcext:value-type="float">
            <text:p>543</text:p>
          </table:table-cell>
          <table:table-cell table:formula="of:=SUM([.G$1:.Q$1])" office:value-type="float" office:value="860" calcext:value-type="float">
            <text:p>860</text:p>
          </table:table-cell>
          <table:table-cell table:formula="of:=SUM([.H$1:.R$1])" office:value-type="float" office:value="2293" calcext:value-type="float">
            <text:p>2293</text:p>
          </table:table-cell>
          <table:table-cell table:formula="of:=SUM([.I$1:.S$1])" office:value-type="float" office:value="1976" calcext:value-type="float">
            <text:p>1976</text:p>
          </table:table-cell>
          <table:table-cell table:formula="of:=SUM([.J$1:.T$1])" office:value-type="float" office:value="738" calcext:value-type="float">
            <text:p>738</text:p>
          </table:table-cell>
          <table:table-cell table:formula="of:=SUM([.K$1:.U$1])" office:value-type="float" office:value="649" calcext:value-type="float">
            <text:p>649</text:p>
          </table:table-cell>
          <table:table-cell table:formula="of:=SUM([.L$1:.V$1])" office:value-type="float" office:value="641" calcext:value-type="float">
            <text:p>641</text:p>
          </table:table-cell>
          <table:table-cell table:formula="of:=SUM([.M$1:.W$1])" office:value-type="float" office:value="1265" calcext:value-type="float">
            <text:p>1265</text:p>
          </table:table-cell>
          <table:table-cell table:formula="of:=SUM([.N$1:.X$1])" office:value-type="float" office:value="632" calcext:value-type="float">
            <text:p>632</text:p>
          </table:table-cell>
          <table:table-cell table:formula="of:=SUM([.O$1:.Y$1])" office:value-type="float" office:value="-715" calcext:value-type="float">
            <text:p>-715</text:p>
          </table:table-cell>
          <table:table-cell table:formula="of:=SUM([.P$1:.Z$1])" office:value-type="float" office:value="-789" calcext:value-type="float">
            <text:p>-789</text:p>
          </table:table-cell>
          <table:table-cell table:formula="of:=SUM([.Q$1:.AA$1])" office:value-type="float" office:value="-1090" calcext:value-type="float">
            <text:p>-1090</text:p>
          </table:table-cell>
          <table:table-cell table:number-columns-repeated="73"/>
        </table:table-row>
        <table:table-row table:style-name="ro1">
          <table:table-cell table:number-columns-repeated="11"/>
          <table:table-cell table:formula="of:=SUM([.A$1:.L$1])" office:value-type="float" office:value="-592" calcext:value-type="float">
            <text:p>-592</text:p>
          </table:table-cell>
          <table:table-cell table:formula="of:=SUM([.B$1:.M$1])" office:value-type="float" office:value="994" calcext:value-type="float">
            <text:p>994</text:p>
          </table:table-cell>
          <table:table-cell table:formula="of:=SUM([.C$1:.N$1])" office:value-type="float" office:value="1360" calcext:value-type="float">
            <text:p>1360</text:p>
          </table:table-cell>
          <table:table-cell table:formula="of:=SUM([.D$1:.O$1])" office:value-type="float" office:value="1259" calcext:value-type="float">
            <text:p>1259</text:p>
          </table:table-cell>
          <table:table-cell table:formula="of:=SUM([.E$1:.P$1])" office:value-type="float" office:value="918" calcext:value-type="float">
            <text:p>918</text:p>
          </table:table-cell>
          <table:table-cell table:formula="of:=SUM([.F$1:.Q$1])" office:value-type="float" office:value="1123" calcext:value-type="float">
            <text:p>1123</text:p>
          </table:table-cell>
          <table:table-cell table:formula="of:=SUM([.G$1:.R$1])" office:value-type="float" office:value="1312" calcext:value-type="float">
            <text:p>1312</text:p>
          </table:table-cell>
          <table:table-cell table:formula="of:=SUM([.H$1:.S$1])" office:value-type="float" office:value="2003" calcext:value-type="float">
            <text:p>2003</text:p>
          </table:table-cell>
          <table:table-cell table:formula="of:=SUM([.I$1:.T$1])" office:value-type="float" office:value="1435" calcext:value-type="float">
            <text:p>1435</text:p>
          </table:table-cell>
          <table:table-cell table:formula="of:=SUM([.J$1:.U$1])" office:value-type="float" office:value="1511" calcext:value-type="float">
            <text:p>1511</text:p>
          </table:table-cell>
          <table:table-cell table:formula="of:=SUM([.K$1:.V$1])" office:value-type="float" office:value="159" calcext:value-type="float">
            <text:p>159</text:p>
          </table:table-cell>
          <table:table-cell table:formula="of:=SUM([.L$1:.W$1])" office:value-type="float" office:value="279" calcext:value-type="float">
            <text:p>279</text:p>
          </table:table-cell>
          <table:table-cell table:formula="of:=SUM([.M$1:.X$1])" office:value-type="float" office:value="1312" calcext:value-type="float">
            <text:p>1312</text:p>
          </table:table-cell>
          <table:table-cell table:formula="of:=SUM([.N$1:.Y$1])" office:value-type="float" office:value="-240" calcext:value-type="float">
            <text:p>-240</text:p>
          </table:table-cell>
          <table:table-cell table:formula="of:=SUM([.O$1:.Z$1])" office:value-type="float" office:value="-1168" calcext:value-type="float">
            <text:p>-1168</text:p>
          </table:table-cell>
          <table:table-cell table:formula="of:=SUM([.P$1:.AA$1])" office:value-type="float" office:value="-723" calcext:value-type="float">
            <text:p>-723</text:p>
          </table:table-cell>
          <table:table-cell table:number-columns-repeated="73"/>
        </table:table-row>
        <table:table-row table:style-name="ro1">
          <table:table-cell table:number-columns-repeated="12"/>
          <table:table-cell table:formula="of:=SUM([.A$1:.M$1])" office:value-type="float" office:value="88" calcext:value-type="float">
            <text:p>88</text:p>
          </table:table-cell>
          <table:table-cell table:formula="of:=SUM([.B$1:.N$1])" office:value-type="float" office:value="1469" calcext:value-type="float">
            <text:p>1469</text:p>
          </table:table-cell>
          <table:table-cell table:formula="of:=SUM([.C$1:.O$1])" office:value-type="float" office:value="981" calcext:value-type="float">
            <text:p>981</text:p>
          </table:table-cell>
          <table:table-cell table:formula="of:=SUM([.D$1:.P$1])" office:value-type="float" office:value="1626" calcext:value-type="float">
            <text:p>1626</text:p>
          </table:table-cell>
          <table:table-cell table:formula="of:=SUM([.E$1:.Q$1])" office:value-type="float" office:value="1498" calcext:value-type="float">
            <text:p>1498</text:p>
          </table:table-cell>
          <table:table-cell table:formula="of:=SUM([.F$1:.R$1])" office:value-type="float" office:value="1575" calcext:value-type="float">
            <text:p>1575</text:p>
          </table:table-cell>
          <table:table-cell table:formula="of:=SUM([.G$1:.S$1])" office:value-type="float" office:value="1022" calcext:value-type="float">
            <text:p>1022</text:p>
          </table:table-cell>
          <table:table-cell table:formula="of:=SUM([.H$1:.T$1])" office:value-type="float" office:value="1462" calcext:value-type="float">
            <text:p>1462</text:p>
          </table:table-cell>
          <table:table-cell table:formula="of:=SUM([.I$1:.U$1])" office:value-type="float" office:value="2208" calcext:value-type="float">
            <text:p>2208</text:p>
          </table:table-cell>
          <table:table-cell table:formula="of:=SUM([.J$1:.V$1])" office:value-type="float" office:value="1021" calcext:value-type="float">
            <text:p>1021</text:p>
          </table:table-cell>
          <table:table-cell table:formula="of:=SUM([.K$1:.W$1])" office:value-type="float" office:value="-203" calcext:value-type="float">
            <text:p>-203</text:p>
          </table:table-cell>
          <table:table-cell table:formula="of:=SUM([.L$1:.X$1])" office:value-type="float" office:value="326" calcext:value-type="float">
            <text:p>326</text:p>
          </table:table-cell>
          <table:table-cell table:formula="of:=SUM([.M$1:.Y$1])" office:value-type="float" office:value="440" calcext:value-type="float">
            <text:p>440</text:p>
          </table:table-cell>
          <table:table-cell table:formula="of:=SUM([.N$1:.Z$1])" office:value-type="float" office:value="-693" calcext:value-type="float">
            <text:p>-693</text:p>
          </table:table-cell>
          <table:table-cell table:formula="of:=SUM([.O$1:.AA$1])" office:value-type="float" office:value="-1102" calcext:value-type="float">
            <text:p>-1102</text:p>
          </table:table-cell>
          <table:table-cell table:number-columns-repeated="7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A$1:.N$1])" office:value-type="float" office:value="563" calcext:value-type="float">
            <text:p>563</text:p>
          </table:table-cell>
          <table:table-cell table:formula="of:=SUM([.B$1:.O$1])" office:value-type="float" office:value="1090" calcext:value-type="float">
            <text:p>1090</text:p>
          </table:table-cell>
          <table:table-cell table:formula="of:=SUM([.C$1:.P$1])" office:value-type="float" office:value="1348" calcext:value-type="float">
            <text:p>1348</text:p>
          </table:table-cell>
          <table:table-cell table:formula="of:=SUM([.D$1:.Q$1])" office:value-type="float" office:value="2206" calcext:value-type="float">
            <text:p>2206</text:p>
          </table:table-cell>
          <table:table-cell table:formula="of:=SUM([.E$1:.R$1])" office:value-type="float" office:value="1950" calcext:value-type="float">
            <text:p>1950</text:p>
          </table:table-cell>
          <table:table-cell table:formula="of:=SUM([.F$1:.S$1])" office:value-type="float" office:value="1285" calcext:value-type="float">
            <text:p>1285</text:p>
          </table:table-cell>
          <table:table-cell table:formula="of:=SUM([.G$1:.T$1])" office:value-type="float" office:value="481" calcext:value-type="float">
            <text:p>481</text:p>
          </table:table-cell>
          <table:table-cell table:formula="of:=SUM([.H$1:.U$1])" office:value-type="float" office:value="2235" calcext:value-type="float">
            <text:p>2235</text:p>
          </table:table-cell>
          <table:table-cell table:formula="of:=SUM([.I$1:.V$1])" office:value-type="float" office:value="1718" calcext:value-type="float">
            <text:p>1718</text:p>
          </table:table-cell>
          <table:table-cell table:formula="of:=SUM([.J$1:.W$1])" office:value-type="float" office:value="659" calcext:value-type="float">
            <text:p>659</text:p>
          </table:table-cell>
          <table:table-cell table:formula="of:=SUM([.K$1:.X$1])" office:value-type="float" office:value="-156" calcext:value-type="float">
            <text:p>-156</text:p>
          </table:table-cell>
          <table:table-cell table:formula="of:=SUM([.L$1:.Y$1])" office:value-type="float" office:value="-546" calcext:value-type="float">
            <text:p>-546</text:p>
          </table:table-cell>
          <table:table-cell table:formula="of:=SUM([.M$1:.Z$1])" office:value-type="float" office:value="-13" calcext:value-type="float">
            <text:p>-13</text:p>
          </table:table-cell>
          <table:table-cell table:formula="of:=SUM([.N$1:.AA$1])" office:value-type="float" office:value="-627" calcext:value-type="float">
            <text:p>-627</text:p>
          </table:table-cell>
          <table:table-cell table:number-columns-repeated="73"/>
        </table:table-row>
        <table:table-row table:style-name="ro1">
          <table:table-cell/>
          <table:table-cell table:formula="of:=[.B14]" office:value-type="float" office:value="-1" calcext:value-type="float">
            <text:p>-1</text:p>
          </table:table-cell>
          <table:table-cell table:formula="of:=MAX([.C14];[.B15]+[.C14])" office:value-type="float" office:value="-2" calcext:value-type="float">
            <text:p>-2</text:p>
          </table:table-cell>
          <table:table-cell table:formula="of:=MAX([.D14];[.C15]+[.D14])" office:value-type="float" office:value="3" calcext:value-type="float">
            <text:p>3</text:p>
          </table:table-cell>
          <table:table-cell table:formula="of:=MAX([.E14];[.D15]+[.E14])" office:value-type="float" office:value="7" calcext:value-type="float">
            <text:p>7</text:p>
          </table:table-cell>
          <table:table-cell table:formula="of:=MAX([.F14];[.E15]+[.F14])" office:value-type="float" office:value="12" calcext:value-type="float">
            <text:p>12</text:p>
          </table:table-cell>
          <table:table-cell table:formula="of:=MAX([.G14];[.F15]+[.G14])" office:value-type="float" office:value="6" calcext:value-type="float">
            <text:p>6</text:p>
          </table:table-cell>
          <table:table-cell table:formula="of:=MAX([.H14];[.G15]+[.H14])" office:value-type="float" office:value="-1" calcext:value-type="float">
            <text:p>-1</text:p>
          </table:table-cell>
          <table:table-cell table:formula="of:=MAX([.I14];[.H15]+[.I14])" office:value-type="float" office:value="8" calcext:value-type="float">
            <text:p>8</text:p>
          </table:table-cell>
          <table:table-cell table:formula="of:=MAX([.J14];[.I15]+[.J14])" office:value-type="float" office:value="17" calcext:value-type="float">
            <text:p>17</text:p>
          </table:table-cell>
          <table:table-cell table:number-columns-repeated="4"/>
          <table:table-cell table:formula="of:=SUM([.A$1:.O$1])" office:value-type="float" office:value="184" calcext:value-type="float">
            <text:p>184</text:p>
          </table:table-cell>
          <table:table-cell table:formula="of:=SUM([.B$1:.P$1])" office:value-type="float" office:value="1457" calcext:value-type="float">
            <text:p>1457</text:p>
          </table:table-cell>
          <table:table-cell table:formula="of:=SUM([.C$1:.Q$1])" office:value-type="float" office:value="1928" calcext:value-type="float">
            <text:p>1928</text:p>
          </table:table-cell>
          <table:table-cell table:formula="of:=SUM([.D$1:.R$1])" office:value-type="float" office:value="2658" calcext:value-type="float">
            <text:p>2658</text:p>
          </table:table-cell>
          <table:table-cell table:formula="of:=SUM([.E$1:.S$1])" office:value-type="float" office:value="1660" calcext:value-type="float">
            <text:p>1660</text:p>
          </table:table-cell>
          <table:table-cell table:formula="of:=SUM([.F$1:.T$1])" office:value-type="float" office:value="744" calcext:value-type="float">
            <text:p>744</text:p>
          </table:table-cell>
          <table:table-cell table:formula="of:=SUM([.G$1:.U$1])" office:value-type="float" office:value="1254" calcext:value-type="float">
            <text:p>1254</text:p>
          </table:table-cell>
          <table:table-cell table:formula="of:=SUM([.H$1:.V$1])" office:value-type="float" office:value="1745" calcext:value-type="float">
            <text:p>1745</text:p>
          </table:table-cell>
          <table:table-cell table:formula="of:=SUM([.I$1:.W$1])" office:value-type="float" office:value="1356" calcext:value-type="float">
            <text:p>1356</text:p>
          </table:table-cell>
          <table:table-cell table:formula="of:=SUM([.J$1:.X$1])" office:value-type="float" office:value="706" calcext:value-type="float">
            <text:p>706</text:p>
          </table:table-cell>
          <table:table-cell table:formula="of:=SUM([.K$1:.Y$1])" office:value-type="float" office:value="-1028" calcext:value-type="float">
            <text:p>-1028</text:p>
          </table:table-cell>
          <table:table-cell table:formula="of:=SUM([.L$1:.Z$1])" office:value-type="float" office:value="-999" calcext:value-type="float">
            <text:p>-999</text:p>
          </table:table-cell>
          <table:table-cell table:formula="of:=SUM([.M$1:.AA$1])" office:value-type="float" office:value="53" calcext:value-type="float">
            <text:p>53</text:p>
          </table:table-cell>
          <table:table-cell table:number-columns-repeated="73"/>
        </table:table-row>
        <table:table-row table:style-name="ro1">
          <table:table-cell table:number-columns-repeated="15"/>
          <table:table-cell table:formula="of:=SUM([.A$1:.P$1])" office:value-type="float" office:value="551" calcext:value-type="float">
            <text:p>551</text:p>
          </table:table-cell>
          <table:table-cell table:formula="of:=SUM([.B$1:.Q$1])" office:value-type="float" office:value="2037" calcext:value-type="float">
            <text:p>2037</text:p>
          </table:table-cell>
          <table:table-cell table:formula="of:=SUM([.C$1:.R$1])" office:value-type="float" office:value="2380" calcext:value-type="float">
            <text:p>2380</text:p>
          </table:table-cell>
          <table:table-cell table:formula="of:=SUM([.D$1:.S$1])" office:value-type="float" office:value="2368" calcext:value-type="float">
            <text:p>2368</text:p>
          </table:table-cell>
          <table:table-cell table:formula="of:=SUM([.E$1:.T$1])" office:value-type="float" office:value="1119" calcext:value-type="float">
            <text:p>1119</text:p>
          </table:table-cell>
          <table:table-cell table:formula="of:=SUM([.F$1:.U$1])" office:value-type="float" office:value="1517" calcext:value-type="float">
            <text:p>1517</text:p>
          </table:table-cell>
          <table:table-cell table:formula="of:=SUM([.G$1:.V$1])" office:value-type="float" office:value="764" calcext:value-type="float">
            <text:p>764</text:p>
          </table:table-cell>
          <table:table-cell table:formula="of:=SUM([.H$1:.W$1])" office:value-type="float" office:value="1383" calcext:value-type="float">
            <text:p>1383</text:p>
          </table:table-cell>
          <table:table-cell table:formula="of:=SUM([.I$1:.X$1])" office:value-type="float" office:value="1403" calcext:value-type="float">
            <text:p>1403</text:p>
          </table:table-cell>
          <table:table-cell table:formula="of:=SUM([.J$1:.Y$1])" office:value-type="float" office:value="-166" calcext:value-type="float">
            <text:p>-166</text:p>
          </table:table-cell>
          <table:table-cell table:formula="of:=SUM([.K$1:.Z$1])" office:value-type="float" office:value="-1481" calcext:value-type="float">
            <text:p>-1481</text:p>
          </table:table-cell>
          <table:table-cell table:formula="of:=SUM([.L$1:.AA$1])" office:value-type="float" office:value="-933" calcext:value-type="float">
            <text:p>-933</text:p>
          </table:table-cell>
          <table:table-cell table:number-columns-repeated="73"/>
        </table:table-row>
        <table:table-row table:style-name="ro1">
          <table:table-cell table:number-columns-repeated="16"/>
          <table:table-cell table:formula="of:=SUM([.A$1:.Q$1])" office:value-type="float" office:value="1131" calcext:value-type="float">
            <text:p>1131</text:p>
          </table:table-cell>
          <table:table-cell table:formula="of:=SUM([.B$1:.R$1])" office:value-type="float" office:value="2489" calcext:value-type="float">
            <text:p>2489</text:p>
          </table:table-cell>
          <table:table-cell table:formula="of:=SUM([.C$1:.S$1])" office:value-type="float" office:value="2090" calcext:value-type="float">
            <text:p>2090</text:p>
          </table:table-cell>
          <table:table-cell table:formula="of:=SUM([.D$1:.T$1])" office:value-type="float" office:value="1827" calcext:value-type="float">
            <text:p>1827</text:p>
          </table:table-cell>
          <table:table-cell table:formula="of:=SUM([.E$1:.U$1])" office:value-type="float" office:value="1892" calcext:value-type="float">
            <text:p>1892</text:p>
          </table:table-cell>
          <table:table-cell table:formula="of:=SUM([.F$1:.V$1])" office:value-type="float" office:value="1027" calcext:value-type="float">
            <text:p>1027</text:p>
          </table:table-cell>
          <table:table-cell table:formula="of:=SUM([.G$1:.W$1])" office:value-type="float" office:value="402" calcext:value-type="float">
            <text:p>402</text:p>
          </table:table-cell>
          <table:table-cell table:formula="of:=SUM([.H$1:.X$1])" office:value-type="float" office:value="1430" calcext:value-type="float">
            <text:p>1430</text:p>
          </table:table-cell>
          <table:table-cell table:formula="of:=SUM([.I$1:.Y$1])" office:value-type="float" office:value="531" calcext:value-type="float">
            <text:p>531</text:p>
          </table:table-cell>
          <table:table-cell table:formula="of:=SUM([.J$1:.Z$1])" office:value-type="float" office:value="-619" calcext:value-type="float">
            <text:p>-619</text:p>
          </table:table-cell>
          <table:table-cell table:formula="of:=SUM([.K$1:.AA$1])" office:value-type="float" office:value="-1415" calcext:value-type="float">
            <text:p>-1415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python code Kadane Algorithmus:</text:p>
          </table:table-cell>
          <table:table-cell table:number-columns-repeated="15"/>
          <table:table-cell table:formula="of:=SUM([.A$1:.R$1])" office:value-type="float" office:value="1583" calcext:value-type="float">
            <text:p>1583</text:p>
          </table:table-cell>
          <table:table-cell table:formula="of:=SUM([.B$1:.S$1])" office:value-type="float" office:value="2199" calcext:value-type="float">
            <text:p>2199</text:p>
          </table:table-cell>
          <table:table-cell table:formula="of:=SUM([.C$1:.T$1])" office:value-type="float" office:value="1549" calcext:value-type="float">
            <text:p>1549</text:p>
          </table:table-cell>
          <table:table-cell table:formula="of:=SUM([.D$1:.U$1])" office:value-type="float" office:value="2600" calcext:value-type="float">
            <text:p>2600</text:p>
          </table:table-cell>
          <table:table-cell table:formula="of:=SUM([.E$1:.V$1])" office:value-type="float" office:value="1402" calcext:value-type="float">
            <text:p>1402</text:p>
          </table:table-cell>
          <table:table-cell table:formula="of:=SUM([.F$1:.W$1])" office:value-type="float" office:value="665" calcext:value-type="float">
            <text:p>665</text:p>
          </table:table-cell>
          <table:table-cell table:formula="of:=SUM([.G$1:.X$1])" office:value-type="float" office:value="449" calcext:value-type="float">
            <text:p>449</text:p>
          </table:table-cell>
          <table:table-cell table:formula="of:=SUM([.H$1:.Y$1])" office:value-type="float" office:value="558" calcext:value-type="float">
            <text:p>558</text:p>
          </table:table-cell>
          <table:table-cell table:formula="of:=SUM([.I$1:.Z$1])" office:value-type="float" office:value="78" calcext:value-type="float">
            <text:p>78</text:p>
          </table:table-cell>
          <table:table-cell table:formula="of:=SUM([.J$1:.AA$1])" office:value-type="float" office:value="-553" calcext:value-type="float">
            <text:p>-553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4" office:value-type="string" calcext:value-type="string">
            <text:p>def max_subarray(A):</text:p>
          </table:table-cell>
          <table:table-cell table:number-columns-repeated="15"/>
          <table:table-cell table:formula="of:=SUM([.A$1:.S$1])" office:value-type="float" office:value="1293" calcext:value-type="float">
            <text:p>1293</text:p>
          </table:table-cell>
          <table:table-cell table:formula="of:=SUM([.B$1:.T$1])" office:value-type="float" office:value="1658" calcext:value-type="float">
            <text:p>1658</text:p>
          </table:table-cell>
          <table:table-cell table:formula="of:=SUM([.C$1:.U$1])" office:value-type="float" office:value="2322" calcext:value-type="float">
            <text:p>2322</text:p>
          </table:table-cell>
          <table:table-cell table:formula="of:=SUM([.D$1:.V$1])" office:value-type="float" office:value="2110" calcext:value-type="float">
            <text:p>2110</text:p>
          </table:table-cell>
          <table:table-cell table:formula="of:=SUM([.E$1:.W$1])" office:value-type="float" office:value="1040" calcext:value-type="float">
            <text:p>1040</text:p>
          </table:table-cell>
          <table:table-cell table:formula="of:=SUM([.F$1:.X$1])" office:value-type="float" office:value="712" calcext:value-type="float">
            <text:p>712</text:p>
          </table:table-cell>
          <table:table-cell table:formula="of:=SUM([.G$1:.Y$1])" office:value-type="float" office:value="-423" calcext:value-type="float">
            <text:p>-423</text:p>
          </table:table-cell>
          <table:table-cell table:formula="of:=SUM([.H$1:.Z$1])" office:value-type="float" office:value="105" calcext:value-type="float">
            <text:p>105</text:p>
          </table:table-cell>
          <table:table-cell table:formula="of:=SUM([.I$1:.AA$1])" office:value-type="float" office:value="144" calcext:value-type="float">
            <text:p>144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max_ending_here = max_so_far = A[0]</text:p>
          </table:table-cell>
          <table:table-cell table:number-columns-repeated="16"/>
          <table:table-cell table:formula="of:=SUM([.A$1:.T$1])" office:value-type="float" office:value="752" calcext:value-type="float">
            <text:p>752</text:p>
          </table:table-cell>
          <table:table-cell table:formula="of:=SUM([.B$1:.U$1])" office:value-type="float" office:value="2431" calcext:value-type="float">
            <text:p>2431</text:p>
          </table:table-cell>
          <table:table-cell table:formula="of:=SUM([.C$1:.V$1])" office:value-type="float" office:value="1832" calcext:value-type="float">
            <text:p>1832</text:p>
          </table:table-cell>
          <table:table-cell table:formula="of:=SUM([.D$1:.W$1])" office:value-type="float" office:value="1748" calcext:value-type="float">
            <text:p>1748</text:p>
          </table:table-cell>
          <table:table-cell table:formula="of:=SUM([.E$1:.X$1])" office:value-type="float" office:value="1087" calcext:value-type="float">
            <text:p>1087</text:p>
          </table:table-cell>
          <table:table-cell table:formula="of:=SUM([.F$1:.Y$1])" office:value-type="float" office:value="-160" calcext:value-type="float">
            <text:p>-160</text:p>
          </table:table-cell>
          <table:table-cell table:formula="of:=SUM([.G$1:.Z$1])" office:value-type="float" office:value="-876" calcext:value-type="float">
            <text:p>-876</text:p>
          </table:table-cell>
          <table:table-cell table:formula="of:=SUM([.H$1:.AA$1])" office:value-type="float" office:value="171" calcext:value-type="float">
            <text:p>171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for x in A[1:]:</text:p>
          </table:table-cell>
          <table:table-cell table:number-columns-repeated="17"/>
          <table:table-cell table:formula="of:=SUM([.A$1:.U$1])" office:value-type="float" office:value="1525" calcext:value-type="float">
            <text:p>1525</text:p>
          </table:table-cell>
          <table:table-cell table:formula="of:=SUM([.B$1:.V$1])" office:value-type="float" office:value="1941" calcext:value-type="float">
            <text:p>1941</text:p>
          </table:table-cell>
          <table:table-cell table:formula="of:=SUM([.C$1:.W$1])" office:value-type="float" office:value="1470" calcext:value-type="float">
            <text:p>1470</text:p>
          </table:table-cell>
          <table:table-cell table:formula="of:=SUM([.D$1:.X$1])" office:value-type="float" office:value="1795" calcext:value-type="float">
            <text:p>1795</text:p>
          </table:table-cell>
          <table:table-cell table:formula="of:=SUM([.E$1:.Y$1])" office:value-type="float" office:value="215" calcext:value-type="float">
            <text:p>215</text:p>
          </table:table-cell>
          <table:table-cell table:formula="of:=SUM([.F$1:.Z$1])" office:value-type="float" office:value="-613" calcext:value-type="float">
            <text:p>-613</text:p>
          </table:table-cell>
          <table:table-cell table:formula="of:=SUM([.G$1:.AA$1])" office:value-type="float" office:value="-810" calcext:value-type="float">
            <text:p>-810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8"/>max_ending_here = max(x, max_ending_here + x)</text:p>
          </table:table-cell>
          <table:table-cell table:number-columns-repeated="18"/>
          <table:table-cell table:formula="of:=SUM([.A$1:.V$1])" office:value-type="float" office:value="1035" calcext:value-type="float">
            <text:p>1035</text:p>
          </table:table-cell>
          <table:table-cell table:formula="of:=SUM([.B$1:.W$1])" office:value-type="float" office:value="1579" calcext:value-type="float">
            <text:p>1579</text:p>
          </table:table-cell>
          <table:table-cell table:formula="of:=SUM([.C$1:.X$1])" office:value-type="float" office:value="1517" calcext:value-type="float">
            <text:p>1517</text:p>
          </table:table-cell>
          <table:table-cell table:formula="of:=SUM([.D$1:.Y$1])" office:value-type="float" office:value="923" calcext:value-type="float">
            <text:p>923</text:p>
          </table:table-cell>
          <table:table-cell table:formula="of:=SUM([.E$1:.Z$1])" office:value-type="float" office:value="-238" calcext:value-type="float">
            <text:p>-238</text:p>
          </table:table-cell>
          <table:table-cell table:formula="of:=SUM([.F$1:.AA$1])" office:value-type="float" office:value="-547" calcext:value-type="float">
            <text:p>-547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8"/>max_so_far = max(max_so_far, max_ending_here)</text:p>
          </table:table-cell>
          <table:table-cell table:number-columns-repeated="19"/>
          <table:table-cell table:formula="of:=SUM([.A$1:.W$1])" office:value-type="float" office:value="673" calcext:value-type="float">
            <text:p>673</text:p>
          </table:table-cell>
          <table:table-cell table:formula="of:=SUM([.B$1:.X$1])" office:value-type="float" office:value="1626" calcext:value-type="float">
            <text:p>1626</text:p>
          </table:table-cell>
          <table:table-cell table:formula="of:=SUM([.C$1:.Y$1])" office:value-type="float" office:value="645" calcext:value-type="float">
            <text:p>645</text:p>
          </table:table-cell>
          <table:table-cell table:formula="of:=SUM([.D$1:.Z$1])" office:value-type="float" office:value="470" calcext:value-type="float">
            <text:p>470</text:p>
          </table:table-cell>
          <table:table-cell table:formula="of:=SUM([.E$1:.AA$1])" office:value-type="float" office:value="-172" calcext:value-type="float">
            <text:p>-172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return max_so_far</text:p>
          </table:table-cell>
          <table:table-cell table:number-columns-repeated="20"/>
          <table:table-cell table:formula="of:=SUM([.A$1:.X$1])" office:value-type="float" office:value="720" calcext:value-type="float">
            <text:p>720</text:p>
          </table:table-cell>
          <table:table-cell table:formula="of:=SUM([.B$1:.Y$1])" office:value-type="float" office:value="754" calcext:value-type="float">
            <text:p>754</text:p>
          </table:table-cell>
          <table:table-cell table:formula="of:=SUM([.C$1:.Z$1])" office:value-type="float" office:value="192" calcext:value-type="float">
            <text:p>192</text:p>
          </table:table-cell>
          <table:table-cell table:formula="of:=SUM([.D$1:.AA$1])" office:value-type="float" office:value="536" calcext:value-type="float">
            <text:p>536</text:p>
          </table:table-cell>
          <table:table-cell table:number-columns-repeated="73"/>
        </table:table-row>
        <table:table-row table:style-name="ro1">
          <table:table-cell table:number-columns-repeated="7"/>
          <table:table-cell office:value-type="string" calcext:value-type="string">
            <text:p>finding sub array start and ending index:</text:p>
          </table:table-cell>
          <table:table-cell table:number-columns-repeated="16"/>
          <table:table-cell table:formula="of:=SUM([.A$1:.Y$1])" office:value-type="float" office:value="-152" calcext:value-type="float">
            <text:p>-152</text:p>
          </table:table-cell>
          <table:table-cell table:formula="of:=SUM([.B$1:.Z$1])" office:value-type="float" office:value="301" calcext:value-type="float">
            <text:p>301</text:p>
          </table:table-cell>
          <table:table-cell table:formula="of:=SUM([.C$1:.AA$1])" office:value-type="float" office:value="258" calcext:value-type="float">
            <text:p>258</text:p>
          </table:table-cell>
          <table:table-cell table:number-columns-repeated="73"/>
        </table:table-row>
        <table:table-row table:style-name="ro1">
          <table:table-cell table:number-columns-repeated="25"/>
          <table:table-cell table:formula="of:=SUM([.A$1:.Z$1])" office:value-type="float" office:value="-605" calcext:value-type="float">
            <text:p>-605</text:p>
          </table:table-cell>
          <table:table-cell table:formula="of:=SUM([.B$1:.AA$1])" office:value-type="float" office:value="367" calcext:value-type="float">
            <text:p>367</text:p>
          </table:table-cell>
          <table:table-cell table:number-columns-repeated="73"/>
        </table:table-row>
        <table:table-row table:style-name="ro1">
          <table:table-cell/>
          <table:table-cell table:style-name="ce1" office:value-type="string" calcext:value-type="string">
            <text:p>Kadane Algorithmus</text:p>
          </table:table-cell>
          <table:table-cell table:number-columns-repeated="2"/>
          <table:table-cell table:formula="of:=MAX([.A31:.AA31])" office:value-type="float" office:value="2658" calcext:value-type="float">
            <text:p>2658</text:p>
          </table:table-cell>
          <table:table-cell table:number-columns-repeated="21"/>
          <table:table-cell table:formula="of:=SUM([.A$1:.AA$1])" office:value-type="float" office:value="-539" calcext:value-type="float">
            <text:p>-539</text:p>
          </table:table-cell>
          <table:table-cell table:number-columns-repeated="73"/>
        </table:table-row>
        <table:table-row table:style-name="ro1">
          <table:table-cell/>
          <table:table-cell table:style-name="ce3" office:value-type="string" calcext:value-type="string">
            <text:p>max_ending_here:</text:p>
          </table:table-cell>
          <table:table-cell table:number-columns-repeated="2"/>
          <table:table-cell office:value-type="string" calcext:value-type="string">
            <text:p>set to 0</text:p>
          </table:table-cell>
          <table:table-cell table:number-columns-repeated="95"/>
        </table:table-row>
        <table:table-row table:style-name="ro1">
          <table:table-cell table:formula="of:=[.A1]" office:value-type="float" office:value="-906" calcext:value-type="float">
            <text:p>-906</text:p>
          </table:table-cell>
          <table:table-cell table:style-name="ce3" table:formula="of:=IF([.A29]+[.B1]&lt;0;0;[.A29]+[.B1])" office:value-type="float" office:value="0" calcext:value-type="float">
            <text:p>0</text:p>
          </table:table-cell>
          <table:table-cell table:style-name="ce3" table:formula="of:=IF([.B29]+[.C1]&lt;0;0;[.B29]+[.C1])" office:value-type="float" office:value="0" calcext:value-type="float">
            <text:p>0</text:p>
          </table:table-cell>
          <table:table-cell table:style-name="ce3" table:formula="of:=IF([.C29]+[.D1]&lt;0;0;[.C29]+[.D1])" office:value-type="float" office:value="708" calcext:value-type="float">
            <text:p>708</text:p>
          </table:table-cell>
          <table:table-cell table:style-name="ce3" table:formula="of:=IF([.D29]+[.E1]&lt;0;0;[.D29]+[.E1])" office:value-type="float" office:value="1083" calcext:value-type="float">
            <text:p>1083</text:p>
          </table:table-cell>
          <table:table-cell table:style-name="ce3" table:formula="of:=IF([.E29]+[.F1]&lt;0;0;[.E29]+[.F1])" office:value-type="float" office:value="1346" calcext:value-type="float">
            <text:p>1346</text:p>
          </table:table-cell>
          <table:table-cell table:style-name="ce3" table:formula="of:=IF([.F29]+[.G1]&lt;0;0;[.F29]+[.G1])" office:value-type="float" office:value="365" calcext:value-type="float">
            <text:p>365</text:p>
          </table:table-cell>
          <table:table-cell table:style-name="ce3" table:formula="of:=IF([.G29]+[.H1]&lt;0;0;[.G29]+[.H1])" office:value-type="float" office:value="392" calcext:value-type="float">
            <text:p>392</text:p>
          </table:table-cell>
          <table:table-cell table:style-name="ce3" table:formula="of:=IF([.H29]+[.I1]&lt;0;0;[.H29]+[.I1])" office:value-type="float" office:value="1089" calcext:value-type="float">
            <text:p>1089</text:p>
          </table:table-cell>
          <table:table-cell table:style-name="ce3" table:formula="of:=IF([.I29]+[.J1]&lt;0;0;[.I29]+[.J1])" office:value-type="float" office:value="1951" calcext:value-type="float">
            <text:p>1951</text:p>
          </table:table-cell>
          <table:table-cell table:style-name="ce3" table:formula="of:=IF([.J29]+[.K1]&lt;0;0;[.J29]+[.K1])" office:value-type="float" office:value="1469" calcext:value-type="float">
            <text:p>1469</text:p>
          </table:table-cell>
          <table:table-cell table:style-name="ce3" table:formula="of:=IF([.K29]+[.L1]&lt;0;0;[.K29]+[.L1])" office:value-type="float" office:value="483" calcext:value-type="float">
            <text:p>483</text:p>
          </table:table-cell>
          <table:table-cell table:style-name="ce3" table:formula="of:=IF([.L29]+[.M1]&lt;0;0;[.L29]+[.M1])" office:value-type="float" office:value="1163" calcext:value-type="float">
            <text:p>1163</text:p>
          </table:table-cell>
          <table:table-cell table:style-name="ce3" table:formula="of:=IF([.M29]+[.N1]&lt;0;0;[.M29]+[.N1])" office:value-type="float" office:value="1638" calcext:value-type="float">
            <text:p>1638</text:p>
          </table:table-cell>
          <table:table-cell table:style-name="ce3" table:formula="of:=IF([.N29]+[.O1]&lt;0;0;[.N29]+[.O1])" office:value-type="float" office:value="1259" calcext:value-type="float">
            <text:p>1259</text:p>
          </table:table-cell>
          <table:table-cell table:style-name="ce3" table:formula="of:=IF([.O29]+[.P1]&lt;0;0;[.O29]+[.P1])" office:value-type="float" office:value="1626" calcext:value-type="float">
            <text:p>1626</text:p>
          </table:table-cell>
          <table:table-cell table:style-name="ce3" table:formula="of:=IF([.P29]+[.Q1]&lt;0;0;[.P29]+[.Q1])" office:value-type="float" office:value="2206" calcext:value-type="float">
            <text:p>2206</text:p>
          </table:table-cell>
          <table:table-cell table:style-name="ce3" table:formula="of:=IF([.Q29]+[.R1]&lt;0;0;[.Q29]+[.R1])" office:value-type="float" office:value="2658" calcext:value-type="float">
            <text:p>2658</text:p>
          </table:table-cell>
          <table:table-cell table:style-name="ce3" table:formula="of:=IF([.R29]+[.S1]&lt;0;0;[.R29]+[.S1])" office:value-type="float" office:value="2368" calcext:value-type="float">
            <text:p>2368</text:p>
          </table:table-cell>
          <table:table-cell table:style-name="ce3" table:formula="of:=IF([.S29]+[.T1]&lt;0;0;[.S29]+[.T1])" office:value-type="float" office:value="1827" calcext:value-type="float">
            <text:p>1827</text:p>
          </table:table-cell>
          <table:table-cell table:style-name="ce3" table:formula="of:=IF([.T29]+[.U1]&lt;0;0;[.T29]+[.U1])" office:value-type="float" office:value="2600" calcext:value-type="float">
            <text:p>2600</text:p>
          </table:table-cell>
          <table:table-cell table:style-name="ce3" table:formula="of:=IF([.U29]+[.V1]&lt;0;0;[.U29]+[.V1])" office:value-type="float" office:value="2110" calcext:value-type="float">
            <text:p>2110</text:p>
          </table:table-cell>
          <table:table-cell table:style-name="ce3" table:formula="of:=IF([.V29]+[.W1]&lt;0;0;[.V29]+[.W1])" office:value-type="float" office:value="1748" calcext:value-type="float">
            <text:p>1748</text:p>
          </table:table-cell>
          <table:table-cell table:style-name="ce3" table:formula="of:=IF([.W29]+[.X1]&lt;0;0;[.W29]+[.X1])" office:value-type="float" office:value="1795" calcext:value-type="float">
            <text:p>1795</text:p>
          </table:table-cell>
          <table:table-cell table:style-name="ce3" table:formula="of:=IF([.X29]+[.Y1]&lt;0;0;[.X29]+[.Y1])" office:value-type="float" office:value="923" calcext:value-type="float">
            <text:p>923</text:p>
          </table:table-cell>
          <table:table-cell table:style-name="ce3" table:formula="of:=IF([.Y29]+[.Z1]&lt;0;0;[.Y29]+[.Z1])" office:value-type="float" office:value="470" calcext:value-type="float">
            <text:p>470</text:p>
          </table:table-cell>
          <table:table-cell table:style-name="ce3" table:formula="of:=IF([.Z29]+[.AA1]&lt;0;0;[.Z29]+[.AA1])" office:value-type="float" office:value="536" calcext:value-type="float">
            <text:p>536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max_ending_here:</text:p>
          </table:table-cell>
          <table:table-cell table:number-columns-repeated="98"/>
        </table:table-row>
        <table:table-row table:style-name="ro1">
          <table:table-cell table:formula="of:=[.A1]" office:value-type="float" office:value="-906" calcext:value-type="float">
            <text:p>-906</text:p>
          </table:table-cell>
          <table:table-cell table:formula="of:=MAX([.B1];[.A31]+[.B1])" office:value-type="float" office:value="109" calcext:value-type="float">
            <text:p>109</text:p>
          </table:table-cell>
          <table:table-cell table:formula="of:=MAX([.C1];[.B31]+[.C1])" office:value-type="float" office:value="-169" calcext:value-type="float">
            <text:p>-169</text:p>
          </table:table-cell>
          <table:table-cell table:formula="of:=MAX([.D1];[.C31]+[.D1])" office:value-type="float" office:value="708" calcext:value-type="float">
            <text:p>708</text:p>
          </table:table-cell>
          <table:table-cell table:formula="of:=MAX([.E1];[.D31]+[.E1])" office:value-type="float" office:value="1083" calcext:value-type="float">
            <text:p>1083</text:p>
          </table:table-cell>
          <table:table-cell table:formula="of:=MAX([.F1];[.E31]+[.F1])" office:value-type="float" office:value="1346" calcext:value-type="float">
            <text:p>1346</text:p>
          </table:table-cell>
          <table:table-cell table:formula="of:=MAX([.G1];[.F31]+[.G1])" office:value-type="float" office:value="365" calcext:value-type="float">
            <text:p>365</text:p>
          </table:table-cell>
          <table:table-cell table:formula="of:=MAX([.H1];[.G31]+[.H1])" office:value-type="float" office:value="392" calcext:value-type="float">
            <text:p>392</text:p>
          </table:table-cell>
          <table:table-cell table:formula="of:=MAX([.I1];[.H31]+[.I1])" office:value-type="float" office:value="1089" calcext:value-type="float">
            <text:p>1089</text:p>
          </table:table-cell>
          <table:table-cell table:formula="of:=MAX([.J1];[.I31]+[.J1])" office:value-type="float" office:value="1951" calcext:value-type="float">
            <text:p>1951</text:p>
          </table:table-cell>
          <table:table-cell table:formula="of:=MAX([.K1];[.J31]+[.K1])" office:value-type="float" office:value="1469" calcext:value-type="float">
            <text:p>1469</text:p>
          </table:table-cell>
          <table:table-cell table:formula="of:=MAX([.L1];[.K31]+[.L1])" office:value-type="float" office:value="483" calcext:value-type="float">
            <text:p>483</text:p>
          </table:table-cell>
          <table:table-cell table:formula="of:=MAX([.M1];[.L31]+[.M1])" office:value-type="float" office:value="1163" calcext:value-type="float">
            <text:p>1163</text:p>
          </table:table-cell>
          <table:table-cell table:formula="of:=MAX([.N1];[.M31]+[.N1])" office:value-type="float" office:value="1638" calcext:value-type="float">
            <text:p>1638</text:p>
          </table:table-cell>
          <table:table-cell table:formula="of:=MAX([.O1];[.N31]+[.O1])" office:value-type="float" office:value="1259" calcext:value-type="float">
            <text:p>1259</text:p>
          </table:table-cell>
          <table:table-cell table:formula="of:=MAX([.P1];[.O31]+[.P1])" office:value-type="float" office:value="1626" calcext:value-type="float">
            <text:p>1626</text:p>
          </table:table-cell>
          <table:table-cell table:formula="of:=MAX([.Q1];[.P31]+[.Q1])" office:value-type="float" office:value="2206" calcext:value-type="float">
            <text:p>2206</text:p>
          </table:table-cell>
          <table:table-cell table:formula="of:=MAX([.R1];[.Q31]+[.R1])" office:value-type="float" office:value="2658" calcext:value-type="float">
            <text:p>2658</text:p>
          </table:table-cell>
          <table:table-cell table:formula="of:=MAX([.S1];[.R31]+[.S1])" office:value-type="float" office:value="2368" calcext:value-type="float">
            <text:p>2368</text:p>
          </table:table-cell>
          <table:table-cell table:formula="of:=MAX([.T1];[.S31]+[.T1])" office:value-type="float" office:value="1827" calcext:value-type="float">
            <text:p>1827</text:p>
          </table:table-cell>
          <table:table-cell table:formula="of:=MAX([.U1];[.T31]+[.U1])" office:value-type="float" office:value="2600" calcext:value-type="float">
            <text:p>2600</text:p>
          </table:table-cell>
          <table:table-cell table:formula="of:=MAX([.V1];[.U31]+[.V1])" office:value-type="float" office:value="2110" calcext:value-type="float">
            <text:p>2110</text:p>
          </table:table-cell>
          <table:table-cell table:formula="of:=MAX([.W1];[.V31]+[.W1])" office:value-type="float" office:value="1748" calcext:value-type="float">
            <text:p>1748</text:p>
          </table:table-cell>
          <table:table-cell table:formula="of:=MAX([.X1];[.W31]+[.X1])" office:value-type="float" office:value="1795" calcext:value-type="float">
            <text:p>1795</text:p>
          </table:table-cell>
          <table:table-cell table:formula="of:=MAX([.Y1];[.X31]+[.Y1])" office:value-type="float" office:value="923" calcext:value-type="float">
            <text:p>923</text:p>
          </table:table-cell>
          <table:table-cell table:formula="of:=MAX([.Z1];[.Y31]+[.Z1])" office:value-type="float" office:value="470" calcext:value-type="float">
            <text:p>470</text:p>
          </table:table-cell>
          <table:table-cell table:formula="of:=MAX([.AA1];[.Z31]+[.AA1])" office:value-type="float" office:value="536" calcext:value-type="float">
            <text:p>536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max_so_far:</text:p>
          </table:table-cell>
          <table:table-cell table:number-columns-repeated="98"/>
        </table:table-row>
        <table:table-row table:style-name="ro1">
          <table:table-cell table:formula="of:=[.A31]" office:value-type="float" office:value="-906" calcext:value-type="float">
            <text:p>-906</text:p>
          </table:table-cell>
          <table:table-cell table:formula="of:=MAX([.B31];[.A33])" office:value-type="float" office:value="109" calcext:value-type="float">
            <text:p>109</text:p>
          </table:table-cell>
          <table:table-cell table:formula="of:=MAX([.C31];[.B33])" office:value-type="float" office:value="109" calcext:value-type="float">
            <text:p>109</text:p>
          </table:table-cell>
          <table:table-cell table:formula="of:=MAX([.D31];[.C33])" office:value-type="float" office:value="708" calcext:value-type="float">
            <text:p>708</text:p>
          </table:table-cell>
          <table:table-cell table:formula="of:=MAX([.E31];[.D33])" office:value-type="float" office:value="1083" calcext:value-type="float">
            <text:p>1083</text:p>
          </table:table-cell>
          <table:table-cell table:formula="of:=MAX([.F31];[.E33])" office:value-type="float" office:value="1346" calcext:value-type="float">
            <text:p>1346</text:p>
          </table:table-cell>
          <table:table-cell table:formula="of:=MAX([.G31];[.F33])" office:value-type="float" office:value="1346" calcext:value-type="float">
            <text:p>1346</text:p>
          </table:table-cell>
          <table:table-cell table:formula="of:=MAX([.H31];[.G33])" office:value-type="float" office:value="1346" calcext:value-type="float">
            <text:p>1346</text:p>
          </table:table-cell>
          <table:table-cell table:formula="of:=MAX([.I31];[.H33])" office:value-type="float" office:value="1346" calcext:value-type="float">
            <text:p>1346</text:p>
          </table:table-cell>
          <table:table-cell table:formula="of:=MAX([.J31];[.I33])" office:value-type="float" office:value="1951" calcext:value-type="float">
            <text:p>1951</text:p>
          </table:table-cell>
          <table:table-cell table:formula="of:=MAX([.K31];[.J33])" office:value-type="float" office:value="1951" calcext:value-type="float">
            <text:p>1951</text:p>
          </table:table-cell>
          <table:table-cell table:formula="of:=MAX([.L31];[.K33])" office:value-type="float" office:value="1951" calcext:value-type="float">
            <text:p>1951</text:p>
          </table:table-cell>
          <table:table-cell table:formula="of:=MAX([.M31];[.L33])" office:value-type="float" office:value="1951" calcext:value-type="float">
            <text:p>1951</text:p>
          </table:table-cell>
          <table:table-cell table:formula="of:=MAX([.N31];[.M33])" office:value-type="float" office:value="1951" calcext:value-type="float">
            <text:p>1951</text:p>
          </table:table-cell>
          <table:table-cell table:formula="of:=MAX([.O31];[.N33])" office:value-type="float" office:value="1951" calcext:value-type="float">
            <text:p>1951</text:p>
          </table:table-cell>
          <table:table-cell table:formula="of:=MAX([.P31];[.O33])" office:value-type="float" office:value="1951" calcext:value-type="float">
            <text:p>1951</text:p>
          </table:table-cell>
          <table:table-cell table:formula="of:=MAX([.Q31];[.P33])" office:value-type="float" office:value="2206" calcext:value-type="float">
            <text:p>2206</text:p>
          </table:table-cell>
          <table:table-cell table:formula="of:=MAX([.R31];[.Q33])" office:value-type="float" office:value="2658" calcext:value-type="float">
            <text:p>2658</text:p>
          </table:table-cell>
          <table:table-cell table:formula="of:=MAX([.S31];[.R33])" office:value-type="float" office:value="2658" calcext:value-type="float">
            <text:p>2658</text:p>
          </table:table-cell>
          <table:table-cell table:formula="of:=MAX([.T31];[.S33])" office:value-type="float" office:value="2658" calcext:value-type="float">
            <text:p>2658</text:p>
          </table:table-cell>
          <table:table-cell table:formula="of:=MAX([.U31];[.T33])" office:value-type="float" office:value="2658" calcext:value-type="float">
            <text:p>2658</text:p>
          </table:table-cell>
          <table:table-cell table:formula="of:=MAX([.V31];[.U33])" office:value-type="float" office:value="2658" calcext:value-type="float">
            <text:p>2658</text:p>
          </table:table-cell>
          <table:table-cell table:formula="of:=MAX([.W31];[.V33])" office:value-type="float" office:value="2658" calcext:value-type="float">
            <text:p>2658</text:p>
          </table:table-cell>
          <table:table-cell table:formula="of:=MAX([.X31];[.W33])" office:value-type="float" office:value="2658" calcext:value-type="float">
            <text:p>2658</text:p>
          </table:table-cell>
          <table:table-cell table:formula="of:=MAX([.Y31];[.X33])" office:value-type="float" office:value="2658" calcext:value-type="float">
            <text:p>2658</text:p>
          </table:table-cell>
          <table:table-cell table:formula="of:=MAX([.Z31];[.Y33])" office:value-type="float" office:value="2658" calcext:value-type="float">
            <text:p>2658</text:p>
          </table:table-cell>
          <table:table-cell table:formula="of:=MAX([.AA31];[.Z33])" office:value-type="float" office:value="2658" calcext:value-type="float">
            <text:p>2658</text:p>
          </table:table-cell>
          <table:table-cell table:number-columns-repeated="73"/>
        </table:table-row>
        <table:table-row table:style-name="ro1">
          <table:table-cell table:number-columns-repeated="100"/>
        </table:table-row>
        <table:table-row table:style-name="ro1">
          <table:table-cell office:value-type="string" calcext:value-type="string">
            <text:p>1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:.AA1])" office:value-type="float" office:value="862" calcext:value-type="float">
            <text:p>862</text:p>
          </table:table-cell>
          <table:table-cell table:style-name="ce1" office:value-type="string" calcext:value-type="string">
            <text:p><text:s text:c="5"/>1. größte Zahl für Ergebnis:</text:p>
          </table:table-cell>
          <table:table-cell table:number-columns-repeated="4"/>
          <table:table-cell table:style-name="ce1" table:formula="of:=MAX([.E35:.E61])" office:value-type="float" office:value="2658" calcext:value-type="float">
            <text:p>2658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2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:.AA2])" office:value-type="float" office:value="1559" calcext:value-type="float">
            <text:p>1559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3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3:.AA3])" office:value-type="float" office:value="1586" calcext:value-type="float">
            <text:p>1586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4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4:.AA4])" office:value-type="float" office:value="1143" calcext:value-type="float">
            <text:p>114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5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5:.AA5])" office:value-type="float" office:value="1723" calcext:value-type="float">
            <text:p>172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6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6:.AA6])" office:value-type="float" office:value="2175" calcext:value-type="float">
            <text:p>2175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7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7:.AA7])" office:value-type="float" office:value="1951" calcext:value-type="float">
            <text:p>1951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8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8:.AA8])" office:value-type="float" office:value="1673" calcext:value-type="float">
            <text:p>167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9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9:.AA9])" office:value-type="float" office:value="2117" calcext:value-type="float">
            <text:p>211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0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0:.AA10])" office:value-type="float" office:value="2266" calcext:value-type="float">
            <text:p>2266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1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1:.AA11])" office:value-type="float" office:value="2293" calcext:value-type="float">
            <text:p>229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2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2:.AA12])" office:value-type="float" office:value="2003" calcext:value-type="float">
            <text:p>200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3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3:.AA13])" office:value-type="float" office:value="2208" calcext:value-type="float">
            <text:p>220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4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4:.AA14])" office:value-type="float" office:value="2235" calcext:value-type="float">
            <text:p>2235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5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5:.AA15])" office:value-type="float" office:value="2658" calcext:value-type="float">
            <text:p>265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6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6:.AA16])" office:value-type="float" office:value="2380" calcext:value-type="float">
            <text:p>2380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7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7:.AA17])" office:value-type="float" office:value="2489" calcext:value-type="float">
            <text:p>2489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8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8:.AA18])" office:value-type="float" office:value="2600" calcext:value-type="float">
            <text:p>2600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9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19:.AA19])" office:value-type="float" office:value="2322" calcext:value-type="float">
            <text:p>2322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0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0:.AA20])" office:value-type="float" office:value="2431" calcext:value-type="float">
            <text:p>2431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1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1:.AA21])" office:value-type="float" office:value="1941" calcext:value-type="float">
            <text:p>1941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2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2:.AA22])" office:value-type="float" office:value="1579" calcext:value-type="float">
            <text:p>1579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3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3:.AA23])" office:value-type="float" office:value="1626" calcext:value-type="float">
            <text:p>1626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4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4:.AA24])" office:value-type="float" office:value="754" calcext:value-type="float">
            <text:p>754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5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5:.AA25])" office:value-type="float" office:value="301" calcext:value-type="float">
            <text:p>301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6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6:.AA26])" office:value-type="float" office:value="367" calcext:value-type="float">
            <text:p>36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7er</text:p>
          </table:table-cell>
          <table:table-cell office:value-type="string" calcext:value-type="string">
            <text:p>Gruppe, größte:</text:p>
          </table:table-cell>
          <table:table-cell table:number-columns-repeated="2"/>
          <table:table-cell table:formula="of:=MAX([.A27:.AA27])" office:value-type="float" office:value="2658" calcext:value-type="float">
            <text:p>2658</text:p>
          </table:table-cell>
          <table:table-cell table:number-columns-repeated="95"/>
        </table:table-row>
        <table:table-row table:style-name="ro1" table:number-rows-repeated="2"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formula="of:=[.A65]" office:value-type="float" office:value="9404" calcext:value-type="float">
            <text:p>9404</text:p>
          </table:table-cell>
          <table:table-cell table:formula="of:=MAX([.B65];[.A66]+[.B65])" office:value-type="float" office:value="17440" calcext:value-type="float">
            <text:p>17440</text:p>
          </table:table-cell>
          <table:table-cell table:formula="of:=MAX([.C65];[.B66]+[.C65])" office:value-type="float" office:value="8106" calcext:value-type="float">
            <text:p>8106</text:p>
          </table:table-cell>
          <table:table-cell table:formula="of:=MAX([.D65];[.C66]+[.D65])" office:value-type="float" office:value="-1040" calcext:value-type="float">
            <text:p>-1040</text:p>
          </table:table-cell>
          <table:table-cell table:formula="of:=MAX([.E65];[.D66]+[.E65])" office:value-type="float" office:value="8085" calcext:value-type="float">
            <text:p>8085</text:p>
          </table:table-cell>
          <table:table-cell table:formula="of:=MAX([.F65];[.E66]+[.F65])" office:value-type="float" office:value="11109" calcext:value-type="float">
            <text:p>11109</text:p>
          </table:table-cell>
          <table:table-cell table:formula="of:=MAX([.G65];[.F66]+[.G65])" office:value-type="float" office:value="12097" calcext:value-type="float">
            <text:p>12097</text:p>
          </table:table-cell>
          <table:table-cell table:formula="of:=MAX([.H65];[.G66]+[.H65])" office:value-type="float" office:value="17972" calcext:value-type="float">
            <text:p>17972</text:p>
          </table:table-cell>
          <table:table-cell table:formula="of:=MAX([.I65];[.H66]+[.I65])" office:value-type="float" office:value="20236" calcext:value-type="float">
            <text:p>20236</text:p>
          </table:table-cell>
          <table:table-cell table:formula="of:=MAX([.J65];[.I66]+[.J65])" office:value-type="float" office:value="15593" calcext:value-type="float">
            <text:p>15593</text:p>
          </table:table-cell>
          <table:table-cell table:formula="of:=MAX([.K65];[.J66]+[.K65])" office:value-type="float" office:value="6677" calcext:value-type="float">
            <text:p>6677</text:p>
          </table:table-cell>
          <table:table-cell table:formula="of:=MAX([.L65];[.K66]+[.L65])" office:value-type="float" office:value="-1395" calcext:value-type="float">
            <text:p>-1395</text:p>
          </table:table-cell>
          <table:table-cell table:formula="of:=MAX([.M65];[.L66]+[.M65])" office:value-type="float" office:value="1954" calcext:value-type="float">
            <text:p>1954</text:p>
          </table:table-cell>
          <table:table-cell table:formula="of:=MAX([.N65];[.M66]+[.N65])" office:value-type="float" office:value="5378" calcext:value-type="float">
            <text:p>5378</text:p>
          </table:table-cell>
          <table:table-cell table:formula="of:=MAX([.O65];[.N66]+[.O65])" office:value-type="float" office:value="10742" calcext:value-type="float">
            <text:p>10742</text:p>
          </table:table-cell>
          <table:table-cell table:formula="of:=MAX([.P65];[.O66]+[.P65])" office:value-type="float" office:value="8109" calcext:value-type="float">
            <text:p>8109</text:p>
          </table:table-cell>
          <table:table-cell table:formula="of:=MAX([.Q65];[.P66]+[.Q65])" office:value-type="float" office:value="-801" calcext:value-type="float">
            <text:p>-801</text:p>
          </table:table-cell>
          <table:table-cell table:formula="of:=MAX([.R65];[.Q66]+[.R65])" office:value-type="float" office:value="-7310" calcext:value-type="float">
            <text:p>-7310</text:p>
          </table:table-cell>
          <table:table-cell table:formula="of:=MAX([.S65];[.R66]+[.S65])" office:value-type="float" office:value="9443" calcext:value-type="float">
            <text:p>9443</text:p>
          </table:table-cell>
          <table:table-cell table:formula="of:=MAX([.T65];[.S66]+[.T65])" office:value-type="float" office:value="4347" calcext:value-type="float">
            <text:p>4347</text:p>
          </table:table-cell>
          <table:table-cell table:formula="of:=MAX([.U65];[.T66]+[.U65])" office:value-type="float" office:value="9329" calcext:value-type="float">
            <text:p>9329</text:p>
          </table:table-cell>
          <table:table-cell table:formula="of:=MAX([.V65];[.U66]+[.V65])" office:value-type="float" office:value="1495" calcext:value-type="float">
            <text:p>1495</text:p>
          </table:table-cell>
          <table:table-cell table:formula="of:=MAX([.W65];[.V66]+[.W65])" office:value-type="float" office:value="6659" calcext:value-type="float">
            <text:p>6659</text:p>
          </table:table-cell>
          <table:table-cell table:formula="of:=MAX([.X65];[.W66]+[.X65])" office:value-type="float" office:value="-1701" calcext:value-type="float">
            <text:p>-1701</text:p>
          </table:table-cell>
          <table:table-cell table:formula="of:=MAX([.Y65];[.X66]+[.Y65])" office:value-type="float" office:value="185" calcext:value-type="float">
            <text:p>185</text:p>
          </table:table-cell>
          <table:table-cell table:formula="of:=MAX([.Z65];[.Y66]+[.Z65])" office:value-type="float" office:value="450" calcext:value-type="float">
            <text:p>450</text:p>
          </table:table-cell>
          <table:table-cell table:formula="of:=MAX([.AA65];[.Z66]+[.AA65])" office:value-type="float" office:value="727" calcext:value-type="float">
            <text:p>727</text:p>
          </table:table-cell>
          <table:table-cell table:formula="of:=MAX([.AB65];[.AA66]+[.AB65])" office:value-type="float" office:value="-3427" calcext:value-type="float">
            <text:p>-3427</text:p>
          </table:table-cell>
          <table:table-cell table:formula="of:=MAX([.AC65];[.AB66]+[.AC65])" office:value-type="float" office:value="-6615" calcext:value-type="float">
            <text:p>-6615</text:p>
          </table:table-cell>
          <table:table-cell table:formula="of:=MAX([.AD65];[.AC66]+[.AD65])" office:value-type="float" office:value="6233" calcext:value-type="float">
            <text:p>6233</text:p>
          </table:table-cell>
          <table:table-cell table:formula="of:=MAX([.AE65];[.AD66]+[.AE65])" office:value-type="float" office:value="12221" calcext:value-type="float">
            <text:p>12221</text:p>
          </table:table-cell>
          <table:table-cell table:formula="of:=MAX([.AF65];[.AE66]+[.AF65])" office:value-type="float" office:value="3213" calcext:value-type="float">
            <text:p>3213</text:p>
          </table:table-cell>
          <table:table-cell table:formula="of:=MAX([.AG65];[.AF66]+[.AG65])" office:value-type="float" office:value="9062" calcext:value-type="float">
            <text:p>9062</text:p>
          </table:table-cell>
          <table:table-cell table:formula="of:=MAX([.AH65];[.AG66]+[.AH65])" office:value-type="float" office:value="8114" calcext:value-type="float">
            <text:p>8114</text:p>
          </table:table-cell>
          <table:table-cell table:formula="of:=MAX([.AI65];[.AH66]+[.AI65])" office:value-type="float" office:value="14572" calcext:value-type="float">
            <text:p>14572</text:p>
          </table:table-cell>
          <table:table-cell table:formula="of:=MAX([.AJ65];[.AI66]+[.AJ65])" office:value-type="float" office:value="4939" calcext:value-type="float">
            <text:p>4939</text:p>
          </table:table-cell>
          <table:table-cell table:formula="of:=MAX([.AK65];[.AJ66]+[.AK65])" office:value-type="float" office:value="12894" calcext:value-type="float">
            <text:p>12894</text:p>
          </table:table-cell>
          <table:table-cell table:formula="of:=MAX([.AL65];[.AK66]+[.AL65])" office:value-type="float" office:value="13326" calcext:value-type="float">
            <text:p>13326</text:p>
          </table:table-cell>
          <table:table-cell table:formula="of:=MAX([.AM65];[.AL66]+[.AM65])" office:value-type="float" office:value="14634" calcext:value-type="float">
            <text:p>14634</text:p>
          </table:table-cell>
          <table:table-cell table:formula="of:=MAX([.AN65];[.AM66]+[.AN65])" office:value-type="float" office:value="21167" calcext:value-type="float">
            <text:p>21167</text:p>
          </table:table-cell>
          <table:table-cell table:formula="of:=MAX([.AO65];[.AN66]+[.AO65])" office:value-type="float" office:value="16500" calcext:value-type="float">
            <text:p>16500</text:p>
          </table:table-cell>
          <table:table-cell table:formula="of:=MAX([.AP65];[.AO66]+[.AP65])" office:value-type="float" office:value="26045" calcext:value-type="float">
            <text:p>26045</text:p>
          </table:table-cell>
          <table:table-cell table:formula="of:=MAX([.AQ65];[.AP66]+[.AQ65])" office:value-type="float" office:value="35491" calcext:value-type="float">
            <text:p>35491</text:p>
          </table:table-cell>
          <table:table-cell table:formula="of:=MAX([.AR65];[.AQ66]+[.AR65])" office:value-type="float" office:value="36493" calcext:value-type="float">
            <text:p>36493</text:p>
          </table:table-cell>
          <table:table-cell table:formula="of:=MAX([.AS65];[.AR66]+[.AS65])" office:value-type="float" office:value="40945" calcext:value-type="float">
            <text:p>40945</text:p>
          </table:table-cell>
          <table:table-cell table:formula="of:=MAX([.AT65];[.AS66]+[.AT65])" office:value-type="float" office:value="38660" calcext:value-type="float">
            <text:p>38660</text:p>
          </table:table-cell>
          <table:table-cell table:formula="of:=MAX([.AU65];[.AT66]+[.AU65])" office:value-type="float" office:value="36247" calcext:value-type="float">
            <text:p>36247</text:p>
          </table:table-cell>
          <table:table-cell table:formula="of:=MAX([.AV65];[.AU66]+[.AV65])" office:value-type="float" office:value="27513" calcext:value-type="float">
            <text:p>27513</text:p>
          </table:table-cell>
          <table:table-cell table:formula="of:=MAX([.AW65];[.AV66]+[.AW65])" office:value-type="float" office:value="31737" calcext:value-type="float">
            <text:p>31737</text:p>
          </table:table-cell>
          <table:table-cell table:formula="of:=MAX([.AX65];[.AW66]+[.AX65])" office:value-type="float" office:value="37229" calcext:value-type="float">
            <text:p>37229</text:p>
          </table:table-cell>
          <table:table-cell table:formula="of:=MAX([.AY65];[.AX66]+[.AY65])" office:value-type="float" office:value="30979" calcext:value-type="float">
            <text:p>30979</text:p>
          </table:table-cell>
          <table:table-cell table:formula="of:=MAX([.AZ65];[.AY66]+[.AZ65])" office:value-type="float" office:value="30941" calcext:value-type="float">
            <text:p>30941</text:p>
          </table:table-cell>
          <table:table-cell table:formula="of:=MAX([.BA65];[.AZ66]+[.BA65])" office:value-type="float" office:value="27852" calcext:value-type="float">
            <text:p>27852</text:p>
          </table:table-cell>
          <table:table-cell table:formula="of:=MAX([.BB65];[.BA66]+[.BB65])" office:value-type="float" office:value="21091" calcext:value-type="float">
            <text:p>21091</text:p>
          </table:table-cell>
          <table:table-cell table:formula="of:=MAX([.BC65];[.BB66]+[.BC65])" office:value-type="float" office:value="23417" calcext:value-type="float">
            <text:p>23417</text:p>
          </table:table-cell>
          <table:table-cell table:formula="of:=MAX([.BD65];[.BC66]+[.BD65])" office:value-type="float" office:value="21208" calcext:value-type="float">
            <text:p>21208</text:p>
          </table:table-cell>
          <table:table-cell table:formula="of:=MAX([.BE65];[.BD66]+[.BE65])" office:value-type="float" office:value="13246" calcext:value-type="float">
            <text:p>13246</text:p>
          </table:table-cell>
          <table:table-cell table:formula="of:=MAX([.BF65];[.BE66]+[.BF65])" office:value-type="float" office:value="12317" calcext:value-type="float">
            <text:p>12317</text:p>
          </table:table-cell>
          <table:table-cell table:formula="of:=MAX([.BG65];[.BF66]+[.BG65])" office:value-type="float" office:value="18027" calcext:value-type="float">
            <text:p>18027</text:p>
          </table:table-cell>
          <table:table-cell table:formula="of:=MAX([.BH65];[.BG66]+[.BH65])" office:value-type="float" office:value="17636" calcext:value-type="float">
            <text:p>17636</text:p>
          </table:table-cell>
          <table:table-cell table:formula="of:=MAX([.BI65];[.BH66]+[.BI65])" office:value-type="float" office:value="11221" calcext:value-type="float">
            <text:p>11221</text:p>
          </table:table-cell>
          <table:table-cell table:formula="of:=MAX([.BJ65];[.BI66]+[.BJ65])" office:value-type="float" office:value="16620" calcext:value-type="float">
            <text:p>16620</text:p>
          </table:table-cell>
          <table:table-cell table:formula="of:=MAX([.BK65];[.BJ66]+[.BK65])" office:value-type="float" office:value="21378" calcext:value-type="float">
            <text:p>21378</text:p>
          </table:table-cell>
          <table:table-cell table:formula="of:=MAX([.BL65];[.BK66]+[.BL65])" office:value-type="float" office:value="22311" calcext:value-type="float">
            <text:p>22311</text:p>
          </table:table-cell>
          <table:table-cell table:formula="of:=MAX([.BM65];[.BL66]+[.BM65])" office:value-type="float" office:value="18993" calcext:value-type="float">
            <text:p>18993</text:p>
          </table:table-cell>
          <table:table-cell table:formula="of:=MAX([.BN65];[.BM66]+[.BN65])" office:value-type="float" office:value="10421" calcext:value-type="float">
            <text:p>10421</text:p>
          </table:table-cell>
          <table:table-cell table:formula="of:=MAX([.BO65];[.BN66]+[.BO65])" office:value-type="float" office:value="10987" calcext:value-type="float">
            <text:p>10987</text:p>
          </table:table-cell>
          <table:table-cell table:formula="of:=MAX([.BP65];[.BO66]+[.BP65])" office:value-type="float" office:value="19168" calcext:value-type="float">
            <text:p>19168</text:p>
          </table:table-cell>
          <table:table-cell table:formula="of:=MAX([.BQ65];[.BP66]+[.BQ65])" office:value-type="float" office:value="17656" calcext:value-type="float">
            <text:p>17656</text:p>
          </table:table-cell>
          <table:table-cell table:formula="of:=MAX([.BR65];[.BQ66]+[.BR65])" office:value-type="float" office:value="14719" calcext:value-type="float">
            <text:p>14719</text:p>
          </table:table-cell>
          <table:table-cell table:formula="of:=MAX([.BS65];[.BR66]+[.BS65])" office:value-type="float" office:value="8822" calcext:value-type="float">
            <text:p>8822</text:p>
          </table:table-cell>
          <table:table-cell table:formula="of:=MAX([.BT65];[.BS66]+[.BT65])" office:value-type="float" office:value="14347" calcext:value-type="float">
            <text:p>14347</text:p>
          </table:table-cell>
          <table:table-cell table:formula="of:=MAX([.BU65];[.BT66]+[.BU65])" office:value-type="float" office:value="7293" calcext:value-type="float">
            <text:p>7293</text:p>
          </table:table-cell>
          <table:table-cell table:formula="of:=MAX([.BV65];[.BU66]+[.BV65])" office:value-type="float" office:value="8205" calcext:value-type="float">
            <text:p>8205</text:p>
          </table:table-cell>
          <table:table-cell table:formula="of:=MAX([.BW65];[.BV66]+[.BW65])" office:value-type="float" office:value="-658" calcext:value-type="float">
            <text:p>-658</text:p>
          </table:table-cell>
          <table:table-cell table:formula="of:=MAX([.BX65];[.BW66]+[.BX65])" office:value-type="float" office:value="-4893" calcext:value-type="float">
            <text:p>-4893</text:p>
          </table:table-cell>
          <table:table-cell table:formula="of:=MAX([.BY65];[.BX66]+[.BY65])" office:value-type="float" office:value="2963" calcext:value-type="float">
            <text:p>2963</text:p>
          </table:table-cell>
          <table:table-cell table:formula="of:=MAX([.BZ65];[.BY66]+[.BZ65])" office:value-type="float" office:value="-5864" calcext:value-type="float">
            <text:p>-5864</text:p>
          </table:table-cell>
          <table:table-cell table:formula="of:=MAX([.CA65];[.BZ66]+[.CA65])" office:value-type="float" office:value="-8376" calcext:value-type="float">
            <text:p>-8376</text:p>
          </table:table-cell>
          <table:table-cell table:formula="of:=MAX([.CB65];[.CA66]+[.CB65])" office:value-type="float" office:value="5579" calcext:value-type="float">
            <text:p>5579</text:p>
          </table:table-cell>
          <table:table-cell table:formula="of:=MAX([.CC65];[.CB66]+[.CC65])" office:value-type="float" office:value="-3327" calcext:value-type="float">
            <text:p>-3327</text:p>
          </table:table-cell>
          <table:table-cell table:formula="of:=MAX([.CD65];[.CC66]+[.CD65])" office:value-type="float" office:value="2265" calcext:value-type="float">
            <text:p>2265</text:p>
          </table:table-cell>
          <table:table-cell table:formula="of:=MAX([.CE65];[.CD66]+[.CE65])" office:value-type="float" office:value="7614" calcext:value-type="float">
            <text:p>7614</text:p>
          </table:table-cell>
          <table:table-cell table:formula="of:=MAX([.CF65];[.CE66]+[.CF65])" office:value-type="float" office:value="17002" calcext:value-type="float">
            <text:p>17002</text:p>
          </table:table-cell>
          <table:table-cell table:formula="of:=MAX([.CG65];[.CF66]+[.CG65])" office:value-type="float" office:value="21666" calcext:value-type="float">
            <text:p>21666</text:p>
          </table:table-cell>
          <table:table-cell table:formula="of:=MAX([.CH65];[.CG66]+[.CH65])" office:value-type="float" office:value="27374" calcext:value-type="float">
            <text:p>27374</text:p>
          </table:table-cell>
          <table:table-cell table:formula="of:=MAX([.CI65];[.CH66]+[.CI65])" office:value-type="float" office:value="30004" calcext:value-type="float">
            <text:p>30004</text:p>
          </table:table-cell>
          <table:table-cell table:formula="of:=MAX([.CJ65];[.CI66]+[.CJ65])" office:value-type="float" office:value="25827" calcext:value-type="float">
            <text:p>25827</text:p>
          </table:table-cell>
          <table:table-cell table:formula="of:=MAX([.CK65];[.CJ66]+[.CK65])" office:value-type="float" office:value="33492" calcext:value-type="float">
            <text:p>33492</text:p>
          </table:table-cell>
          <table:table-cell table:formula="of:=MAX([.CL65];[.CK66]+[.CL65])" office:value-type="float" office:value="40266" calcext:value-type="float">
            <text:p>40266</text:p>
          </table:table-cell>
          <table:table-cell table:formula="of:=MAX([.CM65];[.CL66]+[.CM65])" office:value-type="float" office:value="35114" calcext:value-type="float">
            <text:p>35114</text:p>
          </table:table-cell>
          <table:table-cell table:formula="of:=MAX([.CN65];[.CM66]+[.CN65])" office:value-type="float" office:value="29610" calcext:value-type="float">
            <text:p>29610</text:p>
          </table:table-cell>
          <table:table-cell table:formula="of:=MAX([.CO65];[.CN66]+[.CO65])" office:value-type="float" office:value="35748" calcext:value-type="float">
            <text:p>35748</text:p>
          </table:table-cell>
          <table:table-cell table:formula="of:=MAX([.CP65];[.CO66]+[.CP65])" office:value-type="float" office:value="37766" calcext:value-type="float">
            <text:p>37766</text:p>
          </table:table-cell>
          <table:table-cell table:formula="of:=MAX([.CQ65];[.CP66]+[.CQ65])" office:value-type="float" office:value="40230" calcext:value-type="float">
            <text:p>40230</text:p>
          </table:table-cell>
          <table:table-cell table:formula="of:=MAX([.CR65];[.CQ66]+[.CR65])" office:value-type="float" office:value="44166" calcext:value-type="float">
            <text:p>44166</text:p>
          </table:table-cell>
          <table:table-cell table:formula="of:=MAX([.CS65];[.CR66]+[.CS65])" office:value-type="float" office:value="38181" calcext:value-type="float">
            <text:p>38181</text:p>
          </table:table-cell>
          <table:table-cell table:formula="of:=MAX([.CT65];[.CS66]+[.CT65])" office:value-type="float" office:value="47985" calcext:value-type="float">
            <text:p>47985</text:p>
          </table:table-cell>
          <table:table-cell table:formula="of:=MAX([.CU65];[.CT66]+[.CU65])" office:value-type="float" office:value="38465" calcext:value-type="float">
            <text:p>38465</text:p>
          </table:table-cell>
          <table:table-cell table:formula="of:=MAX([.CV65];[.CU66]+[.CV65])" office:value-type="float" office:value="39710" calcext:value-type="float">
            <text:p>39710</text:p>
          </table:table-cell>
        </table:table-row>
        <table:table-row table:style-name="ro1">
          <table:table-cell table:style-name="ce1" table:formula="of:=MAX([.A66:.CV66])" office:value-type="float" office:value="47985" calcext:value-type="float">
            <text:p>47985</text:p>
          </table:table-cell>
          <table:table-cell table:number-columns-repeated="99"/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formula="of:=[.A70]" office:value-type="float" office:value="9404" calcext:value-type="float">
            <text:p>9404</text:p>
          </table:table-cell>
          <table:table-cell table:formula="of:=MAX([.B70];[.A71]+[.B70])" office:value-type="float" office:value="17440" calcext:value-type="float">
            <text:p>17440</text:p>
          </table:table-cell>
          <table:table-cell table:formula="of:=MAX([.C70];[.B71]+[.C70])" office:value-type="float" office:value="8106" calcext:value-type="float">
            <text:p>8106</text:p>
          </table:table-cell>
          <table:table-cell table:formula="of:=MAX([.D70];[.C71]+[.D70])" office:value-type="float" office:value="-1040" calcext:value-type="float">
            <text:p>-1040</text:p>
          </table:table-cell>
          <table:table-cell table:formula="of:=MAX([.E70];[.D71]+[.E70])" office:value-type="float" office:value="8085" calcext:value-type="float">
            <text:p>8085</text:p>
          </table:table-cell>
          <table:table-cell table:formula="of:=MAX([.F70];[.E71]+[.F70])" office:value-type="float" office:value="11109" calcext:value-type="float">
            <text:p>11109</text:p>
          </table:table-cell>
          <table:table-cell table:formula="of:=MAX([.G70];[.F71]+[.G70])" office:value-type="float" office:value="12097" calcext:value-type="float">
            <text:p>12097</text:p>
          </table:table-cell>
          <table:table-cell table:formula="of:=MAX([.H70];[.G71]+[.H70])" office:value-type="float" office:value="17972" calcext:value-type="float">
            <text:p>17972</text:p>
          </table:table-cell>
          <table:table-cell table:formula="of:=MAX([.I70];[.H71]+[.I70])" office:value-type="float" office:value="20236" calcext:value-type="float">
            <text:p>20236</text:p>
          </table:table-cell>
          <table:table-cell table:formula="of:=MAX([.J70];[.I71]+[.J70])" office:value-type="float" office:value="15593" calcext:value-type="float">
            <text:p>15593</text:p>
          </table:table-cell>
          <table:table-cell table:formula="of:=MAX([.K70];[.J71]+[.K70])" office:value-type="float" office:value="6677" calcext:value-type="float">
            <text:p>6677</text:p>
          </table:table-cell>
          <table:table-cell table:formula="of:=MAX([.L70];[.K71]+[.L70])" office:value-type="float" office:value="-1395" calcext:value-type="float">
            <text:p>-1395</text:p>
          </table:table-cell>
          <table:table-cell table:formula="of:=MAX([.M70];[.L71]+[.M70])" office:value-type="float" office:value="1954" calcext:value-type="float">
            <text:p>1954</text:p>
          </table:table-cell>
          <table:table-cell table:formula="of:=MAX([.N70];[.M71]+[.N70])" office:value-type="float" office:value="5378" calcext:value-type="float">
            <text:p>5378</text:p>
          </table:table-cell>
          <table:table-cell table:formula="of:=MAX([.O70];[.N71]+[.O70])" office:value-type="float" office:value="10742" calcext:value-type="float">
            <text:p>10742</text:p>
          </table:table-cell>
          <table:table-cell table:formula="of:=MAX([.P70];[.O71]+[.P70])" office:value-type="float" office:value="8109" calcext:value-type="float">
            <text:p>8109</text:p>
          </table:table-cell>
          <table:table-cell table:formula="of:=MAX([.Q70];[.P71]+[.Q70])" office:value-type="float" office:value="-801" calcext:value-type="float">
            <text:p>-801</text:p>
          </table:table-cell>
          <table:table-cell table:formula="of:=MAX([.R70];[.Q71]+[.R70])" office:value-type="float" office:value="-7310" calcext:value-type="float">
            <text:p>-7310</text:p>
          </table:table-cell>
          <table:table-cell table:formula="of:=MAX([.S70];[.R71]+[.S70])" office:value-type="float" office:value="9443" calcext:value-type="float">
            <text:p>9443</text:p>
          </table:table-cell>
          <table:table-cell table:formula="of:=MAX([.T70];[.S71]+[.T70])" office:value-type="float" office:value="4347" calcext:value-type="float">
            <text:p>4347</text:p>
          </table:table-cell>
          <table:table-cell table:formula="of:=MAX([.U70];[.T71]+[.U70])" office:value-type="float" office:value="9329" calcext:value-type="float">
            <text:p>9329</text:p>
          </table:table-cell>
          <table:table-cell table:formula="of:=MAX([.V70];[.U71]+[.V70])" office:value-type="float" office:value="1495" calcext:value-type="float">
            <text:p>1495</text:p>
          </table:table-cell>
          <table:table-cell table:formula="of:=MAX([.W70];[.V71]+[.W70])" office:value-type="float" office:value="6659" calcext:value-type="float">
            <text:p>6659</text:p>
          </table:table-cell>
          <table:table-cell table:formula="of:=MAX([.X70];[.W71]+[.X70])" office:value-type="float" office:value="-1701" calcext:value-type="float">
            <text:p>-1701</text:p>
          </table:table-cell>
          <table:table-cell table:formula="of:=MAX([.Y70];[.X71]+[.Y70])" office:value-type="float" office:value="185" calcext:value-type="float">
            <text:p>185</text:p>
          </table:table-cell>
          <table:table-cell table:formula="of:=MAX([.Z70];[.Y71]+[.Z70])" office:value-type="float" office:value="450" calcext:value-type="float">
            <text:p>450</text:p>
          </table:table-cell>
          <table:table-cell table:formula="of:=MAX([.AA70];[.Z71]+[.AA70])" office:value-type="float" office:value="727" calcext:value-type="float">
            <text:p>727</text:p>
          </table:table-cell>
          <table:table-cell table:formula="of:=MAX([.AB70];[.AA71]+[.AB70])" office:value-type="float" office:value="-3427" calcext:value-type="float">
            <text:p>-3427</text:p>
          </table:table-cell>
          <table:table-cell table:formula="of:=MAX([.AC70];[.AB71]+[.AC70])" office:value-type="float" office:value="-6615" calcext:value-type="float">
            <text:p>-6615</text:p>
          </table:table-cell>
          <table:table-cell table:formula="of:=MAX([.AD70];[.AC71]+[.AD70])" office:value-type="float" office:value="6233" calcext:value-type="float">
            <text:p>6233</text:p>
          </table:table-cell>
          <table:table-cell table:formula="of:=MAX([.AE70];[.AD71]+[.AE70])" office:value-type="float" office:value="12221" calcext:value-type="float">
            <text:p>12221</text:p>
          </table:table-cell>
          <table:table-cell table:formula="of:=MAX([.AF70];[.AE71]+[.AF70])" office:value-type="float" office:value="3213" calcext:value-type="float">
            <text:p>3213</text:p>
          </table:table-cell>
          <table:table-cell table:formula="of:=MAX([.AG70];[.AF71]+[.AG70])" office:value-type="float" office:value="9062" calcext:value-type="float">
            <text:p>9062</text:p>
          </table:table-cell>
          <table:table-cell table:formula="of:=MAX([.AH70];[.AG71]+[.AH70])" office:value-type="float" office:value="8114" calcext:value-type="float">
            <text:p>8114</text:p>
          </table:table-cell>
          <table:table-cell table:formula="of:=MAX([.AI70];[.AH71]+[.AI70])" office:value-type="float" office:value="14572" calcext:value-type="float">
            <text:p>14572</text:p>
          </table:table-cell>
          <table:table-cell table:formula="of:=MAX([.AJ70];[.AI71]+[.AJ70])" office:value-type="float" office:value="4939" calcext:value-type="float">
            <text:p>4939</text:p>
          </table:table-cell>
          <table:table-cell table:formula="of:=MAX([.AK70];[.AJ71]+[.AK70])" office:value-type="float" office:value="12894" calcext:value-type="float">
            <text:p>12894</text:p>
          </table:table-cell>
          <table:table-cell table:formula="of:=MAX([.AL70];[.AK71]+[.AL70])" office:value-type="float" office:value="13326" calcext:value-type="float">
            <text:p>13326</text:p>
          </table:table-cell>
          <table:table-cell table:formula="of:=MAX([.AM70];[.AL71]+[.AM70])" office:value-type="float" office:value="14634" calcext:value-type="float">
            <text:p>14634</text:p>
          </table:table-cell>
          <table:table-cell table:formula="of:=MAX([.AN70];[.AM71]+[.AN70])" office:value-type="float" office:value="21167" calcext:value-type="float">
            <text:p>21167</text:p>
          </table:table-cell>
          <table:table-cell table:formula="of:=MAX([.AO70];[.AN71]+[.AO70])" office:value-type="float" office:value="16500" calcext:value-type="float">
            <text:p>16500</text:p>
          </table:table-cell>
          <table:table-cell table:formula="of:=MAX([.AP70];[.AO71]+[.AP70])" office:value-type="float" office:value="26045" calcext:value-type="float">
            <text:p>26045</text:p>
          </table:table-cell>
          <table:table-cell table:formula="of:=MAX([.AQ70];[.AP71]+[.AQ70])" office:value-type="float" office:value="35491" calcext:value-type="float">
            <text:p>35491</text:p>
          </table:table-cell>
          <table:table-cell table:formula="of:=MAX([.AR70];[.AQ71]+[.AR70])" office:value-type="float" office:value="36493" calcext:value-type="float">
            <text:p>36493</text:p>
          </table:table-cell>
          <table:table-cell table:formula="of:=MAX([.AS70];[.AR71]+[.AS70])" office:value-type="float" office:value="40945" calcext:value-type="float">
            <text:p>40945</text:p>
          </table:table-cell>
          <table:table-cell table:formula="of:=MAX([.AT70];[.AS71]+[.AT70])" office:value-type="float" office:value="38660" calcext:value-type="float">
            <text:p>38660</text:p>
          </table:table-cell>
          <table:table-cell table:formula="of:=MAX([.AU70];[.AT71]+[.AU70])" office:value-type="float" office:value="36247" calcext:value-type="float">
            <text:p>36247</text:p>
          </table:table-cell>
          <table:table-cell table:formula="of:=MAX([.AV70];[.AU71]+[.AV70])" office:value-type="float" office:value="27513" calcext:value-type="float">
            <text:p>27513</text:p>
          </table:table-cell>
          <table:table-cell table:formula="of:=MAX([.AW70];[.AV71]+[.AW70])" office:value-type="float" office:value="31737" calcext:value-type="float">
            <text:p>31737</text:p>
          </table:table-cell>
          <table:table-cell table:formula="of:=MAX([.AX70];[.AW71]+[.AX70])" office:value-type="float" office:value="37229" calcext:value-type="float">
            <text:p>37229</text:p>
          </table:table-cell>
          <table:table-cell table:formula="of:=MAX([.AY70];[.AX71]+[.AY70])" office:value-type="float" office:value="30979" calcext:value-type="float">
            <text:p>30979</text:p>
          </table:table-cell>
          <table:table-cell table:formula="of:=MAX([.AZ70];[.AY71]+[.AZ70])" office:value-type="float" office:value="30941" calcext:value-type="float">
            <text:p>30941</text:p>
          </table:table-cell>
          <table:table-cell table:formula="of:=MAX([.BA70];[.AZ71]+[.BA70])" office:value-type="float" office:value="27852" calcext:value-type="float">
            <text:p>27852</text:p>
          </table:table-cell>
          <table:table-cell table:formula="of:=MAX([.BB70];[.BA71]+[.BB70])" office:value-type="float" office:value="21091" calcext:value-type="float">
            <text:p>21091</text:p>
          </table:table-cell>
          <table:table-cell table:formula="of:=MAX([.BC70];[.BB71]+[.BC70])" office:value-type="float" office:value="23417" calcext:value-type="float">
            <text:p>23417</text:p>
          </table:table-cell>
          <table:table-cell table:formula="of:=MAX([.BD70];[.BC71]+[.BD70])" office:value-type="float" office:value="21208" calcext:value-type="float">
            <text:p>21208</text:p>
          </table:table-cell>
          <table:table-cell table:formula="of:=MAX([.BE70];[.BD71]+[.BE70])" office:value-type="float" office:value="13246" calcext:value-type="float">
            <text:p>13246</text:p>
          </table:table-cell>
          <table:table-cell table:formula="of:=MAX([.BF70];[.BE71]+[.BF70])" office:value-type="float" office:value="12317" calcext:value-type="float">
            <text:p>12317</text:p>
          </table:table-cell>
          <table:table-cell table:formula="of:=MAX([.BG70];[.BF71]+[.BG70])" office:value-type="float" office:value="18027" calcext:value-type="float">
            <text:p>18027</text:p>
          </table:table-cell>
          <table:table-cell table:formula="of:=MAX([.BH70];[.BG71]+[.BH70])" office:value-type="float" office:value="17636" calcext:value-type="float">
            <text:p>17636</text:p>
          </table:table-cell>
          <table:table-cell table:formula="of:=MAX([.BI70];[.BH71]+[.BI70])" office:value-type="float" office:value="11221" calcext:value-type="float">
            <text:p>11221</text:p>
          </table:table-cell>
          <table:table-cell table:formula="of:=MAX([.BJ70];[.BI71]+[.BJ70])" office:value-type="float" office:value="16620" calcext:value-type="float">
            <text:p>16620</text:p>
          </table:table-cell>
          <table:table-cell table:formula="of:=MAX([.BK70];[.BJ71]+[.BK70])" office:value-type="float" office:value="21378" calcext:value-type="float">
            <text:p>21378</text:p>
          </table:table-cell>
          <table:table-cell table:formula="of:=MAX([.BL70];[.BK71]+[.BL70])" office:value-type="float" office:value="22311" calcext:value-type="float">
            <text:p>22311</text:p>
          </table:table-cell>
          <table:table-cell table:formula="of:=MAX([.BM70];[.BL71]+[.BM70])" office:value-type="float" office:value="18993" calcext:value-type="float">
            <text:p>18993</text:p>
          </table:table-cell>
          <table:table-cell table:formula="of:=MAX([.BN70];[.BM71]+[.BN70])" office:value-type="float" office:value="10421" calcext:value-type="float">
            <text:p>10421</text:p>
          </table:table-cell>
          <table:table-cell table:formula="of:=MAX([.BO70];[.BN71]+[.BO70])" office:value-type="float" office:value="10987" calcext:value-type="float">
            <text:p>10987</text:p>
          </table:table-cell>
          <table:table-cell table:formula="of:=MAX([.BP70];[.BO71]+[.BP70])" office:value-type="float" office:value="19168" calcext:value-type="float">
            <text:p>19168</text:p>
          </table:table-cell>
          <table:table-cell table:formula="of:=MAX([.BQ70];[.BP71]+[.BQ70])" office:value-type="float" office:value="17656" calcext:value-type="float">
            <text:p>17656</text:p>
          </table:table-cell>
          <table:table-cell table:formula="of:=MAX([.BR70];[.BQ71]+[.BR70])" office:value-type="float" office:value="14719" calcext:value-type="float">
            <text:p>14719</text:p>
          </table:table-cell>
          <table:table-cell table:formula="of:=MAX([.BS70];[.BR71]+[.BS70])" office:value-type="float" office:value="8822" calcext:value-type="float">
            <text:p>8822</text:p>
          </table:table-cell>
          <table:table-cell table:formula="of:=MAX([.BT70];[.BS71]+[.BT70])" office:value-type="float" office:value="14347" calcext:value-type="float">
            <text:p>14347</text:p>
          </table:table-cell>
          <table:table-cell table:formula="of:=MAX([.BU70];[.BT71]+[.BU70])" office:value-type="float" office:value="7293" calcext:value-type="float">
            <text:p>7293</text:p>
          </table:table-cell>
          <table:table-cell table:formula="of:=MAX([.BV70];[.BU71]+[.BV70])" office:value-type="float" office:value="8205" calcext:value-type="float">
            <text:p>8205</text:p>
          </table:table-cell>
          <table:table-cell table:formula="of:=MAX([.BW70];[.BV71]+[.BW70])" office:value-type="float" office:value="-658" calcext:value-type="float">
            <text:p>-658</text:p>
          </table:table-cell>
          <table:table-cell table:formula="of:=MAX([.BX70];[.BW71]+[.BX70])" office:value-type="float" office:value="-4893" calcext:value-type="float">
            <text:p>-4893</text:p>
          </table:table-cell>
          <table:table-cell table:formula="of:=MAX([.BY70];[.BX71]+[.BY70])" office:value-type="float" office:value="2963" calcext:value-type="float">
            <text:p>2963</text:p>
          </table:table-cell>
          <table:table-cell table:formula="of:=MAX([.BZ70];[.BY71]+[.BZ70])" office:value-type="float" office:value="-5864" calcext:value-type="float">
            <text:p>-5864</text:p>
          </table:table-cell>
          <table:table-cell table:formula="of:=MAX([.CA70];[.BZ71]+[.CA70])" office:value-type="float" office:value="-8376" calcext:value-type="float">
            <text:p>-8376</text:p>
          </table:table-cell>
          <table:table-cell table:formula="of:=MAX([.CB70];[.CA71]+[.CB70])" office:value-type="float" office:value="5579" calcext:value-type="float">
            <text:p>5579</text:p>
          </table:table-cell>
          <table:table-cell table:formula="of:=MAX([.CC70];[.CB71]+[.CC70])" office:value-type="float" office:value="-3327" calcext:value-type="float">
            <text:p>-3327</text:p>
          </table:table-cell>
          <table:table-cell table:formula="of:=MAX([.CD70];[.CC71]+[.CD70])" office:value-type="float" office:value="2265" calcext:value-type="float">
            <text:p>2265</text:p>
          </table:table-cell>
          <table:table-cell table:formula="of:=MAX([.CE70];[.CD71]+[.CE70])" office:value-type="float" office:value="7614" calcext:value-type="float">
            <text:p>7614</text:p>
          </table:table-cell>
          <table:table-cell table:formula="of:=MAX([.CF70];[.CE71]+[.CF70])" office:value-type="float" office:value="17002" calcext:value-type="float">
            <text:p>17002</text:p>
          </table:table-cell>
          <table:table-cell table:formula="of:=MAX([.CG70];[.CF71]+[.CG70])" office:value-type="float" office:value="21666" calcext:value-type="float">
            <text:p>21666</text:p>
          </table:table-cell>
          <table:table-cell table:formula="of:=MAX([.CH70];[.CG71]+[.CH70])" office:value-type="float" office:value="27374" calcext:value-type="float">
            <text:p>27374</text:p>
          </table:table-cell>
          <table:table-cell table:formula="of:=MAX([.CI70];[.CH71]+[.CI70])" office:value-type="float" office:value="30004" calcext:value-type="float">
            <text:p>30004</text:p>
          </table:table-cell>
          <table:table-cell table:formula="of:=MAX([.CJ70];[.CI71]+[.CJ70])" office:value-type="float" office:value="25827" calcext:value-type="float">
            <text:p>25827</text:p>
          </table:table-cell>
          <table:table-cell table:formula="of:=MAX([.CK70];[.CJ71]+[.CK70])" office:value-type="float" office:value="33492" calcext:value-type="float">
            <text:p>33492</text:p>
          </table:table-cell>
          <table:table-cell table:formula="of:=MAX([.CL70];[.CK71]+[.CL70])" office:value-type="float" office:value="40266" calcext:value-type="float">
            <text:p>40266</text:p>
          </table:table-cell>
          <table:table-cell table:formula="of:=MAX([.CM70];[.CL71]+[.CM70])" office:value-type="float" office:value="35114" calcext:value-type="float">
            <text:p>35114</text:p>
          </table:table-cell>
          <table:table-cell table:formula="of:=MAX([.CN70];[.CM71]+[.CN70])" office:value-type="float" office:value="29610" calcext:value-type="float">
            <text:p>29610</text:p>
          </table:table-cell>
          <table:table-cell table:formula="of:=MAX([.CO70];[.CN71]+[.CO70])" office:value-type="float" office:value="35748" calcext:value-type="float">
            <text:p>35748</text:p>
          </table:table-cell>
          <table:table-cell table:formula="of:=MAX([.CP70];[.CO71]+[.CP70])" office:value-type="float" office:value="37766" calcext:value-type="float">
            <text:p>37766</text:p>
          </table:table-cell>
          <table:table-cell table:formula="of:=MAX([.CQ70];[.CP71]+[.CQ70])" office:value-type="float" office:value="40230" calcext:value-type="float">
            <text:p>40230</text:p>
          </table:table-cell>
          <table:table-cell table:formula="of:=MAX([.CR70];[.CQ71]+[.CR70])" office:value-type="float" office:value="44166" calcext:value-type="float">
            <text:p>44166</text:p>
          </table:table-cell>
          <table:table-cell table:formula="of:=MAX([.CS70];[.CR71]+[.CS70])" office:value-type="float" office:value="38181" calcext:value-type="float">
            <text:p>38181</text:p>
          </table:table-cell>
          <table:table-cell table:formula="of:=MAX([.CT70];[.CS71]+[.CT70])" office:value-type="float" office:value="47985" calcext:value-type="float">
            <text:p>47985</text:p>
          </table:table-cell>
          <table:table-cell table:formula="of:=MAX([.CU70];[.CT71]+[.CU70])" office:value-type="float" office:value="38465" calcext:value-type="float">
            <text:p>38465</text:p>
          </table:table-cell>
          <table:table-cell table:formula="of:=MAX([.CV70];[.CU71]+[.CV70])" office:value-type="float" office:value="39710" calcext:value-type="float">
            <text:p>39710</text:p>
          </table:table-cell>
        </table:table-row>
        <table:table-row table:style-name="ro1">
          <table:table-cell table:style-name="ce1" table:formula="of:=MAX([.A71:.CV71])" office:value-type="float" office:value="47985" calcext:value-type="float">
            <text:p>47985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formula="of:=[.A74]" office:value-type="float" office:value="9404" calcext:value-type="float">
            <text:p>9404</text:p>
          </table:table-cell>
          <table:table-cell table:formula="of:=MAX([.B74];[.A75]+[.B74])" office:value-type="float" office:value="17440" calcext:value-type="float">
            <text:p>17440</text:p>
          </table:table-cell>
          <table:table-cell table:formula="of:=MAX([.C74];[.B75]+[.C74])" office:value-type="float" office:value="8106" calcext:value-type="float">
            <text:p>8106</text:p>
          </table:table-cell>
          <table:table-cell table:formula="of:=MAX([.D74];[.C75]+[.D74])" office:value-type="float" office:value="-1040" calcext:value-type="float">
            <text:p>-1040</text:p>
          </table:table-cell>
          <table:table-cell table:formula="of:=MAX([.E74];[.D75]+[.E74])" office:value-type="float" office:value="8085" calcext:value-type="float">
            <text:p>8085</text:p>
          </table:table-cell>
          <table:table-cell table:formula="of:=MAX([.F74];[.E75]+[.F74])" office:value-type="float" office:value="11109" calcext:value-type="float">
            <text:p>11109</text:p>
          </table:table-cell>
          <table:table-cell table:formula="of:=MAX([.G74];[.F75]+[.G74])" office:value-type="float" office:value="12097" calcext:value-type="float">
            <text:p>12097</text:p>
          </table:table-cell>
          <table:table-cell table:formula="of:=MAX([.H74];[.G75]+[.H74])" office:value-type="float" office:value="17972" calcext:value-type="float">
            <text:p>17972</text:p>
          </table:table-cell>
          <table:table-cell table:formula="of:=MAX([.I74];[.H75]+[.I74])" office:value-type="float" office:value="20236" calcext:value-type="float">
            <text:p>20236</text:p>
          </table:table-cell>
          <table:table-cell table:formula="of:=MAX([.J74];[.I75]+[.J74])" office:value-type="float" office:value="15593" calcext:value-type="float">
            <text:p>15593</text:p>
          </table:table-cell>
          <table:table-cell table:formula="of:=MAX([.K74];[.J75]+[.K74])" office:value-type="float" office:value="6677" calcext:value-type="float">
            <text:p>6677</text:p>
          </table:table-cell>
          <table:table-cell table:formula="of:=MAX([.L74];[.K75]+[.L74])" office:value-type="float" office:value="-1395" calcext:value-type="float">
            <text:p>-1395</text:p>
          </table:table-cell>
          <table:table-cell table:formula="of:=MAX([.M74];[.L75]+[.M74])" office:value-type="float" office:value="1954" calcext:value-type="float">
            <text:p>1954</text:p>
          </table:table-cell>
          <table:table-cell table:formula="of:=MAX([.N74];[.M75]+[.N74])" office:value-type="float" office:value="5378" calcext:value-type="float">
            <text:p>5378</text:p>
          </table:table-cell>
          <table:table-cell table:formula="of:=MAX([.O74];[.N75]+[.O74])" office:value-type="float" office:value="10742" calcext:value-type="float">
            <text:p>10742</text:p>
          </table:table-cell>
          <table:table-cell table:formula="of:=MAX([.P74];[.O75]+[.P74])" office:value-type="float" office:value="8109" calcext:value-type="float">
            <text:p>8109</text:p>
          </table:table-cell>
          <table:table-cell table:formula="of:=MAX([.Q74];[.P75]+[.Q74])" office:value-type="float" office:value="-801" calcext:value-type="float">
            <text:p>-801</text:p>
          </table:table-cell>
          <table:table-cell table:formula="of:=MAX([.R74];[.Q75]+[.R74])" office:value-type="float" office:value="-7310" calcext:value-type="float">
            <text:p>-7310</text:p>
          </table:table-cell>
          <table:table-cell table:formula="of:=MAX([.S74];[.R75]+[.S74])" office:value-type="float" office:value="9443" calcext:value-type="float">
            <text:p>9443</text:p>
          </table:table-cell>
          <table:table-cell table:formula="of:=MAX([.T74];[.S75]+[.T74])" office:value-type="float" office:value="4347" calcext:value-type="float">
            <text:p>4347</text:p>
          </table:table-cell>
          <table:table-cell table:formula="of:=MAX([.U74];[.T75]+[.U74])" office:value-type="float" office:value="9329" calcext:value-type="float">
            <text:p>9329</text:p>
          </table:table-cell>
          <table:table-cell table:formula="of:=MAX([.V74];[.U75]+[.V74])" office:value-type="float" office:value="1495" calcext:value-type="float">
            <text:p>1495</text:p>
          </table:table-cell>
          <table:table-cell table:formula="of:=MAX([.W74];[.V75]+[.W74])" office:value-type="float" office:value="6659" calcext:value-type="float">
            <text:p>6659</text:p>
          </table:table-cell>
          <table:table-cell table:formula="of:=MAX([.X74];[.W75]+[.X74])" office:value-type="float" office:value="-1701" calcext:value-type="float">
            <text:p>-1701</text:p>
          </table:table-cell>
          <table:table-cell table:formula="of:=MAX([.Y74];[.X75]+[.Y74])" office:value-type="float" office:value="185" calcext:value-type="float">
            <text:p>185</text:p>
          </table:table-cell>
          <table:table-cell table:formula="of:=MAX([.Z74];[.Y75]+[.Z74])" office:value-type="float" office:value="450" calcext:value-type="float">
            <text:p>450</text:p>
          </table:table-cell>
          <table:table-cell table:formula="of:=MAX([.AA74];[.Z75]+[.AA74])" office:value-type="float" office:value="727" calcext:value-type="float">
            <text:p>727</text:p>
          </table:table-cell>
          <table:table-cell table:formula="of:=MAX([.AB74];[.AA75]+[.AB74])" office:value-type="float" office:value="-3427" calcext:value-type="float">
            <text:p>-3427</text:p>
          </table:table-cell>
          <table:table-cell table:formula="of:=MAX([.AC74];[.AB75]+[.AC74])" office:value-type="float" office:value="-6615" calcext:value-type="float">
            <text:p>-6615</text:p>
          </table:table-cell>
          <table:table-cell table:formula="of:=MAX([.AD74];[.AC75]+[.AD74])" office:value-type="float" office:value="6233" calcext:value-type="float">
            <text:p>6233</text:p>
          </table:table-cell>
          <table:table-cell table:formula="of:=MAX([.AE74];[.AD75]+[.AE74])" office:value-type="float" office:value="12221" calcext:value-type="float">
            <text:p>12221</text:p>
          </table:table-cell>
          <table:table-cell table:formula="of:=MAX([.AF74];[.AE75]+[.AF74])" office:value-type="float" office:value="3213" calcext:value-type="float">
            <text:p>3213</text:p>
          </table:table-cell>
          <table:table-cell table:formula="of:=MAX([.AG74];[.AF75]+[.AG74])" office:value-type="float" office:value="9062" calcext:value-type="float">
            <text:p>9062</text:p>
          </table:table-cell>
          <table:table-cell table:formula="of:=MAX([.AH74];[.AG75]+[.AH74])" office:value-type="float" office:value="8114" calcext:value-type="float">
            <text:p>8114</text:p>
          </table:table-cell>
          <table:table-cell table:formula="of:=MAX([.AI74];[.AH75]+[.AI74])" office:value-type="float" office:value="14572" calcext:value-type="float">
            <text:p>14572</text:p>
          </table:table-cell>
          <table:table-cell table:formula="of:=MAX([.AJ74];[.AI75]+[.AJ74])" office:value-type="float" office:value="4939" calcext:value-type="float">
            <text:p>4939</text:p>
          </table:table-cell>
          <table:table-cell table:formula="of:=MAX([.AK74];[.AJ75]+[.AK74])" office:value-type="float" office:value="12894" calcext:value-type="float">
            <text:p>12894</text:p>
          </table:table-cell>
          <table:table-cell table:formula="of:=MAX([.AL74];[.AK75]+[.AL74])" office:value-type="float" office:value="13326" calcext:value-type="float">
            <text:p>13326</text:p>
          </table:table-cell>
          <table:table-cell table:formula="of:=MAX([.AM74];[.AL75]+[.AM74])" office:value-type="float" office:value="14634" calcext:value-type="float">
            <text:p>14634</text:p>
          </table:table-cell>
          <table:table-cell table:formula="of:=MAX([.AN74];[.AM75]+[.AN74])" office:value-type="float" office:value="21167" calcext:value-type="float">
            <text:p>21167</text:p>
          </table:table-cell>
          <table:table-cell table:formula="of:=MAX([.AO74];[.AN75]+[.AO74])" office:value-type="float" office:value="16500" calcext:value-type="float">
            <text:p>16500</text:p>
          </table:table-cell>
          <table:table-cell table:formula="of:=MAX([.AP74];[.AO75]+[.AP74])" office:value-type="float" office:value="26045" calcext:value-type="float">
            <text:p>26045</text:p>
          </table:table-cell>
          <table:table-cell table:formula="of:=MAX([.AQ74];[.AP75]+[.AQ74])" office:value-type="float" office:value="35491" calcext:value-type="float">
            <text:p>35491</text:p>
          </table:table-cell>
          <table:table-cell table:formula="of:=MAX([.AR74];[.AQ75]+[.AR74])" office:value-type="float" office:value="36493" calcext:value-type="float">
            <text:p>36493</text:p>
          </table:table-cell>
          <table:table-cell table:formula="of:=MAX([.AS74];[.AR75]+[.AS74])" office:value-type="float" office:value="40945" calcext:value-type="float">
            <text:p>40945</text:p>
          </table:table-cell>
          <table:table-cell table:formula="of:=MAX([.AT74];[.AS75]+[.AT74])" office:value-type="float" office:value="38660" calcext:value-type="float">
            <text:p>38660</text:p>
          </table:table-cell>
          <table:table-cell table:formula="of:=MAX([.AU74];[.AT75]+[.AU74])" office:value-type="float" office:value="36247" calcext:value-type="float">
            <text:p>36247</text:p>
          </table:table-cell>
          <table:table-cell table:formula="of:=MAX([.AV74];[.AU75]+[.AV74])" office:value-type="float" office:value="27513" calcext:value-type="float">
            <text:p>27513</text:p>
          </table:table-cell>
          <table:table-cell table:formula="of:=MAX([.AW74];[.AV75]+[.AW74])" office:value-type="float" office:value="31737" calcext:value-type="float">
            <text:p>31737</text:p>
          </table:table-cell>
          <table:table-cell table:formula="of:=MAX([.AX74];[.AW75]+[.AX74])" office:value-type="float" office:value="37229" calcext:value-type="float">
            <text:p>37229</text:p>
          </table:table-cell>
          <table:table-cell table:formula="of:=MAX([.AY74];[.AX75]+[.AY74])" office:value-type="float" office:value="30979" calcext:value-type="float">
            <text:p>30979</text:p>
          </table:table-cell>
          <table:table-cell table:formula="of:=MAX([.AZ74];[.AY75]+[.AZ74])" office:value-type="float" office:value="30941" calcext:value-type="float">
            <text:p>30941</text:p>
          </table:table-cell>
          <table:table-cell table:formula="of:=MAX([.BA74];[.AZ75]+[.BA74])" office:value-type="float" office:value="27852" calcext:value-type="float">
            <text:p>27852</text:p>
          </table:table-cell>
          <table:table-cell table:formula="of:=MAX([.BB74];[.BA75]+[.BB74])" office:value-type="float" office:value="21091" calcext:value-type="float">
            <text:p>21091</text:p>
          </table:table-cell>
          <table:table-cell table:formula="of:=MAX([.BC74];[.BB75]+[.BC74])" office:value-type="float" office:value="23417" calcext:value-type="float">
            <text:p>23417</text:p>
          </table:table-cell>
          <table:table-cell table:formula="of:=MAX([.BD74];[.BC75]+[.BD74])" office:value-type="float" office:value="21208" calcext:value-type="float">
            <text:p>21208</text:p>
          </table:table-cell>
          <table:table-cell table:formula="of:=MAX([.BE74];[.BD75]+[.BE74])" office:value-type="float" office:value="13246" calcext:value-type="float">
            <text:p>13246</text:p>
          </table:table-cell>
          <table:table-cell table:formula="of:=MAX([.BF74];[.BE75]+[.BF74])" office:value-type="float" office:value="12317" calcext:value-type="float">
            <text:p>12317</text:p>
          </table:table-cell>
          <table:table-cell table:formula="of:=MAX([.BG74];[.BF75]+[.BG74])" office:value-type="float" office:value="18027" calcext:value-type="float">
            <text:p>18027</text:p>
          </table:table-cell>
          <table:table-cell table:formula="of:=MAX([.BH74];[.BG75]+[.BH74])" office:value-type="float" office:value="17636" calcext:value-type="float">
            <text:p>17636</text:p>
          </table:table-cell>
          <table:table-cell table:formula="of:=MAX([.BI74];[.BH75]+[.BI74])" office:value-type="float" office:value="11221" calcext:value-type="float">
            <text:p>11221</text:p>
          </table:table-cell>
          <table:table-cell table:formula="of:=MAX([.BJ74];[.BI75]+[.BJ74])" office:value-type="float" office:value="16620" calcext:value-type="float">
            <text:p>16620</text:p>
          </table:table-cell>
          <table:table-cell table:formula="of:=MAX([.BK74];[.BJ75]+[.BK74])" office:value-type="float" office:value="21378" calcext:value-type="float">
            <text:p>21378</text:p>
          </table:table-cell>
          <table:table-cell table:formula="of:=MAX([.BL74];[.BK75]+[.BL74])" office:value-type="float" office:value="22311" calcext:value-type="float">
            <text:p>22311</text:p>
          </table:table-cell>
          <table:table-cell table:formula="of:=MAX([.BM74];[.BL75]+[.BM74])" office:value-type="float" office:value="18993" calcext:value-type="float">
            <text:p>18993</text:p>
          </table:table-cell>
          <table:table-cell table:formula="of:=MAX([.BN74];[.BM75]+[.BN74])" office:value-type="float" office:value="10421" calcext:value-type="float">
            <text:p>10421</text:p>
          </table:table-cell>
          <table:table-cell table:formula="of:=MAX([.BO74];[.BN75]+[.BO74])" office:value-type="float" office:value="10987" calcext:value-type="float">
            <text:p>10987</text:p>
          </table:table-cell>
          <table:table-cell table:formula="of:=MAX([.BP74];[.BO75]+[.BP74])" office:value-type="float" office:value="19168" calcext:value-type="float">
            <text:p>19168</text:p>
          </table:table-cell>
          <table:table-cell table:formula="of:=MAX([.BQ74];[.BP75]+[.BQ74])" office:value-type="float" office:value="17656" calcext:value-type="float">
            <text:p>17656</text:p>
          </table:table-cell>
          <table:table-cell table:formula="of:=MAX([.BR74];[.BQ75]+[.BR74])" office:value-type="float" office:value="14719" calcext:value-type="float">
            <text:p>14719</text:p>
          </table:table-cell>
          <table:table-cell table:formula="of:=MAX([.BS74];[.BR75]+[.BS74])" office:value-type="float" office:value="8822" calcext:value-type="float">
            <text:p>8822</text:p>
          </table:table-cell>
          <table:table-cell table:formula="of:=MAX([.BT74];[.BS75]+[.BT74])" office:value-type="float" office:value="14347" calcext:value-type="float">
            <text:p>14347</text:p>
          </table:table-cell>
          <table:table-cell table:formula="of:=MAX([.BU74];[.BT75]+[.BU74])" office:value-type="float" office:value="7293" calcext:value-type="float">
            <text:p>7293</text:p>
          </table:table-cell>
          <table:table-cell table:formula="of:=MAX([.BV74];[.BU75]+[.BV74])" office:value-type="float" office:value="8205" calcext:value-type="float">
            <text:p>8205</text:p>
          </table:table-cell>
          <table:table-cell table:formula="of:=MAX([.BW74];[.BV75]+[.BW74])" office:value-type="float" office:value="-658" calcext:value-type="float">
            <text:p>-658</text:p>
          </table:table-cell>
          <table:table-cell table:formula="of:=MAX([.BX74];[.BW75]+[.BX74])" office:value-type="float" office:value="-4893" calcext:value-type="float">
            <text:p>-4893</text:p>
          </table:table-cell>
          <table:table-cell table:formula="of:=MAX([.BY74];[.BX75]+[.BY74])" office:value-type="float" office:value="2963" calcext:value-type="float">
            <text:p>2963</text:p>
          </table:table-cell>
          <table:table-cell table:formula="of:=MAX([.BZ74];[.BY75]+[.BZ74])" office:value-type="float" office:value="-5864" calcext:value-type="float">
            <text:p>-5864</text:p>
          </table:table-cell>
          <table:table-cell table:formula="of:=MAX([.CA74];[.BZ75]+[.CA74])" office:value-type="float" office:value="-8376" calcext:value-type="float">
            <text:p>-8376</text:p>
          </table:table-cell>
          <table:table-cell table:formula="of:=MAX([.CB74];[.CA75]+[.CB74])" office:value-type="float" office:value="5579" calcext:value-type="float">
            <text:p>5579</text:p>
          </table:table-cell>
          <table:table-cell table:formula="of:=MAX([.CC74];[.CB75]+[.CC74])" office:value-type="float" office:value="-3327" calcext:value-type="float">
            <text:p>-3327</text:p>
          </table:table-cell>
          <table:table-cell table:style-name="ce2" table:formula="of:=[.CC75]" office:value-type="float" office:value="-3327" calcext:value-type="float">
            <text:p>-3327</text:p>
          </table:table-cell>
          <table:table-cell table:style-name="ce2" table:formula="of:=[.CD75]" office:value-type="float" office:value="-3327" calcext:value-type="float">
            <text:p>-3327</text:p>
          </table:table-cell>
          <table:table-cell table:style-name="ce2" table:formula="of:=[.CE75]" office:value-type="float" office:value="-3327" calcext:value-type="float">
            <text:p>-3327</text:p>
          </table:table-cell>
          <table:table-cell table:style-name="ce2" table:formula="of:=[.CF75]" office:value-type="float" office:value="-3327" calcext:value-type="float">
            <text:p>-3327</text:p>
          </table:table-cell>
          <table:table-cell table:style-name="ce2" table:formula="of:=[.CG75]" office:value-type="float" office:value="-3327" calcext:value-type="float">
            <text:p>-3327</text:p>
          </table:table-cell>
          <table:table-cell table:style-name="ce2" table:formula="of:=[.CH75]" office:value-type="float" office:value="-3327" calcext:value-type="float">
            <text:p>-3327</text:p>
          </table:table-cell>
          <table:table-cell table:style-name="ce2" table:formula="of:=[.CI75]" office:value-type="float" office:value="-3327" calcext:value-type="float">
            <text:p>-3327</text:p>
          </table:table-cell>
          <table:table-cell table:style-name="ce2" table:formula="of:=[.CJ75]" office:value-type="float" office:value="-3327" calcext:value-type="float">
            <text:p>-3327</text:p>
          </table:table-cell>
          <table:table-cell table:style-name="ce2" table:formula="of:=[.CK75]" office:value-type="float" office:value="-3327" calcext:value-type="float">
            <text:p>-3327</text:p>
          </table:table-cell>
          <table:table-cell table:style-name="ce2" table:formula="of:=[.CL75]" office:value-type="float" office:value="-3327" calcext:value-type="float">
            <text:p>-3327</text:p>
          </table:table-cell>
          <table:table-cell table:style-name="ce2" table:formula="of:=[.CM75]" office:value-type="float" office:value="-3327" calcext:value-type="float">
            <text:p>-3327</text:p>
          </table:table-cell>
          <table:table-cell table:style-name="ce2" table:formula="of:=[.CN75]" office:value-type="float" office:value="-3327" calcext:value-type="float">
            <text:p>-3327</text:p>
          </table:table-cell>
          <table:table-cell table:style-name="ce2" table:formula="of:=[.CO75]" office:value-type="float" office:value="-3327" calcext:value-type="float">
            <text:p>-3327</text:p>
          </table:table-cell>
          <table:table-cell table:style-name="ce2" table:formula="of:=[.CP75]" office:value-type="float" office:value="-3327" calcext:value-type="float">
            <text:p>-3327</text:p>
          </table:table-cell>
          <table:table-cell table:style-name="ce2" table:formula="of:=[.CQ75]" office:value-type="float" office:value="-3327" calcext:value-type="float">
            <text:p>-3327</text:p>
          </table:table-cell>
          <table:table-cell table:style-name="ce2" table:formula="of:=[.CR75]" office:value-type="float" office:value="-3327" calcext:value-type="float">
            <text:p>-3327</text:p>
          </table:table-cell>
          <table:table-cell table:style-name="ce2" table:formula="of:=[.CS75]" office:value-type="float" office:value="-3327" calcext:value-type="float">
            <text:p>-3327</text:p>
          </table:table-cell>
          <table:table-cell table:formula="of:=MAX([.CU74];[.CT75]+[.CU74])" office:value-type="float" office:value="-9520" calcext:value-type="float">
            <text:p>-9520</text:p>
          </table:table-cell>
          <table:table-cell table:formula="of:=MAX([.CV74];[.CU75]+[.CV74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75:.CV75])" office:value-type="float" office:value="40945" calcext:value-type="float">
            <text:p>40945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formula="of:=[.A78]" office:value-type="float" office:value="9404" calcext:value-type="float">
            <text:p>9404</text:p>
          </table:table-cell>
          <table:table-cell table:formula="of:=MAX([.B78];[.A79]+[.B78])" office:value-type="float" office:value="17440" calcext:value-type="float">
            <text:p>17440</text:p>
          </table:table-cell>
          <table:table-cell table:formula="of:=MAX([.C78];[.B79]+[.C78])" office:value-type="float" office:value="8106" calcext:value-type="float">
            <text:p>8106</text:p>
          </table:table-cell>
          <table:table-cell table:formula="of:=MAX([.D78];[.C79]+[.D78])" office:value-type="float" office:value="-1040" calcext:value-type="float">
            <text:p>-1040</text:p>
          </table:table-cell>
          <table:table-cell table:formula="of:=MAX([.E78];[.D79]+[.E78])" office:value-type="float" office:value="8085" calcext:value-type="float">
            <text:p>8085</text:p>
          </table:table-cell>
          <table:table-cell table:formula="of:=MAX([.F78];[.E79]+[.F78])" office:value-type="float" office:value="11109" calcext:value-type="float">
            <text:p>11109</text:p>
          </table:table-cell>
          <table:table-cell table:formula="of:=MAX([.G78];[.F79]+[.G78])" office:value-type="float" office:value="12097" calcext:value-type="float">
            <text:p>12097</text:p>
          </table:table-cell>
          <table:table-cell table:formula="of:=MAX([.H78];[.G79]+[.H78])" office:value-type="float" office:value="17972" calcext:value-type="float">
            <text:p>17972</text:p>
          </table:table-cell>
          <table:table-cell table:formula="of:=MAX([.I78];[.H79]+[.I78])" office:value-type="float" office:value="20236" calcext:value-type="float">
            <text:p>20236</text:p>
          </table:table-cell>
          <table:table-cell table:formula="of:=MAX([.J78];[.I79]+[.J78])" office:value-type="float" office:value="15593" calcext:value-type="float">
            <text:p>15593</text:p>
          </table:table-cell>
          <table:table-cell table:formula="of:=MAX([.K78];[.J79]+[.K78])" office:value-type="float" office:value="6677" calcext:value-type="float">
            <text:p>6677</text:p>
          </table:table-cell>
          <table:table-cell table:formula="of:=MAX([.L78];[.K79]+[.L78])" office:value-type="float" office:value="-1395" calcext:value-type="float">
            <text:p>-1395</text:p>
          </table:table-cell>
          <table:table-cell table:formula="of:=MAX([.M78];[.L79]+[.M78])" office:value-type="float" office:value="1954" calcext:value-type="float">
            <text:p>1954</text:p>
          </table:table-cell>
          <table:table-cell table:formula="of:=MAX([.N78];[.M79]+[.N78])" office:value-type="float" office:value="5378" calcext:value-type="float">
            <text:p>5378</text:p>
          </table:table-cell>
          <table:table-cell table:formula="of:=MAX([.O78];[.N79]+[.O78])" office:value-type="float" office:value="10742" calcext:value-type="float">
            <text:p>10742</text:p>
          </table:table-cell>
          <table:table-cell table:formula="of:=MAX([.P78];[.O79]+[.P78])" office:value-type="float" office:value="8109" calcext:value-type="float">
            <text:p>8109</text:p>
          </table:table-cell>
          <table:table-cell table:formula="of:=MAX([.Q78];[.P79]+[.Q78])" office:value-type="float" office:value="-801" calcext:value-type="float">
            <text:p>-801</text:p>
          </table:table-cell>
          <table:table-cell table:formula="of:=MAX([.R78];[.Q79]+[.R78])" office:value-type="float" office:value="-7310" calcext:value-type="float">
            <text:p>-7310</text:p>
          </table:table-cell>
          <table:table-cell table:formula="of:=MAX([.S78];[.R79]+[.S78])" office:value-type="float" office:value="9443" calcext:value-type="float">
            <text:p>9443</text:p>
          </table:table-cell>
          <table:table-cell table:formula="of:=MAX([.T78];[.S79]+[.T78])" office:value-type="float" office:value="4347" calcext:value-type="float">
            <text:p>4347</text:p>
          </table:table-cell>
          <table:table-cell table:formula="of:=MAX([.U78];[.T79]+[.U78])" office:value-type="float" office:value="9329" calcext:value-type="float">
            <text:p>9329</text:p>
          </table:table-cell>
          <table:table-cell table:formula="of:=MAX([.V78];[.U79]+[.V78])" office:value-type="float" office:value="1495" calcext:value-type="float">
            <text:p>1495</text:p>
          </table:table-cell>
          <table:table-cell table:formula="of:=MAX([.W78];[.V79]+[.W78])" office:value-type="float" office:value="6659" calcext:value-type="float">
            <text:p>6659</text:p>
          </table:table-cell>
          <table:table-cell table:formula="of:=MAX([.X78];[.W79]+[.X78])" office:value-type="float" office:value="-1701" calcext:value-type="float">
            <text:p>-1701</text:p>
          </table:table-cell>
          <table:table-cell table:formula="of:=MAX([.Y78];[.X79]+[.Y78])" office:value-type="float" office:value="185" calcext:value-type="float">
            <text:p>185</text:p>
          </table:table-cell>
          <table:table-cell table:formula="of:=MAX([.Z78];[.Y79]+[.Z78])" office:value-type="float" office:value="450" calcext:value-type="float">
            <text:p>450</text:p>
          </table:table-cell>
          <table:table-cell table:formula="of:=MAX([.AA78];[.Z79]+[.AA78])" office:value-type="float" office:value="727" calcext:value-type="float">
            <text:p>727</text:p>
          </table:table-cell>
          <table:table-cell table:formula="of:=MAX([.AB78];[.AA79]+[.AB78])" office:value-type="float" office:value="-3427" calcext:value-type="float">
            <text:p>-3427</text:p>
          </table:table-cell>
          <table:table-cell table:formula="of:=MAX([.AC78];[.AB79]+[.AC78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78];[.AS79]+[.AT78])" office:value-type="float" office:value="-2285" calcext:value-type="float">
            <text:p>-2285</text:p>
          </table:table-cell>
          <table:table-cell table:formula="of:=MAX([.AU78];[.AT79]+[.AU78])" office:value-type="float" office:value="-2413" calcext:value-type="float">
            <text:p>-2413</text:p>
          </table:table-cell>
          <table:table-cell table:formula="of:=MAX([.AV78];[.AU79]+[.AV78])" office:value-type="float" office:value="-8734" calcext:value-type="float">
            <text:p>-8734</text:p>
          </table:table-cell>
          <table:table-cell table:formula="of:=MAX([.AW78];[.AV79]+[.AW78])" office:value-type="float" office:value="4224" calcext:value-type="float">
            <text:p>4224</text:p>
          </table:table-cell>
          <table:table-cell table:formula="of:=MAX([.AX78];[.AW79]+[.AX78])" office:value-type="float" office:value="9716" calcext:value-type="float">
            <text:p>9716</text:p>
          </table:table-cell>
          <table:table-cell table:formula="of:=MAX([.AY78];[.AX79]+[.AY78])" office:value-type="float" office:value="3466" calcext:value-type="float">
            <text:p>3466</text:p>
          </table:table-cell>
          <table:table-cell table:formula="of:=MAX([.AZ78];[.AY79]+[.AZ78])" office:value-type="float" office:value="3428" calcext:value-type="float">
            <text:p>3428</text:p>
          </table:table-cell>
          <table:table-cell table:formula="of:=MAX([.BA78];[.AZ79]+[.BA78])" office:value-type="float" office:value="339" calcext:value-type="float">
            <text:p>339</text:p>
          </table:table-cell>
          <table:table-cell table:formula="of:=MAX([.BB78];[.BA79]+[.BB78])" office:value-type="float" office:value="-6422" calcext:value-type="float">
            <text:p>-6422</text:p>
          </table:table-cell>
          <table:table-cell table:formula="of:=MAX([.BC78];[.BB79]+[.BC78])" office:value-type="float" office:value="2326" calcext:value-type="float">
            <text:p>2326</text:p>
          </table:table-cell>
          <table:table-cell table:formula="of:=MAX([.BD78];[.BC79]+[.BD78])" office:value-type="float" office:value="117" calcext:value-type="float">
            <text:p>117</text:p>
          </table:table-cell>
          <table:table-cell table:formula="of:=MAX([.BE78];[.BD79]+[.BE78])" office:value-type="float" office:value="-7845" calcext:value-type="float">
            <text:p>-7845</text:p>
          </table:table-cell>
          <table:table-cell table:formula="of:=MAX([.BF78];[.BE79]+[.BF78])" office:value-type="float" office:value="-929" calcext:value-type="float">
            <text:p>-929</text:p>
          </table:table-cell>
          <table:table-cell table:formula="of:=MAX([.BG78];[.BF79]+[.BG78])" office:value-type="float" office:value="5710" calcext:value-type="float">
            <text:p>5710</text:p>
          </table:table-cell>
          <table:table-cell table:formula="of:=MAX([.BH78];[.BG79]+[.BH78])" office:value-type="float" office:value="5319" calcext:value-type="float">
            <text:p>5319</text:p>
          </table:table-cell>
          <table:table-cell table:formula="of:=MAX([.BI78];[.BH79]+[.BI78])" office:value-type="float" office:value="-1096" calcext:value-type="float">
            <text:p>-1096</text:p>
          </table:table-cell>
          <table:table-cell table:formula="of:=MAX([.BJ78];[.BI79]+[.BJ78])" office:value-type="float" office:value="5399" calcext:value-type="float">
            <text:p>5399</text:p>
          </table:table-cell>
          <table:table-cell table:formula="of:=MAX([.BK78];[.BJ79]+[.BK78])" office:value-type="float" office:value="10157" calcext:value-type="float">
            <text:p>10157</text:p>
          </table:table-cell>
          <table:table-cell table:formula="of:=MAX([.BL78];[.BK79]+[.BL78])" office:value-type="float" office:value="11090" calcext:value-type="float">
            <text:p>11090</text:p>
          </table:table-cell>
          <table:table-cell table:formula="of:=MAX([.BM78];[.BL79]+[.BM78])" office:value-type="float" office:value="7772" calcext:value-type="float">
            <text:p>7772</text:p>
          </table:table-cell>
          <table:table-cell table:formula="of:=MAX([.BN78];[.BM79]+[.BN78])" office:value-type="float" office:value="-800" calcext:value-type="float">
            <text:p>-800</text:p>
          </table:table-cell>
          <table:table-cell table:formula="of:=MAX([.BO78];[.BN79]+[.BO78])" office:value-type="float" office:value="566" calcext:value-type="float">
            <text:p>566</text:p>
          </table:table-cell>
          <table:table-cell table:formula="of:=MAX([.BP78];[.BO79]+[.BP78])" office:value-type="float" office:value="8747" calcext:value-type="float">
            <text:p>8747</text:p>
          </table:table-cell>
          <table:table-cell table:formula="of:=MAX([.BQ78];[.BP79]+[.BQ78])" office:value-type="float" office:value="7235" calcext:value-type="float">
            <text:p>7235</text:p>
          </table:table-cell>
          <table:table-cell table:formula="of:=MAX([.BR78];[.BQ79]+[.BR78])" office:value-type="float" office:value="4298" calcext:value-type="float">
            <text:p>4298</text:p>
          </table:table-cell>
          <table:table-cell table:formula="of:=MAX([.BS78];[.BR79]+[.BS78])" office:value-type="float" office:value="-1599" calcext:value-type="float">
            <text:p>-1599</text:p>
          </table:table-cell>
          <table:table-cell table:formula="of:=MAX([.BT78];[.BS79]+[.BT78])" office:value-type="float" office:value="5525" calcext:value-type="float">
            <text:p>5525</text:p>
          </table:table-cell>
          <table:table-cell table:formula="of:=MAX([.BU78];[.BT79]+[.BU78])" office:value-type="float" office:value="-1529" calcext:value-type="float">
            <text:p>-1529</text:p>
          </table:table-cell>
          <table:table-cell table:formula="of:=MAX([.BV78];[.BU79]+[.BV78])" office:value-type="float" office:value="912" calcext:value-type="float">
            <text:p>912</text:p>
          </table:table-cell>
          <table:table-cell table:formula="of:=MAX([.BW78];[.BV79]+[.BW78])" office:value-type="float" office:value="-7951" calcext:value-type="float">
            <text:p>-7951</text:p>
          </table:table-cell>
          <table:table-cell table:formula="of:=MAX([.BX78];[.BW79]+[.BX78])" office:value-type="float" office:value="-4893" calcext:value-type="float">
            <text:p>-4893</text:p>
          </table:table-cell>
          <table:table-cell table:formula="of:=MAX([.BY78];[.BX79]+[.BY78])" office:value-type="float" office:value="2963" calcext:value-type="float">
            <text:p>2963</text:p>
          </table:table-cell>
          <table:table-cell table:formula="of:=MAX([.BZ78];[.BY79]+[.BZ78])" office:value-type="float" office:value="-5864" calcext:value-type="float">
            <text:p>-5864</text:p>
          </table:table-cell>
          <table:table-cell table:formula="of:=MAX([.CA78];[.BZ79]+[.CA78])" office:value-type="float" office:value="-8376" calcext:value-type="float">
            <text:p>-8376</text:p>
          </table:table-cell>
          <table:table-cell table:formula="of:=MAX([.CB78];[.CA79]+[.CB78])" office:value-type="float" office:value="5579" calcext:value-type="float">
            <text:p>5579</text:p>
          </table:table-cell>
          <table:table-cell table:formula="of:=MAX([.CC78];[.CB79]+[.CC78])" office:value-type="float" office:value="-3327" calcext:value-type="float">
            <text:p>-3327</text:p>
          </table:table-cell>
          <table:table-cell table:style-name="ce2" table:formula="of:=[.CC79]" office:value-type="float" office:value="-3327" calcext:value-type="float">
            <text:p>-3327</text:p>
          </table:table-cell>
          <table:table-cell table:style-name="ce2" table:formula="of:=[.CD79]" office:value-type="float" office:value="-3327" calcext:value-type="float">
            <text:p>-3327</text:p>
          </table:table-cell>
          <table:table-cell table:style-name="ce2" table:formula="of:=[.CE79]" office:value-type="float" office:value="-3327" calcext:value-type="float">
            <text:p>-3327</text:p>
          </table:table-cell>
          <table:table-cell table:style-name="ce2" table:formula="of:=[.CF79]" office:value-type="float" office:value="-3327" calcext:value-type="float">
            <text:p>-3327</text:p>
          </table:table-cell>
          <table:table-cell table:style-name="ce2" table:formula="of:=[.CG79]" office:value-type="float" office:value="-3327" calcext:value-type="float">
            <text:p>-3327</text:p>
          </table:table-cell>
          <table:table-cell table:style-name="ce2" table:formula="of:=[.CH79]" office:value-type="float" office:value="-3327" calcext:value-type="float">
            <text:p>-3327</text:p>
          </table:table-cell>
          <table:table-cell table:style-name="ce2" table:formula="of:=[.CI79]" office:value-type="float" office:value="-3327" calcext:value-type="float">
            <text:p>-3327</text:p>
          </table:table-cell>
          <table:table-cell table:style-name="ce2" table:formula="of:=[.CJ79]" office:value-type="float" office:value="-3327" calcext:value-type="float">
            <text:p>-3327</text:p>
          </table:table-cell>
          <table:table-cell table:style-name="ce2" table:formula="of:=[.CK79]" office:value-type="float" office:value="-3327" calcext:value-type="float">
            <text:p>-3327</text:p>
          </table:table-cell>
          <table:table-cell table:style-name="ce2" table:formula="of:=[.CL79]" office:value-type="float" office:value="-3327" calcext:value-type="float">
            <text:p>-3327</text:p>
          </table:table-cell>
          <table:table-cell table:style-name="ce2" table:formula="of:=[.CM79]" office:value-type="float" office:value="-3327" calcext:value-type="float">
            <text:p>-3327</text:p>
          </table:table-cell>
          <table:table-cell table:style-name="ce2" table:formula="of:=[.CN79]" office:value-type="float" office:value="-3327" calcext:value-type="float">
            <text:p>-3327</text:p>
          </table:table-cell>
          <table:table-cell table:style-name="ce2" table:formula="of:=[.CO79]" office:value-type="float" office:value="-3327" calcext:value-type="float">
            <text:p>-3327</text:p>
          </table:table-cell>
          <table:table-cell table:style-name="ce2" table:formula="of:=[.CP79]" office:value-type="float" office:value="-3327" calcext:value-type="float">
            <text:p>-3327</text:p>
          </table:table-cell>
          <table:table-cell table:style-name="ce2" table:formula="of:=[.CQ79]" office:value-type="float" office:value="-3327" calcext:value-type="float">
            <text:p>-3327</text:p>
          </table:table-cell>
          <table:table-cell table:style-name="ce2" table:formula="of:=[.CR79]" office:value-type="float" office:value="-3327" calcext:value-type="float">
            <text:p>-3327</text:p>
          </table:table-cell>
          <table:table-cell table:style-name="ce2" table:formula="of:=[.CS79]" office:value-type="float" office:value="-3327" calcext:value-type="float">
            <text:p>-3327</text:p>
          </table:table-cell>
          <table:table-cell table:formula="of:=MAX([.CU78];[.CT79]+[.CU78])" office:value-type="float" office:value="-9520" calcext:value-type="float">
            <text:p>-9520</text:p>
          </table:table-cell>
          <table:table-cell table:formula="of:=MAX([.CV78];[.CU79]+[.CV78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79:.CV79])" office:value-type="float" office:value="20236" calcext:value-type="float">
            <text:p>20236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formula="of:=[.A82]" office:value-type="float" office:value="9404" calcext:value-type="float">
            <text:p>9404</text:p>
          </table:table-cell>
          <table:table-cell table:formula="of:=MAX([.B82];[.A83]+[.B82])" office:value-type="float" office:value="17440" calcext:value-type="float">
            <text:p>17440</text:p>
          </table:table-cell>
          <table:table-cell table:formula="of:=MAX([.C82];[.B83]+[.C82])" office:value-type="float" office:value="8106" calcext:value-type="float">
            <text:p>8106</text:p>
          </table:table-cell>
          <table:table-cell table:formula="of:=MAX([.D82];[.C83]+[.D82])" office:value-type="float" office:value="-1040" calcext:value-type="float">
            <text:p>-1040</text:p>
          </table:table-cell>
          <table:table-cell table:style-name="ce2" table:formula="of:=[.D83]" office:value-type="float" office:value="-1040" calcext:value-type="float">
            <text:p>-1040</text:p>
          </table:table-cell>
          <table:table-cell table:style-name="ce2" table:formula="of:=[.E83]" office:value-type="float" office:value="-1040" calcext:value-type="float">
            <text:p>-1040</text:p>
          </table:table-cell>
          <table:table-cell table:style-name="ce2" table:formula="of:=[.F83]" office:value-type="float" office:value="-1040" calcext:value-type="float">
            <text:p>-1040</text:p>
          </table:table-cell>
          <table:table-cell table:style-name="ce2" table:formula="of:=[.G83]" office:value-type="float" office:value="-1040" calcext:value-type="float">
            <text:p>-1040</text:p>
          </table:table-cell>
          <table:table-cell table:style-name="ce2" table:formula="of:=[.H83]" office:value-type="float" office:value="-1040" calcext:value-type="float">
            <text:p>-1040</text:p>
          </table:table-cell>
          <table:table-cell table:formula="of:=MAX([.J82];[.I83]+[.J82])" office:value-type="float" office:value="-4643" calcext:value-type="float">
            <text:p>-4643</text:p>
          </table:table-cell>
          <table:table-cell table:formula="of:=MAX([.K82];[.J83]+[.K82])" office:value-type="float" office:value="-8916" calcext:value-type="float">
            <text:p>-8916</text:p>
          </table:table-cell>
          <table:table-cell table:formula="of:=MAX([.L82];[.K83]+[.L82])" office:value-type="float" office:value="-8072" calcext:value-type="float">
            <text:p>-8072</text:p>
          </table:table-cell>
          <table:table-cell table:formula="of:=MAX([.M82];[.L83]+[.M82])" office:value-type="float" office:value="1954" calcext:value-type="float">
            <text:p>1954</text:p>
          </table:table-cell>
          <table:table-cell table:formula="of:=MAX([.N82];[.M83]+[.N82])" office:value-type="float" office:value="5378" calcext:value-type="float">
            <text:p>5378</text:p>
          </table:table-cell>
          <table:table-cell table:formula="of:=MAX([.O82];[.N83]+[.O82])" office:value-type="float" office:value="10742" calcext:value-type="float">
            <text:p>10742</text:p>
          </table:table-cell>
          <table:table-cell table:formula="of:=MAX([.P82];[.O83]+[.P82])" office:value-type="float" office:value="8109" calcext:value-type="float">
            <text:p>8109</text:p>
          </table:table-cell>
          <table:table-cell table:formula="of:=MAX([.Q82];[.P83]+[.Q82])" office:value-type="float" office:value="-801" calcext:value-type="float">
            <text:p>-801</text:p>
          </table:table-cell>
          <table:table-cell table:formula="of:=MAX([.R82];[.Q83]+[.R82])" office:value-type="float" office:value="-7310" calcext:value-type="float">
            <text:p>-7310</text:p>
          </table:table-cell>
          <table:table-cell table:formula="of:=MAX([.S82];[.R83]+[.S82])" office:value-type="float" office:value="9443" calcext:value-type="float">
            <text:p>9443</text:p>
          </table:table-cell>
          <table:table-cell table:formula="of:=MAX([.T82];[.S83]+[.T82])" office:value-type="float" office:value="4347" calcext:value-type="float">
            <text:p>4347</text:p>
          </table:table-cell>
          <table:table-cell table:formula="of:=MAX([.U82];[.T83]+[.U82])" office:value-type="float" office:value="9329" calcext:value-type="float">
            <text:p>9329</text:p>
          </table:table-cell>
          <table:table-cell table:formula="of:=MAX([.V82];[.U83]+[.V82])" office:value-type="float" office:value="1495" calcext:value-type="float">
            <text:p>1495</text:p>
          </table:table-cell>
          <table:table-cell table:formula="of:=MAX([.W82];[.V83]+[.W82])" office:value-type="float" office:value="6659" calcext:value-type="float">
            <text:p>6659</text:p>
          </table:table-cell>
          <table:table-cell table:formula="of:=MAX([.X82];[.W83]+[.X82])" office:value-type="float" office:value="-1701" calcext:value-type="float">
            <text:p>-1701</text:p>
          </table:table-cell>
          <table:table-cell table:formula="of:=MAX([.Y82];[.X83]+[.Y82])" office:value-type="float" office:value="185" calcext:value-type="float">
            <text:p>185</text:p>
          </table:table-cell>
          <table:table-cell table:formula="of:=MAX([.Z82];[.Y83]+[.Z82])" office:value-type="float" office:value="450" calcext:value-type="float">
            <text:p>450</text:p>
          </table:table-cell>
          <table:table-cell table:formula="of:=MAX([.AA82];[.Z83]+[.AA82])" office:value-type="float" office:value="727" calcext:value-type="float">
            <text:p>727</text:p>
          </table:table-cell>
          <table:table-cell table:formula="of:=MAX([.AB82];[.AA83]+[.AB82])" office:value-type="float" office:value="-3427" calcext:value-type="float">
            <text:p>-3427</text:p>
          </table:table-cell>
          <table:table-cell table:formula="of:=MAX([.AC82];[.AB83]+[.AC82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82];[.AS83]+[.AT82])" office:value-type="float" office:value="-2285" calcext:value-type="float">
            <text:p>-2285</text:p>
          </table:table-cell>
          <table:table-cell table:formula="of:=MAX([.AU82];[.AT83]+[.AU82])" office:value-type="float" office:value="-2413" calcext:value-type="float">
            <text:p>-2413</text:p>
          </table:table-cell>
          <table:table-cell table:formula="of:=MAX([.AV82];[.AU83]+[.AV82])" office:value-type="float" office:value="-8734" calcext:value-type="float">
            <text:p>-8734</text:p>
          </table:table-cell>
          <table:table-cell table:formula="of:=MAX([.AW82];[.AV83]+[.AW82])" office:value-type="float" office:value="4224" calcext:value-type="float">
            <text:p>4224</text:p>
          </table:table-cell>
          <table:table-cell table:formula="of:=MAX([.AX82];[.AW83]+[.AX82])" office:value-type="float" office:value="9716" calcext:value-type="float">
            <text:p>9716</text:p>
          </table:table-cell>
          <table:table-cell table:formula="of:=MAX([.AY82];[.AX83]+[.AY82])" office:value-type="float" office:value="3466" calcext:value-type="float">
            <text:p>3466</text:p>
          </table:table-cell>
          <table:table-cell table:formula="of:=MAX([.AZ82];[.AY83]+[.AZ82])" office:value-type="float" office:value="3428" calcext:value-type="float">
            <text:p>3428</text:p>
          </table:table-cell>
          <table:table-cell table:formula="of:=MAX([.BA82];[.AZ83]+[.BA82])" office:value-type="float" office:value="339" calcext:value-type="float">
            <text:p>339</text:p>
          </table:table-cell>
          <table:table-cell table:formula="of:=MAX([.BB82];[.BA83]+[.BB82])" office:value-type="float" office:value="-6422" calcext:value-type="float">
            <text:p>-6422</text:p>
          </table:table-cell>
          <table:table-cell table:formula="of:=MAX([.BC82];[.BB83]+[.BC82])" office:value-type="float" office:value="2326" calcext:value-type="float">
            <text:p>2326</text:p>
          </table:table-cell>
          <table:table-cell table:formula="of:=MAX([.BD82];[.BC83]+[.BD82])" office:value-type="float" office:value="117" calcext:value-type="float">
            <text:p>117</text:p>
          </table:table-cell>
          <table:table-cell table:formula="of:=MAX([.BE82];[.BD83]+[.BE82])" office:value-type="float" office:value="-7845" calcext:value-type="float">
            <text:p>-7845</text:p>
          </table:table-cell>
          <table:table-cell table:formula="of:=MAX([.BF82];[.BE83]+[.BF82])" office:value-type="float" office:value="-929" calcext:value-type="float">
            <text:p>-929</text:p>
          </table:table-cell>
          <table:table-cell table:formula="of:=MAX([.BG82];[.BF83]+[.BG82])" office:value-type="float" office:value="5710" calcext:value-type="float">
            <text:p>5710</text:p>
          </table:table-cell>
          <table:table-cell table:formula="of:=MAX([.BH82];[.BG83]+[.BH82])" office:value-type="float" office:value="5319" calcext:value-type="float">
            <text:p>5319</text:p>
          </table:table-cell>
          <table:table-cell table:formula="of:=MAX([.BI82];[.BH83]+[.BI82])" office:value-type="float" office:value="-1096" calcext:value-type="float">
            <text:p>-1096</text:p>
          </table:table-cell>
          <table:table-cell table:formula="of:=MAX([.BJ82];[.BI83]+[.BJ82])" office:value-type="float" office:value="5399" calcext:value-type="float">
            <text:p>5399</text:p>
          </table:table-cell>
          <table:table-cell table:formula="of:=MAX([.BK82];[.BJ83]+[.BK82])" office:value-type="float" office:value="10157" calcext:value-type="float">
            <text:p>10157</text:p>
          </table:table-cell>
          <table:table-cell table:formula="of:=MAX([.BL82];[.BK83]+[.BL82])" office:value-type="float" office:value="11090" calcext:value-type="float">
            <text:p>11090</text:p>
          </table:table-cell>
          <table:table-cell table:formula="of:=MAX([.BM82];[.BL83]+[.BM82])" office:value-type="float" office:value="7772" calcext:value-type="float">
            <text:p>7772</text:p>
          </table:table-cell>
          <table:table-cell table:formula="of:=MAX([.BN82];[.BM83]+[.BN82])" office:value-type="float" office:value="-800" calcext:value-type="float">
            <text:p>-800</text:p>
          </table:table-cell>
          <table:table-cell table:formula="of:=MAX([.BO82];[.BN83]+[.BO82])" office:value-type="float" office:value="566" calcext:value-type="float">
            <text:p>566</text:p>
          </table:table-cell>
          <table:table-cell table:formula="of:=MAX([.BP82];[.BO83]+[.BP82])" office:value-type="float" office:value="8747" calcext:value-type="float">
            <text:p>8747</text:p>
          </table:table-cell>
          <table:table-cell table:formula="of:=MAX([.BQ82];[.BP83]+[.BQ82])" office:value-type="float" office:value="7235" calcext:value-type="float">
            <text:p>7235</text:p>
          </table:table-cell>
          <table:table-cell table:formula="of:=MAX([.BR82];[.BQ83]+[.BR82])" office:value-type="float" office:value="4298" calcext:value-type="float">
            <text:p>4298</text:p>
          </table:table-cell>
          <table:table-cell table:formula="of:=MAX([.BS82];[.BR83]+[.BS82])" office:value-type="float" office:value="-1599" calcext:value-type="float">
            <text:p>-1599</text:p>
          </table:table-cell>
          <table:table-cell table:formula="of:=MAX([.BT82];[.BS83]+[.BT82])" office:value-type="float" office:value="5525" calcext:value-type="float">
            <text:p>5525</text:p>
          </table:table-cell>
          <table:table-cell table:formula="of:=MAX([.BU82];[.BT83]+[.BU82])" office:value-type="float" office:value="-1529" calcext:value-type="float">
            <text:p>-1529</text:p>
          </table:table-cell>
          <table:table-cell table:formula="of:=MAX([.BV82];[.BU83]+[.BV82])" office:value-type="float" office:value="912" calcext:value-type="float">
            <text:p>912</text:p>
          </table:table-cell>
          <table:table-cell table:formula="of:=MAX([.BW82];[.BV83]+[.BW82])" office:value-type="float" office:value="-7951" calcext:value-type="float">
            <text:p>-7951</text:p>
          </table:table-cell>
          <table:table-cell table:formula="of:=MAX([.BX82];[.BW83]+[.BX82])" office:value-type="float" office:value="-4893" calcext:value-type="float">
            <text:p>-4893</text:p>
          </table:table-cell>
          <table:table-cell table:formula="of:=MAX([.BY82];[.BX83]+[.BY82])" office:value-type="float" office:value="2963" calcext:value-type="float">
            <text:p>2963</text:p>
          </table:table-cell>
          <table:table-cell table:formula="of:=MAX([.BZ82];[.BY83]+[.BZ82])" office:value-type="float" office:value="-5864" calcext:value-type="float">
            <text:p>-5864</text:p>
          </table:table-cell>
          <table:table-cell table:formula="of:=MAX([.CA82];[.BZ83]+[.CA82])" office:value-type="float" office:value="-8376" calcext:value-type="float">
            <text:p>-8376</text:p>
          </table:table-cell>
          <table:table-cell table:formula="of:=MAX([.CB82];[.CA83]+[.CB82])" office:value-type="float" office:value="5579" calcext:value-type="float">
            <text:p>5579</text:p>
          </table:table-cell>
          <table:table-cell table:formula="of:=MAX([.CC82];[.CB83]+[.CC82])" office:value-type="float" office:value="-3327" calcext:value-type="float">
            <text:p>-3327</text:p>
          </table:table-cell>
          <table:table-cell table:style-name="ce2" table:formula="of:=[.CC83]" office:value-type="float" office:value="-3327" calcext:value-type="float">
            <text:p>-3327</text:p>
          </table:table-cell>
          <table:table-cell table:style-name="ce2" table:formula="of:=[.CD83]" office:value-type="float" office:value="-3327" calcext:value-type="float">
            <text:p>-3327</text:p>
          </table:table-cell>
          <table:table-cell table:style-name="ce2" table:formula="of:=[.CE83]" office:value-type="float" office:value="-3327" calcext:value-type="float">
            <text:p>-3327</text:p>
          </table:table-cell>
          <table:table-cell table:style-name="ce2" table:formula="of:=[.CF83]" office:value-type="float" office:value="-3327" calcext:value-type="float">
            <text:p>-3327</text:p>
          </table:table-cell>
          <table:table-cell table:style-name="ce2" table:formula="of:=[.CG83]" office:value-type="float" office:value="-3327" calcext:value-type="float">
            <text:p>-3327</text:p>
          </table:table-cell>
          <table:table-cell table:style-name="ce2" table:formula="of:=[.CH83]" office:value-type="float" office:value="-3327" calcext:value-type="float">
            <text:p>-3327</text:p>
          </table:table-cell>
          <table:table-cell table:style-name="ce2" table:formula="of:=[.CI83]" office:value-type="float" office:value="-3327" calcext:value-type="float">
            <text:p>-3327</text:p>
          </table:table-cell>
          <table:table-cell table:style-name="ce2" table:formula="of:=[.CJ83]" office:value-type="float" office:value="-3327" calcext:value-type="float">
            <text:p>-3327</text:p>
          </table:table-cell>
          <table:table-cell table:style-name="ce2" table:formula="of:=[.CK83]" office:value-type="float" office:value="-3327" calcext:value-type="float">
            <text:p>-3327</text:p>
          </table:table-cell>
          <table:table-cell table:style-name="ce2" table:formula="of:=[.CL83]" office:value-type="float" office:value="-3327" calcext:value-type="float">
            <text:p>-3327</text:p>
          </table:table-cell>
          <table:table-cell table:style-name="ce2" table:formula="of:=[.CM83]" office:value-type="float" office:value="-3327" calcext:value-type="float">
            <text:p>-3327</text:p>
          </table:table-cell>
          <table:table-cell table:style-name="ce2" table:formula="of:=[.CN83]" office:value-type="float" office:value="-3327" calcext:value-type="float">
            <text:p>-3327</text:p>
          </table:table-cell>
          <table:table-cell table:style-name="ce2" table:formula="of:=[.CO83]" office:value-type="float" office:value="-3327" calcext:value-type="float">
            <text:p>-3327</text:p>
          </table:table-cell>
          <table:table-cell table:style-name="ce2" table:formula="of:=[.CP83]" office:value-type="float" office:value="-3327" calcext:value-type="float">
            <text:p>-3327</text:p>
          </table:table-cell>
          <table:table-cell table:style-name="ce2" table:formula="of:=[.CQ83]" office:value-type="float" office:value="-3327" calcext:value-type="float">
            <text:p>-3327</text:p>
          </table:table-cell>
          <table:table-cell table:style-name="ce2" table:formula="of:=[.CR83]" office:value-type="float" office:value="-3327" calcext:value-type="float">
            <text:p>-3327</text:p>
          </table:table-cell>
          <table:table-cell table:style-name="ce2" table:formula="of:=[.CS83]" office:value-type="float" office:value="-3327" calcext:value-type="float">
            <text:p>-3327</text:p>
          </table:table-cell>
          <table:table-cell table:formula="of:=MAX([.CU82];[.CT83]+[.CU82])" office:value-type="float" office:value="-9520" calcext:value-type="float">
            <text:p>-9520</text:p>
          </table:table-cell>
          <table:table-cell table:formula="of:=MAX([.CV82];[.CU83]+[.CV82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83:.CV83])" office:value-type="float" office:value="17440" calcext:value-type="float">
            <text:p>17440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86];[.B87]+[.C86])" office:value-type="float" office:value="-9334" calcext:value-type="float">
            <text:p>-9334</text:p>
          </table:table-cell>
          <table:table-cell table:formula="of:=MAX([.D86];[.C87]+[.D86])" office:value-type="float" office:value="-9146" calcext:value-type="float">
            <text:p>-9146</text:p>
          </table:table-cell>
          <table:table-cell table:style-name="ce2" table:formula="of:=[.D87]" office:value-type="float" office:value="-9146" calcext:value-type="float">
            <text:p>-9146</text:p>
          </table:table-cell>
          <table:table-cell table:style-name="ce2" table:formula="of:=[.E87]" office:value-type="float" office:value="-9146" calcext:value-type="float">
            <text:p>-9146</text:p>
          </table:table-cell>
          <table:table-cell table:style-name="ce2" table:formula="of:=[.F87]" office:value-type="float" office:value="-9146" calcext:value-type="float">
            <text:p>-9146</text:p>
          </table:table-cell>
          <table:table-cell table:style-name="ce2" table:formula="of:=[.G87]" office:value-type="float" office:value="-9146" calcext:value-type="float">
            <text:p>-9146</text:p>
          </table:table-cell>
          <table:table-cell table:style-name="ce2" table:formula="of:=[.H87]" office:value-type="float" office:value="-9146" calcext:value-type="float">
            <text:p>-9146</text:p>
          </table:table-cell>
          <table:table-cell table:formula="of:=MAX([.J86];[.I87]+[.J86])" office:value-type="float" office:value="-4643" calcext:value-type="float">
            <text:p>-4643</text:p>
          </table:table-cell>
          <table:table-cell table:formula="of:=MAX([.K86];[.J87]+[.K86])" office:value-type="float" office:value="-8916" calcext:value-type="float">
            <text:p>-8916</text:p>
          </table:table-cell>
          <table:table-cell table:formula="of:=MAX([.L86];[.K87]+[.L86])" office:value-type="float" office:value="-8072" calcext:value-type="float">
            <text:p>-8072</text:p>
          </table:table-cell>
          <table:table-cell table:formula="of:=MAX([.M86];[.L87]+[.M86])" office:value-type="float" office:value="1954" calcext:value-type="float">
            <text:p>1954</text:p>
          </table:table-cell>
          <table:table-cell table:formula="of:=MAX([.N86];[.M87]+[.N86])" office:value-type="float" office:value="5378" calcext:value-type="float">
            <text:p>5378</text:p>
          </table:table-cell>
          <table:table-cell table:formula="of:=MAX([.O86];[.N87]+[.O86])" office:value-type="float" office:value="10742" calcext:value-type="float">
            <text:p>10742</text:p>
          </table:table-cell>
          <table:table-cell table:formula="of:=MAX([.P86];[.O87]+[.P86])" office:value-type="float" office:value="8109" calcext:value-type="float">
            <text:p>8109</text:p>
          </table:table-cell>
          <table:table-cell table:formula="of:=MAX([.Q86];[.P87]+[.Q86])" office:value-type="float" office:value="-801" calcext:value-type="float">
            <text:p>-801</text:p>
          </table:table-cell>
          <table:table-cell table:formula="of:=MAX([.R86];[.Q87]+[.R86])" office:value-type="float" office:value="-7310" calcext:value-type="float">
            <text:p>-7310</text:p>
          </table:table-cell>
          <table:table-cell table:formula="of:=MAX([.S86];[.R87]+[.S86])" office:value-type="float" office:value="9443" calcext:value-type="float">
            <text:p>9443</text:p>
          </table:table-cell>
          <table:table-cell table:formula="of:=MAX([.T86];[.S87]+[.T86])" office:value-type="float" office:value="4347" calcext:value-type="float">
            <text:p>4347</text:p>
          </table:table-cell>
          <table:table-cell table:formula="of:=MAX([.U86];[.T87]+[.U86])" office:value-type="float" office:value="9329" calcext:value-type="float">
            <text:p>9329</text:p>
          </table:table-cell>
          <table:table-cell table:formula="of:=MAX([.V86];[.U87]+[.V86])" office:value-type="float" office:value="1495" calcext:value-type="float">
            <text:p>1495</text:p>
          </table:table-cell>
          <table:table-cell table:formula="of:=MAX([.W86];[.V87]+[.W86])" office:value-type="float" office:value="6659" calcext:value-type="float">
            <text:p>6659</text:p>
          </table:table-cell>
          <table:table-cell table:formula="of:=MAX([.X86];[.W87]+[.X86])" office:value-type="float" office:value="-1701" calcext:value-type="float">
            <text:p>-1701</text:p>
          </table:table-cell>
          <table:table-cell table:formula="of:=MAX([.Y86];[.X87]+[.Y86])" office:value-type="float" office:value="185" calcext:value-type="float">
            <text:p>185</text:p>
          </table:table-cell>
          <table:table-cell table:formula="of:=MAX([.Z86];[.Y87]+[.Z86])" office:value-type="float" office:value="450" calcext:value-type="float">
            <text:p>450</text:p>
          </table:table-cell>
          <table:table-cell table:formula="of:=MAX([.AA86];[.Z87]+[.AA86])" office:value-type="float" office:value="727" calcext:value-type="float">
            <text:p>727</text:p>
          </table:table-cell>
          <table:table-cell table:formula="of:=MAX([.AB86];[.AA87]+[.AB86])" office:value-type="float" office:value="-3427" calcext:value-type="float">
            <text:p>-3427</text:p>
          </table:table-cell>
          <table:table-cell table:formula="of:=MAX([.AC86];[.AB87]+[.AC86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86];[.AS87]+[.AT86])" office:value-type="float" office:value="-2285" calcext:value-type="float">
            <text:p>-2285</text:p>
          </table:table-cell>
          <table:table-cell table:formula="of:=MAX([.AU86];[.AT87]+[.AU86])" office:value-type="float" office:value="-2413" calcext:value-type="float">
            <text:p>-2413</text:p>
          </table:table-cell>
          <table:table-cell table:formula="of:=MAX([.AV86];[.AU87]+[.AV86])" office:value-type="float" office:value="-8734" calcext:value-type="float">
            <text:p>-8734</text:p>
          </table:table-cell>
          <table:table-cell table:formula="of:=MAX([.AW86];[.AV87]+[.AW86])" office:value-type="float" office:value="4224" calcext:value-type="float">
            <text:p>4224</text:p>
          </table:table-cell>
          <table:table-cell table:formula="of:=MAX([.AX86];[.AW87]+[.AX86])" office:value-type="float" office:value="9716" calcext:value-type="float">
            <text:p>9716</text:p>
          </table:table-cell>
          <table:table-cell table:formula="of:=MAX([.AY86];[.AX87]+[.AY86])" office:value-type="float" office:value="3466" calcext:value-type="float">
            <text:p>3466</text:p>
          </table:table-cell>
          <table:table-cell table:formula="of:=MAX([.AZ86];[.AY87]+[.AZ86])" office:value-type="float" office:value="3428" calcext:value-type="float">
            <text:p>3428</text:p>
          </table:table-cell>
          <table:table-cell table:formula="of:=MAX([.BA86];[.AZ87]+[.BA86])" office:value-type="float" office:value="339" calcext:value-type="float">
            <text:p>339</text:p>
          </table:table-cell>
          <table:table-cell table:formula="of:=MAX([.BB86];[.BA87]+[.BB86])" office:value-type="float" office:value="-6422" calcext:value-type="float">
            <text:p>-6422</text:p>
          </table:table-cell>
          <table:table-cell table:formula="of:=MAX([.BC86];[.BB87]+[.BC86])" office:value-type="float" office:value="2326" calcext:value-type="float">
            <text:p>2326</text:p>
          </table:table-cell>
          <table:table-cell table:formula="of:=MAX([.BD86];[.BC87]+[.BD86])" office:value-type="float" office:value="117" calcext:value-type="float">
            <text:p>117</text:p>
          </table:table-cell>
          <table:table-cell table:formula="of:=MAX([.BE86];[.BD87]+[.BE86])" office:value-type="float" office:value="-7845" calcext:value-type="float">
            <text:p>-7845</text:p>
          </table:table-cell>
          <table:table-cell table:formula="of:=MAX([.BF86];[.BE87]+[.BF86])" office:value-type="float" office:value="-929" calcext:value-type="float">
            <text:p>-929</text:p>
          </table:table-cell>
          <table:table-cell table:formula="of:=MAX([.BG86];[.BF87]+[.BG86])" office:value-type="float" office:value="5710" calcext:value-type="float">
            <text:p>5710</text:p>
          </table:table-cell>
          <table:table-cell table:formula="of:=MAX([.BH86];[.BG87]+[.BH86])" office:value-type="float" office:value="5319" calcext:value-type="float">
            <text:p>5319</text:p>
          </table:table-cell>
          <table:table-cell table:formula="of:=MAX([.BI86];[.BH87]+[.BI86])" office:value-type="float" office:value="-1096" calcext:value-type="float">
            <text:p>-1096</text:p>
          </table:table-cell>
          <table:table-cell table:formula="of:=MAX([.BJ86];[.BI87]+[.BJ86])" office:value-type="float" office:value="5399" calcext:value-type="float">
            <text:p>5399</text:p>
          </table:table-cell>
          <table:table-cell table:formula="of:=MAX([.BK86];[.BJ87]+[.BK86])" office:value-type="float" office:value="10157" calcext:value-type="float">
            <text:p>10157</text:p>
          </table:table-cell>
          <table:table-cell table:formula="of:=MAX([.BL86];[.BK87]+[.BL86])" office:value-type="float" office:value="11090" calcext:value-type="float">
            <text:p>11090</text:p>
          </table:table-cell>
          <table:table-cell table:formula="of:=MAX([.BM86];[.BL87]+[.BM86])" office:value-type="float" office:value="7772" calcext:value-type="float">
            <text:p>7772</text:p>
          </table:table-cell>
          <table:table-cell table:formula="of:=MAX([.BN86];[.BM87]+[.BN86])" office:value-type="float" office:value="-800" calcext:value-type="float">
            <text:p>-800</text:p>
          </table:table-cell>
          <table:table-cell table:formula="of:=MAX([.BO86];[.BN87]+[.BO86])" office:value-type="float" office:value="566" calcext:value-type="float">
            <text:p>566</text:p>
          </table:table-cell>
          <table:table-cell table:formula="of:=MAX([.BP86];[.BO87]+[.BP86])" office:value-type="float" office:value="8747" calcext:value-type="float">
            <text:p>8747</text:p>
          </table:table-cell>
          <table:table-cell table:formula="of:=MAX([.BQ86];[.BP87]+[.BQ86])" office:value-type="float" office:value="7235" calcext:value-type="float">
            <text:p>7235</text:p>
          </table:table-cell>
          <table:table-cell table:formula="of:=MAX([.BR86];[.BQ87]+[.BR86])" office:value-type="float" office:value="4298" calcext:value-type="float">
            <text:p>4298</text:p>
          </table:table-cell>
          <table:table-cell table:formula="of:=MAX([.BS86];[.BR87]+[.BS86])" office:value-type="float" office:value="-1599" calcext:value-type="float">
            <text:p>-1599</text:p>
          </table:table-cell>
          <table:table-cell table:formula="of:=MAX([.BT86];[.BS87]+[.BT86])" office:value-type="float" office:value="5525" calcext:value-type="float">
            <text:p>5525</text:p>
          </table:table-cell>
          <table:table-cell table:formula="of:=MAX([.BU86];[.BT87]+[.BU86])" office:value-type="float" office:value="-1529" calcext:value-type="float">
            <text:p>-1529</text:p>
          </table:table-cell>
          <table:table-cell table:formula="of:=MAX([.BV86];[.BU87]+[.BV86])" office:value-type="float" office:value="912" calcext:value-type="float">
            <text:p>912</text:p>
          </table:table-cell>
          <table:table-cell table:formula="of:=MAX([.BW86];[.BV87]+[.BW86])" office:value-type="float" office:value="-7951" calcext:value-type="float">
            <text:p>-7951</text:p>
          </table:table-cell>
          <table:table-cell table:formula="of:=MAX([.BX86];[.BW87]+[.BX86])" office:value-type="float" office:value="-4893" calcext:value-type="float">
            <text:p>-4893</text:p>
          </table:table-cell>
          <table:table-cell table:formula="of:=MAX([.BY86];[.BX87]+[.BY86])" office:value-type="float" office:value="2963" calcext:value-type="float">
            <text:p>2963</text:p>
          </table:table-cell>
          <table:table-cell table:formula="of:=MAX([.BZ86];[.BY87]+[.BZ86])" office:value-type="float" office:value="-5864" calcext:value-type="float">
            <text:p>-5864</text:p>
          </table:table-cell>
          <table:table-cell table:formula="of:=MAX([.CA86];[.BZ87]+[.CA86])" office:value-type="float" office:value="-8376" calcext:value-type="float">
            <text:p>-8376</text:p>
          </table:table-cell>
          <table:table-cell table:formula="of:=MAX([.CB86];[.CA87]+[.CB86])" office:value-type="float" office:value="5579" calcext:value-type="float">
            <text:p>5579</text:p>
          </table:table-cell>
          <table:table-cell table:formula="of:=MAX([.CC86];[.CB87]+[.CC86])" office:value-type="float" office:value="-3327" calcext:value-type="float">
            <text:p>-3327</text:p>
          </table:table-cell>
          <table:table-cell table:style-name="ce2" table:formula="of:=[.CC87]" office:value-type="float" office:value="-3327" calcext:value-type="float">
            <text:p>-3327</text:p>
          </table:table-cell>
          <table:table-cell table:style-name="ce2" table:formula="of:=[.CD87]" office:value-type="float" office:value="-3327" calcext:value-type="float">
            <text:p>-3327</text:p>
          </table:table-cell>
          <table:table-cell table:style-name="ce2" table:formula="of:=[.CE87]" office:value-type="float" office:value="-3327" calcext:value-type="float">
            <text:p>-3327</text:p>
          </table:table-cell>
          <table:table-cell table:style-name="ce2" table:formula="of:=[.CF87]" office:value-type="float" office:value="-3327" calcext:value-type="float">
            <text:p>-3327</text:p>
          </table:table-cell>
          <table:table-cell table:style-name="ce2" table:formula="of:=[.CG87]" office:value-type="float" office:value="-3327" calcext:value-type="float">
            <text:p>-3327</text:p>
          </table:table-cell>
          <table:table-cell table:style-name="ce2" table:formula="of:=[.CH87]" office:value-type="float" office:value="-3327" calcext:value-type="float">
            <text:p>-3327</text:p>
          </table:table-cell>
          <table:table-cell table:style-name="ce2" table:formula="of:=[.CI87]" office:value-type="float" office:value="-3327" calcext:value-type="float">
            <text:p>-3327</text:p>
          </table:table-cell>
          <table:table-cell table:style-name="ce2" table:formula="of:=[.CJ87]" office:value-type="float" office:value="-3327" calcext:value-type="float">
            <text:p>-3327</text:p>
          </table:table-cell>
          <table:table-cell table:style-name="ce2" table:formula="of:=[.CK87]" office:value-type="float" office:value="-3327" calcext:value-type="float">
            <text:p>-3327</text:p>
          </table:table-cell>
          <table:table-cell table:style-name="ce2" table:formula="of:=[.CL87]" office:value-type="float" office:value="-3327" calcext:value-type="float">
            <text:p>-3327</text:p>
          </table:table-cell>
          <table:table-cell table:style-name="ce2" table:formula="of:=[.CM87]" office:value-type="float" office:value="-3327" calcext:value-type="float">
            <text:p>-3327</text:p>
          </table:table-cell>
          <table:table-cell table:style-name="ce2" table:formula="of:=[.CN87]" office:value-type="float" office:value="-3327" calcext:value-type="float">
            <text:p>-3327</text:p>
          </table:table-cell>
          <table:table-cell table:style-name="ce2" table:formula="of:=[.CO87]" office:value-type="float" office:value="-3327" calcext:value-type="float">
            <text:p>-3327</text:p>
          </table:table-cell>
          <table:table-cell table:style-name="ce2" table:formula="of:=[.CP87]" office:value-type="float" office:value="-3327" calcext:value-type="float">
            <text:p>-3327</text:p>
          </table:table-cell>
          <table:table-cell table:style-name="ce2" table:formula="of:=[.CQ87]" office:value-type="float" office:value="-3327" calcext:value-type="float">
            <text:p>-3327</text:p>
          </table:table-cell>
          <table:table-cell table:style-name="ce2" table:formula="of:=[.CR87]" office:value-type="float" office:value="-3327" calcext:value-type="float">
            <text:p>-3327</text:p>
          </table:table-cell>
          <table:table-cell table:style-name="ce2" table:formula="of:=[.CS87]" office:value-type="float" office:value="-3327" calcext:value-type="float">
            <text:p>-3327</text:p>
          </table:table-cell>
          <table:table-cell table:formula="of:=MAX([.CU86];[.CT87]+[.CU86])" office:value-type="float" office:value="-9520" calcext:value-type="float">
            <text:p>-9520</text:p>
          </table:table-cell>
          <table:table-cell table:formula="of:=MAX([.CV86];[.CU87]+[.CV86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87:.CV87])" office:value-type="float" office:value="11090" calcext:value-type="float">
            <text:p>11090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90];[.B91]+[.C90])" office:value-type="float" office:value="-9334" calcext:value-type="float">
            <text:p>-9334</text:p>
          </table:table-cell>
          <table:table-cell table:formula="of:=MAX([.D90];[.C91]+[.D90])" office:value-type="float" office:value="-9146" calcext:value-type="float">
            <text:p>-9146</text:p>
          </table:table-cell>
          <table:table-cell table:style-name="ce2" table:formula="of:=[.D91]" office:value-type="float" office:value="-9146" calcext:value-type="float">
            <text:p>-9146</text:p>
          </table:table-cell>
          <table:table-cell table:style-name="ce2" table:formula="of:=[.E91]" office:value-type="float" office:value="-9146" calcext:value-type="float">
            <text:p>-9146</text:p>
          </table:table-cell>
          <table:table-cell table:style-name="ce2" table:formula="of:=[.F91]" office:value-type="float" office:value="-9146" calcext:value-type="float">
            <text:p>-9146</text:p>
          </table:table-cell>
          <table:table-cell table:style-name="ce2" table:formula="of:=[.G91]" office:value-type="float" office:value="-9146" calcext:value-type="float">
            <text:p>-9146</text:p>
          </table:table-cell>
          <table:table-cell table:style-name="ce2" table:formula="of:=[.H91]" office:value-type="float" office:value="-9146" calcext:value-type="float">
            <text:p>-9146</text:p>
          </table:table-cell>
          <table:table-cell table:formula="of:=MAX([.J90];[.I91]+[.J90])" office:value-type="float" office:value="-4643" calcext:value-type="float">
            <text:p>-4643</text:p>
          </table:table-cell>
          <table:table-cell table:formula="of:=MAX([.K90];[.J91]+[.K90])" office:value-type="float" office:value="-8916" calcext:value-type="float">
            <text:p>-8916</text:p>
          </table:table-cell>
          <table:table-cell table:formula="of:=MAX([.L90];[.K91]+[.L90])" office:value-type="float" office:value="-8072" calcext:value-type="float">
            <text:p>-8072</text:p>
          </table:table-cell>
          <table:table-cell table:style-name="ce5" table:formula="of:=MAX([.M90];[.L91]+[.M90])" office:value-type="float" office:value="1954" calcext:value-type="float">
            <text:p>1954</text:p>
          </table:table-cell>
          <table:table-cell table:style-name="ce5" table:formula="of:=MAX([.N90];[.M91]+[.N90])" office:value-type="float" office:value="5378" calcext:value-type="float">
            <text:p>5378</text:p>
          </table:table-cell>
          <table:table-cell table:style-name="ce5" table:formula="of:=MAX([.O90];[.N91]+[.O90])" office:value-type="float" office:value="10742" calcext:value-type="float">
            <text:p>10742</text:p>
          </table:table-cell>
          <table:table-cell table:formula="of:=MAX([.P90];[.O91]+[.P90])" office:value-type="float" office:value="8109" calcext:value-type="float">
            <text:p>8109</text:p>
          </table:table-cell>
          <table:table-cell table:formula="of:=MAX([.Q90];[.P91]+[.Q90])" office:value-type="float" office:value="-801" calcext:value-type="float">
            <text:p>-801</text:p>
          </table:table-cell>
          <table:table-cell table:formula="of:=MAX([.R90];[.Q91]+[.R90])" office:value-type="float" office:value="-7310" calcext:value-type="float">
            <text:p>-7310</text:p>
          </table:table-cell>
          <table:table-cell table:formula="of:=MAX([.S90];[.R91]+[.S90])" office:value-type="float" office:value="9443" calcext:value-type="float">
            <text:p>9443</text:p>
          </table:table-cell>
          <table:table-cell table:formula="of:=MAX([.T90];[.S91]+[.T90])" office:value-type="float" office:value="4347" calcext:value-type="float">
            <text:p>4347</text:p>
          </table:table-cell>
          <table:table-cell table:formula="of:=MAX([.U90];[.T91]+[.U90])" office:value-type="float" office:value="9329" calcext:value-type="float">
            <text:p>9329</text:p>
          </table:table-cell>
          <table:table-cell table:formula="of:=MAX([.V90];[.U91]+[.V90])" office:value-type="float" office:value="1495" calcext:value-type="float">
            <text:p>1495</text:p>
          </table:table-cell>
          <table:table-cell table:formula="of:=MAX([.W90];[.V91]+[.W90])" office:value-type="float" office:value="6659" calcext:value-type="float">
            <text:p>6659</text:p>
          </table:table-cell>
          <table:table-cell table:formula="of:=MAX([.X90];[.W91]+[.X90])" office:value-type="float" office:value="-1701" calcext:value-type="float">
            <text:p>-1701</text:p>
          </table:table-cell>
          <table:table-cell table:formula="of:=MAX([.Y90];[.X91]+[.Y90])" office:value-type="float" office:value="185" calcext:value-type="float">
            <text:p>185</text:p>
          </table:table-cell>
          <table:table-cell table:formula="of:=MAX([.Z90];[.Y91]+[.Z90])" office:value-type="float" office:value="450" calcext:value-type="float">
            <text:p>450</text:p>
          </table:table-cell>
          <table:table-cell table:formula="of:=MAX([.AA90];[.Z91]+[.AA90])" office:value-type="float" office:value="727" calcext:value-type="float">
            <text:p>727</text:p>
          </table:table-cell>
          <table:table-cell table:formula="of:=MAX([.AB90];[.AA91]+[.AB90])" office:value-type="float" office:value="-3427" calcext:value-type="float">
            <text:p>-3427</text:p>
          </table:table-cell>
          <table:table-cell table:formula="of:=MAX([.AC90];[.AB91]+[.AC90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90];[.AS91]+[.AT90])" office:value-type="float" office:value="-2285" calcext:value-type="float">
            <text:p>-2285</text:p>
          </table:table-cell>
          <table:table-cell table:formula="of:=MAX([.AU90];[.AT91]+[.AU90])" office:value-type="float" office:value="-2413" calcext:value-type="float">
            <text:p>-2413</text:p>
          </table:table-cell>
          <table:table-cell table:formula="of:=MAX([.AV90];[.AU91]+[.AV90])" office:value-type="float" office:value="-8734" calcext:value-type="float">
            <text:p>-8734</text:p>
          </table:table-cell>
          <table:table-cell table:formula="of:=MAX([.AW90];[.AV91]+[.AW90])" office:value-type="float" office:value="4224" calcext:value-type="float">
            <text:p>4224</text:p>
          </table:table-cell>
          <table:table-cell table:formula="of:=MAX([.AX90];[.AW91]+[.AX90])" office:value-type="float" office:value="9716" calcext:value-type="float">
            <text:p>9716</text:p>
          </table:table-cell>
          <table:table-cell table:formula="of:=MAX([.AY90];[.AX91]+[.AY90])" office:value-type="float" office:value="3466" calcext:value-type="float">
            <text:p>3466</text:p>
          </table:table-cell>
          <table:table-cell table:formula="of:=MAX([.AZ90];[.AY91]+[.AZ90])" office:value-type="float" office:value="3428" calcext:value-type="float">
            <text:p>3428</text:p>
          </table:table-cell>
          <table:table-cell table:formula="of:=MAX([.BA90];[.AZ91]+[.BA90])" office:value-type="float" office:value="339" calcext:value-type="float">
            <text:p>339</text:p>
          </table:table-cell>
          <table:table-cell table:formula="of:=MAX([.BB90];[.BA91]+[.BB90])" office:value-type="float" office:value="-6422" calcext:value-type="float">
            <text:p>-6422</text:p>
          </table:table-cell>
          <table:table-cell table:formula="of:=MAX([.BC90];[.BB91]+[.BC90])" office:value-type="float" office:value="2326" calcext:value-type="float">
            <text:p>2326</text:p>
          </table:table-cell>
          <table:table-cell table:formula="of:=MAX([.BD90];[.BC91]+[.BD90])" office:value-type="float" office:value="117" calcext:value-type="float">
            <text:p>117</text:p>
          </table:table-cell>
          <table:table-cell table:formula="of:=MAX([.BE90];[.BD91]+[.BE90])" office:value-type="float" office:value="-7845" calcext:value-type="float">
            <text:p>-7845</text:p>
          </table:table-cell>
          <table:table-cell table:formula="of:=MAX([.BF90];[.BE91]+[.BF90])" office:value-type="float" office:value="-929" calcext:value-type="float">
            <text:p>-929</text:p>
          </table:table-cell>
          <table:table-cell table:formula="of:=MAX([.BG90];[.BF91]+[.BG90])" office:value-type="float" office:value="5710" calcext:value-type="float">
            <text:p>5710</text:p>
          </table:table-cell>
          <table:table-cell table:formula="of:=MAX([.BH90];[.BG91]+[.BH90])" office:value-type="float" office:value="5319" calcext:value-type="float">
            <text:p>5319</text:p>
          </table:table-cell>
          <table:table-cell table:formula="of:=MAX([.BI90];[.BH91]+[.BI90])" office:value-type="float" office:value="-1096" calcext:value-type="float">
            <text:p>-1096</text:p>
          </table:table-cell>
          <table:table-cell table:style-name="ce2" table:formula="of:=[.BI91]" office:value-type="float" office:value="-1096" calcext:value-type="float">
            <text:p>-1096</text:p>
          </table:table-cell>
          <table:table-cell table:style-name="ce2" table:formula="of:=[.BJ91]" office:value-type="float" office:value="-1096" calcext:value-type="float">
            <text:p>-1096</text:p>
          </table:table-cell>
          <table:table-cell table:style-name="ce2" table:formula="of:=[.BK91]" office:value-type="float" office:value="-1096" calcext:value-type="float">
            <text:p>-1096</text:p>
          </table:table-cell>
          <table:table-cell table:formula="of:=MAX([.BM90];[.BL91]+[.BM90])" office:value-type="float" office:value="-3318" calcext:value-type="float">
            <text:p>-3318</text:p>
          </table:table-cell>
          <table:table-cell table:formula="of:=MAX([.BN90];[.BM91]+[.BN90])" office:value-type="float" office:value="-8572" calcext:value-type="float">
            <text:p>-8572</text:p>
          </table:table-cell>
          <table:table-cell table:formula="of:=MAX([.BO90];[.BN91]+[.BO90])" office:value-type="float" office:value="566" calcext:value-type="float">
            <text:p>566</text:p>
          </table:table-cell>
          <table:table-cell table:formula="of:=MAX([.BP90];[.BO91]+[.BP90])" office:value-type="float" office:value="8747" calcext:value-type="float">
            <text:p>8747</text:p>
          </table:table-cell>
          <table:table-cell table:formula="of:=MAX([.BQ90];[.BP91]+[.BQ90])" office:value-type="float" office:value="7235" calcext:value-type="float">
            <text:p>7235</text:p>
          </table:table-cell>
          <table:table-cell table:formula="of:=MAX([.BR90];[.BQ91]+[.BR90])" office:value-type="float" office:value="4298" calcext:value-type="float">
            <text:p>4298</text:p>
          </table:table-cell>
          <table:table-cell table:formula="of:=MAX([.BS90];[.BR91]+[.BS90])" office:value-type="float" office:value="-1599" calcext:value-type="float">
            <text:p>-1599</text:p>
          </table:table-cell>
          <table:table-cell table:formula="of:=MAX([.BT90];[.BS91]+[.BT90])" office:value-type="float" office:value="5525" calcext:value-type="float">
            <text:p>5525</text:p>
          </table:table-cell>
          <table:table-cell table:formula="of:=MAX([.BU90];[.BT91]+[.BU90])" office:value-type="float" office:value="-1529" calcext:value-type="float">
            <text:p>-1529</text:p>
          </table:table-cell>
          <table:table-cell table:formula="of:=MAX([.BV90];[.BU91]+[.BV90])" office:value-type="float" office:value="912" calcext:value-type="float">
            <text:p>912</text:p>
          </table:table-cell>
          <table:table-cell table:formula="of:=MAX([.BW90];[.BV91]+[.BW90])" office:value-type="float" office:value="-7951" calcext:value-type="float">
            <text:p>-7951</text:p>
          </table:table-cell>
          <table:table-cell table:formula="of:=MAX([.BX90];[.BW91]+[.BX90])" office:value-type="float" office:value="-4893" calcext:value-type="float">
            <text:p>-4893</text:p>
          </table:table-cell>
          <table:table-cell table:formula="of:=MAX([.BY90];[.BX91]+[.BY90])" office:value-type="float" office:value="2963" calcext:value-type="float">
            <text:p>2963</text:p>
          </table:table-cell>
          <table:table-cell table:formula="of:=MAX([.BZ90];[.BY91]+[.BZ90])" office:value-type="float" office:value="-5864" calcext:value-type="float">
            <text:p>-5864</text:p>
          </table:table-cell>
          <table:table-cell table:formula="of:=MAX([.CA90];[.BZ91]+[.CA90])" office:value-type="float" office:value="-8376" calcext:value-type="float">
            <text:p>-8376</text:p>
          </table:table-cell>
          <table:table-cell table:formula="of:=MAX([.CB90];[.CA91]+[.CB90])" office:value-type="float" office:value="5579" calcext:value-type="float">
            <text:p>5579</text:p>
          </table:table-cell>
          <table:table-cell table:formula="of:=MAX([.CC90];[.CB91]+[.CC90])" office:value-type="float" office:value="-3327" calcext:value-type="float">
            <text:p>-3327</text:p>
          </table:table-cell>
          <table:table-cell table:style-name="ce2" table:formula="of:=[.CC91]" office:value-type="float" office:value="-3327" calcext:value-type="float">
            <text:p>-3327</text:p>
          </table:table-cell>
          <table:table-cell table:style-name="ce2" table:formula="of:=[.CD91]" office:value-type="float" office:value="-3327" calcext:value-type="float">
            <text:p>-3327</text:p>
          </table:table-cell>
          <table:table-cell table:style-name="ce2" table:formula="of:=[.CE91]" office:value-type="float" office:value="-3327" calcext:value-type="float">
            <text:p>-3327</text:p>
          </table:table-cell>
          <table:table-cell table:style-name="ce2" table:formula="of:=[.CF91]" office:value-type="float" office:value="-3327" calcext:value-type="float">
            <text:p>-3327</text:p>
          </table:table-cell>
          <table:table-cell table:style-name="ce2" table:formula="of:=[.CG91]" office:value-type="float" office:value="-3327" calcext:value-type="float">
            <text:p>-3327</text:p>
          </table:table-cell>
          <table:table-cell table:style-name="ce2" table:formula="of:=[.CH91]" office:value-type="float" office:value="-3327" calcext:value-type="float">
            <text:p>-3327</text:p>
          </table:table-cell>
          <table:table-cell table:style-name="ce2" table:formula="of:=[.CI91]" office:value-type="float" office:value="-3327" calcext:value-type="float">
            <text:p>-3327</text:p>
          </table:table-cell>
          <table:table-cell table:style-name="ce2" table:formula="of:=[.CJ91]" office:value-type="float" office:value="-3327" calcext:value-type="float">
            <text:p>-3327</text:p>
          </table:table-cell>
          <table:table-cell table:style-name="ce2" table:formula="of:=[.CK91]" office:value-type="float" office:value="-3327" calcext:value-type="float">
            <text:p>-3327</text:p>
          </table:table-cell>
          <table:table-cell table:style-name="ce2" table:formula="of:=[.CL91]" office:value-type="float" office:value="-3327" calcext:value-type="float">
            <text:p>-3327</text:p>
          </table:table-cell>
          <table:table-cell table:style-name="ce2" table:formula="of:=[.CM91]" office:value-type="float" office:value="-3327" calcext:value-type="float">
            <text:p>-3327</text:p>
          </table:table-cell>
          <table:table-cell table:style-name="ce2" table:formula="of:=[.CN91]" office:value-type="float" office:value="-3327" calcext:value-type="float">
            <text:p>-3327</text:p>
          </table:table-cell>
          <table:table-cell table:style-name="ce2" table:formula="of:=[.CO91]" office:value-type="float" office:value="-3327" calcext:value-type="float">
            <text:p>-3327</text:p>
          </table:table-cell>
          <table:table-cell table:style-name="ce2" table:formula="of:=[.CP91]" office:value-type="float" office:value="-3327" calcext:value-type="float">
            <text:p>-3327</text:p>
          </table:table-cell>
          <table:table-cell table:style-name="ce2" table:formula="of:=[.CQ91]" office:value-type="float" office:value="-3327" calcext:value-type="float">
            <text:p>-3327</text:p>
          </table:table-cell>
          <table:table-cell table:style-name="ce2" table:formula="of:=[.CR91]" office:value-type="float" office:value="-3327" calcext:value-type="float">
            <text:p>-3327</text:p>
          </table:table-cell>
          <table:table-cell table:style-name="ce2" table:formula="of:=[.CS91]" office:value-type="float" office:value="-3327" calcext:value-type="float">
            <text:p>-3327</text:p>
          </table:table-cell>
          <table:table-cell table:formula="of:=MAX([.CU90];[.CT91]+[.CU90])" office:value-type="float" office:value="-9520" calcext:value-type="float">
            <text:p>-9520</text:p>
          </table:table-cell>
          <table:table-cell table:formula="of:=MAX([.CV90];[.CU91]+[.CV90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91:.CV91])" office:value-type="float" office:value="10742" calcext:value-type="float">
            <text:p>10742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94];[.B95]+[.C94])" office:value-type="float" office:value="-9334" calcext:value-type="float">
            <text:p>-9334</text:p>
          </table:table-cell>
          <table:table-cell table:formula="of:=MAX([.D94];[.C95]+[.D94])" office:value-type="float" office:value="-9146" calcext:value-type="float">
            <text:p>-9146</text:p>
          </table:table-cell>
          <table:table-cell table:style-name="ce2" table:formula="of:=[.D95]" office:value-type="float" office:value="-9146" calcext:value-type="float">
            <text:p>-9146</text:p>
          </table:table-cell>
          <table:table-cell table:style-name="ce2" table:formula="of:=[.E95]" office:value-type="float" office:value="-9146" calcext:value-type="float">
            <text:p>-9146</text:p>
          </table:table-cell>
          <table:table-cell table:style-name="ce2" table:formula="of:=[.F95]" office:value-type="float" office:value="-9146" calcext:value-type="float">
            <text:p>-9146</text:p>
          </table:table-cell>
          <table:table-cell table:style-name="ce2" table:formula="of:=[.G95]" office:value-type="float" office:value="-9146" calcext:value-type="float">
            <text:p>-9146</text:p>
          </table:table-cell>
          <table:table-cell table:style-name="ce2" table:formula="of:=[.H95]" office:value-type="float" office:value="-9146" calcext:value-type="float">
            <text:p>-9146</text:p>
          </table:table-cell>
          <table:table-cell table:formula="of:=MAX([.J94];[.I95]+[.J94])" office:value-type="float" office:value="-4643" calcext:value-type="float">
            <text:p>-4643</text:p>
          </table:table-cell>
          <table:table-cell table:formula="of:=MAX([.K94];[.J95]+[.K94])" office:value-type="float" office:value="-8916" calcext:value-type="float">
            <text:p>-8916</text:p>
          </table:table-cell>
          <table:table-cell table:formula="of:=MAX([.L94];[.K95]+[.L94])" office:value-type="float" office:value="-8072" calcext:value-type="float">
            <text:p>-8072</text:p>
          </table:table-cell>
          <table:table-cell table:style-name="ce6" table:formula="of:=[.L95]" office:value-type="float" office:value="-8072" calcext:value-type="float">
            <text:p>-8072</text:p>
          </table:table-cell>
          <table:table-cell table:style-name="ce6" table:formula="of:=[.M95]" office:value-type="float" office:value="-8072" calcext:value-type="float">
            <text:p>-8072</text:p>
          </table:table-cell>
          <table:table-cell table:style-name="ce6" table:formula="of:=[.N95]" office:value-type="float" office:value="-8072" calcext:value-type="float">
            <text:p>-8072</text:p>
          </table:table-cell>
          <table:table-cell table:formula="of:=MAX([.P94];[.O95]+[.P94])" office:value-type="float" office:value="-2633" calcext:value-type="float">
            <text:p>-2633</text:p>
          </table:table-cell>
          <table:table-cell table:formula="of:=MAX([.Q94];[.P95]+[.Q94])" office:value-type="float" office:value="-8910" calcext:value-type="float">
            <text:p>-8910</text:p>
          </table:table-cell>
          <table:table-cell table:formula="of:=MAX([.R94];[.Q95]+[.R94])" office:value-type="float" office:value="-7310" calcext:value-type="float">
            <text:p>-7310</text:p>
          </table:table-cell>
          <table:table-cell table:formula="of:=MAX([.S94];[.R95]+[.S94])" office:value-type="float" office:value="9443" calcext:value-type="float">
            <text:p>9443</text:p>
          </table:table-cell>
          <table:table-cell table:formula="of:=MAX([.T94];[.S95]+[.T94])" office:value-type="float" office:value="4347" calcext:value-type="float">
            <text:p>4347</text:p>
          </table:table-cell>
          <table:table-cell table:formula="of:=MAX([.U94];[.T95]+[.U94])" office:value-type="float" office:value="9329" calcext:value-type="float">
            <text:p>9329</text:p>
          </table:table-cell>
          <table:table-cell table:formula="of:=MAX([.V94];[.U95]+[.V94])" office:value-type="float" office:value="1495" calcext:value-type="float">
            <text:p>1495</text:p>
          </table:table-cell>
          <table:table-cell table:formula="of:=MAX([.W94];[.V95]+[.W94])" office:value-type="float" office:value="6659" calcext:value-type="float">
            <text:p>6659</text:p>
          </table:table-cell>
          <table:table-cell table:formula="of:=MAX([.X94];[.W95]+[.X94])" office:value-type="float" office:value="-1701" calcext:value-type="float">
            <text:p>-1701</text:p>
          </table:table-cell>
          <table:table-cell table:formula="of:=MAX([.Y94];[.X95]+[.Y94])" office:value-type="float" office:value="185" calcext:value-type="float">
            <text:p>185</text:p>
          </table:table-cell>
          <table:table-cell table:formula="of:=MAX([.Z94];[.Y95]+[.Z94])" office:value-type="float" office:value="450" calcext:value-type="float">
            <text:p>450</text:p>
          </table:table-cell>
          <table:table-cell table:formula="of:=MAX([.AA94];[.Z95]+[.AA94])" office:value-type="float" office:value="727" calcext:value-type="float">
            <text:p>727</text:p>
          </table:table-cell>
          <table:table-cell table:formula="of:=MAX([.AB94];[.AA95]+[.AB94])" office:value-type="float" office:value="-3427" calcext:value-type="float">
            <text:p>-3427</text:p>
          </table:table-cell>
          <table:table-cell table:formula="of:=MAX([.AC94];[.AB95]+[.AC94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94];[.AS95]+[.AT94])" office:value-type="float" office:value="-2285" calcext:value-type="float">
            <text:p>-2285</text:p>
          </table:table-cell>
          <table:table-cell table:formula="of:=MAX([.AU94];[.AT95]+[.AU94])" office:value-type="float" office:value="-2413" calcext:value-type="float">
            <text:p>-2413</text:p>
          </table:table-cell>
          <table:table-cell table:formula="of:=MAX([.AV94];[.AU95]+[.AV94])" office:value-type="float" office:value="-8734" calcext:value-type="float">
            <text:p>-8734</text:p>
          </table:table-cell>
          <table:table-cell table:formula="of:=MAX([.AW94];[.AV95]+[.AW94])" office:value-type="float" office:value="4224" calcext:value-type="float">
            <text:p>4224</text:p>
          </table:table-cell>
          <table:table-cell table:formula="of:=MAX([.AX94];[.AW95]+[.AX94])" office:value-type="float" office:value="9716" calcext:value-type="float">
            <text:p>9716</text:p>
          </table:table-cell>
          <table:table-cell table:formula="of:=MAX([.AY94];[.AX95]+[.AY94])" office:value-type="float" office:value="3466" calcext:value-type="float">
            <text:p>3466</text:p>
          </table:table-cell>
          <table:table-cell table:formula="of:=MAX([.AZ94];[.AY95]+[.AZ94])" office:value-type="float" office:value="3428" calcext:value-type="float">
            <text:p>3428</text:p>
          </table:table-cell>
          <table:table-cell table:formula="of:=MAX([.BA94];[.AZ95]+[.BA94])" office:value-type="float" office:value="339" calcext:value-type="float">
            <text:p>339</text:p>
          </table:table-cell>
          <table:table-cell table:formula="of:=MAX([.BB94];[.BA95]+[.BB94])" office:value-type="float" office:value="-6422" calcext:value-type="float">
            <text:p>-6422</text:p>
          </table:table-cell>
          <table:table-cell table:formula="of:=MAX([.BC94];[.BB95]+[.BC94])" office:value-type="float" office:value="2326" calcext:value-type="float">
            <text:p>2326</text:p>
          </table:table-cell>
          <table:table-cell table:formula="of:=MAX([.BD94];[.BC95]+[.BD94])" office:value-type="float" office:value="117" calcext:value-type="float">
            <text:p>117</text:p>
          </table:table-cell>
          <table:table-cell table:formula="of:=MAX([.BE94];[.BD95]+[.BE94])" office:value-type="float" office:value="-7845" calcext:value-type="float">
            <text:p>-7845</text:p>
          </table:table-cell>
          <table:table-cell table:formula="of:=MAX([.BF94];[.BE95]+[.BF94])" office:value-type="float" office:value="-929" calcext:value-type="float">
            <text:p>-929</text:p>
          </table:table-cell>
          <table:table-cell table:formula="of:=MAX([.BG94];[.BF95]+[.BG94])" office:value-type="float" office:value="5710" calcext:value-type="float">
            <text:p>5710</text:p>
          </table:table-cell>
          <table:table-cell table:formula="of:=MAX([.BH94];[.BG95]+[.BH94])" office:value-type="float" office:value="5319" calcext:value-type="float">
            <text:p>5319</text:p>
          </table:table-cell>
          <table:table-cell table:formula="of:=MAX([.BI94];[.BH95]+[.BI94])" office:value-type="float" office:value="-1096" calcext:value-type="float">
            <text:p>-1096</text:p>
          </table:table-cell>
          <table:table-cell table:style-name="ce2" table:formula="of:=[.BI95]" office:value-type="float" office:value="-1096" calcext:value-type="float">
            <text:p>-1096</text:p>
          </table:table-cell>
          <table:table-cell table:style-name="ce2" table:formula="of:=[.BJ95]" office:value-type="float" office:value="-1096" calcext:value-type="float">
            <text:p>-1096</text:p>
          </table:table-cell>
          <table:table-cell table:style-name="ce2" table:formula="of:=[.BK95]" office:value-type="float" office:value="-1096" calcext:value-type="float">
            <text:p>-1096</text:p>
          </table:table-cell>
          <table:table-cell table:formula="of:=MAX([.BM94];[.BL95]+[.BM94])" office:value-type="float" office:value="-3318" calcext:value-type="float">
            <text:p>-3318</text:p>
          </table:table-cell>
          <table:table-cell table:formula="of:=MAX([.BN94];[.BM95]+[.BN94])" office:value-type="float" office:value="-8572" calcext:value-type="float">
            <text:p>-8572</text:p>
          </table:table-cell>
          <table:table-cell table:formula="of:=MAX([.BO94];[.BN95]+[.BO94])" office:value-type="float" office:value="566" calcext:value-type="float">
            <text:p>566</text:p>
          </table:table-cell>
          <table:table-cell table:formula="of:=MAX([.BP94];[.BO95]+[.BP94])" office:value-type="float" office:value="8747" calcext:value-type="float">
            <text:p>8747</text:p>
          </table:table-cell>
          <table:table-cell table:formula="of:=MAX([.BQ94];[.BP95]+[.BQ94])" office:value-type="float" office:value="7235" calcext:value-type="float">
            <text:p>7235</text:p>
          </table:table-cell>
          <table:table-cell table:formula="of:=MAX([.BR94];[.BQ95]+[.BR94])" office:value-type="float" office:value="4298" calcext:value-type="float">
            <text:p>4298</text:p>
          </table:table-cell>
          <table:table-cell table:formula="of:=MAX([.BS94];[.BR95]+[.BS94])" office:value-type="float" office:value="-1599" calcext:value-type="float">
            <text:p>-1599</text:p>
          </table:table-cell>
          <table:table-cell table:formula="of:=MAX([.BT94];[.BS95]+[.BT94])" office:value-type="float" office:value="5525" calcext:value-type="float">
            <text:p>5525</text:p>
          </table:table-cell>
          <table:table-cell table:formula="of:=MAX([.BU94];[.BT95]+[.BU94])" office:value-type="float" office:value="-1529" calcext:value-type="float">
            <text:p>-1529</text:p>
          </table:table-cell>
          <table:table-cell table:formula="of:=MAX([.BV94];[.BU95]+[.BV94])" office:value-type="float" office:value="912" calcext:value-type="float">
            <text:p>912</text:p>
          </table:table-cell>
          <table:table-cell table:formula="of:=MAX([.BW94];[.BV95]+[.BW94])" office:value-type="float" office:value="-7951" calcext:value-type="float">
            <text:p>-7951</text:p>
          </table:table-cell>
          <table:table-cell table:formula="of:=MAX([.BX94];[.BW95]+[.BX94])" office:value-type="float" office:value="-4893" calcext:value-type="float">
            <text:p>-4893</text:p>
          </table:table-cell>
          <table:table-cell table:formula="of:=MAX([.BY94];[.BX95]+[.BY94])" office:value-type="float" office:value="2963" calcext:value-type="float">
            <text:p>2963</text:p>
          </table:table-cell>
          <table:table-cell table:formula="of:=MAX([.BZ94];[.BY95]+[.BZ94])" office:value-type="float" office:value="-5864" calcext:value-type="float">
            <text:p>-5864</text:p>
          </table:table-cell>
          <table:table-cell table:formula="of:=MAX([.CA94];[.BZ95]+[.CA94])" office:value-type="float" office:value="-8376" calcext:value-type="float">
            <text:p>-8376</text:p>
          </table:table-cell>
          <table:table-cell table:formula="of:=MAX([.CB94];[.CA95]+[.CB94])" office:value-type="float" office:value="5579" calcext:value-type="float">
            <text:p>5579</text:p>
          </table:table-cell>
          <table:table-cell table:formula="of:=MAX([.CC94];[.CB95]+[.CC94])" office:value-type="float" office:value="-3327" calcext:value-type="float">
            <text:p>-3327</text:p>
          </table:table-cell>
          <table:table-cell table:style-name="ce2" table:formula="of:=[.CC95]" office:value-type="float" office:value="-3327" calcext:value-type="float">
            <text:p>-3327</text:p>
          </table:table-cell>
          <table:table-cell table:style-name="ce2" table:formula="of:=[.CD95]" office:value-type="float" office:value="-3327" calcext:value-type="float">
            <text:p>-3327</text:p>
          </table:table-cell>
          <table:table-cell table:style-name="ce2" table:formula="of:=[.CE95]" office:value-type="float" office:value="-3327" calcext:value-type="float">
            <text:p>-3327</text:p>
          </table:table-cell>
          <table:table-cell table:style-name="ce2" table:formula="of:=[.CF95]" office:value-type="float" office:value="-3327" calcext:value-type="float">
            <text:p>-3327</text:p>
          </table:table-cell>
          <table:table-cell table:style-name="ce2" table:formula="of:=[.CG95]" office:value-type="float" office:value="-3327" calcext:value-type="float">
            <text:p>-3327</text:p>
          </table:table-cell>
          <table:table-cell table:style-name="ce2" table:formula="of:=[.CH95]" office:value-type="float" office:value="-3327" calcext:value-type="float">
            <text:p>-3327</text:p>
          </table:table-cell>
          <table:table-cell table:style-name="ce2" table:formula="of:=[.CI95]" office:value-type="float" office:value="-3327" calcext:value-type="float">
            <text:p>-3327</text:p>
          </table:table-cell>
          <table:table-cell table:style-name="ce2" table:formula="of:=[.CJ95]" office:value-type="float" office:value="-3327" calcext:value-type="float">
            <text:p>-3327</text:p>
          </table:table-cell>
          <table:table-cell table:style-name="ce2" table:formula="of:=[.CK95]" office:value-type="float" office:value="-3327" calcext:value-type="float">
            <text:p>-3327</text:p>
          </table:table-cell>
          <table:table-cell table:style-name="ce2" table:formula="of:=[.CL95]" office:value-type="float" office:value="-3327" calcext:value-type="float">
            <text:p>-3327</text:p>
          </table:table-cell>
          <table:table-cell table:style-name="ce2" table:formula="of:=[.CM95]" office:value-type="float" office:value="-3327" calcext:value-type="float">
            <text:p>-3327</text:p>
          </table:table-cell>
          <table:table-cell table:style-name="ce2" table:formula="of:=[.CN95]" office:value-type="float" office:value="-3327" calcext:value-type="float">
            <text:p>-3327</text:p>
          </table:table-cell>
          <table:table-cell table:style-name="ce2" table:formula="of:=[.CO95]" office:value-type="float" office:value="-3327" calcext:value-type="float">
            <text:p>-3327</text:p>
          </table:table-cell>
          <table:table-cell table:style-name="ce2" table:formula="of:=[.CP95]" office:value-type="float" office:value="-3327" calcext:value-type="float">
            <text:p>-3327</text:p>
          </table:table-cell>
          <table:table-cell table:style-name="ce2" table:formula="of:=[.CQ95]" office:value-type="float" office:value="-3327" calcext:value-type="float">
            <text:p>-3327</text:p>
          </table:table-cell>
          <table:table-cell table:style-name="ce2" table:formula="of:=[.CR95]" office:value-type="float" office:value="-3327" calcext:value-type="float">
            <text:p>-3327</text:p>
          </table:table-cell>
          <table:table-cell table:style-name="ce2" table:formula="of:=[.CS95]" office:value-type="float" office:value="-3327" calcext:value-type="float">
            <text:p>-3327</text:p>
          </table:table-cell>
          <table:table-cell table:formula="of:=MAX([.CU94];[.CT95]+[.CU94])" office:value-type="float" office:value="-9520" calcext:value-type="float">
            <text:p>-9520</text:p>
          </table:table-cell>
          <table:table-cell table:formula="of:=MAX([.CV94];[.CU95]+[.CV94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95:.CV95])" office:value-type="float" office:value="9716" calcext:value-type="float">
            <text:p>9716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98];[.B99]+[.C98])" office:value-type="float" office:value="-9334" calcext:value-type="float">
            <text:p>-9334</text:p>
          </table:table-cell>
          <table:table-cell table:formula="of:=MAX([.D98];[.C99]+[.D98])" office:value-type="float" office:value="-9146" calcext:value-type="float">
            <text:p>-9146</text:p>
          </table:table-cell>
          <table:table-cell table:style-name="ce2" table:formula="of:=[.D99]" office:value-type="float" office:value="-9146" calcext:value-type="float">
            <text:p>-9146</text:p>
          </table:table-cell>
          <table:table-cell table:style-name="ce2" table:formula="of:=[.E99]" office:value-type="float" office:value="-9146" calcext:value-type="float">
            <text:p>-9146</text:p>
          </table:table-cell>
          <table:table-cell table:style-name="ce2" table:formula="of:=[.F99]" office:value-type="float" office:value="-9146" calcext:value-type="float">
            <text:p>-9146</text:p>
          </table:table-cell>
          <table:table-cell table:style-name="ce2" table:formula="of:=[.G99]" office:value-type="float" office:value="-9146" calcext:value-type="float">
            <text:p>-9146</text:p>
          </table:table-cell>
          <table:table-cell table:style-name="ce2" table:formula="of:=[.H99]" office:value-type="float" office:value="-9146" calcext:value-type="float">
            <text:p>-9146</text:p>
          </table:table-cell>
          <table:table-cell table:formula="of:=MAX([.J98];[.I99]+[.J98])" office:value-type="float" office:value="-4643" calcext:value-type="float">
            <text:p>-4643</text:p>
          </table:table-cell>
          <table:table-cell table:formula="of:=MAX([.K98];[.J99]+[.K98])" office:value-type="float" office:value="-8916" calcext:value-type="float">
            <text:p>-8916</text:p>
          </table:table-cell>
          <table:table-cell table:formula="of:=MAX([.L98];[.K99]+[.L98])" office:value-type="float" office:value="-8072" calcext:value-type="float">
            <text:p>-8072</text:p>
          </table:table-cell>
          <table:table-cell table:style-name="ce6" table:formula="of:=[.L99]" office:value-type="float" office:value="-8072" calcext:value-type="float">
            <text:p>-8072</text:p>
          </table:table-cell>
          <table:table-cell table:style-name="ce6" table:formula="of:=[.M99]" office:value-type="float" office:value="-8072" calcext:value-type="float">
            <text:p>-8072</text:p>
          </table:table-cell>
          <table:table-cell table:style-name="ce6" table:formula="of:=[.N99]" office:value-type="float" office:value="-8072" calcext:value-type="float">
            <text:p>-8072</text:p>
          </table:table-cell>
          <table:table-cell table:formula="of:=MAX([.P98];[.O99]+[.P98])" office:value-type="float" office:value="-2633" calcext:value-type="float">
            <text:p>-2633</text:p>
          </table:table-cell>
          <table:table-cell table:formula="of:=MAX([.Q98];[.P99]+[.Q98])" office:value-type="float" office:value="-8910" calcext:value-type="float">
            <text:p>-8910</text:p>
          </table:table-cell>
          <table:table-cell table:formula="of:=MAX([.R98];[.Q99]+[.R98])" office:value-type="float" office:value="-7310" calcext:value-type="float">
            <text:p>-7310</text:p>
          </table:table-cell>
          <table:table-cell table:formula="of:=MAX([.S98];[.R99]+[.S98])" office:value-type="float" office:value="9443" calcext:value-type="float">
            <text:p>9443</text:p>
          </table:table-cell>
          <table:table-cell table:formula="of:=MAX([.T98];[.S99]+[.T98])" office:value-type="float" office:value="4347" calcext:value-type="float">
            <text:p>4347</text:p>
          </table:table-cell>
          <table:table-cell table:formula="of:=MAX([.U98];[.T99]+[.U98])" office:value-type="float" office:value="9329" calcext:value-type="float">
            <text:p>9329</text:p>
          </table:table-cell>
          <table:table-cell table:formula="of:=MAX([.V98];[.U99]+[.V98])" office:value-type="float" office:value="1495" calcext:value-type="float">
            <text:p>1495</text:p>
          </table:table-cell>
          <table:table-cell table:formula="of:=MAX([.W98];[.V99]+[.W98])" office:value-type="float" office:value="6659" calcext:value-type="float">
            <text:p>6659</text:p>
          </table:table-cell>
          <table:table-cell table:formula="of:=MAX([.X98];[.W99]+[.X98])" office:value-type="float" office:value="-1701" calcext:value-type="float">
            <text:p>-1701</text:p>
          </table:table-cell>
          <table:table-cell table:formula="of:=MAX([.Y98];[.X99]+[.Y98])" office:value-type="float" office:value="185" calcext:value-type="float">
            <text:p>185</text:p>
          </table:table-cell>
          <table:table-cell table:formula="of:=MAX([.Z98];[.Y99]+[.Z98])" office:value-type="float" office:value="450" calcext:value-type="float">
            <text:p>450</text:p>
          </table:table-cell>
          <table:table-cell table:formula="of:=MAX([.AA98];[.Z99]+[.AA98])" office:value-type="float" office:value="727" calcext:value-type="float">
            <text:p>727</text:p>
          </table:table-cell>
          <table:table-cell table:formula="of:=MAX([.AB98];[.AA99]+[.AB98])" office:value-type="float" office:value="-3427" calcext:value-type="float">
            <text:p>-3427</text:p>
          </table:table-cell>
          <table:table-cell table:formula="of:=MAX([.AC98];[.AB99]+[.AC98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98];[.AS99]+[.AT98])" office:value-type="float" office:value="-2285" calcext:value-type="float">
            <text:p>-2285</text:p>
          </table:table-cell>
          <table:table-cell table:formula="of:=MAX([.AU98];[.AT99]+[.AU98])" office:value-type="float" office:value="-2413" calcext:value-type="float">
            <text:p>-2413</text:p>
          </table:table-cell>
          <table:table-cell table:formula="of:=MAX([.AV98];[.AU99]+[.AV98])" office:value-type="float" office:value="-8734" calcext:value-type="float">
            <text:p>-8734</text:p>
          </table:table-cell>
          <table:table-cell table:style-name="ce2" table:formula="of:=[.AV99]" office:value-type="float" office:value="-8734" calcext:value-type="float">
            <text:p>-8734</text:p>
          </table:table-cell>
          <table:table-cell table:style-name="ce2" table:formula="of:=[.AW99]" office:value-type="float" office:value="-8734" calcext:value-type="float">
            <text:p>-8734</text:p>
          </table:table-cell>
          <table:table-cell table:formula="of:=MAX([.AY98];[.AX99]+[.AY98])" office:value-type="float" office:value="-6250" calcext:value-type="float">
            <text:p>-6250</text:p>
          </table:table-cell>
          <table:table-cell table:formula="of:=MAX([.AZ98];[.AY99]+[.AZ98])" office:value-type="float" office:value="-38" calcext:value-type="float">
            <text:p>-38</text:p>
          </table:table-cell>
          <table:table-cell table:formula="of:=MAX([.BA98];[.AZ99]+[.BA98])" office:value-type="float" office:value="-3089" calcext:value-type="float">
            <text:p>-3089</text:p>
          </table:table-cell>
          <table:table-cell table:formula="of:=MAX([.BB98];[.BA99]+[.BB98])" office:value-type="float" office:value="-6761" calcext:value-type="float">
            <text:p>-6761</text:p>
          </table:table-cell>
          <table:table-cell table:formula="of:=MAX([.BC98];[.BB99]+[.BC98])" office:value-type="float" office:value="2326" calcext:value-type="float">
            <text:p>2326</text:p>
          </table:table-cell>
          <table:table-cell table:formula="of:=MAX([.BD98];[.BC99]+[.BD98])" office:value-type="float" office:value="117" calcext:value-type="float">
            <text:p>117</text:p>
          </table:table-cell>
          <table:table-cell table:formula="of:=MAX([.BE98];[.BD99]+[.BE98])" office:value-type="float" office:value="-7845" calcext:value-type="float">
            <text:p>-7845</text:p>
          </table:table-cell>
          <table:table-cell table:formula="of:=MAX([.BF98];[.BE99]+[.BF98])" office:value-type="float" office:value="-929" calcext:value-type="float">
            <text:p>-929</text:p>
          </table:table-cell>
          <table:table-cell table:formula="of:=MAX([.BG98];[.BF99]+[.BG98])" office:value-type="float" office:value="5710" calcext:value-type="float">
            <text:p>5710</text:p>
          </table:table-cell>
          <table:table-cell table:formula="of:=MAX([.BH98];[.BG99]+[.BH98])" office:value-type="float" office:value="5319" calcext:value-type="float">
            <text:p>5319</text:p>
          </table:table-cell>
          <table:table-cell table:formula="of:=MAX([.BI98];[.BH99]+[.BI98])" office:value-type="float" office:value="-1096" calcext:value-type="float">
            <text:p>-1096</text:p>
          </table:table-cell>
          <table:table-cell table:style-name="ce2" table:formula="of:=[.BI99]" office:value-type="float" office:value="-1096" calcext:value-type="float">
            <text:p>-1096</text:p>
          </table:table-cell>
          <table:table-cell table:style-name="ce2" table:formula="of:=[.BJ99]" office:value-type="float" office:value="-1096" calcext:value-type="float">
            <text:p>-1096</text:p>
          </table:table-cell>
          <table:table-cell table:style-name="ce2" table:formula="of:=[.BK99]" office:value-type="float" office:value="-1096" calcext:value-type="float">
            <text:p>-1096</text:p>
          </table:table-cell>
          <table:table-cell table:formula="of:=MAX([.BM98];[.BL99]+[.BM98])" office:value-type="float" office:value="-3318" calcext:value-type="float">
            <text:p>-3318</text:p>
          </table:table-cell>
          <table:table-cell table:formula="of:=MAX([.BN98];[.BM99]+[.BN98])" office:value-type="float" office:value="-8572" calcext:value-type="float">
            <text:p>-8572</text:p>
          </table:table-cell>
          <table:table-cell table:formula="of:=MAX([.BO98];[.BN99]+[.BO98])" office:value-type="float" office:value="566" calcext:value-type="float">
            <text:p>566</text:p>
          </table:table-cell>
          <table:table-cell table:formula="of:=MAX([.BP98];[.BO99]+[.BP98])" office:value-type="float" office:value="8747" calcext:value-type="float">
            <text:p>8747</text:p>
          </table:table-cell>
          <table:table-cell table:formula="of:=MAX([.BQ98];[.BP99]+[.BQ98])" office:value-type="float" office:value="7235" calcext:value-type="float">
            <text:p>7235</text:p>
          </table:table-cell>
          <table:table-cell table:formula="of:=MAX([.BR98];[.BQ99]+[.BR98])" office:value-type="float" office:value="4298" calcext:value-type="float">
            <text:p>4298</text:p>
          </table:table-cell>
          <table:table-cell table:formula="of:=MAX([.BS98];[.BR99]+[.BS98])" office:value-type="float" office:value="-1599" calcext:value-type="float">
            <text:p>-1599</text:p>
          </table:table-cell>
          <table:table-cell table:formula="of:=MAX([.BT98];[.BS99]+[.BT98])" office:value-type="float" office:value="5525" calcext:value-type="float">
            <text:p>5525</text:p>
          </table:table-cell>
          <table:table-cell table:formula="of:=MAX([.BU98];[.BT99]+[.BU98])" office:value-type="float" office:value="-1529" calcext:value-type="float">
            <text:p>-1529</text:p>
          </table:table-cell>
          <table:table-cell table:formula="of:=MAX([.BV98];[.BU99]+[.BV98])" office:value-type="float" office:value="912" calcext:value-type="float">
            <text:p>912</text:p>
          </table:table-cell>
          <table:table-cell table:formula="of:=MAX([.BW98];[.BV99]+[.BW98])" office:value-type="float" office:value="-7951" calcext:value-type="float">
            <text:p>-7951</text:p>
          </table:table-cell>
          <table:table-cell table:formula="of:=MAX([.BX98];[.BW99]+[.BX98])" office:value-type="float" office:value="-4893" calcext:value-type="float">
            <text:p>-4893</text:p>
          </table:table-cell>
          <table:table-cell table:formula="of:=MAX([.BY98];[.BX99]+[.BY98])" office:value-type="float" office:value="2963" calcext:value-type="float">
            <text:p>2963</text:p>
          </table:table-cell>
          <table:table-cell table:formula="of:=MAX([.BZ98];[.BY99]+[.BZ98])" office:value-type="float" office:value="-5864" calcext:value-type="float">
            <text:p>-5864</text:p>
          </table:table-cell>
          <table:table-cell table:formula="of:=MAX([.CA98];[.BZ99]+[.CA98])" office:value-type="float" office:value="-8376" calcext:value-type="float">
            <text:p>-8376</text:p>
          </table:table-cell>
          <table:table-cell table:formula="of:=MAX([.CB98];[.CA99]+[.CB98])" office:value-type="float" office:value="5579" calcext:value-type="float">
            <text:p>5579</text:p>
          </table:table-cell>
          <table:table-cell table:formula="of:=MAX([.CC98];[.CB99]+[.CC98])" office:value-type="float" office:value="-3327" calcext:value-type="float">
            <text:p>-3327</text:p>
          </table:table-cell>
          <table:table-cell table:style-name="ce2" table:formula="of:=[.CC99]" office:value-type="float" office:value="-3327" calcext:value-type="float">
            <text:p>-3327</text:p>
          </table:table-cell>
          <table:table-cell table:style-name="ce2" table:formula="of:=[.CD99]" office:value-type="float" office:value="-3327" calcext:value-type="float">
            <text:p>-3327</text:p>
          </table:table-cell>
          <table:table-cell table:style-name="ce2" table:formula="of:=[.CE99]" office:value-type="float" office:value="-3327" calcext:value-type="float">
            <text:p>-3327</text:p>
          </table:table-cell>
          <table:table-cell table:style-name="ce2" table:formula="of:=[.CF99]" office:value-type="float" office:value="-3327" calcext:value-type="float">
            <text:p>-3327</text:p>
          </table:table-cell>
          <table:table-cell table:style-name="ce2" table:formula="of:=[.CG99]" office:value-type="float" office:value="-3327" calcext:value-type="float">
            <text:p>-3327</text:p>
          </table:table-cell>
          <table:table-cell table:style-name="ce2" table:formula="of:=[.CH99]" office:value-type="float" office:value="-3327" calcext:value-type="float">
            <text:p>-3327</text:p>
          </table:table-cell>
          <table:table-cell table:style-name="ce2" table:formula="of:=[.CI99]" office:value-type="float" office:value="-3327" calcext:value-type="float">
            <text:p>-3327</text:p>
          </table:table-cell>
          <table:table-cell table:style-name="ce2" table:formula="of:=[.CJ99]" office:value-type="float" office:value="-3327" calcext:value-type="float">
            <text:p>-3327</text:p>
          </table:table-cell>
          <table:table-cell table:style-name="ce2" table:formula="of:=[.CK99]" office:value-type="float" office:value="-3327" calcext:value-type="float">
            <text:p>-3327</text:p>
          </table:table-cell>
          <table:table-cell table:style-name="ce2" table:formula="of:=[.CL99]" office:value-type="float" office:value="-3327" calcext:value-type="float">
            <text:p>-3327</text:p>
          </table:table-cell>
          <table:table-cell table:style-name="ce2" table:formula="of:=[.CM99]" office:value-type="float" office:value="-3327" calcext:value-type="float">
            <text:p>-3327</text:p>
          </table:table-cell>
          <table:table-cell table:style-name="ce2" table:formula="of:=[.CN99]" office:value-type="float" office:value="-3327" calcext:value-type="float">
            <text:p>-3327</text:p>
          </table:table-cell>
          <table:table-cell table:style-name="ce2" table:formula="of:=[.CO99]" office:value-type="float" office:value="-3327" calcext:value-type="float">
            <text:p>-3327</text:p>
          </table:table-cell>
          <table:table-cell table:style-name="ce2" table:formula="of:=[.CP99]" office:value-type="float" office:value="-3327" calcext:value-type="float">
            <text:p>-3327</text:p>
          </table:table-cell>
          <table:table-cell table:style-name="ce2" table:formula="of:=[.CQ99]" office:value-type="float" office:value="-3327" calcext:value-type="float">
            <text:p>-3327</text:p>
          </table:table-cell>
          <table:table-cell table:style-name="ce2" table:formula="of:=[.CR99]" office:value-type="float" office:value="-3327" calcext:value-type="float">
            <text:p>-3327</text:p>
          </table:table-cell>
          <table:table-cell table:style-name="ce2" table:formula="of:=[.CS99]" office:value-type="float" office:value="-3327" calcext:value-type="float">
            <text:p>-3327</text:p>
          </table:table-cell>
          <table:table-cell table:formula="of:=MAX([.CU98];[.CT99]+[.CU98])" office:value-type="float" office:value="-9520" calcext:value-type="float">
            <text:p>-9520</text:p>
          </table:table-cell>
          <table:table-cell table:formula="of:=MAX([.CV98];[.CU99]+[.CV98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99:.CV99])" office:value-type="float" office:value="9443" calcext:value-type="float">
            <text:p>9443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02];[.B103]+[.C102])" office:value-type="float" office:value="-9334" calcext:value-type="float">
            <text:p>-9334</text:p>
          </table:table-cell>
          <table:table-cell table:formula="of:=MAX([.D102];[.C103]+[.D102])" office:value-type="float" office:value="-9146" calcext:value-type="float">
            <text:p>-9146</text:p>
          </table:table-cell>
          <table:table-cell table:style-name="ce2" table:formula="of:=[.D103]" office:value-type="float" office:value="-9146" calcext:value-type="float">
            <text:p>-9146</text:p>
          </table:table-cell>
          <table:table-cell table:style-name="ce2" table:formula="of:=[.E103]" office:value-type="float" office:value="-9146" calcext:value-type="float">
            <text:p>-9146</text:p>
          </table:table-cell>
          <table:table-cell table:style-name="ce2" table:formula="of:=[.F103]" office:value-type="float" office:value="-9146" calcext:value-type="float">
            <text:p>-9146</text:p>
          </table:table-cell>
          <table:table-cell table:style-name="ce2" table:formula="of:=[.G103]" office:value-type="float" office:value="-9146" calcext:value-type="float">
            <text:p>-9146</text:p>
          </table:table-cell>
          <table:table-cell table:style-name="ce2" table:formula="of:=[.H103]" office:value-type="float" office:value="-9146" calcext:value-type="float">
            <text:p>-9146</text:p>
          </table:table-cell>
          <table:table-cell table:formula="of:=MAX([.J102];[.I103]+[.J102])" office:value-type="float" office:value="-4643" calcext:value-type="float">
            <text:p>-4643</text:p>
          </table:table-cell>
          <table:table-cell table:formula="of:=MAX([.K102];[.J103]+[.K102])" office:value-type="float" office:value="-8916" calcext:value-type="float">
            <text:p>-8916</text:p>
          </table:table-cell>
          <table:table-cell table:formula="of:=MAX([.L102];[.K103]+[.L102])" office:value-type="float" office:value="-8072" calcext:value-type="float">
            <text:p>-8072</text:p>
          </table:table-cell>
          <table:table-cell table:style-name="ce6" table:formula="of:=[.L103]" office:value-type="float" office:value="-8072" calcext:value-type="float">
            <text:p>-8072</text:p>
          </table:table-cell>
          <table:table-cell table:style-name="ce6" table:formula="of:=[.M103]" office:value-type="float" office:value="-8072" calcext:value-type="float">
            <text:p>-8072</text:p>
          </table:table-cell>
          <table:table-cell table:style-name="ce6" table:formula="of:=[.N103]" office:value-type="float" office:value="-8072" calcext:value-type="float">
            <text:p>-8072</text:p>
          </table:table-cell>
          <table:table-cell table:formula="of:=MAX([.P102];[.O103]+[.P102])" office:value-type="float" office:value="-2633" calcext:value-type="float">
            <text:p>-2633</text:p>
          </table:table-cell>
          <table:table-cell table:formula="of:=MAX([.Q102];[.P103]+[.Q102])" office:value-type="float" office:value="-8910" calcext:value-type="float">
            <text:p>-8910</text:p>
          </table:table-cell>
          <table:table-cell table:formula="of:=MAX([.R102];[.Q103]+[.R102])" office:value-type="float" office:value="-7310" calcext:value-type="float">
            <text:p>-7310</text:p>
          </table:table-cell>
          <table:table-cell table:style-name="ce2" table:formula="of:=[.R103]" office:value-type="float" office:value="-7310" calcext:value-type="float">
            <text:p>-7310</text:p>
          </table:table-cell>
          <table:table-cell table:formula="of:=MAX([.T102];[.S103]+[.T102])" office:value-type="float" office:value="-5096" calcext:value-type="float">
            <text:p>-5096</text:p>
          </table:table-cell>
          <table:table-cell table:formula="of:=MAX([.U102];[.T103]+[.U102])" office:value-type="float" office:value="4982" calcext:value-type="float">
            <text:p>4982</text:p>
          </table:table-cell>
          <table:table-cell table:formula="of:=MAX([.V102];[.U103]+[.V102])" office:value-type="float" office:value="-2852" calcext:value-type="float">
            <text:p>-2852</text:p>
          </table:table-cell>
          <table:table-cell table:formula="of:=MAX([.W102];[.V103]+[.W102])" office:value-type="float" office:value="5164" calcext:value-type="float">
            <text:p>5164</text:p>
          </table:table-cell>
          <table:table-cell table:formula="of:=MAX([.X102];[.W103]+[.X102])" office:value-type="float" office:value="-3196" calcext:value-type="float">
            <text:p>-3196</text:p>
          </table:table-cell>
          <table:table-cell table:formula="of:=MAX([.Y102];[.X103]+[.Y102])" office:value-type="float" office:value="185" calcext:value-type="float">
            <text:p>185</text:p>
          </table:table-cell>
          <table:table-cell table:formula="of:=MAX([.Z102];[.Y103]+[.Z102])" office:value-type="float" office:value="450" calcext:value-type="float">
            <text:p>450</text:p>
          </table:table-cell>
          <table:table-cell table:formula="of:=MAX([.AA102];[.Z103]+[.AA102])" office:value-type="float" office:value="727" calcext:value-type="float">
            <text:p>727</text:p>
          </table:table-cell>
          <table:table-cell table:formula="of:=MAX([.AB102];[.AA103]+[.AB102])" office:value-type="float" office:value="-3427" calcext:value-type="float">
            <text:p>-3427</text:p>
          </table:table-cell>
          <table:table-cell table:formula="of:=MAX([.AC102];[.AB103]+[.AC102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02];[.AS103]+[.AT102])" office:value-type="float" office:value="-2285" calcext:value-type="float">
            <text:p>-2285</text:p>
          </table:table-cell>
          <table:table-cell table:formula="of:=MAX([.AU102];[.AT103]+[.AU102])" office:value-type="float" office:value="-2413" calcext:value-type="float">
            <text:p>-2413</text:p>
          </table:table-cell>
          <table:table-cell table:formula="of:=MAX([.AV102];[.AU103]+[.AV102])" office:value-type="float" office:value="-8734" calcext:value-type="float">
            <text:p>-8734</text:p>
          </table:table-cell>
          <table:table-cell table:style-name="ce2" table:formula="of:=[.AV103]" office:value-type="float" office:value="-8734" calcext:value-type="float">
            <text:p>-8734</text:p>
          </table:table-cell>
          <table:table-cell table:style-name="ce2" table:formula="of:=[.AW103]" office:value-type="float" office:value="-8734" calcext:value-type="float">
            <text:p>-8734</text:p>
          </table:table-cell>
          <table:table-cell table:formula="of:=MAX([.AY102];[.AX103]+[.AY102])" office:value-type="float" office:value="-6250" calcext:value-type="float">
            <text:p>-6250</text:p>
          </table:table-cell>
          <table:table-cell table:formula="of:=MAX([.AZ102];[.AY103]+[.AZ102])" office:value-type="float" office:value="-38" calcext:value-type="float">
            <text:p>-38</text:p>
          </table:table-cell>
          <table:table-cell table:formula="of:=MAX([.BA102];[.AZ103]+[.BA102])" office:value-type="float" office:value="-3089" calcext:value-type="float">
            <text:p>-3089</text:p>
          </table:table-cell>
          <table:table-cell table:formula="of:=MAX([.BB102];[.BA103]+[.BB102])" office:value-type="float" office:value="-6761" calcext:value-type="float">
            <text:p>-6761</text:p>
          </table:table-cell>
          <table:table-cell table:formula="of:=MAX([.BC102];[.BB103]+[.BC102])" office:value-type="float" office:value="2326" calcext:value-type="float">
            <text:p>2326</text:p>
          </table:table-cell>
          <table:table-cell table:formula="of:=MAX([.BD102];[.BC103]+[.BD102])" office:value-type="float" office:value="117" calcext:value-type="float">
            <text:p>117</text:p>
          </table:table-cell>
          <table:table-cell table:formula="of:=MAX([.BE102];[.BD103]+[.BE102])" office:value-type="float" office:value="-7845" calcext:value-type="float">
            <text:p>-7845</text:p>
          </table:table-cell>
          <table:table-cell table:formula="of:=MAX([.BF102];[.BE103]+[.BF102])" office:value-type="float" office:value="-929" calcext:value-type="float">
            <text:p>-929</text:p>
          </table:table-cell>
          <table:table-cell table:formula="of:=MAX([.BG102];[.BF103]+[.BG102])" office:value-type="float" office:value="5710" calcext:value-type="float">
            <text:p>5710</text:p>
          </table:table-cell>
          <table:table-cell table:formula="of:=MAX([.BH102];[.BG103]+[.BH102])" office:value-type="float" office:value="5319" calcext:value-type="float">
            <text:p>5319</text:p>
          </table:table-cell>
          <table:table-cell table:formula="of:=MAX([.BI102];[.BH103]+[.BI102])" office:value-type="float" office:value="-1096" calcext:value-type="float">
            <text:p>-1096</text:p>
          </table:table-cell>
          <table:table-cell table:style-name="ce2" table:formula="of:=[.BI103]" office:value-type="float" office:value="-1096" calcext:value-type="float">
            <text:p>-1096</text:p>
          </table:table-cell>
          <table:table-cell table:style-name="ce2" table:formula="of:=[.BJ103]" office:value-type="float" office:value="-1096" calcext:value-type="float">
            <text:p>-1096</text:p>
          </table:table-cell>
          <table:table-cell table:style-name="ce2" table:formula="of:=[.BK103]" office:value-type="float" office:value="-1096" calcext:value-type="float">
            <text:p>-1096</text:p>
          </table:table-cell>
          <table:table-cell table:formula="of:=MAX([.BM102];[.BL103]+[.BM102])" office:value-type="float" office:value="-3318" calcext:value-type="float">
            <text:p>-3318</text:p>
          </table:table-cell>
          <table:table-cell table:formula="of:=MAX([.BN102];[.BM103]+[.BN102])" office:value-type="float" office:value="-8572" calcext:value-type="float">
            <text:p>-8572</text:p>
          </table:table-cell>
          <table:table-cell table:formula="of:=MAX([.BO102];[.BN103]+[.BO102])" office:value-type="float" office:value="566" calcext:value-type="float">
            <text:p>566</text:p>
          </table:table-cell>
          <table:table-cell table:formula="of:=MAX([.BP102];[.BO103]+[.BP102])" office:value-type="float" office:value="8747" calcext:value-type="float">
            <text:p>8747</text:p>
          </table:table-cell>
          <table:table-cell table:formula="of:=MAX([.BQ102];[.BP103]+[.BQ102])" office:value-type="float" office:value="7235" calcext:value-type="float">
            <text:p>7235</text:p>
          </table:table-cell>
          <table:table-cell table:formula="of:=MAX([.BR102];[.BQ103]+[.BR102])" office:value-type="float" office:value="4298" calcext:value-type="float">
            <text:p>4298</text:p>
          </table:table-cell>
          <table:table-cell table:formula="of:=MAX([.BS102];[.BR103]+[.BS102])" office:value-type="float" office:value="-1599" calcext:value-type="float">
            <text:p>-1599</text:p>
          </table:table-cell>
          <table:table-cell table:formula="of:=MAX([.BT102];[.BS103]+[.BT102])" office:value-type="float" office:value="5525" calcext:value-type="float">
            <text:p>5525</text:p>
          </table:table-cell>
          <table:table-cell table:formula="of:=MAX([.BU102];[.BT103]+[.BU102])" office:value-type="float" office:value="-1529" calcext:value-type="float">
            <text:p>-1529</text:p>
          </table:table-cell>
          <table:table-cell table:formula="of:=MAX([.BV102];[.BU103]+[.BV102])" office:value-type="float" office:value="912" calcext:value-type="float">
            <text:p>912</text:p>
          </table:table-cell>
          <table:table-cell table:formula="of:=MAX([.BW102];[.BV103]+[.BW102])" office:value-type="float" office:value="-7951" calcext:value-type="float">
            <text:p>-7951</text:p>
          </table:table-cell>
          <table:table-cell table:formula="of:=MAX([.BX102];[.BW103]+[.BX102])" office:value-type="float" office:value="-4893" calcext:value-type="float">
            <text:p>-4893</text:p>
          </table:table-cell>
          <table:table-cell table:formula="of:=MAX([.BY102];[.BX103]+[.BY102])" office:value-type="float" office:value="2963" calcext:value-type="float">
            <text:p>2963</text:p>
          </table:table-cell>
          <table:table-cell table:formula="of:=MAX([.BZ102];[.BY103]+[.BZ102])" office:value-type="float" office:value="-5864" calcext:value-type="float">
            <text:p>-5864</text:p>
          </table:table-cell>
          <table:table-cell table:formula="of:=MAX([.CA102];[.BZ103]+[.CA102])" office:value-type="float" office:value="-8376" calcext:value-type="float">
            <text:p>-8376</text:p>
          </table:table-cell>
          <table:table-cell table:formula="of:=MAX([.CB102];[.CA103]+[.CB102])" office:value-type="float" office:value="5579" calcext:value-type="float">
            <text:p>5579</text:p>
          </table:table-cell>
          <table:table-cell table:formula="of:=MAX([.CC102];[.CB103]+[.CC102])" office:value-type="float" office:value="-3327" calcext:value-type="float">
            <text:p>-3327</text:p>
          </table:table-cell>
          <table:table-cell table:style-name="ce2" table:formula="of:=[.CC103]" office:value-type="float" office:value="-3327" calcext:value-type="float">
            <text:p>-3327</text:p>
          </table:table-cell>
          <table:table-cell table:style-name="ce2" table:formula="of:=[.CD103]" office:value-type="float" office:value="-3327" calcext:value-type="float">
            <text:p>-3327</text:p>
          </table:table-cell>
          <table:table-cell table:style-name="ce2" table:formula="of:=[.CE103]" office:value-type="float" office:value="-3327" calcext:value-type="float">
            <text:p>-3327</text:p>
          </table:table-cell>
          <table:table-cell table:style-name="ce2" table:formula="of:=[.CF103]" office:value-type="float" office:value="-3327" calcext:value-type="float">
            <text:p>-3327</text:p>
          </table:table-cell>
          <table:table-cell table:style-name="ce2" table:formula="of:=[.CG103]" office:value-type="float" office:value="-3327" calcext:value-type="float">
            <text:p>-3327</text:p>
          </table:table-cell>
          <table:table-cell table:style-name="ce2" table:formula="of:=[.CH103]" office:value-type="float" office:value="-3327" calcext:value-type="float">
            <text:p>-3327</text:p>
          </table:table-cell>
          <table:table-cell table:style-name="ce2" table:formula="of:=[.CI103]" office:value-type="float" office:value="-3327" calcext:value-type="float">
            <text:p>-3327</text:p>
          </table:table-cell>
          <table:table-cell table:style-name="ce2" table:formula="of:=[.CJ103]" office:value-type="float" office:value="-3327" calcext:value-type="float">
            <text:p>-3327</text:p>
          </table:table-cell>
          <table:table-cell table:style-name="ce2" table:formula="of:=[.CK103]" office:value-type="float" office:value="-3327" calcext:value-type="float">
            <text:p>-3327</text:p>
          </table:table-cell>
          <table:table-cell table:style-name="ce2" table:formula="of:=[.CL103]" office:value-type="float" office:value="-3327" calcext:value-type="float">
            <text:p>-3327</text:p>
          </table:table-cell>
          <table:table-cell table:style-name="ce2" table:formula="of:=[.CM103]" office:value-type="float" office:value="-3327" calcext:value-type="float">
            <text:p>-3327</text:p>
          </table:table-cell>
          <table:table-cell table:style-name="ce2" table:formula="of:=[.CN103]" office:value-type="float" office:value="-3327" calcext:value-type="float">
            <text:p>-3327</text:p>
          </table:table-cell>
          <table:table-cell table:style-name="ce2" table:formula="of:=[.CO103]" office:value-type="float" office:value="-3327" calcext:value-type="float">
            <text:p>-3327</text:p>
          </table:table-cell>
          <table:table-cell table:style-name="ce2" table:formula="of:=[.CP103]" office:value-type="float" office:value="-3327" calcext:value-type="float">
            <text:p>-3327</text:p>
          </table:table-cell>
          <table:table-cell table:style-name="ce2" table:formula="of:=[.CQ103]" office:value-type="float" office:value="-3327" calcext:value-type="float">
            <text:p>-3327</text:p>
          </table:table-cell>
          <table:table-cell table:style-name="ce2" table:formula="of:=[.CR103]" office:value-type="float" office:value="-3327" calcext:value-type="float">
            <text:p>-3327</text:p>
          </table:table-cell>
          <table:table-cell table:style-name="ce2" table:formula="of:=[.CS103]" office:value-type="float" office:value="-3327" calcext:value-type="float">
            <text:p>-3327</text:p>
          </table:table-cell>
          <table:table-cell table:formula="of:=MAX([.CU102];[.CT103]+[.CU102])" office:value-type="float" office:value="-9520" calcext:value-type="float">
            <text:p>-9520</text:p>
          </table:table-cell>
          <table:table-cell table:formula="of:=MAX([.CV102];[.CU103]+[.CV102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03:.CV103])" office:value-type="float" office:value="8747" calcext:value-type="float">
            <text:p>8747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06];[.B107]+[.C106])" office:value-type="float" office:value="-9334" calcext:value-type="float">
            <text:p>-9334</text:p>
          </table:table-cell>
          <table:table-cell table:formula="of:=MAX([.D106];[.C107]+[.D106])" office:value-type="float" office:value="-9146" calcext:value-type="float">
            <text:p>-9146</text:p>
          </table:table-cell>
          <table:table-cell table:style-name="ce2" table:formula="of:=[.D107]" office:value-type="float" office:value="-9146" calcext:value-type="float">
            <text:p>-9146</text:p>
          </table:table-cell>
          <table:table-cell table:style-name="ce2" table:formula="of:=[.E107]" office:value-type="float" office:value="-9146" calcext:value-type="float">
            <text:p>-9146</text:p>
          </table:table-cell>
          <table:table-cell table:style-name="ce2" table:formula="of:=[.F107]" office:value-type="float" office:value="-9146" calcext:value-type="float">
            <text:p>-9146</text:p>
          </table:table-cell>
          <table:table-cell table:style-name="ce2" table:formula="of:=[.G107]" office:value-type="float" office:value="-9146" calcext:value-type="float">
            <text:p>-9146</text:p>
          </table:table-cell>
          <table:table-cell table:style-name="ce2" table:formula="of:=[.H107]" office:value-type="float" office:value="-9146" calcext:value-type="float">
            <text:p>-9146</text:p>
          </table:table-cell>
          <table:table-cell table:formula="of:=MAX([.J106];[.I107]+[.J106])" office:value-type="float" office:value="-4643" calcext:value-type="float">
            <text:p>-4643</text:p>
          </table:table-cell>
          <table:table-cell table:formula="of:=MAX([.K106];[.J107]+[.K106])" office:value-type="float" office:value="-8916" calcext:value-type="float">
            <text:p>-8916</text:p>
          </table:table-cell>
          <table:table-cell table:formula="of:=MAX([.L106];[.K107]+[.L106])" office:value-type="float" office:value="-8072" calcext:value-type="float">
            <text:p>-8072</text:p>
          </table:table-cell>
          <table:table-cell table:style-name="ce6" table:formula="of:=[.L107]" office:value-type="float" office:value="-8072" calcext:value-type="float">
            <text:p>-8072</text:p>
          </table:table-cell>
          <table:table-cell table:style-name="ce6" table:formula="of:=[.M107]" office:value-type="float" office:value="-8072" calcext:value-type="float">
            <text:p>-8072</text:p>
          </table:table-cell>
          <table:table-cell table:style-name="ce6" table:formula="of:=[.N107]" office:value-type="float" office:value="-8072" calcext:value-type="float">
            <text:p>-8072</text:p>
          </table:table-cell>
          <table:table-cell table:formula="of:=MAX([.P106];[.O107]+[.P106])" office:value-type="float" office:value="-2633" calcext:value-type="float">
            <text:p>-2633</text:p>
          </table:table-cell>
          <table:table-cell table:formula="of:=MAX([.Q106];[.P107]+[.Q106])" office:value-type="float" office:value="-8910" calcext:value-type="float">
            <text:p>-8910</text:p>
          </table:table-cell>
          <table:table-cell table:formula="of:=MAX([.R106];[.Q107]+[.R106])" office:value-type="float" office:value="-7310" calcext:value-type="float">
            <text:p>-7310</text:p>
          </table:table-cell>
          <table:table-cell table:style-name="ce2" table:formula="of:=[.R107]" office:value-type="float" office:value="-7310" calcext:value-type="float">
            <text:p>-7310</text:p>
          </table:table-cell>
          <table:table-cell table:formula="of:=MAX([.T106];[.S107]+[.T106])" office:value-type="float" office:value="-5096" calcext:value-type="float">
            <text:p>-5096</text:p>
          </table:table-cell>
          <table:table-cell table:formula="of:=MAX([.U106];[.T107]+[.U106])" office:value-type="float" office:value="4982" calcext:value-type="float">
            <text:p>4982</text:p>
          </table:table-cell>
          <table:table-cell table:formula="of:=MAX([.V106];[.U107]+[.V106])" office:value-type="float" office:value="-2852" calcext:value-type="float">
            <text:p>-2852</text:p>
          </table:table-cell>
          <table:table-cell table:formula="of:=MAX([.W106];[.V107]+[.W106])" office:value-type="float" office:value="5164" calcext:value-type="float">
            <text:p>5164</text:p>
          </table:table-cell>
          <table:table-cell table:formula="of:=MAX([.X106];[.W107]+[.X106])" office:value-type="float" office:value="-3196" calcext:value-type="float">
            <text:p>-3196</text:p>
          </table:table-cell>
          <table:table-cell table:formula="of:=MAX([.Y106];[.X107]+[.Y106])" office:value-type="float" office:value="185" calcext:value-type="float">
            <text:p>185</text:p>
          </table:table-cell>
          <table:table-cell table:formula="of:=MAX([.Z106];[.Y107]+[.Z106])" office:value-type="float" office:value="450" calcext:value-type="float">
            <text:p>450</text:p>
          </table:table-cell>
          <table:table-cell table:formula="of:=MAX([.AA106];[.Z107]+[.AA106])" office:value-type="float" office:value="727" calcext:value-type="float">
            <text:p>727</text:p>
          </table:table-cell>
          <table:table-cell table:formula="of:=MAX([.AB106];[.AA107]+[.AB106])" office:value-type="float" office:value="-3427" calcext:value-type="float">
            <text:p>-3427</text:p>
          </table:table-cell>
          <table:table-cell table:formula="of:=MAX([.AC106];[.AB107]+[.AC106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06];[.AS107]+[.AT106])" office:value-type="float" office:value="-2285" calcext:value-type="float">
            <text:p>-2285</text:p>
          </table:table-cell>
          <table:table-cell table:formula="of:=MAX([.AU106];[.AT107]+[.AU106])" office:value-type="float" office:value="-2413" calcext:value-type="float">
            <text:p>-2413</text:p>
          </table:table-cell>
          <table:table-cell table:formula="of:=MAX([.AV106];[.AU107]+[.AV106])" office:value-type="float" office:value="-8734" calcext:value-type="float">
            <text:p>-8734</text:p>
          </table:table-cell>
          <table:table-cell table:style-name="ce2" table:formula="of:=[.AV107]" office:value-type="float" office:value="-8734" calcext:value-type="float">
            <text:p>-8734</text:p>
          </table:table-cell>
          <table:table-cell table:style-name="ce2" table:formula="of:=[.AW107]" office:value-type="float" office:value="-8734" calcext:value-type="float">
            <text:p>-8734</text:p>
          </table:table-cell>
          <table:table-cell table:formula="of:=MAX([.AY106];[.AX107]+[.AY106])" office:value-type="float" office:value="-6250" calcext:value-type="float">
            <text:p>-6250</text:p>
          </table:table-cell>
          <table:table-cell table:formula="of:=MAX([.AZ106];[.AY107]+[.AZ106])" office:value-type="float" office:value="-38" calcext:value-type="float">
            <text:p>-38</text:p>
          </table:table-cell>
          <table:table-cell table:formula="of:=MAX([.BA106];[.AZ107]+[.BA106])" office:value-type="float" office:value="-3089" calcext:value-type="float">
            <text:p>-3089</text:p>
          </table:table-cell>
          <table:table-cell table:formula="of:=MAX([.BB106];[.BA107]+[.BB106])" office:value-type="float" office:value="-6761" calcext:value-type="float">
            <text:p>-6761</text:p>
          </table:table-cell>
          <table:table-cell table:formula="of:=MAX([.BC106];[.BB107]+[.BC106])" office:value-type="float" office:value="2326" calcext:value-type="float">
            <text:p>2326</text:p>
          </table:table-cell>
          <table:table-cell table:formula="of:=MAX([.BD106];[.BC107]+[.BD106])" office:value-type="float" office:value="117" calcext:value-type="float">
            <text:p>117</text:p>
          </table:table-cell>
          <table:table-cell table:formula="of:=MAX([.BE106];[.BD107]+[.BE106])" office:value-type="float" office:value="-7845" calcext:value-type="float">
            <text:p>-7845</text:p>
          </table:table-cell>
          <table:table-cell table:formula="of:=MAX([.BF106];[.BE107]+[.BF106])" office:value-type="float" office:value="-929" calcext:value-type="float">
            <text:p>-929</text:p>
          </table:table-cell>
          <table:table-cell table:formula="of:=MAX([.BG106];[.BF107]+[.BG106])" office:value-type="float" office:value="5710" calcext:value-type="float">
            <text:p>5710</text:p>
          </table:table-cell>
          <table:table-cell table:formula="of:=MAX([.BH106];[.BG107]+[.BH106])" office:value-type="float" office:value="5319" calcext:value-type="float">
            <text:p>5319</text:p>
          </table:table-cell>
          <table:table-cell table:formula="of:=MAX([.BI106];[.BH107]+[.BI106])" office:value-type="float" office:value="-1096" calcext:value-type="float">
            <text:p>-1096</text:p>
          </table:table-cell>
          <table:table-cell table:style-name="ce2" table:formula="of:=[.BI107]" office:value-type="float" office:value="-1096" calcext:value-type="float">
            <text:p>-1096</text:p>
          </table:table-cell>
          <table:table-cell table:style-name="ce2" table:formula="of:=[.BJ107]" office:value-type="float" office:value="-1096" calcext:value-type="float">
            <text:p>-1096</text:p>
          </table:table-cell>
          <table:table-cell table:style-name="ce2" table:formula="of:=[.BK107]" office:value-type="float" office:value="-1096" calcext:value-type="float">
            <text:p>-1096</text:p>
          </table:table-cell>
          <table:table-cell table:formula="of:=MAX([.BM106];[.BL107]+[.BM106])" office:value-type="float" office:value="-3318" calcext:value-type="float">
            <text:p>-3318</text:p>
          </table:table-cell>
          <table:table-cell table:formula="of:=MAX([.BN106];[.BM107]+[.BN106])" office:value-type="float" office:value="-8572" calcext:value-type="float">
            <text:p>-8572</text:p>
          </table:table-cell>
          <table:table-cell table:style-name="ce2" table:formula="of:=[.BN107]" office:value-type="float" office:value="-8572" calcext:value-type="float">
            <text:p>-8572</text:p>
          </table:table-cell>
          <table:table-cell table:style-name="ce2" table:formula="of:=[.BO107]" office:value-type="float" office:value="-8572" calcext:value-type="float">
            <text:p>-8572</text:p>
          </table:table-cell>
          <table:table-cell table:formula="of:=MAX([.BQ106];[.BP107]+[.BQ106])" office:value-type="float" office:value="-1512" calcext:value-type="float">
            <text:p>-1512</text:p>
          </table:table-cell>
          <table:table-cell table:formula="of:=MAX([.BR106];[.BQ107]+[.BR106])" office:value-type="float" office:value="-2937" calcext:value-type="float">
            <text:p>-2937</text:p>
          </table:table-cell>
          <table:table-cell table:formula="of:=MAX([.BS106];[.BR107]+[.BS106])" office:value-type="float" office:value="-5897" calcext:value-type="float">
            <text:p>-5897</text:p>
          </table:table-cell>
          <table:table-cell table:formula="of:=MAX([.BT106];[.BS107]+[.BT106])" office:value-type="float" office:value="5525" calcext:value-type="float">
            <text:p>5525</text:p>
          </table:table-cell>
          <table:table-cell table:formula="of:=MAX([.BU106];[.BT107]+[.BU106])" office:value-type="float" office:value="-1529" calcext:value-type="float">
            <text:p>-1529</text:p>
          </table:table-cell>
          <table:table-cell table:formula="of:=MAX([.BV106];[.BU107]+[.BV106])" office:value-type="float" office:value="912" calcext:value-type="float">
            <text:p>912</text:p>
          </table:table-cell>
          <table:table-cell table:formula="of:=MAX([.BW106];[.BV107]+[.BW106])" office:value-type="float" office:value="-7951" calcext:value-type="float">
            <text:p>-7951</text:p>
          </table:table-cell>
          <table:table-cell table:formula="of:=MAX([.BX106];[.BW107]+[.BX106])" office:value-type="float" office:value="-4893" calcext:value-type="float">
            <text:p>-4893</text:p>
          </table:table-cell>
          <table:table-cell table:formula="of:=MAX([.BY106];[.BX107]+[.BY106])" office:value-type="float" office:value="2963" calcext:value-type="float">
            <text:p>2963</text:p>
          </table:table-cell>
          <table:table-cell table:formula="of:=MAX([.BZ106];[.BY107]+[.BZ106])" office:value-type="float" office:value="-5864" calcext:value-type="float">
            <text:p>-5864</text:p>
          </table:table-cell>
          <table:table-cell table:formula="of:=MAX([.CA106];[.BZ107]+[.CA106])" office:value-type="float" office:value="-8376" calcext:value-type="float">
            <text:p>-8376</text:p>
          </table:table-cell>
          <table:table-cell table:formula="of:=MAX([.CB106];[.CA107]+[.CB106])" office:value-type="float" office:value="5579" calcext:value-type="float">
            <text:p>5579</text:p>
          </table:table-cell>
          <table:table-cell table:formula="of:=MAX([.CC106];[.CB107]+[.CC106])" office:value-type="float" office:value="-3327" calcext:value-type="float">
            <text:p>-3327</text:p>
          </table:table-cell>
          <table:table-cell table:style-name="ce2" table:formula="of:=[.CC107]" office:value-type="float" office:value="-3327" calcext:value-type="float">
            <text:p>-3327</text:p>
          </table:table-cell>
          <table:table-cell table:style-name="ce2" table:formula="of:=[.CD107]" office:value-type="float" office:value="-3327" calcext:value-type="float">
            <text:p>-3327</text:p>
          </table:table-cell>
          <table:table-cell table:style-name="ce2" table:formula="of:=[.CE107]" office:value-type="float" office:value="-3327" calcext:value-type="float">
            <text:p>-3327</text:p>
          </table:table-cell>
          <table:table-cell table:style-name="ce2" table:formula="of:=[.CF107]" office:value-type="float" office:value="-3327" calcext:value-type="float">
            <text:p>-3327</text:p>
          </table:table-cell>
          <table:table-cell table:style-name="ce2" table:formula="of:=[.CG107]" office:value-type="float" office:value="-3327" calcext:value-type="float">
            <text:p>-3327</text:p>
          </table:table-cell>
          <table:table-cell table:style-name="ce2" table:formula="of:=[.CH107]" office:value-type="float" office:value="-3327" calcext:value-type="float">
            <text:p>-3327</text:p>
          </table:table-cell>
          <table:table-cell table:style-name="ce2" table:formula="of:=[.CI107]" office:value-type="float" office:value="-3327" calcext:value-type="float">
            <text:p>-3327</text:p>
          </table:table-cell>
          <table:table-cell table:style-name="ce2" table:formula="of:=[.CJ107]" office:value-type="float" office:value="-3327" calcext:value-type="float">
            <text:p>-3327</text:p>
          </table:table-cell>
          <table:table-cell table:style-name="ce2" table:formula="of:=[.CK107]" office:value-type="float" office:value="-3327" calcext:value-type="float">
            <text:p>-3327</text:p>
          </table:table-cell>
          <table:table-cell table:style-name="ce2" table:formula="of:=[.CL107]" office:value-type="float" office:value="-3327" calcext:value-type="float">
            <text:p>-3327</text:p>
          </table:table-cell>
          <table:table-cell table:style-name="ce2" table:formula="of:=[.CM107]" office:value-type="float" office:value="-3327" calcext:value-type="float">
            <text:p>-3327</text:p>
          </table:table-cell>
          <table:table-cell table:style-name="ce2" table:formula="of:=[.CN107]" office:value-type="float" office:value="-3327" calcext:value-type="float">
            <text:p>-3327</text:p>
          </table:table-cell>
          <table:table-cell table:style-name="ce2" table:formula="of:=[.CO107]" office:value-type="float" office:value="-3327" calcext:value-type="float">
            <text:p>-3327</text:p>
          </table:table-cell>
          <table:table-cell table:style-name="ce2" table:formula="of:=[.CP107]" office:value-type="float" office:value="-3327" calcext:value-type="float">
            <text:p>-3327</text:p>
          </table:table-cell>
          <table:table-cell table:style-name="ce2" table:formula="of:=[.CQ107]" office:value-type="float" office:value="-3327" calcext:value-type="float">
            <text:p>-3327</text:p>
          </table:table-cell>
          <table:table-cell table:style-name="ce2" table:formula="of:=[.CR107]" office:value-type="float" office:value="-3327" calcext:value-type="float">
            <text:p>-3327</text:p>
          </table:table-cell>
          <table:table-cell table:style-name="ce2" table:formula="of:=[.CS107]" office:value-type="float" office:value="-3327" calcext:value-type="float">
            <text:p>-3327</text:p>
          </table:table-cell>
          <table:table-cell table:formula="of:=MAX([.CU106];[.CT107]+[.CU106])" office:value-type="float" office:value="-9520" calcext:value-type="float">
            <text:p>-9520</text:p>
          </table:table-cell>
          <table:table-cell table:formula="of:=MAX([.CV106];[.CU107]+[.CV106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07:.CV107])" office:value-type="float" office:value="5710" calcext:value-type="float">
            <text:p>5710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10];[.B111]+[.C110])" office:value-type="float" office:value="-9334" calcext:value-type="float">
            <text:p>-9334</text:p>
          </table:table-cell>
          <table:table-cell table:formula="of:=MAX([.D110];[.C111]+[.D110])" office:value-type="float" office:value="-9146" calcext:value-type="float">
            <text:p>-9146</text:p>
          </table:table-cell>
          <table:table-cell table:style-name="ce2" table:formula="of:=[.D111]" office:value-type="float" office:value="-9146" calcext:value-type="float">
            <text:p>-9146</text:p>
          </table:table-cell>
          <table:table-cell table:style-name="ce2" table:formula="of:=[.E111]" office:value-type="float" office:value="-9146" calcext:value-type="float">
            <text:p>-9146</text:p>
          </table:table-cell>
          <table:table-cell table:style-name="ce2" table:formula="of:=[.F111]" office:value-type="float" office:value="-9146" calcext:value-type="float">
            <text:p>-9146</text:p>
          </table:table-cell>
          <table:table-cell table:style-name="ce2" table:formula="of:=[.G111]" office:value-type="float" office:value="-9146" calcext:value-type="float">
            <text:p>-9146</text:p>
          </table:table-cell>
          <table:table-cell table:style-name="ce2" table:formula="of:=[.H111]" office:value-type="float" office:value="-9146" calcext:value-type="float">
            <text:p>-9146</text:p>
          </table:table-cell>
          <table:table-cell table:formula="of:=MAX([.J110];[.I111]+[.J110])" office:value-type="float" office:value="-4643" calcext:value-type="float">
            <text:p>-4643</text:p>
          </table:table-cell>
          <table:table-cell table:formula="of:=MAX([.K110];[.J111]+[.K110])" office:value-type="float" office:value="-8916" calcext:value-type="float">
            <text:p>-8916</text:p>
          </table:table-cell>
          <table:table-cell table:formula="of:=MAX([.L110];[.K111]+[.L110])" office:value-type="float" office:value="-8072" calcext:value-type="float">
            <text:p>-8072</text:p>
          </table:table-cell>
          <table:table-cell table:style-name="ce6" table:formula="of:=[.L111]" office:value-type="float" office:value="-8072" calcext:value-type="float">
            <text:p>-8072</text:p>
          </table:table-cell>
          <table:table-cell table:style-name="ce6" table:formula="of:=[.M111]" office:value-type="float" office:value="-8072" calcext:value-type="float">
            <text:p>-8072</text:p>
          </table:table-cell>
          <table:table-cell table:style-name="ce6" table:formula="of:=[.N111]" office:value-type="float" office:value="-8072" calcext:value-type="float">
            <text:p>-8072</text:p>
          </table:table-cell>
          <table:table-cell table:formula="of:=MAX([.P110];[.O111]+[.P110])" office:value-type="float" office:value="-2633" calcext:value-type="float">
            <text:p>-2633</text:p>
          </table:table-cell>
          <table:table-cell table:formula="of:=MAX([.Q110];[.P111]+[.Q110])" office:value-type="float" office:value="-8910" calcext:value-type="float">
            <text:p>-8910</text:p>
          </table:table-cell>
          <table:table-cell table:formula="of:=MAX([.R110];[.Q111]+[.R110])" office:value-type="float" office:value="-7310" calcext:value-type="float">
            <text:p>-7310</text:p>
          </table:table-cell>
          <table:table-cell table:style-name="ce2" table:formula="of:=[.R111]" office:value-type="float" office:value="-7310" calcext:value-type="float">
            <text:p>-7310</text:p>
          </table:table-cell>
          <table:table-cell table:formula="of:=MAX([.T110];[.S111]+[.T110])" office:value-type="float" office:value="-5096" calcext:value-type="float">
            <text:p>-5096</text:p>
          </table:table-cell>
          <table:table-cell table:formula="of:=MAX([.U110];[.T111]+[.U110])" office:value-type="float" office:value="4982" calcext:value-type="float">
            <text:p>4982</text:p>
          </table:table-cell>
          <table:table-cell table:formula="of:=MAX([.V110];[.U111]+[.V110])" office:value-type="float" office:value="-2852" calcext:value-type="float">
            <text:p>-2852</text:p>
          </table:table-cell>
          <table:table-cell table:formula="of:=MAX([.W110];[.V111]+[.W110])" office:value-type="float" office:value="5164" calcext:value-type="float">
            <text:p>5164</text:p>
          </table:table-cell>
          <table:table-cell table:formula="of:=MAX([.X110];[.W111]+[.X110])" office:value-type="float" office:value="-3196" calcext:value-type="float">
            <text:p>-3196</text:p>
          </table:table-cell>
          <table:table-cell table:formula="of:=MAX([.Y110];[.X111]+[.Y110])" office:value-type="float" office:value="185" calcext:value-type="float">
            <text:p>185</text:p>
          </table:table-cell>
          <table:table-cell table:formula="of:=MAX([.Z110];[.Y111]+[.Z110])" office:value-type="float" office:value="450" calcext:value-type="float">
            <text:p>450</text:p>
          </table:table-cell>
          <table:table-cell table:formula="of:=MAX([.AA110];[.Z111]+[.AA110])" office:value-type="float" office:value="727" calcext:value-type="float">
            <text:p>727</text:p>
          </table:table-cell>
          <table:table-cell table:formula="of:=MAX([.AB110];[.AA111]+[.AB110])" office:value-type="float" office:value="-3427" calcext:value-type="float">
            <text:p>-3427</text:p>
          </table:table-cell>
          <table:table-cell table:formula="of:=MAX([.AC110];[.AB111]+[.AC110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10];[.AS111]+[.AT110])" office:value-type="float" office:value="-2285" calcext:value-type="float">
            <text:p>-2285</text:p>
          </table:table-cell>
          <table:table-cell table:formula="of:=MAX([.AU110];[.AT111]+[.AU110])" office:value-type="float" office:value="-2413" calcext:value-type="float">
            <text:p>-2413</text:p>
          </table:table-cell>
          <table:table-cell table:formula="of:=MAX([.AV110];[.AU111]+[.AV110])" office:value-type="float" office:value="-8734" calcext:value-type="float">
            <text:p>-8734</text:p>
          </table:table-cell>
          <table:table-cell table:style-name="ce2" table:formula="of:=[.AV111]" office:value-type="float" office:value="-8734" calcext:value-type="float">
            <text:p>-8734</text:p>
          </table:table-cell>
          <table:table-cell table:style-name="ce2" table:formula="of:=[.AW111]" office:value-type="float" office:value="-8734" calcext:value-type="float">
            <text:p>-8734</text:p>
          </table:table-cell>
          <table:table-cell table:formula="of:=MAX([.AY110];[.AX111]+[.AY110])" office:value-type="float" office:value="-6250" calcext:value-type="float">
            <text:p>-6250</text:p>
          </table:table-cell>
          <table:table-cell table:formula="of:=MAX([.AZ110];[.AY111]+[.AZ110])" office:value-type="float" office:value="-38" calcext:value-type="float">
            <text:p>-38</text:p>
          </table:table-cell>
          <table:table-cell table:formula="of:=MAX([.BA110];[.AZ111]+[.BA110])" office:value-type="float" office:value="-3089" calcext:value-type="float">
            <text:p>-3089</text:p>
          </table:table-cell>
          <table:table-cell table:formula="of:=MAX([.BB110];[.BA111]+[.BB110])" office:value-type="float" office:value="-6761" calcext:value-type="float">
            <text:p>-6761</text:p>
          </table:table-cell>
          <table:table-cell table:formula="of:=MAX([.BC110];[.BB111]+[.BC110])" office:value-type="float" office:value="2326" calcext:value-type="float">
            <text:p>2326</text:p>
          </table:table-cell>
          <table:table-cell table:formula="of:=MAX([.BD110];[.BC111]+[.BD110])" office:value-type="float" office:value="117" calcext:value-type="float">
            <text:p>117</text:p>
          </table:table-cell>
          <table:table-cell table:formula="of:=MAX([.BE110];[.BD111]+[.BE110])" office:value-type="float" office:value="-7845" calcext:value-type="float">
            <text:p>-7845</text:p>
          </table:table-cell>
          <table:table-cell table:formula="of:=MAX([.BF110];[.BE111]+[.BF110])" office:value-type="float" office:value="-929" calcext:value-type="float">
            <text:p>-929</text:p>
          </table:table-cell>
          <table:table-cell table:style-name="ce2" table:formula="of:=[.BF111]" office:value-type="float" office:value="-929" calcext:value-type="float">
            <text:p>-929</text:p>
          </table:table-cell>
          <table:table-cell table:formula="of:=MAX([.BH110];[.BG111]+[.BH110])" office:value-type="float" office:value="-391" calcext:value-type="float">
            <text:p>-391</text:p>
          </table:table-cell>
          <table:table-cell table:formula="of:=MAX([.BI110];[.BH111]+[.BI110])" office:value-type="float" office:value="-6415" calcext:value-type="float">
            <text:p>-6415</text:p>
          </table:table-cell>
          <table:table-cell table:style-name="ce2" table:formula="of:=[.BI111]" office:value-type="float" office:value="-6415" calcext:value-type="float">
            <text:p>-6415</text:p>
          </table:table-cell>
          <table:table-cell table:style-name="ce2" table:formula="of:=[.BJ111]" office:value-type="float" office:value="-6415" calcext:value-type="float">
            <text:p>-6415</text:p>
          </table:table-cell>
          <table:table-cell table:style-name="ce2" table:formula="of:=[.BK111]" office:value-type="float" office:value="-6415" calcext:value-type="float">
            <text:p>-6415</text:p>
          </table:table-cell>
          <table:table-cell table:formula="of:=MAX([.BM110];[.BL111]+[.BM110])" office:value-type="float" office:value="-3318" calcext:value-type="float">
            <text:p>-3318</text:p>
          </table:table-cell>
          <table:table-cell table:formula="of:=MAX([.BN110];[.BM111]+[.BN110])" office:value-type="float" office:value="-8572" calcext:value-type="float">
            <text:p>-8572</text:p>
          </table:table-cell>
          <table:table-cell table:style-name="ce2" table:formula="of:=[.BN111]" office:value-type="float" office:value="-8572" calcext:value-type="float">
            <text:p>-8572</text:p>
          </table:table-cell>
          <table:table-cell table:style-name="ce2" table:formula="of:=[.BO111]" office:value-type="float" office:value="-8572" calcext:value-type="float">
            <text:p>-8572</text:p>
          </table:table-cell>
          <table:table-cell table:formula="of:=MAX([.BQ110];[.BP111]+[.BQ110])" office:value-type="float" office:value="-1512" calcext:value-type="float">
            <text:p>-1512</text:p>
          </table:table-cell>
          <table:table-cell table:formula="of:=MAX([.BR110];[.BQ111]+[.BR110])" office:value-type="float" office:value="-2937" calcext:value-type="float">
            <text:p>-2937</text:p>
          </table:table-cell>
          <table:table-cell table:formula="of:=MAX([.BS110];[.BR111]+[.BS110])" office:value-type="float" office:value="-5897" calcext:value-type="float">
            <text:p>-5897</text:p>
          </table:table-cell>
          <table:table-cell table:formula="of:=MAX([.BT110];[.BS111]+[.BT110])" office:value-type="float" office:value="5525" calcext:value-type="float">
            <text:p>5525</text:p>
          </table:table-cell>
          <table:table-cell table:formula="of:=MAX([.BU110];[.BT111]+[.BU110])" office:value-type="float" office:value="-1529" calcext:value-type="float">
            <text:p>-1529</text:p>
          </table:table-cell>
          <table:table-cell table:formula="of:=MAX([.BV110];[.BU111]+[.BV110])" office:value-type="float" office:value="912" calcext:value-type="float">
            <text:p>912</text:p>
          </table:table-cell>
          <table:table-cell table:formula="of:=MAX([.BW110];[.BV111]+[.BW110])" office:value-type="float" office:value="-7951" calcext:value-type="float">
            <text:p>-7951</text:p>
          </table:table-cell>
          <table:table-cell table:formula="of:=MAX([.BX110];[.BW111]+[.BX110])" office:value-type="float" office:value="-4893" calcext:value-type="float">
            <text:p>-4893</text:p>
          </table:table-cell>
          <table:table-cell table:formula="of:=MAX([.BY110];[.BX111]+[.BY110])" office:value-type="float" office:value="2963" calcext:value-type="float">
            <text:p>2963</text:p>
          </table:table-cell>
          <table:table-cell table:formula="of:=MAX([.BZ110];[.BY111]+[.BZ110])" office:value-type="float" office:value="-5864" calcext:value-type="float">
            <text:p>-5864</text:p>
          </table:table-cell>
          <table:table-cell table:formula="of:=MAX([.CA110];[.BZ111]+[.CA110])" office:value-type="float" office:value="-8376" calcext:value-type="float">
            <text:p>-8376</text:p>
          </table:table-cell>
          <table:table-cell table:formula="of:=MAX([.CB110];[.CA111]+[.CB110])" office:value-type="float" office:value="5579" calcext:value-type="float">
            <text:p>5579</text:p>
          </table:table-cell>
          <table:table-cell table:formula="of:=MAX([.CC110];[.CB111]+[.CC110])" office:value-type="float" office:value="-3327" calcext:value-type="float">
            <text:p>-3327</text:p>
          </table:table-cell>
          <table:table-cell table:style-name="ce2" table:formula="of:=[.CC111]" office:value-type="float" office:value="-3327" calcext:value-type="float">
            <text:p>-3327</text:p>
          </table:table-cell>
          <table:table-cell table:style-name="ce2" table:formula="of:=[.CD111]" office:value-type="float" office:value="-3327" calcext:value-type="float">
            <text:p>-3327</text:p>
          </table:table-cell>
          <table:table-cell table:style-name="ce2" table:formula="of:=[.CE111]" office:value-type="float" office:value="-3327" calcext:value-type="float">
            <text:p>-3327</text:p>
          </table:table-cell>
          <table:table-cell table:style-name="ce2" table:formula="of:=[.CF111]" office:value-type="float" office:value="-3327" calcext:value-type="float">
            <text:p>-3327</text:p>
          </table:table-cell>
          <table:table-cell table:style-name="ce2" table:formula="of:=[.CG111]" office:value-type="float" office:value="-3327" calcext:value-type="float">
            <text:p>-3327</text:p>
          </table:table-cell>
          <table:table-cell table:style-name="ce2" table:formula="of:=[.CH111]" office:value-type="float" office:value="-3327" calcext:value-type="float">
            <text:p>-3327</text:p>
          </table:table-cell>
          <table:table-cell table:style-name="ce2" table:formula="of:=[.CI111]" office:value-type="float" office:value="-3327" calcext:value-type="float">
            <text:p>-3327</text:p>
          </table:table-cell>
          <table:table-cell table:style-name="ce2" table:formula="of:=[.CJ111]" office:value-type="float" office:value="-3327" calcext:value-type="float">
            <text:p>-3327</text:p>
          </table:table-cell>
          <table:table-cell table:style-name="ce2" table:formula="of:=[.CK111]" office:value-type="float" office:value="-3327" calcext:value-type="float">
            <text:p>-3327</text:p>
          </table:table-cell>
          <table:table-cell table:style-name="ce2" table:formula="of:=[.CL111]" office:value-type="float" office:value="-3327" calcext:value-type="float">
            <text:p>-3327</text:p>
          </table:table-cell>
          <table:table-cell table:style-name="ce2" table:formula="of:=[.CM111]" office:value-type="float" office:value="-3327" calcext:value-type="float">
            <text:p>-3327</text:p>
          </table:table-cell>
          <table:table-cell table:style-name="ce2" table:formula="of:=[.CN111]" office:value-type="float" office:value="-3327" calcext:value-type="float">
            <text:p>-3327</text:p>
          </table:table-cell>
          <table:table-cell table:style-name="ce2" table:formula="of:=[.CO111]" office:value-type="float" office:value="-3327" calcext:value-type="float">
            <text:p>-3327</text:p>
          </table:table-cell>
          <table:table-cell table:style-name="ce2" table:formula="of:=[.CP111]" office:value-type="float" office:value="-3327" calcext:value-type="float">
            <text:p>-3327</text:p>
          </table:table-cell>
          <table:table-cell table:style-name="ce2" table:formula="of:=[.CQ111]" office:value-type="float" office:value="-3327" calcext:value-type="float">
            <text:p>-3327</text:p>
          </table:table-cell>
          <table:table-cell table:style-name="ce2" table:formula="of:=[.CR111]" office:value-type="float" office:value="-3327" calcext:value-type="float">
            <text:p>-3327</text:p>
          </table:table-cell>
          <table:table-cell table:style-name="ce2" table:formula="of:=[.CS111]" office:value-type="float" office:value="-3327" calcext:value-type="float">
            <text:p>-3327</text:p>
          </table:table-cell>
          <table:table-cell table:formula="of:=MAX([.CU110];[.CT111]+[.CU110])" office:value-type="float" office:value="-9520" calcext:value-type="float">
            <text:p>-9520</text:p>
          </table:table-cell>
          <table:table-cell table:formula="of:=MAX([.CV110];[.CU111]+[.CV110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11:.CV111])" office:value-type="float" office:value="5579" calcext:value-type="float">
            <text:p>5579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14];[.B115]+[.C114])" office:value-type="float" office:value="-9334" calcext:value-type="float">
            <text:p>-9334</text:p>
          </table:table-cell>
          <table:table-cell table:formula="of:=MAX([.D114];[.C115]+[.D114])" office:value-type="float" office:value="-9146" calcext:value-type="float">
            <text:p>-9146</text:p>
          </table:table-cell>
          <table:table-cell table:style-name="ce2" table:formula="of:=[.D115]" office:value-type="float" office:value="-9146" calcext:value-type="float">
            <text:p>-9146</text:p>
          </table:table-cell>
          <table:table-cell table:style-name="ce2" table:formula="of:=[.E115]" office:value-type="float" office:value="-9146" calcext:value-type="float">
            <text:p>-9146</text:p>
          </table:table-cell>
          <table:table-cell table:style-name="ce2" table:formula="of:=[.F115]" office:value-type="float" office:value="-9146" calcext:value-type="float">
            <text:p>-9146</text:p>
          </table:table-cell>
          <table:table-cell table:style-name="ce2" table:formula="of:=[.G115]" office:value-type="float" office:value="-9146" calcext:value-type="float">
            <text:p>-9146</text:p>
          </table:table-cell>
          <table:table-cell table:style-name="ce2" table:formula="of:=[.H115]" office:value-type="float" office:value="-9146" calcext:value-type="float">
            <text:p>-9146</text:p>
          </table:table-cell>
          <table:table-cell table:formula="of:=MAX([.J114];[.I115]+[.J114])" office:value-type="float" office:value="-4643" calcext:value-type="float">
            <text:p>-4643</text:p>
          </table:table-cell>
          <table:table-cell table:formula="of:=MAX([.K114];[.J115]+[.K114])" office:value-type="float" office:value="-8916" calcext:value-type="float">
            <text:p>-8916</text:p>
          </table:table-cell>
          <table:table-cell table:formula="of:=MAX([.L114];[.K115]+[.L114])" office:value-type="float" office:value="-8072" calcext:value-type="float">
            <text:p>-8072</text:p>
          </table:table-cell>
          <table:table-cell table:style-name="ce6" table:formula="of:=[.L115]" office:value-type="float" office:value="-8072" calcext:value-type="float">
            <text:p>-8072</text:p>
          </table:table-cell>
          <table:table-cell table:style-name="ce6" table:formula="of:=[.M115]" office:value-type="float" office:value="-8072" calcext:value-type="float">
            <text:p>-8072</text:p>
          </table:table-cell>
          <table:table-cell table:style-name="ce6" table:formula="of:=[.N115]" office:value-type="float" office:value="-8072" calcext:value-type="float">
            <text:p>-8072</text:p>
          </table:table-cell>
          <table:table-cell table:formula="of:=MAX([.P114];[.O115]+[.P114])" office:value-type="float" office:value="-2633" calcext:value-type="float">
            <text:p>-2633</text:p>
          </table:table-cell>
          <table:table-cell table:formula="of:=MAX([.Q114];[.P115]+[.Q114])" office:value-type="float" office:value="-8910" calcext:value-type="float">
            <text:p>-8910</text:p>
          </table:table-cell>
          <table:table-cell table:formula="of:=MAX([.R114];[.Q115]+[.R114])" office:value-type="float" office:value="-7310" calcext:value-type="float">
            <text:p>-7310</text:p>
          </table:table-cell>
          <table:table-cell table:style-name="ce2" table:formula="of:=[.R115]" office:value-type="float" office:value="-7310" calcext:value-type="float">
            <text:p>-7310</text:p>
          </table:table-cell>
          <table:table-cell table:formula="of:=MAX([.T114];[.S115]+[.T114])" office:value-type="float" office:value="-5096" calcext:value-type="float">
            <text:p>-5096</text:p>
          </table:table-cell>
          <table:table-cell table:formula="of:=MAX([.U114];[.T115]+[.U114])" office:value-type="float" office:value="4982" calcext:value-type="float">
            <text:p>4982</text:p>
          </table:table-cell>
          <table:table-cell table:formula="of:=MAX([.V114];[.U115]+[.V114])" office:value-type="float" office:value="-2852" calcext:value-type="float">
            <text:p>-2852</text:p>
          </table:table-cell>
          <table:table-cell table:formula="of:=MAX([.W114];[.V115]+[.W114])" office:value-type="float" office:value="5164" calcext:value-type="float">
            <text:p>5164</text:p>
          </table:table-cell>
          <table:table-cell table:formula="of:=MAX([.X114];[.W115]+[.X114])" office:value-type="float" office:value="-3196" calcext:value-type="float">
            <text:p>-3196</text:p>
          </table:table-cell>
          <table:table-cell table:formula="of:=MAX([.Y114];[.X115]+[.Y114])" office:value-type="float" office:value="185" calcext:value-type="float">
            <text:p>185</text:p>
          </table:table-cell>
          <table:table-cell table:formula="of:=MAX([.Z114];[.Y115]+[.Z114])" office:value-type="float" office:value="450" calcext:value-type="float">
            <text:p>450</text:p>
          </table:table-cell>
          <table:table-cell table:formula="of:=MAX([.AA114];[.Z115]+[.AA114])" office:value-type="float" office:value="727" calcext:value-type="float">
            <text:p>727</text:p>
          </table:table-cell>
          <table:table-cell table:formula="of:=MAX([.AB114];[.AA115]+[.AB114])" office:value-type="float" office:value="-3427" calcext:value-type="float">
            <text:p>-3427</text:p>
          </table:table-cell>
          <table:table-cell table:formula="of:=MAX([.AC114];[.AB115]+[.AC114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14];[.AS115]+[.AT114])" office:value-type="float" office:value="-2285" calcext:value-type="float">
            <text:p>-2285</text:p>
          </table:table-cell>
          <table:table-cell table:formula="of:=MAX([.AU114];[.AT115]+[.AU114])" office:value-type="float" office:value="-2413" calcext:value-type="float">
            <text:p>-2413</text:p>
          </table:table-cell>
          <table:table-cell table:formula="of:=MAX([.AV114];[.AU115]+[.AV114])" office:value-type="float" office:value="-8734" calcext:value-type="float">
            <text:p>-8734</text:p>
          </table:table-cell>
          <table:table-cell table:style-name="ce2" table:formula="of:=[.AV115]" office:value-type="float" office:value="-8734" calcext:value-type="float">
            <text:p>-8734</text:p>
          </table:table-cell>
          <table:table-cell table:style-name="ce2" table:formula="of:=[.AW115]" office:value-type="float" office:value="-8734" calcext:value-type="float">
            <text:p>-8734</text:p>
          </table:table-cell>
          <table:table-cell table:formula="of:=MAX([.AY114];[.AX115]+[.AY114])" office:value-type="float" office:value="-6250" calcext:value-type="float">
            <text:p>-6250</text:p>
          </table:table-cell>
          <table:table-cell table:formula="of:=MAX([.AZ114];[.AY115]+[.AZ114])" office:value-type="float" office:value="-38" calcext:value-type="float">
            <text:p>-38</text:p>
          </table:table-cell>
          <table:table-cell table:formula="of:=MAX([.BA114];[.AZ115]+[.BA114])" office:value-type="float" office:value="-3089" calcext:value-type="float">
            <text:p>-3089</text:p>
          </table:table-cell>
          <table:table-cell table:formula="of:=MAX([.BB114];[.BA115]+[.BB114])" office:value-type="float" office:value="-6761" calcext:value-type="float">
            <text:p>-6761</text:p>
          </table:table-cell>
          <table:table-cell table:formula="of:=MAX([.BC114];[.BB115]+[.BC114])" office:value-type="float" office:value="2326" calcext:value-type="float">
            <text:p>2326</text:p>
          </table:table-cell>
          <table:table-cell table:formula="of:=MAX([.BD114];[.BC115]+[.BD114])" office:value-type="float" office:value="117" calcext:value-type="float">
            <text:p>117</text:p>
          </table:table-cell>
          <table:table-cell table:formula="of:=MAX([.BE114];[.BD115]+[.BE114])" office:value-type="float" office:value="-7845" calcext:value-type="float">
            <text:p>-7845</text:p>
          </table:table-cell>
          <table:table-cell table:formula="of:=MAX([.BF114];[.BE115]+[.BF114])" office:value-type="float" office:value="-929" calcext:value-type="float">
            <text:p>-929</text:p>
          </table:table-cell>
          <table:table-cell table:style-name="ce2" table:formula="of:=[.BF115]" office:value-type="float" office:value="-929" calcext:value-type="float">
            <text:p>-929</text:p>
          </table:table-cell>
          <table:table-cell table:formula="of:=MAX([.BH114];[.BG115]+[.BH114])" office:value-type="float" office:value="-391" calcext:value-type="float">
            <text:p>-391</text:p>
          </table:table-cell>
          <table:table-cell table:formula="of:=MAX([.BI114];[.BH115]+[.BI114])" office:value-type="float" office:value="-6415" calcext:value-type="float">
            <text:p>-6415</text:p>
          </table:table-cell>
          <table:table-cell table:style-name="ce2" table:formula="of:=[.BI115]" office:value-type="float" office:value="-6415" calcext:value-type="float">
            <text:p>-6415</text:p>
          </table:table-cell>
          <table:table-cell table:style-name="ce2" table:formula="of:=[.BJ115]" office:value-type="float" office:value="-6415" calcext:value-type="float">
            <text:p>-6415</text:p>
          </table:table-cell>
          <table:table-cell table:style-name="ce2" table:formula="of:=[.BK115]" office:value-type="float" office:value="-6415" calcext:value-type="float">
            <text:p>-6415</text:p>
          </table:table-cell>
          <table:table-cell table:formula="of:=MAX([.BM114];[.BL115]+[.BM114])" office:value-type="float" office:value="-3318" calcext:value-type="float">
            <text:p>-3318</text:p>
          </table:table-cell>
          <table:table-cell table:formula="of:=MAX([.BN114];[.BM115]+[.BN114])" office:value-type="float" office:value="-8572" calcext:value-type="float">
            <text:p>-8572</text:p>
          </table:table-cell>
          <table:table-cell table:style-name="ce2" table:formula="of:=[.BN115]" office:value-type="float" office:value="-8572" calcext:value-type="float">
            <text:p>-8572</text:p>
          </table:table-cell>
          <table:table-cell table:style-name="ce2" table:formula="of:=[.BO115]" office:value-type="float" office:value="-8572" calcext:value-type="float">
            <text:p>-8572</text:p>
          </table:table-cell>
          <table:table-cell table:formula="of:=MAX([.BQ114];[.BP115]+[.BQ114])" office:value-type="float" office:value="-1512" calcext:value-type="float">
            <text:p>-1512</text:p>
          </table:table-cell>
          <table:table-cell table:formula="of:=MAX([.BR114];[.BQ115]+[.BR114])" office:value-type="float" office:value="-2937" calcext:value-type="float">
            <text:p>-2937</text:p>
          </table:table-cell>
          <table:table-cell table:formula="of:=MAX([.BS114];[.BR115]+[.BS114])" office:value-type="float" office:value="-5897" calcext:value-type="float">
            <text:p>-5897</text:p>
          </table:table-cell>
          <table:table-cell table:formula="of:=MAX([.BT114];[.BS115]+[.BT114])" office:value-type="float" office:value="5525" calcext:value-type="float">
            <text:p>5525</text:p>
          </table:table-cell>
          <table:table-cell table:formula="of:=MAX([.BU114];[.BT115]+[.BU114])" office:value-type="float" office:value="-1529" calcext:value-type="float">
            <text:p>-1529</text:p>
          </table:table-cell>
          <table:table-cell table:formula="of:=MAX([.BV114];[.BU115]+[.BV114])" office:value-type="float" office:value="912" calcext:value-type="float">
            <text:p>912</text:p>
          </table:table-cell>
          <table:table-cell table:formula="of:=MAX([.BW114];[.BV115]+[.BW114])" office:value-type="float" office:value="-7951" calcext:value-type="float">
            <text:p>-7951</text:p>
          </table:table-cell>
          <table:table-cell table:formula="of:=MAX([.BX114];[.BW115]+[.BX114])" office:value-type="float" office:value="-4893" calcext:value-type="float">
            <text:p>-4893</text:p>
          </table:table-cell>
          <table:table-cell table:formula="of:=MAX([.BY114];[.BX115]+[.BY114])" office:value-type="float" office:value="2963" calcext:value-type="float">
            <text:p>2963</text:p>
          </table:table-cell>
          <table:table-cell table:formula="of:=MAX([.BZ114];[.BY115]+[.BZ114])" office:value-type="float" office:value="-5864" calcext:value-type="float">
            <text:p>-5864</text:p>
          </table:table-cell>
          <table:table-cell table:formula="of:=MAX([.CA114];[.BZ115]+[.CA114])" office:value-type="float" office:value="-8376" calcext:value-type="float">
            <text:p>-8376</text:p>
          </table:table-cell>
          <table:table-cell table:style-name="ce2" table:formula="of:=[.CA115]" office:value-type="float" office:value="-8376" calcext:value-type="float">
            <text:p>-8376</text:p>
          </table:table-cell>
          <table:table-cell table:formula="of:=MAX([.CC114];[.CB115]+[.CC114])" office:value-type="float" office:value="-8906" calcext:value-type="float">
            <text:p>-8906</text:p>
          </table:table-cell>
          <table:table-cell table:style-name="ce2" table:formula="of:=[.CC115]" office:value-type="float" office:value="-8906" calcext:value-type="float">
            <text:p>-8906</text:p>
          </table:table-cell>
          <table:table-cell table:style-name="ce2" table:formula="of:=[.CD115]" office:value-type="float" office:value="-8906" calcext:value-type="float">
            <text:p>-8906</text:p>
          </table:table-cell>
          <table:table-cell table:style-name="ce2" table:formula="of:=[.CE115]" office:value-type="float" office:value="-8906" calcext:value-type="float">
            <text:p>-8906</text:p>
          </table:table-cell>
          <table:table-cell table:style-name="ce2" table:formula="of:=[.CF115]" office:value-type="float" office:value="-8906" calcext:value-type="float">
            <text:p>-8906</text:p>
          </table:table-cell>
          <table:table-cell table:style-name="ce2" table:formula="of:=[.CG115]" office:value-type="float" office:value="-8906" calcext:value-type="float">
            <text:p>-8906</text:p>
          </table:table-cell>
          <table:table-cell table:style-name="ce2" table:formula="of:=[.CH115]" office:value-type="float" office:value="-8906" calcext:value-type="float">
            <text:p>-8906</text:p>
          </table:table-cell>
          <table:table-cell table:style-name="ce2" table:formula="of:=[.CI115]" office:value-type="float" office:value="-8906" calcext:value-type="float">
            <text:p>-8906</text:p>
          </table:table-cell>
          <table:table-cell table:style-name="ce2" table:formula="of:=[.CJ115]" office:value-type="float" office:value="-8906" calcext:value-type="float">
            <text:p>-8906</text:p>
          </table:table-cell>
          <table:table-cell table:style-name="ce2" table:formula="of:=[.CK115]" office:value-type="float" office:value="-8906" calcext:value-type="float">
            <text:p>-8906</text:p>
          </table:table-cell>
          <table:table-cell table:style-name="ce2" table:formula="of:=[.CL115]" office:value-type="float" office:value="-8906" calcext:value-type="float">
            <text:p>-8906</text:p>
          </table:table-cell>
          <table:table-cell table:style-name="ce2" table:formula="of:=[.CM115]" office:value-type="float" office:value="-8906" calcext:value-type="float">
            <text:p>-8906</text:p>
          </table:table-cell>
          <table:table-cell table:style-name="ce2" table:formula="of:=[.CN115]" office:value-type="float" office:value="-8906" calcext:value-type="float">
            <text:p>-8906</text:p>
          </table:table-cell>
          <table:table-cell table:style-name="ce2" table:formula="of:=[.CO115]" office:value-type="float" office:value="-8906" calcext:value-type="float">
            <text:p>-8906</text:p>
          </table:table-cell>
          <table:table-cell table:style-name="ce2" table:formula="of:=[.CP115]" office:value-type="float" office:value="-8906" calcext:value-type="float">
            <text:p>-8906</text:p>
          </table:table-cell>
          <table:table-cell table:style-name="ce2" table:formula="of:=[.CQ115]" office:value-type="float" office:value="-8906" calcext:value-type="float">
            <text:p>-8906</text:p>
          </table:table-cell>
          <table:table-cell table:style-name="ce2" table:formula="of:=[.CR115]" office:value-type="float" office:value="-8906" calcext:value-type="float">
            <text:p>-8906</text:p>
          </table:table-cell>
          <table:table-cell table:style-name="ce2" table:formula="of:=[.CS115]" office:value-type="float" office:value="-8906" calcext:value-type="float">
            <text:p>-8906</text:p>
          </table:table-cell>
          <table:table-cell table:formula="of:=MAX([.CU114];[.CT115]+[.CU114])" office:value-type="float" office:value="-9520" calcext:value-type="float">
            <text:p>-9520</text:p>
          </table:table-cell>
          <table:table-cell table:formula="of:=MAX([.CV114];[.CU115]+[.CV114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15:.CV115])" office:value-type="float" office:value="5525" calcext:value-type="float">
            <text:p>5525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18];[.B119]+[.C118])" office:value-type="float" office:value="-9334" calcext:value-type="float">
            <text:p>-9334</text:p>
          </table:table-cell>
          <table:table-cell table:formula="of:=MAX([.D118];[.C119]+[.D118])" office:value-type="float" office:value="-9146" calcext:value-type="float">
            <text:p>-9146</text:p>
          </table:table-cell>
          <table:table-cell table:style-name="ce2" table:formula="of:=[.D119]" office:value-type="float" office:value="-9146" calcext:value-type="float">
            <text:p>-9146</text:p>
          </table:table-cell>
          <table:table-cell table:style-name="ce2" table:formula="of:=[.E119]" office:value-type="float" office:value="-9146" calcext:value-type="float">
            <text:p>-9146</text:p>
          </table:table-cell>
          <table:table-cell table:style-name="ce2" table:formula="of:=[.F119]" office:value-type="float" office:value="-9146" calcext:value-type="float">
            <text:p>-9146</text:p>
          </table:table-cell>
          <table:table-cell table:style-name="ce2" table:formula="of:=[.G119]" office:value-type="float" office:value="-9146" calcext:value-type="float">
            <text:p>-9146</text:p>
          </table:table-cell>
          <table:table-cell table:style-name="ce2" table:formula="of:=[.H119]" office:value-type="float" office:value="-9146" calcext:value-type="float">
            <text:p>-9146</text:p>
          </table:table-cell>
          <table:table-cell table:formula="of:=MAX([.J118];[.I119]+[.J118])" office:value-type="float" office:value="-4643" calcext:value-type="float">
            <text:p>-4643</text:p>
          </table:table-cell>
          <table:table-cell table:formula="of:=MAX([.K118];[.J119]+[.K118])" office:value-type="float" office:value="-8916" calcext:value-type="float">
            <text:p>-8916</text:p>
          </table:table-cell>
          <table:table-cell table:formula="of:=MAX([.L118];[.K119]+[.L118])" office:value-type="float" office:value="-8072" calcext:value-type="float">
            <text:p>-8072</text:p>
          </table:table-cell>
          <table:table-cell table:style-name="ce6" table:formula="of:=[.L119]" office:value-type="float" office:value="-8072" calcext:value-type="float">
            <text:p>-8072</text:p>
          </table:table-cell>
          <table:table-cell table:style-name="ce6" table:formula="of:=[.M119]" office:value-type="float" office:value="-8072" calcext:value-type="float">
            <text:p>-8072</text:p>
          </table:table-cell>
          <table:table-cell table:style-name="ce6" table:formula="of:=[.N119]" office:value-type="float" office:value="-8072" calcext:value-type="float">
            <text:p>-8072</text:p>
          </table:table-cell>
          <table:table-cell table:formula="of:=MAX([.P118];[.O119]+[.P118])" office:value-type="float" office:value="-2633" calcext:value-type="float">
            <text:p>-2633</text:p>
          </table:table-cell>
          <table:table-cell table:formula="of:=MAX([.Q118];[.P119]+[.Q118])" office:value-type="float" office:value="-8910" calcext:value-type="float">
            <text:p>-8910</text:p>
          </table:table-cell>
          <table:table-cell table:formula="of:=MAX([.R118];[.Q119]+[.R118])" office:value-type="float" office:value="-7310" calcext:value-type="float">
            <text:p>-7310</text:p>
          </table:table-cell>
          <table:table-cell table:style-name="ce2" table:formula="of:=[.R119]" office:value-type="float" office:value="-7310" calcext:value-type="float">
            <text:p>-7310</text:p>
          </table:table-cell>
          <table:table-cell table:formula="of:=MAX([.T118];[.S119]+[.T118])" office:value-type="float" office:value="-5096" calcext:value-type="float">
            <text:p>-5096</text:p>
          </table:table-cell>
          <table:table-cell table:formula="of:=MAX([.U118];[.T119]+[.U118])" office:value-type="float" office:value="4982" calcext:value-type="float">
            <text:p>4982</text:p>
          </table:table-cell>
          <table:table-cell table:formula="of:=MAX([.V118];[.U119]+[.V118])" office:value-type="float" office:value="-2852" calcext:value-type="float">
            <text:p>-2852</text:p>
          </table:table-cell>
          <table:table-cell table:formula="of:=MAX([.W118];[.V119]+[.W118])" office:value-type="float" office:value="5164" calcext:value-type="float">
            <text:p>5164</text:p>
          </table:table-cell>
          <table:table-cell table:formula="of:=MAX([.X118];[.W119]+[.X118])" office:value-type="float" office:value="-3196" calcext:value-type="float">
            <text:p>-3196</text:p>
          </table:table-cell>
          <table:table-cell table:formula="of:=MAX([.Y118];[.X119]+[.Y118])" office:value-type="float" office:value="185" calcext:value-type="float">
            <text:p>185</text:p>
          </table:table-cell>
          <table:table-cell table:formula="of:=MAX([.Z118];[.Y119]+[.Z118])" office:value-type="float" office:value="450" calcext:value-type="float">
            <text:p>450</text:p>
          </table:table-cell>
          <table:table-cell table:formula="of:=MAX([.AA118];[.Z119]+[.AA118])" office:value-type="float" office:value="727" calcext:value-type="float">
            <text:p>727</text:p>
          </table:table-cell>
          <table:table-cell table:formula="of:=MAX([.AB118];[.AA119]+[.AB118])" office:value-type="float" office:value="-3427" calcext:value-type="float">
            <text:p>-3427</text:p>
          </table:table-cell>
          <table:table-cell table:formula="of:=MAX([.AC118];[.AB119]+[.AC118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18];[.AS119]+[.AT118])" office:value-type="float" office:value="-2285" calcext:value-type="float">
            <text:p>-2285</text:p>
          </table:table-cell>
          <table:table-cell table:formula="of:=MAX([.AU118];[.AT119]+[.AU118])" office:value-type="float" office:value="-2413" calcext:value-type="float">
            <text:p>-2413</text:p>
          </table:table-cell>
          <table:table-cell table:formula="of:=MAX([.AV118];[.AU119]+[.AV118])" office:value-type="float" office:value="-8734" calcext:value-type="float">
            <text:p>-8734</text:p>
          </table:table-cell>
          <table:table-cell table:style-name="ce2" table:formula="of:=[.AV119]" office:value-type="float" office:value="-8734" calcext:value-type="float">
            <text:p>-8734</text:p>
          </table:table-cell>
          <table:table-cell table:style-name="ce2" table:formula="of:=[.AW119]" office:value-type="float" office:value="-8734" calcext:value-type="float">
            <text:p>-8734</text:p>
          </table:table-cell>
          <table:table-cell table:formula="of:=MAX([.AY118];[.AX119]+[.AY118])" office:value-type="float" office:value="-6250" calcext:value-type="float">
            <text:p>-6250</text:p>
          </table:table-cell>
          <table:table-cell table:formula="of:=MAX([.AZ118];[.AY119]+[.AZ118])" office:value-type="float" office:value="-38" calcext:value-type="float">
            <text:p>-38</text:p>
          </table:table-cell>
          <table:table-cell table:formula="of:=MAX([.BA118];[.AZ119]+[.BA118])" office:value-type="float" office:value="-3089" calcext:value-type="float">
            <text:p>-3089</text:p>
          </table:table-cell>
          <table:table-cell table:formula="of:=MAX([.BB118];[.BA119]+[.BB118])" office:value-type="float" office:value="-6761" calcext:value-type="float">
            <text:p>-6761</text:p>
          </table:table-cell>
          <table:table-cell table:formula="of:=MAX([.BC118];[.BB119]+[.BC118])" office:value-type="float" office:value="2326" calcext:value-type="float">
            <text:p>2326</text:p>
          </table:table-cell>
          <table:table-cell table:formula="of:=MAX([.BD118];[.BC119]+[.BD118])" office:value-type="float" office:value="117" calcext:value-type="float">
            <text:p>117</text:p>
          </table:table-cell>
          <table:table-cell table:formula="of:=MAX([.BE118];[.BD119]+[.BE118])" office:value-type="float" office:value="-7845" calcext:value-type="float">
            <text:p>-7845</text:p>
          </table:table-cell>
          <table:table-cell table:formula="of:=MAX([.BF118];[.BE119]+[.BF118])" office:value-type="float" office:value="-929" calcext:value-type="float">
            <text:p>-929</text:p>
          </table:table-cell>
          <table:table-cell table:style-name="ce2" table:formula="of:=[.BF119]" office:value-type="float" office:value="-929" calcext:value-type="float">
            <text:p>-929</text:p>
          </table:table-cell>
          <table:table-cell table:formula="of:=MAX([.BH118];[.BG119]+[.BH118])" office:value-type="float" office:value="-391" calcext:value-type="float">
            <text:p>-391</text:p>
          </table:table-cell>
          <table:table-cell table:formula="of:=MAX([.BI118];[.BH119]+[.BI118])" office:value-type="float" office:value="-6415" calcext:value-type="float">
            <text:p>-6415</text:p>
          </table:table-cell>
          <table:table-cell table:style-name="ce2" table:formula="of:=[.BI119]" office:value-type="float" office:value="-6415" calcext:value-type="float">
            <text:p>-6415</text:p>
          </table:table-cell>
          <table:table-cell table:style-name="ce2" table:formula="of:=[.BJ119]" office:value-type="float" office:value="-6415" calcext:value-type="float">
            <text:p>-6415</text:p>
          </table:table-cell>
          <table:table-cell table:style-name="ce2" table:formula="of:=[.BK119]" office:value-type="float" office:value="-6415" calcext:value-type="float">
            <text:p>-6415</text:p>
          </table:table-cell>
          <table:table-cell table:formula="of:=MAX([.BM118];[.BL119]+[.BM118])" office:value-type="float" office:value="-3318" calcext:value-type="float">
            <text:p>-3318</text:p>
          </table:table-cell>
          <table:table-cell table:formula="of:=MAX([.BN118];[.BM119]+[.BN118])" office:value-type="float" office:value="-8572" calcext:value-type="float">
            <text:p>-8572</text:p>
          </table:table-cell>
          <table:table-cell table:style-name="ce2" table:formula="of:=[.BN119]" office:value-type="float" office:value="-8572" calcext:value-type="float">
            <text:p>-8572</text:p>
          </table:table-cell>
          <table:table-cell table:style-name="ce2" table:formula="of:=[.BO119]" office:value-type="float" office:value="-8572" calcext:value-type="float">
            <text:p>-8572</text:p>
          </table:table-cell>
          <table:table-cell table:formula="of:=MAX([.BQ118];[.BP119]+[.BQ118])" office:value-type="float" office:value="-1512" calcext:value-type="float">
            <text:p>-1512</text:p>
          </table:table-cell>
          <table:table-cell table:formula="of:=MAX([.BR118];[.BQ119]+[.BR118])" office:value-type="float" office:value="-2937" calcext:value-type="float">
            <text:p>-2937</text:p>
          </table:table-cell>
          <table:table-cell table:formula="of:=MAX([.BS118];[.BR119]+[.BS118])" office:value-type="float" office:value="-5897" calcext:value-type="float">
            <text:p>-5897</text:p>
          </table:table-cell>
          <table:table-cell table:style-name="ce2" table:formula="of:=[.BS119]" office:value-type="float" office:value="-5897" calcext:value-type="float">
            <text:p>-5897</text:p>
          </table:table-cell>
          <table:table-cell table:formula="of:=MAX([.BU118];[.BT119]+[.BU118])" office:value-type="float" office:value="-7054" calcext:value-type="float">
            <text:p>-7054</text:p>
          </table:table-cell>
          <table:table-cell table:formula="of:=MAX([.BV118];[.BU119]+[.BV118])" office:value-type="float" office:value="912" calcext:value-type="float">
            <text:p>912</text:p>
          </table:table-cell>
          <table:table-cell table:formula="of:=MAX([.BW118];[.BV119]+[.BW118])" office:value-type="float" office:value="-7951" calcext:value-type="float">
            <text:p>-7951</text:p>
          </table:table-cell>
          <table:table-cell table:formula="of:=MAX([.BX118];[.BW119]+[.BX118])" office:value-type="float" office:value="-4893" calcext:value-type="float">
            <text:p>-4893</text:p>
          </table:table-cell>
          <table:table-cell table:formula="of:=MAX([.BY118];[.BX119]+[.BY118])" office:value-type="float" office:value="2963" calcext:value-type="float">
            <text:p>2963</text:p>
          </table:table-cell>
          <table:table-cell table:formula="of:=MAX([.BZ118];[.BY119]+[.BZ118])" office:value-type="float" office:value="-5864" calcext:value-type="float">
            <text:p>-5864</text:p>
          </table:table-cell>
          <table:table-cell table:formula="of:=MAX([.CA118];[.BZ119]+[.CA118])" office:value-type="float" office:value="-8376" calcext:value-type="float">
            <text:p>-8376</text:p>
          </table:table-cell>
          <table:table-cell table:style-name="ce2" table:formula="of:=[.CA119]" office:value-type="float" office:value="-8376" calcext:value-type="float">
            <text:p>-8376</text:p>
          </table:table-cell>
          <table:table-cell table:formula="of:=MAX([.CC118];[.CB119]+[.CC118])" office:value-type="float" office:value="-8906" calcext:value-type="float">
            <text:p>-8906</text:p>
          </table:table-cell>
          <table:table-cell table:style-name="ce2" table:formula="of:=[.CC119]" office:value-type="float" office:value="-8906" calcext:value-type="float">
            <text:p>-8906</text:p>
          </table:table-cell>
          <table:table-cell table:style-name="ce2" table:formula="of:=[.CD119]" office:value-type="float" office:value="-8906" calcext:value-type="float">
            <text:p>-8906</text:p>
          </table:table-cell>
          <table:table-cell table:style-name="ce2" table:formula="of:=[.CE119]" office:value-type="float" office:value="-8906" calcext:value-type="float">
            <text:p>-8906</text:p>
          </table:table-cell>
          <table:table-cell table:style-name="ce2" table:formula="of:=[.CF119]" office:value-type="float" office:value="-8906" calcext:value-type="float">
            <text:p>-8906</text:p>
          </table:table-cell>
          <table:table-cell table:style-name="ce2" table:formula="of:=[.CG119]" office:value-type="float" office:value="-8906" calcext:value-type="float">
            <text:p>-8906</text:p>
          </table:table-cell>
          <table:table-cell table:style-name="ce2" table:formula="of:=[.CH119]" office:value-type="float" office:value="-8906" calcext:value-type="float">
            <text:p>-8906</text:p>
          </table:table-cell>
          <table:table-cell table:style-name="ce2" table:formula="of:=[.CI119]" office:value-type="float" office:value="-8906" calcext:value-type="float">
            <text:p>-8906</text:p>
          </table:table-cell>
          <table:table-cell table:style-name="ce2" table:formula="of:=[.CJ119]" office:value-type="float" office:value="-8906" calcext:value-type="float">
            <text:p>-8906</text:p>
          </table:table-cell>
          <table:table-cell table:style-name="ce2" table:formula="of:=[.CK119]" office:value-type="float" office:value="-8906" calcext:value-type="float">
            <text:p>-8906</text:p>
          </table:table-cell>
          <table:table-cell table:style-name="ce2" table:formula="of:=[.CL119]" office:value-type="float" office:value="-8906" calcext:value-type="float">
            <text:p>-8906</text:p>
          </table:table-cell>
          <table:table-cell table:style-name="ce2" table:formula="of:=[.CM119]" office:value-type="float" office:value="-8906" calcext:value-type="float">
            <text:p>-8906</text:p>
          </table:table-cell>
          <table:table-cell table:style-name="ce2" table:formula="of:=[.CN119]" office:value-type="float" office:value="-8906" calcext:value-type="float">
            <text:p>-8906</text:p>
          </table:table-cell>
          <table:table-cell table:style-name="ce2" table:formula="of:=[.CO119]" office:value-type="float" office:value="-8906" calcext:value-type="float">
            <text:p>-8906</text:p>
          </table:table-cell>
          <table:table-cell table:style-name="ce2" table:formula="of:=[.CP119]" office:value-type="float" office:value="-8906" calcext:value-type="float">
            <text:p>-8906</text:p>
          </table:table-cell>
          <table:table-cell table:style-name="ce2" table:formula="of:=[.CQ119]" office:value-type="float" office:value="-8906" calcext:value-type="float">
            <text:p>-8906</text:p>
          </table:table-cell>
          <table:table-cell table:style-name="ce2" table:formula="of:=[.CR119]" office:value-type="float" office:value="-8906" calcext:value-type="float">
            <text:p>-8906</text:p>
          </table:table-cell>
          <table:table-cell table:style-name="ce2" table:formula="of:=[.CS119]" office:value-type="float" office:value="-8906" calcext:value-type="float">
            <text:p>-8906</text:p>
          </table:table-cell>
          <table:table-cell table:formula="of:=MAX([.CU118];[.CT119]+[.CU118])" office:value-type="float" office:value="-9520" calcext:value-type="float">
            <text:p>-9520</text:p>
          </table:table-cell>
          <table:table-cell table:formula="of:=MAX([.CV118];[.CU119]+[.CV118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19:.CV119])" office:value-type="float" office:value="5164" calcext:value-type="float">
            <text:p>5164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22];[.B123]+[.C122])" office:value-type="float" office:value="-9334" calcext:value-type="float">
            <text:p>-9334</text:p>
          </table:table-cell>
          <table:table-cell table:formula="of:=MAX([.D122];[.C123]+[.D122])" office:value-type="float" office:value="-9146" calcext:value-type="float">
            <text:p>-9146</text:p>
          </table:table-cell>
          <table:table-cell table:style-name="ce2" table:formula="of:=[.D123]" office:value-type="float" office:value="-9146" calcext:value-type="float">
            <text:p>-9146</text:p>
          </table:table-cell>
          <table:table-cell table:style-name="ce2" table:formula="of:=[.E123]" office:value-type="float" office:value="-9146" calcext:value-type="float">
            <text:p>-9146</text:p>
          </table:table-cell>
          <table:table-cell table:style-name="ce2" table:formula="of:=[.F123]" office:value-type="float" office:value="-9146" calcext:value-type="float">
            <text:p>-9146</text:p>
          </table:table-cell>
          <table:table-cell table:style-name="ce2" table:formula="of:=[.G123]" office:value-type="float" office:value="-9146" calcext:value-type="float">
            <text:p>-9146</text:p>
          </table:table-cell>
          <table:table-cell table:style-name="ce2" table:formula="of:=[.H123]" office:value-type="float" office:value="-9146" calcext:value-type="float">
            <text:p>-9146</text:p>
          </table:table-cell>
          <table:table-cell table:formula="of:=MAX([.J122];[.I123]+[.J122])" office:value-type="float" office:value="-4643" calcext:value-type="float">
            <text:p>-4643</text:p>
          </table:table-cell>
          <table:table-cell table:formula="of:=MAX([.K122];[.J123]+[.K122])" office:value-type="float" office:value="-8916" calcext:value-type="float">
            <text:p>-8916</text:p>
          </table:table-cell>
          <table:table-cell table:formula="of:=MAX([.L122];[.K123]+[.L122])" office:value-type="float" office:value="-8072" calcext:value-type="float">
            <text:p>-8072</text:p>
          </table:table-cell>
          <table:table-cell table:style-name="ce6" table:formula="of:=[.L123]" office:value-type="float" office:value="-8072" calcext:value-type="float">
            <text:p>-8072</text:p>
          </table:table-cell>
          <table:table-cell table:style-name="ce6" table:formula="of:=[.M123]" office:value-type="float" office:value="-8072" calcext:value-type="float">
            <text:p>-8072</text:p>
          </table:table-cell>
          <table:table-cell table:style-name="ce6" table:formula="of:=[.N123]" office:value-type="float" office:value="-8072" calcext:value-type="float">
            <text:p>-8072</text:p>
          </table:table-cell>
          <table:table-cell table:formula="of:=MAX([.P122];[.O123]+[.P122])" office:value-type="float" office:value="-2633" calcext:value-type="float">
            <text:p>-2633</text:p>
          </table:table-cell>
          <table:table-cell table:formula="of:=MAX([.Q122];[.P123]+[.Q122])" office:value-type="float" office:value="-8910" calcext:value-type="float">
            <text:p>-8910</text:p>
          </table:table-cell>
          <table:table-cell table:formula="of:=MAX([.R122];[.Q123]+[.R122])" office:value-type="float" office:value="-7310" calcext:value-type="float">
            <text:p>-7310</text:p>
          </table:table-cell>
          <table:table-cell table:style-name="ce2" table:formula="of:=[.R123]" office:value-type="float" office:value="-7310" calcext:value-type="float">
            <text:p>-7310</text:p>
          </table:table-cell>
          <table:table-cell table:formula="of:=MAX([.T122];[.S123]+[.T122])" office:value-type="float" office:value="-5096" calcext:value-type="float">
            <text:p>-5096</text:p>
          </table:table-cell>
          <table:table-cell table:formula="of:=MAX([.U122];[.T123]+[.U122])" office:value-type="float" office:value="4982" calcext:value-type="float">
            <text:p>4982</text:p>
          </table:table-cell>
          <table:table-cell table:formula="of:=MAX([.V122];[.U123]+[.V122])" office:value-type="float" office:value="-2852" calcext:value-type="float">
            <text:p>-2852</text:p>
          </table:table-cell>
          <table:table-cell table:style-name="ce2" table:formula="of:=[.V123]" office:value-type="float" office:value="-2852" calcext:value-type="float">
            <text:p>-2852</text:p>
          </table:table-cell>
          <table:table-cell table:formula="of:=MAX([.X122];[.W123]+[.X122])" office:value-type="float" office:value="-8360" calcext:value-type="float">
            <text:p>-8360</text:p>
          </table:table-cell>
          <table:table-cell table:formula="of:=MAX([.Y122];[.X123]+[.Y122])" office:value-type="float" office:value="185" calcext:value-type="float">
            <text:p>185</text:p>
          </table:table-cell>
          <table:table-cell table:formula="of:=MAX([.Z122];[.Y123]+[.Z122])" office:value-type="float" office:value="450" calcext:value-type="float">
            <text:p>450</text:p>
          </table:table-cell>
          <table:table-cell table:formula="of:=MAX([.AA122];[.Z123]+[.AA122])" office:value-type="float" office:value="727" calcext:value-type="float">
            <text:p>727</text:p>
          </table:table-cell>
          <table:table-cell table:formula="of:=MAX([.AB122];[.AA123]+[.AB122])" office:value-type="float" office:value="-3427" calcext:value-type="float">
            <text:p>-3427</text:p>
          </table:table-cell>
          <table:table-cell table:formula="of:=MAX([.AC122];[.AB123]+[.AC122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22];[.AS123]+[.AT122])" office:value-type="float" office:value="-2285" calcext:value-type="float">
            <text:p>-2285</text:p>
          </table:table-cell>
          <table:table-cell table:formula="of:=MAX([.AU122];[.AT123]+[.AU122])" office:value-type="float" office:value="-2413" calcext:value-type="float">
            <text:p>-2413</text:p>
          </table:table-cell>
          <table:table-cell table:formula="of:=MAX([.AV122];[.AU123]+[.AV122])" office:value-type="float" office:value="-8734" calcext:value-type="float">
            <text:p>-8734</text:p>
          </table:table-cell>
          <table:table-cell table:style-name="ce2" table:formula="of:=[.AV123]" office:value-type="float" office:value="-8734" calcext:value-type="float">
            <text:p>-8734</text:p>
          </table:table-cell>
          <table:table-cell table:style-name="ce2" table:formula="of:=[.AW123]" office:value-type="float" office:value="-8734" calcext:value-type="float">
            <text:p>-8734</text:p>
          </table:table-cell>
          <table:table-cell table:formula="of:=MAX([.AY122];[.AX123]+[.AY122])" office:value-type="float" office:value="-6250" calcext:value-type="float">
            <text:p>-6250</text:p>
          </table:table-cell>
          <table:table-cell table:formula="of:=MAX([.AZ122];[.AY123]+[.AZ122])" office:value-type="float" office:value="-38" calcext:value-type="float">
            <text:p>-38</text:p>
          </table:table-cell>
          <table:table-cell table:formula="of:=MAX([.BA122];[.AZ123]+[.BA122])" office:value-type="float" office:value="-3089" calcext:value-type="float">
            <text:p>-3089</text:p>
          </table:table-cell>
          <table:table-cell table:formula="of:=MAX([.BB122];[.BA123]+[.BB122])" office:value-type="float" office:value="-6761" calcext:value-type="float">
            <text:p>-6761</text:p>
          </table:table-cell>
          <table:table-cell table:formula="of:=MAX([.BC122];[.BB123]+[.BC122])" office:value-type="float" office:value="2326" calcext:value-type="float">
            <text:p>2326</text:p>
          </table:table-cell>
          <table:table-cell table:formula="of:=MAX([.BD122];[.BC123]+[.BD122])" office:value-type="float" office:value="117" calcext:value-type="float">
            <text:p>117</text:p>
          </table:table-cell>
          <table:table-cell table:formula="of:=MAX([.BE122];[.BD123]+[.BE122])" office:value-type="float" office:value="-7845" calcext:value-type="float">
            <text:p>-7845</text:p>
          </table:table-cell>
          <table:table-cell table:formula="of:=MAX([.BF122];[.BE123]+[.BF122])" office:value-type="float" office:value="-929" calcext:value-type="float">
            <text:p>-929</text:p>
          </table:table-cell>
          <table:table-cell table:style-name="ce2" table:formula="of:=[.BF123]" office:value-type="float" office:value="-929" calcext:value-type="float">
            <text:p>-929</text:p>
          </table:table-cell>
          <table:table-cell table:formula="of:=MAX([.BH122];[.BG123]+[.BH122])" office:value-type="float" office:value="-391" calcext:value-type="float">
            <text:p>-391</text:p>
          </table:table-cell>
          <table:table-cell table:formula="of:=MAX([.BI122];[.BH123]+[.BI122])" office:value-type="float" office:value="-6415" calcext:value-type="float">
            <text:p>-6415</text:p>
          </table:table-cell>
          <table:table-cell table:style-name="ce2" table:formula="of:=[.BI123]" office:value-type="float" office:value="-6415" calcext:value-type="float">
            <text:p>-6415</text:p>
          </table:table-cell>
          <table:table-cell table:style-name="ce2" table:formula="of:=[.BJ123]" office:value-type="float" office:value="-6415" calcext:value-type="float">
            <text:p>-6415</text:p>
          </table:table-cell>
          <table:table-cell table:style-name="ce2" table:formula="of:=[.BK123]" office:value-type="float" office:value="-6415" calcext:value-type="float">
            <text:p>-6415</text:p>
          </table:table-cell>
          <table:table-cell table:formula="of:=MAX([.BM122];[.BL123]+[.BM122])" office:value-type="float" office:value="-3318" calcext:value-type="float">
            <text:p>-3318</text:p>
          </table:table-cell>
          <table:table-cell table:formula="of:=MAX([.BN122];[.BM123]+[.BN122])" office:value-type="float" office:value="-8572" calcext:value-type="float">
            <text:p>-8572</text:p>
          </table:table-cell>
          <table:table-cell table:style-name="ce2" table:formula="of:=[.BN123]" office:value-type="float" office:value="-8572" calcext:value-type="float">
            <text:p>-8572</text:p>
          </table:table-cell>
          <table:table-cell table:style-name="ce2" table:formula="of:=[.BO123]" office:value-type="float" office:value="-8572" calcext:value-type="float">
            <text:p>-8572</text:p>
          </table:table-cell>
          <table:table-cell table:formula="of:=MAX([.BQ122];[.BP123]+[.BQ122])" office:value-type="float" office:value="-1512" calcext:value-type="float">
            <text:p>-1512</text:p>
          </table:table-cell>
          <table:table-cell table:formula="of:=MAX([.BR122];[.BQ123]+[.BR122])" office:value-type="float" office:value="-2937" calcext:value-type="float">
            <text:p>-2937</text:p>
          </table:table-cell>
          <table:table-cell table:formula="of:=MAX([.BS122];[.BR123]+[.BS122])" office:value-type="float" office:value="-5897" calcext:value-type="float">
            <text:p>-5897</text:p>
          </table:table-cell>
          <table:table-cell table:style-name="ce2" table:formula="of:=[.BS123]" office:value-type="float" office:value="-5897" calcext:value-type="float">
            <text:p>-5897</text:p>
          </table:table-cell>
          <table:table-cell table:formula="of:=MAX([.BU122];[.BT123]+[.BU122])" office:value-type="float" office:value="-7054" calcext:value-type="float">
            <text:p>-7054</text:p>
          </table:table-cell>
          <table:table-cell table:formula="of:=MAX([.BV122];[.BU123]+[.BV122])" office:value-type="float" office:value="912" calcext:value-type="float">
            <text:p>912</text:p>
          </table:table-cell>
          <table:table-cell table:formula="of:=MAX([.BW122];[.BV123]+[.BW122])" office:value-type="float" office:value="-7951" calcext:value-type="float">
            <text:p>-7951</text:p>
          </table:table-cell>
          <table:table-cell table:formula="of:=MAX([.BX122];[.BW123]+[.BX122])" office:value-type="float" office:value="-4893" calcext:value-type="float">
            <text:p>-4893</text:p>
          </table:table-cell>
          <table:table-cell table:formula="of:=MAX([.BY122];[.BX123]+[.BY122])" office:value-type="float" office:value="2963" calcext:value-type="float">
            <text:p>2963</text:p>
          </table:table-cell>
          <table:table-cell table:formula="of:=MAX([.BZ122];[.BY123]+[.BZ122])" office:value-type="float" office:value="-5864" calcext:value-type="float">
            <text:p>-5864</text:p>
          </table:table-cell>
          <table:table-cell table:formula="of:=MAX([.CA122];[.BZ123]+[.CA122])" office:value-type="float" office:value="-8376" calcext:value-type="float">
            <text:p>-8376</text:p>
          </table:table-cell>
          <table:table-cell table:style-name="ce2" table:formula="of:=[.CA123]" office:value-type="float" office:value="-8376" calcext:value-type="float">
            <text:p>-8376</text:p>
          </table:table-cell>
          <table:table-cell table:formula="of:=MAX([.CC122];[.CB123]+[.CC122])" office:value-type="float" office:value="-8906" calcext:value-type="float">
            <text:p>-8906</text:p>
          </table:table-cell>
          <table:table-cell table:style-name="ce2" table:formula="of:=[.CC123]" office:value-type="float" office:value="-8906" calcext:value-type="float">
            <text:p>-8906</text:p>
          </table:table-cell>
          <table:table-cell table:style-name="ce2" table:formula="of:=[.CD123]" office:value-type="float" office:value="-8906" calcext:value-type="float">
            <text:p>-8906</text:p>
          </table:table-cell>
          <table:table-cell table:style-name="ce2" table:formula="of:=[.CE123]" office:value-type="float" office:value="-8906" calcext:value-type="float">
            <text:p>-8906</text:p>
          </table:table-cell>
          <table:table-cell table:style-name="ce2" table:formula="of:=[.CF123]" office:value-type="float" office:value="-8906" calcext:value-type="float">
            <text:p>-8906</text:p>
          </table:table-cell>
          <table:table-cell table:style-name="ce2" table:formula="of:=[.CG123]" office:value-type="float" office:value="-8906" calcext:value-type="float">
            <text:p>-8906</text:p>
          </table:table-cell>
          <table:table-cell table:style-name="ce2" table:formula="of:=[.CH123]" office:value-type="float" office:value="-8906" calcext:value-type="float">
            <text:p>-8906</text:p>
          </table:table-cell>
          <table:table-cell table:style-name="ce2" table:formula="of:=[.CI123]" office:value-type="float" office:value="-8906" calcext:value-type="float">
            <text:p>-8906</text:p>
          </table:table-cell>
          <table:table-cell table:style-name="ce2" table:formula="of:=[.CJ123]" office:value-type="float" office:value="-8906" calcext:value-type="float">
            <text:p>-8906</text:p>
          </table:table-cell>
          <table:table-cell table:style-name="ce2" table:formula="of:=[.CK123]" office:value-type="float" office:value="-8906" calcext:value-type="float">
            <text:p>-8906</text:p>
          </table:table-cell>
          <table:table-cell table:style-name="ce2" table:formula="of:=[.CL123]" office:value-type="float" office:value="-8906" calcext:value-type="float">
            <text:p>-8906</text:p>
          </table:table-cell>
          <table:table-cell table:style-name="ce2" table:formula="of:=[.CM123]" office:value-type="float" office:value="-8906" calcext:value-type="float">
            <text:p>-8906</text:p>
          </table:table-cell>
          <table:table-cell table:style-name="ce2" table:formula="of:=[.CN123]" office:value-type="float" office:value="-8906" calcext:value-type="float">
            <text:p>-8906</text:p>
          </table:table-cell>
          <table:table-cell table:style-name="ce2" table:formula="of:=[.CO123]" office:value-type="float" office:value="-8906" calcext:value-type="float">
            <text:p>-8906</text:p>
          </table:table-cell>
          <table:table-cell table:style-name="ce2" table:formula="of:=[.CP123]" office:value-type="float" office:value="-8906" calcext:value-type="float">
            <text:p>-8906</text:p>
          </table:table-cell>
          <table:table-cell table:style-name="ce2" table:formula="of:=[.CQ123]" office:value-type="float" office:value="-8906" calcext:value-type="float">
            <text:p>-8906</text:p>
          </table:table-cell>
          <table:table-cell table:style-name="ce2" table:formula="of:=[.CR123]" office:value-type="float" office:value="-8906" calcext:value-type="float">
            <text:p>-8906</text:p>
          </table:table-cell>
          <table:table-cell table:style-name="ce2" table:formula="of:=[.CS123]" office:value-type="float" office:value="-8906" calcext:value-type="float">
            <text:p>-8906</text:p>
          </table:table-cell>
          <table:table-cell table:formula="of:=MAX([.CU122];[.CT123]+[.CU122])" office:value-type="float" office:value="-9520" calcext:value-type="float">
            <text:p>-9520</text:p>
          </table:table-cell>
          <table:table-cell table:formula="of:=MAX([.CV122];[.CU123]+[.CV122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23:.CV123])" office:value-type="float" office:value="4982" calcext:value-type="float">
            <text:p>4982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26];[.B127]+[.C126])" office:value-type="float" office:value="-9334" calcext:value-type="float">
            <text:p>-9334</text:p>
          </table:table-cell>
          <table:table-cell table:formula="of:=MAX([.D126];[.C127]+[.D126])" office:value-type="float" office:value="-9146" calcext:value-type="float">
            <text:p>-9146</text:p>
          </table:table-cell>
          <table:table-cell table:style-name="ce2" table:formula="of:=[.D127]" office:value-type="float" office:value="-9146" calcext:value-type="float">
            <text:p>-9146</text:p>
          </table:table-cell>
          <table:table-cell table:style-name="ce2" table:formula="of:=[.E127]" office:value-type="float" office:value="-9146" calcext:value-type="float">
            <text:p>-9146</text:p>
          </table:table-cell>
          <table:table-cell table:style-name="ce2" table:formula="of:=[.F127]" office:value-type="float" office:value="-9146" calcext:value-type="float">
            <text:p>-9146</text:p>
          </table:table-cell>
          <table:table-cell table:style-name="ce2" table:formula="of:=[.G127]" office:value-type="float" office:value="-9146" calcext:value-type="float">
            <text:p>-9146</text:p>
          </table:table-cell>
          <table:table-cell table:style-name="ce2" table:formula="of:=[.H127]" office:value-type="float" office:value="-9146" calcext:value-type="float">
            <text:p>-9146</text:p>
          </table:table-cell>
          <table:table-cell table:formula="of:=MAX([.J126];[.I127]+[.J126])" office:value-type="float" office:value="-4643" calcext:value-type="float">
            <text:p>-4643</text:p>
          </table:table-cell>
          <table:table-cell table:formula="of:=MAX([.K126];[.J127]+[.K126])" office:value-type="float" office:value="-8916" calcext:value-type="float">
            <text:p>-8916</text:p>
          </table:table-cell>
          <table:table-cell table:formula="of:=MAX([.L126];[.K127]+[.L126])" office:value-type="float" office:value="-8072" calcext:value-type="float">
            <text:p>-8072</text:p>
          </table:table-cell>
          <table:table-cell table:style-name="ce6" table:formula="of:=[.L127]" office:value-type="float" office:value="-8072" calcext:value-type="float">
            <text:p>-8072</text:p>
          </table:table-cell>
          <table:table-cell table:style-name="ce6" table:formula="of:=[.M127]" office:value-type="float" office:value="-8072" calcext:value-type="float">
            <text:p>-8072</text:p>
          </table:table-cell>
          <table:table-cell table:style-name="ce6" table:formula="of:=[.N127]" office:value-type="float" office:value="-8072" calcext:value-type="float">
            <text:p>-8072</text:p>
          </table:table-cell>
          <table:table-cell table:formula="of:=MAX([.P126];[.O127]+[.P126])" office:value-type="float" office:value="-2633" calcext:value-type="float">
            <text:p>-2633</text:p>
          </table:table-cell>
          <table:table-cell table:formula="of:=MAX([.Q126];[.P127]+[.Q126])" office:value-type="float" office:value="-8910" calcext:value-type="float">
            <text:p>-8910</text:p>
          </table:table-cell>
          <table:table-cell table:formula="of:=MAX([.R126];[.Q127]+[.R126])" office:value-type="float" office:value="-7310" calcext:value-type="float">
            <text:p>-7310</text:p>
          </table:table-cell>
          <table:table-cell table:style-name="ce2" table:formula="of:=[.R127]" office:value-type="float" office:value="-7310" calcext:value-type="float">
            <text:p>-7310</text:p>
          </table:table-cell>
          <table:table-cell table:formula="of:=MAX([.T126];[.S127]+[.T126])" office:value-type="float" office:value="-5096" calcext:value-type="float">
            <text:p>-5096</text:p>
          </table:table-cell>
          <table:table-cell table:style-name="ce2" table:formula="of:=[.T127]" office:value-type="float" office:value="-5096" calcext:value-type="float">
            <text:p>-5096</text:p>
          </table:table-cell>
          <table:table-cell table:formula="of:=MAX([.V126];[.U127]+[.V126])" office:value-type="float" office:value="-7834" calcext:value-type="float">
            <text:p>-7834</text:p>
          </table:table-cell>
          <table:table-cell table:style-name="ce2" table:formula="of:=[.V127]" office:value-type="float" office:value="-7834" calcext:value-type="float">
            <text:p>-7834</text:p>
          </table:table-cell>
          <table:table-cell table:formula="of:=MAX([.X126];[.W127]+[.X126])" office:value-type="float" office:value="-8360" calcext:value-type="float">
            <text:p>-8360</text:p>
          </table:table-cell>
          <table:table-cell table:formula="of:=MAX([.Y126];[.X127]+[.Y126])" office:value-type="float" office:value="185" calcext:value-type="float">
            <text:p>185</text:p>
          </table:table-cell>
          <table:table-cell table:formula="of:=MAX([.Z126];[.Y127]+[.Z126])" office:value-type="float" office:value="450" calcext:value-type="float">
            <text:p>450</text:p>
          </table:table-cell>
          <table:table-cell table:formula="of:=MAX([.AA126];[.Z127]+[.AA126])" office:value-type="float" office:value="727" calcext:value-type="float">
            <text:p>727</text:p>
          </table:table-cell>
          <table:table-cell table:formula="of:=MAX([.AB126];[.AA127]+[.AB126])" office:value-type="float" office:value="-3427" calcext:value-type="float">
            <text:p>-3427</text:p>
          </table:table-cell>
          <table:table-cell table:formula="of:=MAX([.AC126];[.AB127]+[.AC126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26];[.AS127]+[.AT126])" office:value-type="float" office:value="-2285" calcext:value-type="float">
            <text:p>-2285</text:p>
          </table:table-cell>
          <table:table-cell table:formula="of:=MAX([.AU126];[.AT127]+[.AU126])" office:value-type="float" office:value="-2413" calcext:value-type="float">
            <text:p>-2413</text:p>
          </table:table-cell>
          <table:table-cell table:formula="of:=MAX([.AV126];[.AU127]+[.AV126])" office:value-type="float" office:value="-8734" calcext:value-type="float">
            <text:p>-8734</text:p>
          </table:table-cell>
          <table:table-cell table:style-name="ce2" table:formula="of:=[.AV127]" office:value-type="float" office:value="-8734" calcext:value-type="float">
            <text:p>-8734</text:p>
          </table:table-cell>
          <table:table-cell table:style-name="ce2" table:formula="of:=[.AW127]" office:value-type="float" office:value="-8734" calcext:value-type="float">
            <text:p>-8734</text:p>
          </table:table-cell>
          <table:table-cell table:formula="of:=MAX([.AY126];[.AX127]+[.AY126])" office:value-type="float" office:value="-6250" calcext:value-type="float">
            <text:p>-6250</text:p>
          </table:table-cell>
          <table:table-cell table:formula="of:=MAX([.AZ126];[.AY127]+[.AZ126])" office:value-type="float" office:value="-38" calcext:value-type="float">
            <text:p>-38</text:p>
          </table:table-cell>
          <table:table-cell table:formula="of:=MAX([.BA126];[.AZ127]+[.BA126])" office:value-type="float" office:value="-3089" calcext:value-type="float">
            <text:p>-3089</text:p>
          </table:table-cell>
          <table:table-cell table:formula="of:=MAX([.BB126];[.BA127]+[.BB126])" office:value-type="float" office:value="-6761" calcext:value-type="float">
            <text:p>-6761</text:p>
          </table:table-cell>
          <table:table-cell table:formula="of:=MAX([.BC126];[.BB127]+[.BC126])" office:value-type="float" office:value="2326" calcext:value-type="float">
            <text:p>2326</text:p>
          </table:table-cell>
          <table:table-cell table:formula="of:=MAX([.BD126];[.BC127]+[.BD126])" office:value-type="float" office:value="117" calcext:value-type="float">
            <text:p>117</text:p>
          </table:table-cell>
          <table:table-cell table:formula="of:=MAX([.BE126];[.BD127]+[.BE126])" office:value-type="float" office:value="-7845" calcext:value-type="float">
            <text:p>-7845</text:p>
          </table:table-cell>
          <table:table-cell table:formula="of:=MAX([.BF126];[.BE127]+[.BF126])" office:value-type="float" office:value="-929" calcext:value-type="float">
            <text:p>-929</text:p>
          </table:table-cell>
          <table:table-cell table:style-name="ce2" table:formula="of:=[.BF127]" office:value-type="float" office:value="-929" calcext:value-type="float">
            <text:p>-929</text:p>
          </table:table-cell>
          <table:table-cell table:formula="of:=MAX([.BH126];[.BG127]+[.BH126])" office:value-type="float" office:value="-391" calcext:value-type="float">
            <text:p>-391</text:p>
          </table:table-cell>
          <table:table-cell table:formula="of:=MAX([.BI126];[.BH127]+[.BI126])" office:value-type="float" office:value="-6415" calcext:value-type="float">
            <text:p>-6415</text:p>
          </table:table-cell>
          <table:table-cell table:style-name="ce2" table:formula="of:=[.BI127]" office:value-type="float" office:value="-6415" calcext:value-type="float">
            <text:p>-6415</text:p>
          </table:table-cell>
          <table:table-cell table:style-name="ce2" table:formula="of:=[.BJ127]" office:value-type="float" office:value="-6415" calcext:value-type="float">
            <text:p>-6415</text:p>
          </table:table-cell>
          <table:table-cell table:style-name="ce2" table:formula="of:=[.BK127]" office:value-type="float" office:value="-6415" calcext:value-type="float">
            <text:p>-6415</text:p>
          </table:table-cell>
          <table:table-cell table:formula="of:=MAX([.BM126];[.BL127]+[.BM126])" office:value-type="float" office:value="-3318" calcext:value-type="float">
            <text:p>-3318</text:p>
          </table:table-cell>
          <table:table-cell table:formula="of:=MAX([.BN126];[.BM127]+[.BN126])" office:value-type="float" office:value="-8572" calcext:value-type="float">
            <text:p>-8572</text:p>
          </table:table-cell>
          <table:table-cell table:style-name="ce2" table:formula="of:=[.BN127]" office:value-type="float" office:value="-8572" calcext:value-type="float">
            <text:p>-8572</text:p>
          </table:table-cell>
          <table:table-cell table:style-name="ce2" table:formula="of:=[.BO127]" office:value-type="float" office:value="-8572" calcext:value-type="float">
            <text:p>-8572</text:p>
          </table:table-cell>
          <table:table-cell table:formula="of:=MAX([.BQ126];[.BP127]+[.BQ126])" office:value-type="float" office:value="-1512" calcext:value-type="float">
            <text:p>-1512</text:p>
          </table:table-cell>
          <table:table-cell table:formula="of:=MAX([.BR126];[.BQ127]+[.BR126])" office:value-type="float" office:value="-2937" calcext:value-type="float">
            <text:p>-2937</text:p>
          </table:table-cell>
          <table:table-cell table:formula="of:=MAX([.BS126];[.BR127]+[.BS126])" office:value-type="float" office:value="-5897" calcext:value-type="float">
            <text:p>-5897</text:p>
          </table:table-cell>
          <table:table-cell table:style-name="ce2" table:formula="of:=[.BS127]" office:value-type="float" office:value="-5897" calcext:value-type="float">
            <text:p>-5897</text:p>
          </table:table-cell>
          <table:table-cell table:formula="of:=MAX([.BU126];[.BT127]+[.BU126])" office:value-type="float" office:value="-7054" calcext:value-type="float">
            <text:p>-7054</text:p>
          </table:table-cell>
          <table:table-cell table:formula="of:=MAX([.BV126];[.BU127]+[.BV126])" office:value-type="float" office:value="912" calcext:value-type="float">
            <text:p>912</text:p>
          </table:table-cell>
          <table:table-cell table:formula="of:=MAX([.BW126];[.BV127]+[.BW126])" office:value-type="float" office:value="-7951" calcext:value-type="float">
            <text:p>-7951</text:p>
          </table:table-cell>
          <table:table-cell table:formula="of:=MAX([.BX126];[.BW127]+[.BX126])" office:value-type="float" office:value="-4893" calcext:value-type="float">
            <text:p>-4893</text:p>
          </table:table-cell>
          <table:table-cell table:formula="of:=MAX([.BY126];[.BX127]+[.BY126])" office:value-type="float" office:value="2963" calcext:value-type="float">
            <text:p>2963</text:p>
          </table:table-cell>
          <table:table-cell table:formula="of:=MAX([.BZ126];[.BY127]+[.BZ126])" office:value-type="float" office:value="-5864" calcext:value-type="float">
            <text:p>-5864</text:p>
          </table:table-cell>
          <table:table-cell table:formula="of:=MAX([.CA126];[.BZ127]+[.CA126])" office:value-type="float" office:value="-8376" calcext:value-type="float">
            <text:p>-8376</text:p>
          </table:table-cell>
          <table:table-cell table:style-name="ce2" table:formula="of:=[.CA127]" office:value-type="float" office:value="-8376" calcext:value-type="float">
            <text:p>-8376</text:p>
          </table:table-cell>
          <table:table-cell table:formula="of:=MAX([.CC126];[.CB127]+[.CC126])" office:value-type="float" office:value="-8906" calcext:value-type="float">
            <text:p>-8906</text:p>
          </table:table-cell>
          <table:table-cell table:style-name="ce2" table:formula="of:=[.CC127]" office:value-type="float" office:value="-8906" calcext:value-type="float">
            <text:p>-8906</text:p>
          </table:table-cell>
          <table:table-cell table:style-name="ce2" table:formula="of:=[.CD127]" office:value-type="float" office:value="-8906" calcext:value-type="float">
            <text:p>-8906</text:p>
          </table:table-cell>
          <table:table-cell table:style-name="ce2" table:formula="of:=[.CE127]" office:value-type="float" office:value="-8906" calcext:value-type="float">
            <text:p>-8906</text:p>
          </table:table-cell>
          <table:table-cell table:style-name="ce2" table:formula="of:=[.CF127]" office:value-type="float" office:value="-8906" calcext:value-type="float">
            <text:p>-8906</text:p>
          </table:table-cell>
          <table:table-cell table:style-name="ce2" table:formula="of:=[.CG127]" office:value-type="float" office:value="-8906" calcext:value-type="float">
            <text:p>-8906</text:p>
          </table:table-cell>
          <table:table-cell table:style-name="ce2" table:formula="of:=[.CH127]" office:value-type="float" office:value="-8906" calcext:value-type="float">
            <text:p>-8906</text:p>
          </table:table-cell>
          <table:table-cell table:style-name="ce2" table:formula="of:=[.CI127]" office:value-type="float" office:value="-8906" calcext:value-type="float">
            <text:p>-8906</text:p>
          </table:table-cell>
          <table:table-cell table:style-name="ce2" table:formula="of:=[.CJ127]" office:value-type="float" office:value="-8906" calcext:value-type="float">
            <text:p>-8906</text:p>
          </table:table-cell>
          <table:table-cell table:style-name="ce2" table:formula="of:=[.CK127]" office:value-type="float" office:value="-8906" calcext:value-type="float">
            <text:p>-8906</text:p>
          </table:table-cell>
          <table:table-cell table:style-name="ce2" table:formula="of:=[.CL127]" office:value-type="float" office:value="-8906" calcext:value-type="float">
            <text:p>-8906</text:p>
          </table:table-cell>
          <table:table-cell table:style-name="ce2" table:formula="of:=[.CM127]" office:value-type="float" office:value="-8906" calcext:value-type="float">
            <text:p>-8906</text:p>
          </table:table-cell>
          <table:table-cell table:style-name="ce2" table:formula="of:=[.CN127]" office:value-type="float" office:value="-8906" calcext:value-type="float">
            <text:p>-8906</text:p>
          </table:table-cell>
          <table:table-cell table:style-name="ce2" table:formula="of:=[.CO127]" office:value-type="float" office:value="-8906" calcext:value-type="float">
            <text:p>-8906</text:p>
          </table:table-cell>
          <table:table-cell table:style-name="ce2" table:formula="of:=[.CP127]" office:value-type="float" office:value="-8906" calcext:value-type="float">
            <text:p>-8906</text:p>
          </table:table-cell>
          <table:table-cell table:style-name="ce2" table:formula="of:=[.CQ127]" office:value-type="float" office:value="-8906" calcext:value-type="float">
            <text:p>-8906</text:p>
          </table:table-cell>
          <table:table-cell table:style-name="ce2" table:formula="of:=[.CR127]" office:value-type="float" office:value="-8906" calcext:value-type="float">
            <text:p>-8906</text:p>
          </table:table-cell>
          <table:table-cell table:style-name="ce2" table:formula="of:=[.CS127]" office:value-type="float" office:value="-8906" calcext:value-type="float">
            <text:p>-8906</text:p>
          </table:table-cell>
          <table:table-cell table:formula="of:=MAX([.CU126];[.CT127]+[.CU126])" office:value-type="float" office:value="-9520" calcext:value-type="float">
            <text:p>-9520</text:p>
          </table:table-cell>
          <table:table-cell table:formula="of:=MAX([.CV126];[.CU127]+[.CV126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27:.CV127])" office:value-type="float" office:value="2963" calcext:value-type="float">
            <text:p>2963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30];[.B131]+[.C130])" office:value-type="float" office:value="-9334" calcext:value-type="float">
            <text:p>-9334</text:p>
          </table:table-cell>
          <table:table-cell table:formula="of:=MAX([.D130];[.C131]+[.D130])" office:value-type="float" office:value="-9146" calcext:value-type="float">
            <text:p>-9146</text:p>
          </table:table-cell>
          <table:table-cell table:style-name="ce2" table:formula="of:=[.D131]" office:value-type="float" office:value="-9146" calcext:value-type="float">
            <text:p>-9146</text:p>
          </table:table-cell>
          <table:table-cell table:style-name="ce2" table:formula="of:=[.E131]" office:value-type="float" office:value="-9146" calcext:value-type="float">
            <text:p>-9146</text:p>
          </table:table-cell>
          <table:table-cell table:style-name="ce2" table:formula="of:=[.F131]" office:value-type="float" office:value="-9146" calcext:value-type="float">
            <text:p>-9146</text:p>
          </table:table-cell>
          <table:table-cell table:style-name="ce2" table:formula="of:=[.G131]" office:value-type="float" office:value="-9146" calcext:value-type="float">
            <text:p>-9146</text:p>
          </table:table-cell>
          <table:table-cell table:style-name="ce2" table:formula="of:=[.H131]" office:value-type="float" office:value="-9146" calcext:value-type="float">
            <text:p>-9146</text:p>
          </table:table-cell>
          <table:table-cell table:formula="of:=MAX([.J130];[.I131]+[.J130])" office:value-type="float" office:value="-4643" calcext:value-type="float">
            <text:p>-4643</text:p>
          </table:table-cell>
          <table:table-cell table:formula="of:=MAX([.K130];[.J131]+[.K130])" office:value-type="float" office:value="-8916" calcext:value-type="float">
            <text:p>-8916</text:p>
          </table:table-cell>
          <table:table-cell table:formula="of:=MAX([.L130];[.K131]+[.L130])" office:value-type="float" office:value="-8072" calcext:value-type="float">
            <text:p>-8072</text:p>
          </table:table-cell>
          <table:table-cell table:style-name="ce6" table:formula="of:=[.L131]" office:value-type="float" office:value="-8072" calcext:value-type="float">
            <text:p>-8072</text:p>
          </table:table-cell>
          <table:table-cell table:style-name="ce6" table:formula="of:=[.M131]" office:value-type="float" office:value="-8072" calcext:value-type="float">
            <text:p>-8072</text:p>
          </table:table-cell>
          <table:table-cell table:style-name="ce6" table:formula="of:=[.N131]" office:value-type="float" office:value="-8072" calcext:value-type="float">
            <text:p>-8072</text:p>
          </table:table-cell>
          <table:table-cell table:formula="of:=MAX([.P130];[.O131]+[.P130])" office:value-type="float" office:value="-2633" calcext:value-type="float">
            <text:p>-2633</text:p>
          </table:table-cell>
          <table:table-cell table:formula="of:=MAX([.Q130];[.P131]+[.Q130])" office:value-type="float" office:value="-8910" calcext:value-type="float">
            <text:p>-8910</text:p>
          </table:table-cell>
          <table:table-cell table:formula="of:=MAX([.R130];[.Q131]+[.R130])" office:value-type="float" office:value="-7310" calcext:value-type="float">
            <text:p>-7310</text:p>
          </table:table-cell>
          <table:table-cell table:style-name="ce2" table:formula="of:=[.R131]" office:value-type="float" office:value="-7310" calcext:value-type="float">
            <text:p>-7310</text:p>
          </table:table-cell>
          <table:table-cell table:formula="of:=MAX([.T130];[.S131]+[.T130])" office:value-type="float" office:value="-5096" calcext:value-type="float">
            <text:p>-5096</text:p>
          </table:table-cell>
          <table:table-cell table:style-name="ce2" table:formula="of:=[.T131]" office:value-type="float" office:value="-5096" calcext:value-type="float">
            <text:p>-5096</text:p>
          </table:table-cell>
          <table:table-cell table:formula="of:=MAX([.V130];[.U131]+[.V130])" office:value-type="float" office:value="-7834" calcext:value-type="float">
            <text:p>-7834</text:p>
          </table:table-cell>
          <table:table-cell table:style-name="ce2" table:formula="of:=[.V131]" office:value-type="float" office:value="-7834" calcext:value-type="float">
            <text:p>-7834</text:p>
          </table:table-cell>
          <table:table-cell table:formula="of:=MAX([.X130];[.W131]+[.X130])" office:value-type="float" office:value="-8360" calcext:value-type="float">
            <text:p>-8360</text:p>
          </table:table-cell>
          <table:table-cell table:formula="of:=MAX([.Y130];[.X131]+[.Y130])" office:value-type="float" office:value="185" calcext:value-type="float">
            <text:p>185</text:p>
          </table:table-cell>
          <table:table-cell table:formula="of:=MAX([.Z130];[.Y131]+[.Z130])" office:value-type="float" office:value="450" calcext:value-type="float">
            <text:p>450</text:p>
          </table:table-cell>
          <table:table-cell table:formula="of:=MAX([.AA130];[.Z131]+[.AA130])" office:value-type="float" office:value="727" calcext:value-type="float">
            <text:p>727</text:p>
          </table:table-cell>
          <table:table-cell table:formula="of:=MAX([.AB130];[.AA131]+[.AB130])" office:value-type="float" office:value="-3427" calcext:value-type="float">
            <text:p>-3427</text:p>
          </table:table-cell>
          <table:table-cell table:formula="of:=MAX([.AC130];[.AB131]+[.AC130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30];[.AS131]+[.AT130])" office:value-type="float" office:value="-2285" calcext:value-type="float">
            <text:p>-2285</text:p>
          </table:table-cell>
          <table:table-cell table:formula="of:=MAX([.AU130];[.AT131]+[.AU130])" office:value-type="float" office:value="-2413" calcext:value-type="float">
            <text:p>-2413</text:p>
          </table:table-cell>
          <table:table-cell table:formula="of:=MAX([.AV130];[.AU131]+[.AV130])" office:value-type="float" office:value="-8734" calcext:value-type="float">
            <text:p>-8734</text:p>
          </table:table-cell>
          <table:table-cell table:style-name="ce2" table:formula="of:=[.AV131]" office:value-type="float" office:value="-8734" calcext:value-type="float">
            <text:p>-8734</text:p>
          </table:table-cell>
          <table:table-cell table:style-name="ce2" table:formula="of:=[.AW131]" office:value-type="float" office:value="-8734" calcext:value-type="float">
            <text:p>-8734</text:p>
          </table:table-cell>
          <table:table-cell table:formula="of:=MAX([.AY130];[.AX131]+[.AY130])" office:value-type="float" office:value="-6250" calcext:value-type="float">
            <text:p>-6250</text:p>
          </table:table-cell>
          <table:table-cell table:formula="of:=MAX([.AZ130];[.AY131]+[.AZ130])" office:value-type="float" office:value="-38" calcext:value-type="float">
            <text:p>-38</text:p>
          </table:table-cell>
          <table:table-cell table:formula="of:=MAX([.BA130];[.AZ131]+[.BA130])" office:value-type="float" office:value="-3089" calcext:value-type="float">
            <text:p>-3089</text:p>
          </table:table-cell>
          <table:table-cell table:formula="of:=MAX([.BB130];[.BA131]+[.BB130])" office:value-type="float" office:value="-6761" calcext:value-type="float">
            <text:p>-6761</text:p>
          </table:table-cell>
          <table:table-cell table:formula="of:=MAX([.BC130];[.BB131]+[.BC130])" office:value-type="float" office:value="2326" calcext:value-type="float">
            <text:p>2326</text:p>
          </table:table-cell>
          <table:table-cell table:formula="of:=MAX([.BD130];[.BC131]+[.BD130])" office:value-type="float" office:value="117" calcext:value-type="float">
            <text:p>117</text:p>
          </table:table-cell>
          <table:table-cell table:formula="of:=MAX([.BE130];[.BD131]+[.BE130])" office:value-type="float" office:value="-7845" calcext:value-type="float">
            <text:p>-7845</text:p>
          </table:table-cell>
          <table:table-cell table:formula="of:=MAX([.BF130];[.BE131]+[.BF130])" office:value-type="float" office:value="-929" calcext:value-type="float">
            <text:p>-929</text:p>
          </table:table-cell>
          <table:table-cell table:style-name="ce2" table:formula="of:=[.BF131]" office:value-type="float" office:value="-929" calcext:value-type="float">
            <text:p>-929</text:p>
          </table:table-cell>
          <table:table-cell table:formula="of:=MAX([.BH130];[.BG131]+[.BH130])" office:value-type="float" office:value="-391" calcext:value-type="float">
            <text:p>-391</text:p>
          </table:table-cell>
          <table:table-cell table:formula="of:=MAX([.BI130];[.BH131]+[.BI130])" office:value-type="float" office:value="-6415" calcext:value-type="float">
            <text:p>-6415</text:p>
          </table:table-cell>
          <table:table-cell table:style-name="ce2" table:formula="of:=[.BI131]" office:value-type="float" office:value="-6415" calcext:value-type="float">
            <text:p>-6415</text:p>
          </table:table-cell>
          <table:table-cell table:style-name="ce2" table:formula="of:=[.BJ131]" office:value-type="float" office:value="-6415" calcext:value-type="float">
            <text:p>-6415</text:p>
          </table:table-cell>
          <table:table-cell table:style-name="ce2" table:formula="of:=[.BK131]" office:value-type="float" office:value="-6415" calcext:value-type="float">
            <text:p>-6415</text:p>
          </table:table-cell>
          <table:table-cell table:formula="of:=MAX([.BM130];[.BL131]+[.BM130])" office:value-type="float" office:value="-3318" calcext:value-type="float">
            <text:p>-3318</text:p>
          </table:table-cell>
          <table:table-cell table:formula="of:=MAX([.BN130];[.BM131]+[.BN130])" office:value-type="float" office:value="-8572" calcext:value-type="float">
            <text:p>-8572</text:p>
          </table:table-cell>
          <table:table-cell table:style-name="ce2" table:formula="of:=[.BN131]" office:value-type="float" office:value="-8572" calcext:value-type="float">
            <text:p>-8572</text:p>
          </table:table-cell>
          <table:table-cell table:style-name="ce2" table:formula="of:=[.BO131]" office:value-type="float" office:value="-8572" calcext:value-type="float">
            <text:p>-8572</text:p>
          </table:table-cell>
          <table:table-cell table:formula="of:=MAX([.BQ130];[.BP131]+[.BQ130])" office:value-type="float" office:value="-1512" calcext:value-type="float">
            <text:p>-1512</text:p>
          </table:table-cell>
          <table:table-cell table:formula="of:=MAX([.BR130];[.BQ131]+[.BR130])" office:value-type="float" office:value="-2937" calcext:value-type="float">
            <text:p>-2937</text:p>
          </table:table-cell>
          <table:table-cell table:formula="of:=MAX([.BS130];[.BR131]+[.BS130])" office:value-type="float" office:value="-5897" calcext:value-type="float">
            <text:p>-5897</text:p>
          </table:table-cell>
          <table:table-cell table:style-name="ce2" table:formula="of:=[.BS131]" office:value-type="float" office:value="-5897" calcext:value-type="float">
            <text:p>-5897</text:p>
          </table:table-cell>
          <table:table-cell table:formula="of:=MAX([.BU130];[.BT131]+[.BU130])" office:value-type="float" office:value="-7054" calcext:value-type="float">
            <text:p>-7054</text:p>
          </table:table-cell>
          <table:table-cell table:formula="of:=MAX([.BV130];[.BU131]+[.BV130])" office:value-type="float" office:value="912" calcext:value-type="float">
            <text:p>912</text:p>
          </table:table-cell>
          <table:table-cell table:formula="of:=MAX([.BW130];[.BV131]+[.BW130])" office:value-type="float" office:value="-7951" calcext:value-type="float">
            <text:p>-7951</text:p>
          </table:table-cell>
          <table:table-cell table:formula="of:=MAX([.BX130];[.BW131]+[.BX130])" office:value-type="float" office:value="-4893" calcext:value-type="float">
            <text:p>-4893</text:p>
          </table:table-cell>
          <table:table-cell table:style-name="ce2" table:formula="of:=[.BX131]" office:value-type="float" office:value="-4893" calcext:value-type="float">
            <text:p>-4893</text:p>
          </table:table-cell>
          <table:table-cell table:formula="of:=MAX([.BZ130];[.BY131]+[.BZ130])" office:value-type="float" office:value="-8827" calcext:value-type="float">
            <text:p>-8827</text:p>
          </table:table-cell>
          <table:table-cell table:formula="of:=MAX([.CA130];[.BZ131]+[.CA130])" office:value-type="float" office:value="-8376" calcext:value-type="float">
            <text:p>-8376</text:p>
          </table:table-cell>
          <table:table-cell table:style-name="ce2" table:formula="of:=[.CA131]" office:value-type="float" office:value="-8376" calcext:value-type="float">
            <text:p>-8376</text:p>
          </table:table-cell>
          <table:table-cell table:formula="of:=MAX([.CC130];[.CB131]+[.CC130])" office:value-type="float" office:value="-8906" calcext:value-type="float">
            <text:p>-8906</text:p>
          </table:table-cell>
          <table:table-cell table:style-name="ce2" table:formula="of:=[.CC131]" office:value-type="float" office:value="-8906" calcext:value-type="float">
            <text:p>-8906</text:p>
          </table:table-cell>
          <table:table-cell table:style-name="ce2" table:formula="of:=[.CD131]" office:value-type="float" office:value="-8906" calcext:value-type="float">
            <text:p>-8906</text:p>
          </table:table-cell>
          <table:table-cell table:style-name="ce2" table:formula="of:=[.CE131]" office:value-type="float" office:value="-8906" calcext:value-type="float">
            <text:p>-8906</text:p>
          </table:table-cell>
          <table:table-cell table:style-name="ce2" table:formula="of:=[.CF131]" office:value-type="float" office:value="-8906" calcext:value-type="float">
            <text:p>-8906</text:p>
          </table:table-cell>
          <table:table-cell table:style-name="ce2" table:formula="of:=[.CG131]" office:value-type="float" office:value="-8906" calcext:value-type="float">
            <text:p>-8906</text:p>
          </table:table-cell>
          <table:table-cell table:style-name="ce2" table:formula="of:=[.CH131]" office:value-type="float" office:value="-8906" calcext:value-type="float">
            <text:p>-8906</text:p>
          </table:table-cell>
          <table:table-cell table:style-name="ce2" table:formula="of:=[.CI131]" office:value-type="float" office:value="-8906" calcext:value-type="float">
            <text:p>-8906</text:p>
          </table:table-cell>
          <table:table-cell table:style-name="ce2" table:formula="of:=[.CJ131]" office:value-type="float" office:value="-8906" calcext:value-type="float">
            <text:p>-8906</text:p>
          </table:table-cell>
          <table:table-cell table:style-name="ce2" table:formula="of:=[.CK131]" office:value-type="float" office:value="-8906" calcext:value-type="float">
            <text:p>-8906</text:p>
          </table:table-cell>
          <table:table-cell table:style-name="ce2" table:formula="of:=[.CL131]" office:value-type="float" office:value="-8906" calcext:value-type="float">
            <text:p>-8906</text:p>
          </table:table-cell>
          <table:table-cell table:style-name="ce2" table:formula="of:=[.CM131]" office:value-type="float" office:value="-8906" calcext:value-type="float">
            <text:p>-8906</text:p>
          </table:table-cell>
          <table:table-cell table:style-name="ce2" table:formula="of:=[.CN131]" office:value-type="float" office:value="-8906" calcext:value-type="float">
            <text:p>-8906</text:p>
          </table:table-cell>
          <table:table-cell table:style-name="ce2" table:formula="of:=[.CO131]" office:value-type="float" office:value="-8906" calcext:value-type="float">
            <text:p>-8906</text:p>
          </table:table-cell>
          <table:table-cell table:style-name="ce2" table:formula="of:=[.CP131]" office:value-type="float" office:value="-8906" calcext:value-type="float">
            <text:p>-8906</text:p>
          </table:table-cell>
          <table:table-cell table:style-name="ce2" table:formula="of:=[.CQ131]" office:value-type="float" office:value="-8906" calcext:value-type="float">
            <text:p>-8906</text:p>
          </table:table-cell>
          <table:table-cell table:style-name="ce2" table:formula="of:=[.CR131]" office:value-type="float" office:value="-8906" calcext:value-type="float">
            <text:p>-8906</text:p>
          </table:table-cell>
          <table:table-cell table:style-name="ce2" table:formula="of:=[.CS131]" office:value-type="float" office:value="-8906" calcext:value-type="float">
            <text:p>-8906</text:p>
          </table:table-cell>
          <table:table-cell table:formula="of:=MAX([.CU130];[.CT131]+[.CU130])" office:value-type="float" office:value="-9520" calcext:value-type="float">
            <text:p>-9520</text:p>
          </table:table-cell>
          <table:table-cell table:formula="of:=MAX([.CV130];[.CU131]+[.CV130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31:.CV131])" office:value-type="float" office:value="2326" calcext:value-type="float">
            <text:p>2326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34];[.B135]+[.C134])" office:value-type="float" office:value="-9334" calcext:value-type="float">
            <text:p>-9334</text:p>
          </table:table-cell>
          <table:table-cell table:formula="of:=MAX([.D134];[.C135]+[.D134])" office:value-type="float" office:value="-9146" calcext:value-type="float">
            <text:p>-9146</text:p>
          </table:table-cell>
          <table:table-cell table:style-name="ce2" table:formula="of:=[.D135]" office:value-type="float" office:value="-9146" calcext:value-type="float">
            <text:p>-9146</text:p>
          </table:table-cell>
          <table:table-cell table:style-name="ce2" table:formula="of:=[.E135]" office:value-type="float" office:value="-9146" calcext:value-type="float">
            <text:p>-9146</text:p>
          </table:table-cell>
          <table:table-cell table:style-name="ce2" table:formula="of:=[.F135]" office:value-type="float" office:value="-9146" calcext:value-type="float">
            <text:p>-9146</text:p>
          </table:table-cell>
          <table:table-cell table:style-name="ce2" table:formula="of:=[.G135]" office:value-type="float" office:value="-9146" calcext:value-type="float">
            <text:p>-9146</text:p>
          </table:table-cell>
          <table:table-cell table:style-name="ce2" table:formula="of:=[.H135]" office:value-type="float" office:value="-9146" calcext:value-type="float">
            <text:p>-9146</text:p>
          </table:table-cell>
          <table:table-cell table:formula="of:=MAX([.J134];[.I135]+[.J134])" office:value-type="float" office:value="-4643" calcext:value-type="float">
            <text:p>-4643</text:p>
          </table:table-cell>
          <table:table-cell table:formula="of:=MAX([.K134];[.J135]+[.K134])" office:value-type="float" office:value="-8916" calcext:value-type="float">
            <text:p>-8916</text:p>
          </table:table-cell>
          <table:table-cell table:formula="of:=MAX([.L134];[.K135]+[.L134])" office:value-type="float" office:value="-8072" calcext:value-type="float">
            <text:p>-8072</text:p>
          </table:table-cell>
          <table:table-cell table:style-name="ce6" table:formula="of:=[.L135]" office:value-type="float" office:value="-8072" calcext:value-type="float">
            <text:p>-8072</text:p>
          </table:table-cell>
          <table:table-cell table:style-name="ce6" table:formula="of:=[.M135]" office:value-type="float" office:value="-8072" calcext:value-type="float">
            <text:p>-8072</text:p>
          </table:table-cell>
          <table:table-cell table:style-name="ce6" table:formula="of:=[.N135]" office:value-type="float" office:value="-8072" calcext:value-type="float">
            <text:p>-8072</text:p>
          </table:table-cell>
          <table:table-cell table:formula="of:=MAX([.P134];[.O135]+[.P134])" office:value-type="float" office:value="-2633" calcext:value-type="float">
            <text:p>-2633</text:p>
          </table:table-cell>
          <table:table-cell table:formula="of:=MAX([.Q134];[.P135]+[.Q134])" office:value-type="float" office:value="-8910" calcext:value-type="float">
            <text:p>-8910</text:p>
          </table:table-cell>
          <table:table-cell table:formula="of:=MAX([.R134];[.Q135]+[.R134])" office:value-type="float" office:value="-7310" calcext:value-type="float">
            <text:p>-7310</text:p>
          </table:table-cell>
          <table:table-cell table:style-name="ce2" table:formula="of:=[.R135]" office:value-type="float" office:value="-7310" calcext:value-type="float">
            <text:p>-7310</text:p>
          </table:table-cell>
          <table:table-cell table:formula="of:=MAX([.T134];[.S135]+[.T134])" office:value-type="float" office:value="-5096" calcext:value-type="float">
            <text:p>-5096</text:p>
          </table:table-cell>
          <table:table-cell table:style-name="ce2" table:formula="of:=[.T135]" office:value-type="float" office:value="-5096" calcext:value-type="float">
            <text:p>-5096</text:p>
          </table:table-cell>
          <table:table-cell table:formula="of:=MAX([.V134];[.U135]+[.V134])" office:value-type="float" office:value="-7834" calcext:value-type="float">
            <text:p>-7834</text:p>
          </table:table-cell>
          <table:table-cell table:style-name="ce2" table:formula="of:=[.V135]" office:value-type="float" office:value="-7834" calcext:value-type="float">
            <text:p>-7834</text:p>
          </table:table-cell>
          <table:table-cell table:formula="of:=MAX([.X134];[.W135]+[.X134])" office:value-type="float" office:value="-8360" calcext:value-type="float">
            <text:p>-8360</text:p>
          </table:table-cell>
          <table:table-cell table:formula="of:=MAX([.Y134];[.X135]+[.Y134])" office:value-type="float" office:value="185" calcext:value-type="float">
            <text:p>185</text:p>
          </table:table-cell>
          <table:table-cell table:formula="of:=MAX([.Z134];[.Y135]+[.Z134])" office:value-type="float" office:value="450" calcext:value-type="float">
            <text:p>450</text:p>
          </table:table-cell>
          <table:table-cell table:formula="of:=MAX([.AA134];[.Z135]+[.AA134])" office:value-type="float" office:value="727" calcext:value-type="float">
            <text:p>727</text:p>
          </table:table-cell>
          <table:table-cell table:formula="of:=MAX([.AB134];[.AA135]+[.AB134])" office:value-type="float" office:value="-3427" calcext:value-type="float">
            <text:p>-3427</text:p>
          </table:table-cell>
          <table:table-cell table:formula="of:=MAX([.AC134];[.AB135]+[.AC134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34];[.AS135]+[.AT134])" office:value-type="float" office:value="-2285" calcext:value-type="float">
            <text:p>-2285</text:p>
          </table:table-cell>
          <table:table-cell table:formula="of:=MAX([.AU134];[.AT135]+[.AU134])" office:value-type="float" office:value="-2413" calcext:value-type="float">
            <text:p>-2413</text:p>
          </table:table-cell>
          <table:table-cell table:formula="of:=MAX([.AV134];[.AU135]+[.AV134])" office:value-type="float" office:value="-8734" calcext:value-type="float">
            <text:p>-8734</text:p>
          </table:table-cell>
          <table:table-cell table:style-name="ce2" table:formula="of:=[.AV135]" office:value-type="float" office:value="-8734" calcext:value-type="float">
            <text:p>-8734</text:p>
          </table:table-cell>
          <table:table-cell table:style-name="ce2" table:formula="of:=[.AW135]" office:value-type="float" office:value="-8734" calcext:value-type="float">
            <text:p>-8734</text:p>
          </table:table-cell>
          <table:table-cell table:formula="of:=MAX([.AY134];[.AX135]+[.AY134])" office:value-type="float" office:value="-6250" calcext:value-type="float">
            <text:p>-6250</text:p>
          </table:table-cell>
          <table:table-cell table:formula="of:=MAX([.AZ134];[.AY135]+[.AZ134])" office:value-type="float" office:value="-38" calcext:value-type="float">
            <text:p>-38</text:p>
          </table:table-cell>
          <table:table-cell table:formula="of:=MAX([.BA134];[.AZ135]+[.BA134])" office:value-type="float" office:value="-3089" calcext:value-type="float">
            <text:p>-3089</text:p>
          </table:table-cell>
          <table:table-cell table:formula="of:=MAX([.BB134];[.BA135]+[.BB134])" office:value-type="float" office:value="-6761" calcext:value-type="float">
            <text:p>-6761</text:p>
          </table:table-cell>
          <table:table-cell table:style-name="ce2" table:formula="of:=[.BB135]" office:value-type="float" office:value="-6761" calcext:value-type="float">
            <text:p>-6761</text:p>
          </table:table-cell>
          <table:table-cell table:formula="of:=MAX([.BD134];[.BC135]+[.BD134])" office:value-type="float" office:value="-2209" calcext:value-type="float">
            <text:p>-2209</text:p>
          </table:table-cell>
          <table:table-cell table:formula="of:=MAX([.BE134];[.BD135]+[.BE134])" office:value-type="float" office:value="-7962" calcext:value-type="float">
            <text:p>-7962</text:p>
          </table:table-cell>
          <table:table-cell table:formula="of:=MAX([.BF134];[.BE135]+[.BF134])" office:value-type="float" office:value="-929" calcext:value-type="float">
            <text:p>-929</text:p>
          </table:table-cell>
          <table:table-cell table:style-name="ce2" table:formula="of:=[.BF135]" office:value-type="float" office:value="-929" calcext:value-type="float">
            <text:p>-929</text:p>
          </table:table-cell>
          <table:table-cell table:formula="of:=MAX([.BH134];[.BG135]+[.BH134])" office:value-type="float" office:value="-391" calcext:value-type="float">
            <text:p>-391</text:p>
          </table:table-cell>
          <table:table-cell table:formula="of:=MAX([.BI134];[.BH135]+[.BI134])" office:value-type="float" office:value="-6415" calcext:value-type="float">
            <text:p>-6415</text:p>
          </table:table-cell>
          <table:table-cell table:style-name="ce2" table:formula="of:=[.BI135]" office:value-type="float" office:value="-6415" calcext:value-type="float">
            <text:p>-6415</text:p>
          </table:table-cell>
          <table:table-cell table:style-name="ce2" table:formula="of:=[.BJ135]" office:value-type="float" office:value="-6415" calcext:value-type="float">
            <text:p>-6415</text:p>
          </table:table-cell>
          <table:table-cell table:style-name="ce2" table:formula="of:=[.BK135]" office:value-type="float" office:value="-6415" calcext:value-type="float">
            <text:p>-6415</text:p>
          </table:table-cell>
          <table:table-cell table:formula="of:=MAX([.BM134];[.BL135]+[.BM134])" office:value-type="float" office:value="-3318" calcext:value-type="float">
            <text:p>-3318</text:p>
          </table:table-cell>
          <table:table-cell table:formula="of:=MAX([.BN134];[.BM135]+[.BN134])" office:value-type="float" office:value="-8572" calcext:value-type="float">
            <text:p>-8572</text:p>
          </table:table-cell>
          <table:table-cell table:style-name="ce2" table:formula="of:=[.BN135]" office:value-type="float" office:value="-8572" calcext:value-type="float">
            <text:p>-8572</text:p>
          </table:table-cell>
          <table:table-cell table:style-name="ce2" table:formula="of:=[.BO135]" office:value-type="float" office:value="-8572" calcext:value-type="float">
            <text:p>-8572</text:p>
          </table:table-cell>
          <table:table-cell table:formula="of:=MAX([.BQ134];[.BP135]+[.BQ134])" office:value-type="float" office:value="-1512" calcext:value-type="float">
            <text:p>-1512</text:p>
          </table:table-cell>
          <table:table-cell table:formula="of:=MAX([.BR134];[.BQ135]+[.BR134])" office:value-type="float" office:value="-2937" calcext:value-type="float">
            <text:p>-2937</text:p>
          </table:table-cell>
          <table:table-cell table:formula="of:=MAX([.BS134];[.BR135]+[.BS134])" office:value-type="float" office:value="-5897" calcext:value-type="float">
            <text:p>-5897</text:p>
          </table:table-cell>
          <table:table-cell table:style-name="ce2" table:formula="of:=[.BS135]" office:value-type="float" office:value="-5897" calcext:value-type="float">
            <text:p>-5897</text:p>
          </table:table-cell>
          <table:table-cell table:formula="of:=MAX([.BU134];[.BT135]+[.BU134])" office:value-type="float" office:value="-7054" calcext:value-type="float">
            <text:p>-7054</text:p>
          </table:table-cell>
          <table:table-cell table:formula="of:=MAX([.BV134];[.BU135]+[.BV134])" office:value-type="float" office:value="912" calcext:value-type="float">
            <text:p>912</text:p>
          </table:table-cell>
          <table:table-cell table:formula="of:=MAX([.BW134];[.BV135]+[.BW134])" office:value-type="float" office:value="-7951" calcext:value-type="float">
            <text:p>-7951</text:p>
          </table:table-cell>
          <table:table-cell table:formula="of:=MAX([.BX134];[.BW135]+[.BX134])" office:value-type="float" office:value="-4893" calcext:value-type="float">
            <text:p>-4893</text:p>
          </table:table-cell>
          <table:table-cell table:style-name="ce2" table:formula="of:=[.BX135]" office:value-type="float" office:value="-4893" calcext:value-type="float">
            <text:p>-4893</text:p>
          </table:table-cell>
          <table:table-cell table:formula="of:=MAX([.BZ134];[.BY135]+[.BZ134])" office:value-type="float" office:value="-8827" calcext:value-type="float">
            <text:p>-8827</text:p>
          </table:table-cell>
          <table:table-cell table:formula="of:=MAX([.CA134];[.BZ135]+[.CA134])" office:value-type="float" office:value="-8376" calcext:value-type="float">
            <text:p>-8376</text:p>
          </table:table-cell>
          <table:table-cell table:style-name="ce2" table:formula="of:=[.CA135]" office:value-type="float" office:value="-8376" calcext:value-type="float">
            <text:p>-8376</text:p>
          </table:table-cell>
          <table:table-cell table:formula="of:=MAX([.CC134];[.CB135]+[.CC134])" office:value-type="float" office:value="-8906" calcext:value-type="float">
            <text:p>-8906</text:p>
          </table:table-cell>
          <table:table-cell table:style-name="ce2" table:formula="of:=[.CC135]" office:value-type="float" office:value="-8906" calcext:value-type="float">
            <text:p>-8906</text:p>
          </table:table-cell>
          <table:table-cell table:style-name="ce2" table:formula="of:=[.CD135]" office:value-type="float" office:value="-8906" calcext:value-type="float">
            <text:p>-8906</text:p>
          </table:table-cell>
          <table:table-cell table:style-name="ce2" table:formula="of:=[.CE135]" office:value-type="float" office:value="-8906" calcext:value-type="float">
            <text:p>-8906</text:p>
          </table:table-cell>
          <table:table-cell table:style-name="ce2" table:formula="of:=[.CF135]" office:value-type="float" office:value="-8906" calcext:value-type="float">
            <text:p>-8906</text:p>
          </table:table-cell>
          <table:table-cell table:style-name="ce2" table:formula="of:=[.CG135]" office:value-type="float" office:value="-8906" calcext:value-type="float">
            <text:p>-8906</text:p>
          </table:table-cell>
          <table:table-cell table:style-name="ce2" table:formula="of:=[.CH135]" office:value-type="float" office:value="-8906" calcext:value-type="float">
            <text:p>-8906</text:p>
          </table:table-cell>
          <table:table-cell table:style-name="ce2" table:formula="of:=[.CI135]" office:value-type="float" office:value="-8906" calcext:value-type="float">
            <text:p>-8906</text:p>
          </table:table-cell>
          <table:table-cell table:style-name="ce2" table:formula="of:=[.CJ135]" office:value-type="float" office:value="-8906" calcext:value-type="float">
            <text:p>-8906</text:p>
          </table:table-cell>
          <table:table-cell table:style-name="ce2" table:formula="of:=[.CK135]" office:value-type="float" office:value="-8906" calcext:value-type="float">
            <text:p>-8906</text:p>
          </table:table-cell>
          <table:table-cell table:style-name="ce2" table:formula="of:=[.CL135]" office:value-type="float" office:value="-8906" calcext:value-type="float">
            <text:p>-8906</text:p>
          </table:table-cell>
          <table:table-cell table:style-name="ce2" table:formula="of:=[.CM135]" office:value-type="float" office:value="-8906" calcext:value-type="float">
            <text:p>-8906</text:p>
          </table:table-cell>
          <table:table-cell table:style-name="ce2" table:formula="of:=[.CN135]" office:value-type="float" office:value="-8906" calcext:value-type="float">
            <text:p>-8906</text:p>
          </table:table-cell>
          <table:table-cell table:style-name="ce2" table:formula="of:=[.CO135]" office:value-type="float" office:value="-8906" calcext:value-type="float">
            <text:p>-8906</text:p>
          </table:table-cell>
          <table:table-cell table:style-name="ce2" table:formula="of:=[.CP135]" office:value-type="float" office:value="-8906" calcext:value-type="float">
            <text:p>-8906</text:p>
          </table:table-cell>
          <table:table-cell table:style-name="ce2" table:formula="of:=[.CQ135]" office:value-type="float" office:value="-8906" calcext:value-type="float">
            <text:p>-8906</text:p>
          </table:table-cell>
          <table:table-cell table:style-name="ce2" table:formula="of:=[.CR135]" office:value-type="float" office:value="-8906" calcext:value-type="float">
            <text:p>-8906</text:p>
          </table:table-cell>
          <table:table-cell table:style-name="ce2" table:formula="of:=[.CS135]" office:value-type="float" office:value="-8906" calcext:value-type="float">
            <text:p>-8906</text:p>
          </table:table-cell>
          <table:table-cell table:formula="of:=MAX([.CU134];[.CT135]+[.CU134])" office:value-type="float" office:value="-9520" calcext:value-type="float">
            <text:p>-9520</text:p>
          </table:table-cell>
          <table:table-cell table:formula="of:=MAX([.CV134];[.CU135]+[.CV134])" office:value-type="float" office:value="1245" calcext:value-type="float">
            <text:p>1245</text:p>
          </table:table-cell>
        </table:table-row>
        <table:table-row table:style-name="ro1">
          <table:table-cell table:style-name="ce1" table:formula="of:=MAX([.A135:.CV135])" office:value-type="float" office:value="1245" calcext:value-type="float">
            <text:p>1245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38];[.B139]+[.C138])" office:value-type="float" office:value="-9334" calcext:value-type="float">
            <text:p>-9334</text:p>
          </table:table-cell>
          <table:table-cell table:formula="of:=MAX([.D138];[.C139]+[.D138])" office:value-type="float" office:value="-9146" calcext:value-type="float">
            <text:p>-9146</text:p>
          </table:table-cell>
          <table:table-cell table:style-name="ce2" table:formula="of:=[.D139]" office:value-type="float" office:value="-9146" calcext:value-type="float">
            <text:p>-9146</text:p>
          </table:table-cell>
          <table:table-cell table:style-name="ce2" table:formula="of:=[.E139]" office:value-type="float" office:value="-9146" calcext:value-type="float">
            <text:p>-9146</text:p>
          </table:table-cell>
          <table:table-cell table:style-name="ce2" table:formula="of:=[.F139]" office:value-type="float" office:value="-9146" calcext:value-type="float">
            <text:p>-9146</text:p>
          </table:table-cell>
          <table:table-cell table:style-name="ce2" table:formula="of:=[.G139]" office:value-type="float" office:value="-9146" calcext:value-type="float">
            <text:p>-9146</text:p>
          </table:table-cell>
          <table:table-cell table:style-name="ce2" table:formula="of:=[.H139]" office:value-type="float" office:value="-9146" calcext:value-type="float">
            <text:p>-9146</text:p>
          </table:table-cell>
          <table:table-cell table:formula="of:=MAX([.J138];[.I139]+[.J138])" office:value-type="float" office:value="-4643" calcext:value-type="float">
            <text:p>-4643</text:p>
          </table:table-cell>
          <table:table-cell table:formula="of:=MAX([.K138];[.J139]+[.K138])" office:value-type="float" office:value="-8916" calcext:value-type="float">
            <text:p>-8916</text:p>
          </table:table-cell>
          <table:table-cell table:formula="of:=MAX([.L138];[.K139]+[.L138])" office:value-type="float" office:value="-8072" calcext:value-type="float">
            <text:p>-8072</text:p>
          </table:table-cell>
          <table:table-cell table:style-name="ce6" table:formula="of:=[.L139]" office:value-type="float" office:value="-8072" calcext:value-type="float">
            <text:p>-8072</text:p>
          </table:table-cell>
          <table:table-cell table:style-name="ce6" table:formula="of:=[.M139]" office:value-type="float" office:value="-8072" calcext:value-type="float">
            <text:p>-8072</text:p>
          </table:table-cell>
          <table:table-cell table:style-name="ce6" table:formula="of:=[.N139]" office:value-type="float" office:value="-8072" calcext:value-type="float">
            <text:p>-8072</text:p>
          </table:table-cell>
          <table:table-cell table:formula="of:=MAX([.P138];[.O139]+[.P138])" office:value-type="float" office:value="-2633" calcext:value-type="float">
            <text:p>-2633</text:p>
          </table:table-cell>
          <table:table-cell table:formula="of:=MAX([.Q138];[.P139]+[.Q138])" office:value-type="float" office:value="-8910" calcext:value-type="float">
            <text:p>-8910</text:p>
          </table:table-cell>
          <table:table-cell table:formula="of:=MAX([.R138];[.Q139]+[.R138])" office:value-type="float" office:value="-7310" calcext:value-type="float">
            <text:p>-7310</text:p>
          </table:table-cell>
          <table:table-cell table:style-name="ce2" table:formula="of:=[.R139]" office:value-type="float" office:value="-7310" calcext:value-type="float">
            <text:p>-7310</text:p>
          </table:table-cell>
          <table:table-cell table:formula="of:=MAX([.T138];[.S139]+[.T138])" office:value-type="float" office:value="-5096" calcext:value-type="float">
            <text:p>-5096</text:p>
          </table:table-cell>
          <table:table-cell table:style-name="ce2" table:formula="of:=[.T139]" office:value-type="float" office:value="-5096" calcext:value-type="float">
            <text:p>-5096</text:p>
          </table:table-cell>
          <table:table-cell table:formula="of:=MAX([.V138];[.U139]+[.V138])" office:value-type="float" office:value="-7834" calcext:value-type="float">
            <text:p>-7834</text:p>
          </table:table-cell>
          <table:table-cell table:style-name="ce2" table:formula="of:=[.V139]" office:value-type="float" office:value="-7834" calcext:value-type="float">
            <text:p>-7834</text:p>
          </table:table-cell>
          <table:table-cell table:formula="of:=MAX([.X138];[.W139]+[.X138])" office:value-type="float" office:value="-8360" calcext:value-type="float">
            <text:p>-8360</text:p>
          </table:table-cell>
          <table:table-cell table:formula="of:=MAX([.Y138];[.X139]+[.Y138])" office:value-type="float" office:value="185" calcext:value-type="float">
            <text:p>185</text:p>
          </table:table-cell>
          <table:table-cell table:formula="of:=MAX([.Z138];[.Y139]+[.Z138])" office:value-type="float" office:value="450" calcext:value-type="float">
            <text:p>450</text:p>
          </table:table-cell>
          <table:table-cell table:formula="of:=MAX([.AA138];[.Z139]+[.AA138])" office:value-type="float" office:value="727" calcext:value-type="float">
            <text:p>727</text:p>
          </table:table-cell>
          <table:table-cell table:formula="of:=MAX([.AB138];[.AA139]+[.AB138])" office:value-type="float" office:value="-3427" calcext:value-type="float">
            <text:p>-3427</text:p>
          </table:table-cell>
          <table:table-cell table:formula="of:=MAX([.AC138];[.AB139]+[.AC138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38];[.AS139]+[.AT138])" office:value-type="float" office:value="-2285" calcext:value-type="float">
            <text:p>-2285</text:p>
          </table:table-cell>
          <table:table-cell table:formula="of:=MAX([.AU138];[.AT139]+[.AU138])" office:value-type="float" office:value="-2413" calcext:value-type="float">
            <text:p>-2413</text:p>
          </table:table-cell>
          <table:table-cell table:formula="of:=MAX([.AV138];[.AU139]+[.AV138])" office:value-type="float" office:value="-8734" calcext:value-type="float">
            <text:p>-8734</text:p>
          </table:table-cell>
          <table:table-cell table:style-name="ce2" table:formula="of:=[.AV139]" office:value-type="float" office:value="-8734" calcext:value-type="float">
            <text:p>-8734</text:p>
          </table:table-cell>
          <table:table-cell table:style-name="ce2" table:formula="of:=[.AW139]" office:value-type="float" office:value="-8734" calcext:value-type="float">
            <text:p>-8734</text:p>
          </table:table-cell>
          <table:table-cell table:formula="of:=MAX([.AY138];[.AX139]+[.AY138])" office:value-type="float" office:value="-6250" calcext:value-type="float">
            <text:p>-6250</text:p>
          </table:table-cell>
          <table:table-cell table:formula="of:=MAX([.AZ138];[.AY139]+[.AZ138])" office:value-type="float" office:value="-38" calcext:value-type="float">
            <text:p>-38</text:p>
          </table:table-cell>
          <table:table-cell table:formula="of:=MAX([.BA138];[.AZ139]+[.BA138])" office:value-type="float" office:value="-3089" calcext:value-type="float">
            <text:p>-3089</text:p>
          </table:table-cell>
          <table:table-cell table:formula="of:=MAX([.BB138];[.BA139]+[.BB138])" office:value-type="float" office:value="-6761" calcext:value-type="float">
            <text:p>-6761</text:p>
          </table:table-cell>
          <table:table-cell table:style-name="ce2" table:formula="of:=[.BB139]" office:value-type="float" office:value="-6761" calcext:value-type="float">
            <text:p>-6761</text:p>
          </table:table-cell>
          <table:table-cell table:formula="of:=MAX([.BD138];[.BC139]+[.BD138])" office:value-type="float" office:value="-2209" calcext:value-type="float">
            <text:p>-2209</text:p>
          </table:table-cell>
          <table:table-cell table:formula="of:=MAX([.BE138];[.BD139]+[.BE138])" office:value-type="float" office:value="-7962" calcext:value-type="float">
            <text:p>-7962</text:p>
          </table:table-cell>
          <table:table-cell table:formula="of:=MAX([.BF138];[.BE139]+[.BF138])" office:value-type="float" office:value="-929" calcext:value-type="float">
            <text:p>-929</text:p>
          </table:table-cell>
          <table:table-cell table:style-name="ce2" table:formula="of:=[.BF139]" office:value-type="float" office:value="-929" calcext:value-type="float">
            <text:p>-929</text:p>
          </table:table-cell>
          <table:table-cell table:formula="of:=MAX([.BH138];[.BG139]+[.BH138])" office:value-type="float" office:value="-391" calcext:value-type="float">
            <text:p>-391</text:p>
          </table:table-cell>
          <table:table-cell table:formula="of:=MAX([.BI138];[.BH139]+[.BI138])" office:value-type="float" office:value="-6415" calcext:value-type="float">
            <text:p>-6415</text:p>
          </table:table-cell>
          <table:table-cell table:style-name="ce2" table:formula="of:=[.BI139]" office:value-type="float" office:value="-6415" calcext:value-type="float">
            <text:p>-6415</text:p>
          </table:table-cell>
          <table:table-cell table:style-name="ce2" table:formula="of:=[.BJ139]" office:value-type="float" office:value="-6415" calcext:value-type="float">
            <text:p>-6415</text:p>
          </table:table-cell>
          <table:table-cell table:style-name="ce2" table:formula="of:=[.BK139]" office:value-type="float" office:value="-6415" calcext:value-type="float">
            <text:p>-6415</text:p>
          </table:table-cell>
          <table:table-cell table:formula="of:=MAX([.BM138];[.BL139]+[.BM138])" office:value-type="float" office:value="-3318" calcext:value-type="float">
            <text:p>-3318</text:p>
          </table:table-cell>
          <table:table-cell table:formula="of:=MAX([.BN138];[.BM139]+[.BN138])" office:value-type="float" office:value="-8572" calcext:value-type="float">
            <text:p>-8572</text:p>
          </table:table-cell>
          <table:table-cell table:style-name="ce2" table:formula="of:=[.BN139]" office:value-type="float" office:value="-8572" calcext:value-type="float">
            <text:p>-8572</text:p>
          </table:table-cell>
          <table:table-cell table:style-name="ce2" table:formula="of:=[.BO139]" office:value-type="float" office:value="-8572" calcext:value-type="float">
            <text:p>-8572</text:p>
          </table:table-cell>
          <table:table-cell table:formula="of:=MAX([.BQ138];[.BP139]+[.BQ138])" office:value-type="float" office:value="-1512" calcext:value-type="float">
            <text:p>-1512</text:p>
          </table:table-cell>
          <table:table-cell table:formula="of:=MAX([.BR138];[.BQ139]+[.BR138])" office:value-type="float" office:value="-2937" calcext:value-type="float">
            <text:p>-2937</text:p>
          </table:table-cell>
          <table:table-cell table:formula="of:=MAX([.BS138];[.BR139]+[.BS138])" office:value-type="float" office:value="-5897" calcext:value-type="float">
            <text:p>-5897</text:p>
          </table:table-cell>
          <table:table-cell table:style-name="ce2" table:formula="of:=[.BS139]" office:value-type="float" office:value="-5897" calcext:value-type="float">
            <text:p>-5897</text:p>
          </table:table-cell>
          <table:table-cell table:formula="of:=MAX([.BU138];[.BT139]+[.BU138])" office:value-type="float" office:value="-7054" calcext:value-type="float">
            <text:p>-7054</text:p>
          </table:table-cell>
          <table:table-cell table:formula="of:=MAX([.BV138];[.BU139]+[.BV138])" office:value-type="float" office:value="912" calcext:value-type="float">
            <text:p>912</text:p>
          </table:table-cell>
          <table:table-cell table:formula="of:=MAX([.BW138];[.BV139]+[.BW138])" office:value-type="float" office:value="-7951" calcext:value-type="float">
            <text:p>-7951</text:p>
          </table:table-cell>
          <table:table-cell table:formula="of:=MAX([.BX138];[.BW139]+[.BX138])" office:value-type="float" office:value="-4893" calcext:value-type="float">
            <text:p>-4893</text:p>
          </table:table-cell>
          <table:table-cell table:style-name="ce2" table:formula="of:=[.BX139]" office:value-type="float" office:value="-4893" calcext:value-type="float">
            <text:p>-4893</text:p>
          </table:table-cell>
          <table:table-cell table:formula="of:=MAX([.BZ138];[.BY139]+[.BZ138])" office:value-type="float" office:value="-8827" calcext:value-type="float">
            <text:p>-8827</text:p>
          </table:table-cell>
          <table:table-cell table:formula="of:=MAX([.CA138];[.BZ139]+[.CA138])" office:value-type="float" office:value="-8376" calcext:value-type="float">
            <text:p>-8376</text:p>
          </table:table-cell>
          <table:table-cell table:style-name="ce2" table:formula="of:=[.CA139]" office:value-type="float" office:value="-8376" calcext:value-type="float">
            <text:p>-8376</text:p>
          </table:table-cell>
          <table:table-cell table:formula="of:=MAX([.CC138];[.CB139]+[.CC138])" office:value-type="float" office:value="-8906" calcext:value-type="float">
            <text:p>-8906</text:p>
          </table:table-cell>
          <table:table-cell table:style-name="ce2" table:formula="of:=[.CC139]" office:value-type="float" office:value="-8906" calcext:value-type="float">
            <text:p>-8906</text:p>
          </table:table-cell>
          <table:table-cell table:style-name="ce2" table:formula="of:=[.CD139]" office:value-type="float" office:value="-8906" calcext:value-type="float">
            <text:p>-8906</text:p>
          </table:table-cell>
          <table:table-cell table:style-name="ce2" table:formula="of:=[.CE139]" office:value-type="float" office:value="-8906" calcext:value-type="float">
            <text:p>-8906</text:p>
          </table:table-cell>
          <table:table-cell table:style-name="ce2" table:formula="of:=[.CF139]" office:value-type="float" office:value="-8906" calcext:value-type="float">
            <text:p>-8906</text:p>
          </table:table-cell>
          <table:table-cell table:style-name="ce2" table:formula="of:=[.CG139]" office:value-type="float" office:value="-8906" calcext:value-type="float">
            <text:p>-8906</text:p>
          </table:table-cell>
          <table:table-cell table:style-name="ce2" table:formula="of:=[.CH139]" office:value-type="float" office:value="-8906" calcext:value-type="float">
            <text:p>-8906</text:p>
          </table:table-cell>
          <table:table-cell table:style-name="ce2" table:formula="of:=[.CI139]" office:value-type="float" office:value="-8906" calcext:value-type="float">
            <text:p>-8906</text:p>
          </table:table-cell>
          <table:table-cell table:style-name="ce2" table:formula="of:=[.CJ139]" office:value-type="float" office:value="-8906" calcext:value-type="float">
            <text:p>-8906</text:p>
          </table:table-cell>
          <table:table-cell table:style-name="ce2" table:formula="of:=[.CK139]" office:value-type="float" office:value="-8906" calcext:value-type="float">
            <text:p>-8906</text:p>
          </table:table-cell>
          <table:table-cell table:style-name="ce2" table:formula="of:=[.CL139]" office:value-type="float" office:value="-8906" calcext:value-type="float">
            <text:p>-8906</text:p>
          </table:table-cell>
          <table:table-cell table:style-name="ce2" table:formula="of:=[.CM139]" office:value-type="float" office:value="-8906" calcext:value-type="float">
            <text:p>-8906</text:p>
          </table:table-cell>
          <table:table-cell table:style-name="ce2" table:formula="of:=[.CN139]" office:value-type="float" office:value="-8906" calcext:value-type="float">
            <text:p>-8906</text:p>
          </table:table-cell>
          <table:table-cell table:style-name="ce2" table:formula="of:=[.CO139]" office:value-type="float" office:value="-8906" calcext:value-type="float">
            <text:p>-8906</text:p>
          </table:table-cell>
          <table:table-cell table:style-name="ce2" table:formula="of:=[.CP139]" office:value-type="float" office:value="-8906" calcext:value-type="float">
            <text:p>-8906</text:p>
          </table:table-cell>
          <table:table-cell table:style-name="ce2" table:formula="of:=[.CQ139]" office:value-type="float" office:value="-8906" calcext:value-type="float">
            <text:p>-8906</text:p>
          </table:table-cell>
          <table:table-cell table:style-name="ce2" table:formula="of:=[.CR139]" office:value-type="float" office:value="-8906" calcext:value-type="float">
            <text:p>-8906</text:p>
          </table:table-cell>
          <table:table-cell table:style-name="ce2" table:formula="of:=[.CS139]" office:value-type="float" office:value="-8906" calcext:value-type="float">
            <text:p>-8906</text:p>
          </table:table-cell>
          <table:table-cell table:formula="of:=MAX([.CU138];[.CT139]+[.CU138])" office:value-type="float" office:value="-9520" calcext:value-type="float">
            <text:p>-9520</text:p>
          </table:table-cell>
          <table:table-cell table:style-name="ce2" table:formula="of:=[.CU139]" office:value-type="float" office:value="-9520" calcext:value-type="float">
            <text:p>-9520</text:p>
          </table:table-cell>
        </table:table-row>
        <table:table-row table:style-name="ro1">
          <table:table-cell table:style-name="ce1" table:formula="of:=MAX([.A139:.CV139])" office:value-type="float" office:value="912" calcext:value-type="float">
            <text:p>912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2" table:number-columns-repeated="2"/>
          <table:table-cell table:formula="of:=MAX([.C142];[.B143]+[.C142])" office:value-type="float" office:value="-9334" calcext:value-type="float">
            <text:p>-9334</text:p>
          </table:table-cell>
          <table:table-cell table:formula="of:=MAX([.D142];[.C143]+[.D142])" office:value-type="float" office:value="-9146" calcext:value-type="float">
            <text:p>-9146</text:p>
          </table:table-cell>
          <table:table-cell table:style-name="ce2" table:formula="of:=[.D143]" office:value-type="float" office:value="-9146" calcext:value-type="float">
            <text:p>-9146</text:p>
          </table:table-cell>
          <table:table-cell table:style-name="ce2" table:formula="of:=[.E143]" office:value-type="float" office:value="-9146" calcext:value-type="float">
            <text:p>-9146</text:p>
          </table:table-cell>
          <table:table-cell table:style-name="ce2" table:formula="of:=[.F143]" office:value-type="float" office:value="-9146" calcext:value-type="float">
            <text:p>-9146</text:p>
          </table:table-cell>
          <table:table-cell table:style-name="ce2" table:formula="of:=[.G143]" office:value-type="float" office:value="-9146" calcext:value-type="float">
            <text:p>-9146</text:p>
          </table:table-cell>
          <table:table-cell table:style-name="ce2" table:formula="of:=[.H143]" office:value-type="float" office:value="-9146" calcext:value-type="float">
            <text:p>-9146</text:p>
          </table:table-cell>
          <table:table-cell table:formula="of:=MAX([.J142];[.I143]+[.J142])" office:value-type="float" office:value="-4643" calcext:value-type="float">
            <text:p>-4643</text:p>
          </table:table-cell>
          <table:table-cell table:formula="of:=MAX([.K142];[.J143]+[.K142])" office:value-type="float" office:value="-8916" calcext:value-type="float">
            <text:p>-8916</text:p>
          </table:table-cell>
          <table:table-cell table:formula="of:=MAX([.L142];[.K143]+[.L142])" office:value-type="float" office:value="-8072" calcext:value-type="float">
            <text:p>-8072</text:p>
          </table:table-cell>
          <table:table-cell table:style-name="ce6" table:formula="of:=[.L143]" office:value-type="float" office:value="-8072" calcext:value-type="float">
            <text:p>-8072</text:p>
          </table:table-cell>
          <table:table-cell table:style-name="ce6" table:formula="of:=[.M143]" office:value-type="float" office:value="-8072" calcext:value-type="float">
            <text:p>-8072</text:p>
          </table:table-cell>
          <table:table-cell table:style-name="ce6" table:formula="of:=[.N143]" office:value-type="float" office:value="-8072" calcext:value-type="float">
            <text:p>-8072</text:p>
          </table:table-cell>
          <table:table-cell table:formula="of:=MAX([.P142];[.O143]+[.P142])" office:value-type="float" office:value="-2633" calcext:value-type="float">
            <text:p>-2633</text:p>
          </table:table-cell>
          <table:table-cell table:formula="of:=MAX([.Q142];[.P143]+[.Q142])" office:value-type="float" office:value="-8910" calcext:value-type="float">
            <text:p>-8910</text:p>
          </table:table-cell>
          <table:table-cell table:formula="of:=MAX([.R142];[.Q143]+[.R142])" office:value-type="float" office:value="-7310" calcext:value-type="float">
            <text:p>-7310</text:p>
          </table:table-cell>
          <table:table-cell table:style-name="ce2" table:formula="of:=[.R143]" office:value-type="float" office:value="-7310" calcext:value-type="float">
            <text:p>-7310</text:p>
          </table:table-cell>
          <table:table-cell table:formula="of:=MAX([.T142];[.S143]+[.T142])" office:value-type="float" office:value="-5096" calcext:value-type="float">
            <text:p>-5096</text:p>
          </table:table-cell>
          <table:table-cell table:style-name="ce2" table:formula="of:=[.T143]" office:value-type="float" office:value="-5096" calcext:value-type="float">
            <text:p>-5096</text:p>
          </table:table-cell>
          <table:table-cell table:formula="of:=MAX([.V142];[.U143]+[.V142])" office:value-type="float" office:value="-7834" calcext:value-type="float">
            <text:p>-7834</text:p>
          </table:table-cell>
          <table:table-cell table:style-name="ce2" table:formula="of:=[.V143]" office:value-type="float" office:value="-7834" calcext:value-type="float">
            <text:p>-7834</text:p>
          </table:table-cell>
          <table:table-cell table:formula="of:=MAX([.X142];[.W143]+[.X142])" office:value-type="float" office:value="-8360" calcext:value-type="float">
            <text:p>-8360</text:p>
          </table:table-cell>
          <table:table-cell table:formula="of:=MAX([.Y142];[.X143]+[.Y142])" office:value-type="float" office:value="185" calcext:value-type="float">
            <text:p>185</text:p>
          </table:table-cell>
          <table:table-cell table:formula="of:=MAX([.Z142];[.Y143]+[.Z142])" office:value-type="float" office:value="450" calcext:value-type="float">
            <text:p>450</text:p>
          </table:table-cell>
          <table:table-cell table:formula="of:=MAX([.AA142];[.Z143]+[.AA142])" office:value-type="float" office:value="727" calcext:value-type="float">
            <text:p>727</text:p>
          </table:table-cell>
          <table:table-cell table:formula="of:=MAX([.AB142];[.AA143]+[.AB142])" office:value-type="float" office:value="-3427" calcext:value-type="float">
            <text:p>-3427</text:p>
          </table:table-cell>
          <table:table-cell table:formula="of:=MAX([.AC142];[.AB143]+[.AC142])" office:value-type="float" office:value="-6615" calcext:value-type="float">
            <text:p>-6615</text:p>
          </table:table-cell>
          <table:table-cell table:number-columns-repeated="16" table:style-name="ce2" office:value-type="float" office:value="-6615" calcext:value-type="float">
            <text:p>-6615</text:p>
          </table:table-cell>
          <table:table-cell table:formula="of:=MAX([.AT142];[.AS143]+[.AT142])" office:value-type="float" office:value="-2285" calcext:value-type="float">
            <text:p>-2285</text:p>
          </table:table-cell>
          <table:table-cell table:formula="of:=MAX([.AU142];[.AT143]+[.AU142])" office:value-type="float" office:value="-2413" calcext:value-type="float">
            <text:p>-2413</text:p>
          </table:table-cell>
          <table:table-cell table:formula="of:=MAX([.AV142];[.AU143]+[.AV142])" office:value-type="float" office:value="-8734" calcext:value-type="float">
            <text:p>-8734</text:p>
          </table:table-cell>
          <table:table-cell table:style-name="ce2" table:formula="of:=[.AV143]" office:value-type="float" office:value="-8734" calcext:value-type="float">
            <text:p>-8734</text:p>
          </table:table-cell>
          <table:table-cell table:style-name="ce2" table:formula="of:=[.AW143]" office:value-type="float" office:value="-8734" calcext:value-type="float">
            <text:p>-8734</text:p>
          </table:table-cell>
          <table:table-cell table:formula="of:=MAX([.AY142];[.AX143]+[.AY142])" office:value-type="float" office:value="-6250" calcext:value-type="float">
            <text:p>-6250</text:p>
          </table:table-cell>
          <table:table-cell table:formula="of:=MAX([.AZ142];[.AY143]+[.AZ142])" office:value-type="float" office:value="-38" calcext:value-type="float">
            <text:p>-38</text:p>
          </table:table-cell>
          <table:table-cell table:formula="of:=MAX([.BA142];[.AZ143]+[.BA142])" office:value-type="float" office:value="-3089" calcext:value-type="float">
            <text:p>-3089</text:p>
          </table:table-cell>
          <table:table-cell table:formula="of:=MAX([.BB142];[.BA143]+[.BB142])" office:value-type="float" office:value="-6761" calcext:value-type="float">
            <text:p>-6761</text:p>
          </table:table-cell>
          <table:table-cell table:style-name="ce2" table:formula="of:=[.BB143]" office:value-type="float" office:value="-6761" calcext:value-type="float">
            <text:p>-6761</text:p>
          </table:table-cell>
          <table:table-cell table:formula="of:=MAX([.BD142];[.BC143]+[.BD142])" office:value-type="float" office:value="-2209" calcext:value-type="float">
            <text:p>-2209</text:p>
          </table:table-cell>
          <table:table-cell table:formula="of:=MAX([.BE142];[.BD143]+[.BE142])" office:value-type="float" office:value="-7962" calcext:value-type="float">
            <text:p>-7962</text:p>
          </table:table-cell>
          <table:table-cell table:formula="of:=MAX([.BF142];[.BE143]+[.BF142])" office:value-type="float" office:value="-929" calcext:value-type="float">
            <text:p>-929</text:p>
          </table:table-cell>
          <table:table-cell table:style-name="ce2" table:formula="of:=[.BF143]" office:value-type="float" office:value="-929" calcext:value-type="float">
            <text:p>-929</text:p>
          </table:table-cell>
          <table:table-cell table:formula="of:=MAX([.BH142];[.BG143]+[.BH142])" office:value-type="float" office:value="-391" calcext:value-type="float">
            <text:p>-391</text:p>
          </table:table-cell>
          <table:table-cell table:formula="of:=MAX([.BI142];[.BH143]+[.BI142])" office:value-type="float" office:value="-6415" calcext:value-type="float">
            <text:p>-6415</text:p>
          </table:table-cell>
          <table:table-cell table:style-name="ce2" table:formula="of:=[.BI143]" office:value-type="float" office:value="-6415" calcext:value-type="float">
            <text:p>-6415</text:p>
          </table:table-cell>
          <table:table-cell table:style-name="ce2" table:formula="of:=[.BJ143]" office:value-type="float" office:value="-6415" calcext:value-type="float">
            <text:p>-6415</text:p>
          </table:table-cell>
          <table:table-cell table:style-name="ce2" table:formula="of:=[.BK143]" office:value-type="float" office:value="-6415" calcext:value-type="float">
            <text:p>-6415</text:p>
          </table:table-cell>
          <table:table-cell table:formula="of:=MAX([.BM142];[.BL143]+[.BM142])" office:value-type="float" office:value="-3318" calcext:value-type="float">
            <text:p>-3318</text:p>
          </table:table-cell>
          <table:table-cell table:formula="of:=MAX([.BN142];[.BM143]+[.BN142])" office:value-type="float" office:value="-8572" calcext:value-type="float">
            <text:p>-8572</text:p>
          </table:table-cell>
          <table:table-cell table:style-name="ce2" table:formula="of:=[.BN143]" office:value-type="float" office:value="-8572" calcext:value-type="float">
            <text:p>-8572</text:p>
          </table:table-cell>
          <table:table-cell table:style-name="ce2" table:formula="of:=[.BO143]" office:value-type="float" office:value="-8572" calcext:value-type="float">
            <text:p>-8572</text:p>
          </table:table-cell>
          <table:table-cell table:formula="of:=MAX([.BQ142];[.BP143]+[.BQ142])" office:value-type="float" office:value="-1512" calcext:value-type="float">
            <text:p>-1512</text:p>
          </table:table-cell>
          <table:table-cell table:formula="of:=MAX([.BR142];[.BQ143]+[.BR142])" office:value-type="float" office:value="-2937" calcext:value-type="float">
            <text:p>-2937</text:p>
          </table:table-cell>
          <table:table-cell table:formula="of:=MAX([.BS142];[.BR143]+[.BS142])" office:value-type="float" office:value="-5897" calcext:value-type="float">
            <text:p>-5897</text:p>
          </table:table-cell>
          <table:table-cell table:style-name="ce2" table:formula="of:=[.BS143]" office:value-type="float" office:value="-5897" calcext:value-type="float">
            <text:p>-5897</text:p>
          </table:table-cell>
          <table:table-cell table:formula="of:=MAX([.BU142];[.BT143]+[.BU142])" office:value-type="float" office:value="-7054" calcext:value-type="float">
            <text:p>-7054</text:p>
          </table:table-cell>
          <table:table-cell table:style-name="ce2" table:formula="of:=[.BU143]" office:value-type="float" office:value="-7054" calcext:value-type="float">
            <text:p>-7054</text:p>
          </table:table-cell>
          <table:table-cell table:formula="of:=MAX([.BW142];[.BV143]+[.BW142])" office:value-type="float" office:value="-8863" calcext:value-type="float">
            <text:p>-8863</text:p>
          </table:table-cell>
          <table:table-cell table:formula="of:=MAX([.BX142];[.BW143]+[.BX142])" office:value-type="float" office:value="-4893" calcext:value-type="float">
            <text:p>-4893</text:p>
          </table:table-cell>
          <table:table-cell table:style-name="ce2" table:formula="of:=[.BX143]" office:value-type="float" office:value="-4893" calcext:value-type="float">
            <text:p>-4893</text:p>
          </table:table-cell>
          <table:table-cell table:formula="of:=MAX([.BZ142];[.BY143]+[.BZ142])" office:value-type="float" office:value="-8827" calcext:value-type="float">
            <text:p>-8827</text:p>
          </table:table-cell>
          <table:table-cell table:formula="of:=MAX([.CA142];[.BZ143]+[.CA142])" office:value-type="float" office:value="-8376" calcext:value-type="float">
            <text:p>-8376</text:p>
          </table:table-cell>
          <table:table-cell table:style-name="ce2" table:formula="of:=[.CA143]" office:value-type="float" office:value="-8376" calcext:value-type="float">
            <text:p>-8376</text:p>
          </table:table-cell>
          <table:table-cell table:formula="of:=MAX([.CC142];[.CB143]+[.CC142])" office:value-type="float" office:value="-8906" calcext:value-type="float">
            <text:p>-8906</text:p>
          </table:table-cell>
          <table:table-cell table:style-name="ce2" table:formula="of:=[.CC143]" office:value-type="float" office:value="-8906" calcext:value-type="float">
            <text:p>-8906</text:p>
          </table:table-cell>
          <table:table-cell table:style-name="ce2" table:formula="of:=[.CD143]" office:value-type="float" office:value="-8906" calcext:value-type="float">
            <text:p>-8906</text:p>
          </table:table-cell>
          <table:table-cell table:style-name="ce2" table:formula="of:=[.CE143]" office:value-type="float" office:value="-8906" calcext:value-type="float">
            <text:p>-8906</text:p>
          </table:table-cell>
          <table:table-cell table:style-name="ce2" table:formula="of:=[.CF143]" office:value-type="float" office:value="-8906" calcext:value-type="float">
            <text:p>-8906</text:p>
          </table:table-cell>
          <table:table-cell table:style-name="ce2" table:formula="of:=[.CG143]" office:value-type="float" office:value="-8906" calcext:value-type="float">
            <text:p>-8906</text:p>
          </table:table-cell>
          <table:table-cell table:style-name="ce2" table:formula="of:=[.CH143]" office:value-type="float" office:value="-8906" calcext:value-type="float">
            <text:p>-8906</text:p>
          </table:table-cell>
          <table:table-cell table:style-name="ce2" table:formula="of:=[.CI143]" office:value-type="float" office:value="-8906" calcext:value-type="float">
            <text:p>-8906</text:p>
          </table:table-cell>
          <table:table-cell table:style-name="ce2" table:formula="of:=[.CJ143]" office:value-type="float" office:value="-8906" calcext:value-type="float">
            <text:p>-8906</text:p>
          </table:table-cell>
          <table:table-cell table:style-name="ce2" table:formula="of:=[.CK143]" office:value-type="float" office:value="-8906" calcext:value-type="float">
            <text:p>-8906</text:p>
          </table:table-cell>
          <table:table-cell table:style-name="ce2" table:formula="of:=[.CL143]" office:value-type="float" office:value="-8906" calcext:value-type="float">
            <text:p>-8906</text:p>
          </table:table-cell>
          <table:table-cell table:style-name="ce2" table:formula="of:=[.CM143]" office:value-type="float" office:value="-8906" calcext:value-type="float">
            <text:p>-8906</text:p>
          </table:table-cell>
          <table:table-cell table:style-name="ce2" table:formula="of:=[.CN143]" office:value-type="float" office:value="-8906" calcext:value-type="float">
            <text:p>-8906</text:p>
          </table:table-cell>
          <table:table-cell table:style-name="ce2" table:formula="of:=[.CO143]" office:value-type="float" office:value="-8906" calcext:value-type="float">
            <text:p>-8906</text:p>
          </table:table-cell>
          <table:table-cell table:style-name="ce2" table:formula="of:=[.CP143]" office:value-type="float" office:value="-8906" calcext:value-type="float">
            <text:p>-8906</text:p>
          </table:table-cell>
          <table:table-cell table:style-name="ce2" table:formula="of:=[.CQ143]" office:value-type="float" office:value="-8906" calcext:value-type="float">
            <text:p>-8906</text:p>
          </table:table-cell>
          <table:table-cell table:style-name="ce2" table:formula="of:=[.CR143]" office:value-type="float" office:value="-8906" calcext:value-type="float">
            <text:p>-8906</text:p>
          </table:table-cell>
          <table:table-cell table:style-name="ce2" table:formula="of:=[.CS143]" office:value-type="float" office:value="-8906" calcext:value-type="float">
            <text:p>-8906</text:p>
          </table:table-cell>
          <table:table-cell table:formula="of:=MAX([.CU142];[.CT143]+[.CU142])" office:value-type="float" office:value="-9520" calcext:value-type="float">
            <text:p>-9520</text:p>
          </table:table-cell>
          <table:table-cell table:style-name="ce2" table:formula="of:=[.CU143]" office:value-type="float" office:value="-9520" calcext:value-type="float">
            <text:p>-9520</text:p>
          </table:table-cell>
        </table:table-row>
        <table:table-row table:style-name="ro1">
          <table:table-cell table:style-name="ce1" table:formula="of:=MAX([.A143:.CV143])" office:value-type="float" office:value="727" calcext:value-type="float">
            <text:p>727</text:p>
          </table:table-cell>
          <table:table-cell table:number-columns-repeated="99"/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A1063910" table:base-cell-address="$Tabelle1.$A$106391" table:cell-range-address="$Tabelle1.$A$1064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.00.0000</text:date>, <text:time style:data-style-name="N2" text:time-value="00:08:38.4088653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1:35:12.315272482</meta:creation-date>
    <dc:date>2019-02-07T00:08:53.150161623</dc:date>
    <meta:editing-duration>PT10H7M52S</meta:editing-duration>
    <meta:editing-cycles>58</meta:editing-cycles>
    <meta:generator>LibreOffice/4.2.8.2$Linux_X86_64 LibreOffice_project/420m0$Build-2</meta:generator>
    <meta:document-statistic meta:table-count="2" meta:cell-count="6564" meta:object-count="0"/>
  </office:meta>
</office:document-meta>
</file>